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vectoriel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43.97mm"/>
    </style:style>
    <style:style style:name="co3" style:family="table-column">
      <style:table-column-properties fo:break-before="auto" style:column-width="26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9.09mm"/>
    </style:style>
    <style:style style:name="co7" style:family="table-column">
      <style:table-column-properties fo:break-before="auto" style:column-width="16.02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6.12mm"/>
    </style:style>
    <style:style style:name="co12" style:family="table-column">
      <style:table-column-properties fo:break-before="auto" style:column-width="4.07mm"/>
    </style:style>
    <style:style style:name="co13" style:family="table-column">
      <style:table-column-properties fo:break-before="auto" style:column-width="5.1mm"/>
    </style:style>
    <style:style style:name="co14" style:family="table-column">
      <style:table-column-properties fo:break-before="auto" style:column-width="5.45mm"/>
    </style:style>
    <style:style style:name="co15" style:family="table-column">
      <style:table-column-properties fo:break-before="auto" style:column-width="34.91mm"/>
    </style:style>
    <style:style style:name="co16" style:family="table-column">
      <style:table-column-properties fo:break-before="auto" style:column-width="44.31mm"/>
    </style:style>
    <style:style style:name="co17" style:family="table-column">
      <style:table-column-properties fo:break-before="auto" style:column-width="42.6mm"/>
    </style:style>
    <style:style style:name="co18" style:family="table-column">
      <style:table-column-properties fo:break-before="auto" style:column-width="40.22mm"/>
    </style:style>
    <style:style style:name="co19" style:family="table-column">
      <style:table-column-properties fo:break-before="auto" style:column-width="38.66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37.8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8.3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ea75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ce20" style:family="table-cell" style:parent-style-name="Default" style:data-style-name="N99">
      <style:table-cell-properties fo:background-color="#808080"/>
    </style:style>
    <style:style style:name="ce31" style:family="table-cell" style:parent-style-name="Default">
      <style:table-cell-properties fo:background-color="#ff8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38"/>
    </style:style>
    <style:style style:name="ce18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rbre_4&quot;;&quot;Arbre_6&quot;;&quot;Arbre_8&quot;;&quot;Arbre_6b&quot;)" table:allow-empty-cell="true" table:display-list="unsorted" table:base-cell-address="'Dimensionnement d''arbres de transmission de puissance'.B8">
          <table:error-message table:message-type="stop" table:display="true"/>
        </table:content-validation>
        <table:content-validation table:name="val2" table:condition="of:cell-content-is-in-list(&quot;Arbre 4&quot;;&quot;Arbre 6&quot;;&quot;Arbre 8&quot;)" table:allow-empty-cell="true" table:display-list="unsorted" table:base-cell-address="'Dimensionnement d''arbres de transmission de puissance'.S33">
          <table:error-message table:message-type="stop" table:display="true"/>
        </table:content-validation>
      </table:content-validations>
      <table:table table:name="Dimensionnement d'arbres de transmission de puissance" table:style-name="ta1">
        <table:shapes>
          <draw:frame draw:z-index="0" draw:style-name="gr1" draw:text-style-name="P1" svg:width="159.99mm" svg:height="89.99mm" svg:x="5.55mm" svg:y="285.68mm">
            <draw:object draw:notify-on-update-of-ranges="'Dimensionnement d''arbres de transmission de puissance'.B20:'Dimensionnement d''arbres de transmission de puissance'.B120 'Dimensionnement d''arbres de transmission de puissance'.J19:'Dimensionnement d''arbres de transmission de puissance'.J19 'Dimensionnement d''arbres de transmission de puissance'.J20:'Dimensionnement d''arbres de transmission de puissance'.J1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73.85mm" svg:y="285.96mm">
            <draw:object draw:notify-on-update-of-ranges="'Dimensionnement d''arbres de transmission de puissance'.B20:'Dimensionnement d''arbres de transmission de puissance'.B120 'Dimensionnement d''arbres de transmission de puissance'.K19:'Dimensionnement d''arbres de transmission de puissance'.K19 'Dimensionnement d''arbres de transmission de puissance'.K20:'Dimensionnement d''arbres de transmission de puissance'.K1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83mm" svg:height="90.31mm" svg:x="4.69mm" svg:y="381.12mm">
            <draw:object draw:notify-on-update-of-ranges="'Dimensionnement d''arbres de transmission de puissance'.B20:'Dimensionnement d''arbres de transmission de puissance'.B120 'Dimensionnement d''arbres de transmission de puissance'.M19:'Dimensionnement d''arbres de transmission de puissance'.M19 'Dimensionnement d''arbres de transmission de puissance'.M20:'Dimensionnement d''arbres de transmission de puissance'.M1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73.72mm" svg:y="381.21mm">
            <draw:object draw:notify-on-update-of-ranges="'Dimensionnement d''arbres de transmission de puissance'.B20:'Dimensionnement d''arbres de transmission de puissance'.B120 'Dimensionnement d''arbres de transmission de puissance'.N19:'Dimensionnement d''arbres de transmission de puissance'.N19 'Dimensionnement d''arbres de transmission de puissance'.N20:'Dimensionnement d''arbres de transmission de puissance'.N1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9.75mm" svg:height="89.94mm" svg:x="171.47mm" svg:y="95.7mm">
            <draw:object draw:notify-on-update-of-ranges="'Dimensionnement d''arbres de transmission de puissance'.B20:'Dimensionnement d''arbres de transmission de puissance'.B119 'Dimensionnement d''arbres de transmission de puissance'.Y19:'Dimensionnement d''arbres de transmission de puissance'.Y19 'Dimensionnement d''arbres de transmission de puissance'.Y20:'Dimensionnement d''arbres de transmission de puissance'.Y1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9.76mm" svg:height="89.94mm" svg:x="172.6mm" svg:y="191.98mm">
            <draw:object draw:notify-on-update-of-ranges="'Dimensionnement d''arbres de transmission de puissance'.B20:'Dimensionnement d''arbres de transmission de puissance'.B119 'Dimensionnement d''arbres de transmission de puissance'.Z19:'Dimensionnement d''arbres de transmission de puissance'.Z19 'Dimensionnement d''arbres de transmission de puissance'.Z20:'Dimensionnement d''arbres de transmission de puissance'.Z1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159.99mm" svg:height="89.99mm" svg:x="5.52mm" svg:y="95.86mm">
            <draw:object draw:notify-on-update-of-ranges="'Dimensionnement d''arbres de transmission de puissance'.B19:'Dimensionnement d''arbres de transmission de puissance'.B120 'Définition des efforts'.A1:'Définition des efforts'.A1 'Dimensionnement d''arbres de transmission de puissance'.C19:'Dimensionnement d''arbres de transmission de puissance'.C120 'Dimensionnement d''arbres de transmission de puissance'.B19:'Dimensionnement d''arbres de transmission de puissance'.B120 'Définition des efforts'.A1:'Définition des efforts'.A1 'Dimensionnement d''arbres de transmission de puissance'.D19:'Dimensionnement d''arbres de transmission de puissance'.D120 'Dimensionnement d''arbres de transmission de puissance'.B19:'Dimensionnement d''arbres de transmission de puissance'.B120 'Définition des efforts'.A1:'Définition des efforts'.A1 'Dimensionnement d''arbres de transmission de puissance'.E19:'Dimensionnement d''arbres de transmission de puissance'.E12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7" draw:style-name="gr1" draw:text-style-name="P1" svg:width="159.9mm" svg:height="89.97mm" svg:x="4.45mm" svg:y="191.4mm">
            <draw:object draw:notify-on-update-of-ranges="'Dimensionnement d''arbres de transmission de puissance'.B20:'Dimensionnement d''arbres de transmission de puissance'.B120 'Dimensionnement d''arbres de transmission de puissance'.F19:'Dimensionnement d''arbres de transmission de puissance'.F19 'Dimensionnement d''arbres de transmission de puissance'.F20:'Dimensionnement d''arbres de transmission de puissance'.F120 'Dimensionnement d''arbres de transmission de puissance'.B20:'Dimensionnement d''arbres de transmission de puissance'.B120 'Dimensionnement d''arbres de transmission de puissance'.G19:'Dimensionnement d''arbres de transmission de puissance'.G19 'Dimensionnement d''arbres de transmission de puissance'.G20:'Dimensionnement d''arbres de transmission de puissance'.G120 'Dimensionnement d''arbres de transmission de puissance'.B20:'Dimensionnement d''arbres de transmission de puissance'.B120 'Dimensionnement d''arbres de transmission de puissance'.H19:'Dimensionnement d''arbres de transmission de puissance'.H19 'Dimensionnement d''arbres de transmission de puissance'.H20:'Dimensionnement d''arbres de transmission de puissance'.H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number-columns-repeated="2" table:default-cell-style-name="ce1"/>
        <table:table-column table:style-name="co19" table:default-cell-style-name="ce1"/>
        <table:table-column table:style-name="co4" table:number-columns-repeated="7" table:default-cell-style-name="ce1"/>
        <table:table-column table:style-name="co20" table:default-cell-style-name="ce1"/>
        <table:table-column table:style-name="co4" table:number-columns-repeated="7" table:default-cell-style-name="ce1"/>
        <table:table-column table:style-name="co21" table:default-cell-style-name="ce1"/>
        <table:table-column table:style-name="co4" table:number-columns-repeated="973" table:default-cell-style-name="ce1"/>
        <table:table-row table:style-name="ro1">
          <table:table-cell table:number-columns-repeated="3"/>
          <table:table-cell table:style-name="ce7" office:value-type="string" calcext:value-type="string" table:number-columns-spanned="13" table:number-rows-spanned="1">
            <text:p>Dimensionnement d’arbre de transmission de puissance</text:p>
          </table:table-cell>
          <table:covered-table-cell table:number-columns-repeated="12"/>
          <table:table-cell table:number-columns-repeated="1008"/>
        </table:table-row>
        <table:table-row table:style-name="ro2">
          <table:table-cell office:value-type="string" calcext:value-type="string">
            <text:p>Discrétisation (nb points)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s</text:p>
          </table:table-cell>
          <table:table-cell table:number-columns-repeated="26"/>
          <table:table-cell table:style-name="ce10" office:value-type="string" calcext:value-type="string">
            <text:p>Longueur de l’arbre</text:p>
          </table:table-cell>
          <table:table-cell table:style-name="ce10"/>
          <table:table-cell table:style-name="ce10" office:value-type="float" office:value="140" calcext:value-type="float">
            <text:p>140</text:p>
          </table:table-cell>
          <table:table-cell table:style-name="ce10" office:value-type="string" calcext:value-type="string">
            <text:p>mm</text:p>
          </table:table-cell>
          <table:table-cell table:style-name="ce10"/>
          <table:table-cell table:number-columns-repeated="2"/>
          <table:table-cell table:style-name="ce10"/>
          <table:table-cell table:style-name="ce10" office:value-type="string" calcext:value-type="string">
            <text:p>Arbre 4</text:p>
          </table:table-cell>
          <table:table-cell table:style-name="ce10" office:value-type="string" calcext:value-type="string">
            <text:p>Arbre 6</text:p>
          </table:table-cell>
          <table:table-cell table:style-name="ce10" office:value-type="string" calcext:value-type="string">
            <text:p>Arbre 8</text:p>
          </table:table-cell>
          <table:table-cell table:number-columns-repeated="4"/>
          <table:table-cell table:style-name="ce31" office:value-type="string" calcext:value-type="string">
            <text:p>Efforts sur les éléments</text:p>
          </table:table-cell>
          <table:table-cell table:style-name="ce31" table:number-columns-repeated="6"/>
          <table:table-cell table:number-columns-repeated="975"/>
        </table:table-row>
        <table:table-row table:style-name="ro2">
          <table:table-cell table:formula="of:=(MAX([.D$11];[.F$11];[.H$11];[.J$11]) - MIN([.D$11];[.F$11];[.H$11];[.J$11]))/[.A$3]" office:value-type="float" office:value="1.386" calcext:value-type="float">
            <text:p>1.386</text:p>
          </table:table-cell>
          <table:table-cell table:number-columns-repeated="26"/>
          <table:table-cell table:style-name="ce10" office:value-type="string" calcext:value-type="string">
            <text:p>Module d’Young</text:p>
          </table:table-cell>
          <table:table-cell table:style-name="ce10"/>
          <table:table-cell table:style-name="ce10" office:value-type="float" office:value="210000" calcext:value-type="float">
            <text:p>210000</text:p>
          </table:table-cell>
          <table:table-cell table:style-name="ce10" office:value-type="string" calcext:value-type="string">
            <text:p>MPa</text:p>
          </table:table-cell>
          <table:table-cell table:style-name="ce10"/>
          <table:table-cell table:number-columns-repeated="2"/>
          <table:table-cell table:style-name="ce10" office:value-type="string" calcext:value-type="string">
            <text:p>Longueur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275" calcext:value-type="float">
            <text:p>275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10" office:value-type="string" calcext:value-type="string">
            <text:p>Vitesse de rotation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r/min</text:p>
          </table:table-cell>
          <table:table-cell table:style-name="ce10"/>
          <table:table-cell table:number-columns-repeated="2"/>
          <table:table-cell table:style-name="ce10" office:value-type="string" calcext:value-type="string">
            <text:p>Vitesse de rotation</text:p>
          </table:table-cell>
          <table:table-cell table:style-name="ce10" office:value-type="float" office:value="457.5" calcext:value-type="float">
            <text:p>457.5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986"/>
        </table:table-row>
        <table:table-row table:style-name="ro3">
          <table:table-cell/>
          <table:table-cell table:style-name="ce9" office:value-type="string" calcext:value-type="string">
            <text:p>CHANGER ICI</text:p>
          </table:table-cell>
          <table:table-cell table:number-columns-repeated="25"/>
          <table:table-cell table:style-name="ce10" office:value-type="string" calcext:value-type="string">
            <text:p>Roues dentées</text:p>
          </table:table-cell>
          <table:table-cell table:style-name="ce10"/>
          <table:table-cell table:style-name="ce10" office:value-type="string" calcext:value-type="string">
            <text:p>LARGES</text:p>
          </table:table-cell>
          <table:table-cell table:style-name="ce10" office:value-type="string" calcext:value-type="string">
            <text:p>LARGES ou ETROITES</text:p>
          </table:table-cell>
          <table:table-cell table:style-name="ce10"/>
          <table:table-cell table:number-columns-repeated="10"/>
          <table:table-cell table:style-name="ce17" office:value-type="string" calcext:value-type="string">
            <text:p>Arbre vu en TD</text:p>
          </table:table-cell>
          <table:table-cell table:number-columns-repeated="981"/>
        </table:table-row>
        <table:table-row table:style-name="ro2">
          <table:table-cell table:style-name="ce5" office:value-type="string" calcext:value-type="string">
            <text:p>Choix de l’arbre</text:p>
          </table:table-cell>
          <table:table-cell table:style-name="ce5" table:content-validation-name="val1" office:value-type="string" calcext:value-type="string">
            <text:p>Arbre_4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Rotule</text:p>
          </table:table-cell>
          <table:table-cell/>
          <table:table-cell office:value-type="string" calcext:value-type="string">
            <text:p>Linéaire Annulaire</text:p>
          </table:table-cell>
          <table:table-cell table:number-columns-repeated="36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80" calcext:value-type="float">
            <text:p>2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number-columns-repeated="975"/>
        </table:table-row>
        <table:table-row table:style-name="ro2">
          <table:table-cell table:number-columns-repeated="3"/>
          <table:table-cell table:style-name="ce13" office:value-type="string" calcext:value-type="string">
            <text:p>Point A</text:p>
          </table:table-cell>
          <table:table-cell/>
          <table:table-cell table:style-name="ce13" office:value-type="string" calcext:value-type="string">
            <text:p>Point B</text:p>
          </table:table-cell>
          <table:table-cell/>
          <table:table-cell table:style-name="ce13" office:value-type="string" calcext:value-type="string">
            <text:p>Élément 1</text:p>
          </table:table-cell>
          <table:table-cell/>
          <table:table-cell table:style-name="ce13" office:value-type="string" calcext:value-type="string">
            <text:p>Élément 2</text:p>
          </table:table-cell>
          <table:table-cell office:value-type="string" calcext:value-type="string">
            <text:p>Position max</text:p>
          </table:table-cell>
          <table:table-cell office:value-type="string" calcext:value-type="string">
            <text:p>Somme</text:p>
          </table:table-cell>
          <table:table-cell table:number-columns-repeated="3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5"/>
        </table:table-row>
        <table:table-row table:style-name="ro2">
          <table:table-cell table:number-columns-repeated="2"/>
          <table:table-cell office:value-type="string" calcext:value-type="string">
            <text:p>Coordonnées</text:p>
          </table:table-cell>
          <table:table-cell table:style-name="ce13" table:formula="of:=COM.MICROSOFT.SWITCH([.B8];&quot;Arbre_4&quot;;[.AQ18];&quot;Arbre_6&quot;;[.AQ27];&quot;Arbre_8&quot;;[.AQ36];&quot;Arbre_6b&quot;;[.AQ45])" office:value-type="float" office:value="0" calcext:value-type="float">
            <text:p>0</text:p>
          </table:table-cell>
          <table:table-cell/>
          <table:table-cell table:style-name="ce13" table:formula="of:=COM.MICROSOFT.SWITCH([.B8];&quot;Arbre_4&quot;;[.AS18];&quot;Arbre_6&quot;;[.AS27];&quot;Arbre_8&quot;;[.AS36];&quot;Arbre_6b&quot;;[.AS45])" office:value-type="float" office:value="63" calcext:value-type="float">
            <text:p>63</text:p>
          </table:table-cell>
          <table:table-cell/>
          <table:table-cell table:style-name="ce13" table:formula="of:=COM.MICROSOFT.SWITCH([.B8];&quot;Arbre_4&quot;;[.AU18];&quot;Arbre_6&quot;;[.AU27];&quot;Arbre_8&quot;;[.AU36];&quot;Arbre_6b&quot;;[.AU45])" office:value-type="float" office:value="-39.2" calcext:value-type="float">
            <text:p>-39.2</text:p>
          </table:table-cell>
          <table:table-cell/>
          <table:table-cell table:style-name="ce13" table:formula="of:=COM.MICROSOFT.SWITCH([.B8];&quot;Arbre_4&quot;;[.AW18];&quot;Arbre_6&quot;;[.AW27];&quot;Arbre_8&quot;;[.AW36];&quot;Arbre_6b&quot;;[.AW45])" office:value-type="float" office:value="99.4" calcext:value-type="float">
            <text:p>99.4</text:p>
          </table:table-cell>
          <table:table-cell table:formula="of:=MAX([.D$11];[.F$11];[.H$11];[.J$11])" office:value-type="float" office:value="99.4" calcext:value-type="float">
            <text:p>99.4</text:p>
          </table:table-cell>
          <table:table-cell table:number-columns-repeated="22"/>
          <table:table-cell table:style-name="ce20"/>
          <table:table-cell table:number-columns-repeated="8"/>
          <table:table-cell table:style-name="ce2" office:value-type="float" office:value="2538" calcext:value-type="float">
            <text:p>253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-2538" calcext:value-type="float">
            <text:p>-2538</text:p>
          </table:table-cell>
          <table:table-cell table:number-columns-repeated="975"/>
        </table:table-row>
        <table:table-row table:style-name="ro2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32"/>
          <table:table-cell table:style-name="ce2" office:value-type="float" office:value="-15033" calcext:value-type="float">
            <text:p>-15033</text:p>
          </table:table-cell>
          <table:table-cell/>
          <table:table-cell table:style-name="ce2" office:value-type="float" office:value="-6703" calcext:value-type="float">
            <text:p>-6703</text:p>
          </table:table-cell>
          <table:table-cell/>
          <table:table-cell table:style-name="ce2" office:value-type="float" office:value="18747" calcext:value-type="float">
            <text:p>18747</text:p>
          </table:table-cell>
          <table:table-cell/>
          <table:table-cell table:style-name="ce2" office:value-type="float" office:value="2989" calcext:value-type="float">
            <text:p>2989</text:p>
          </table:table-cell>
          <table:table-cell table:number-columns-repeated="975"/>
        </table:table-row>
        <table:table-row table:style-name="ro2">
          <table:table-cell/>
          <table:table-cell office:value-type="string" calcext:value-type="string">
            <text:p>Forces</text:p>
          </table:table-cell>
          <table:table-cell office:value-type="string" calcext:value-type="string">
            <text:p>X</text:p>
          </table:table-cell>
          <table:table-cell table:style-name="ce13" table:formula="of:=COM.MICROSOFT.SWITCH([.B8];&quot;Arbre_4&quot;;[.AQ20];&quot;Arbre_6&quot;;[.AQ29];&quot;Arbre_8&quot;;[.AQ38];&quot;Arbre_6b&quot;;[.AQ47])" office:value-type="float" office:value="1197" calcext:value-type="float">
            <text:p>1197</text:p>
          </table:table-cell>
          <table:table-cell/>
          <table:table-cell table:style-name="ce13" table:formula="of:=COM.MICROSOFT.SWITCH([.B8];&quot;Arbre_4&quot;;[.AS20];&quot;Arbre_6&quot;;[.AS29];&quot;Arbre_8&quot;;[.AS38];&quot;Arbre_6b&quot;;[.AS47])" office:value-type="float" office:value="0" calcext:value-type="float">
            <text:p>0</text:p>
          </table:table-cell>
          <table:table-cell/>
          <table:table-cell table:style-name="ce13" table:formula="of:=COM.MICROSOFT.SWITCH([.B8];&quot;Arbre_4&quot;;[.AU20];&quot;Arbre_6&quot;;[.AU29];&quot;Arbre_8&quot;;[.AU38];;&quot;Arbre_6b&quot;;[.AU47])" office:value-type="float" office:value="0" calcext:value-type="float">
            <text:p>0</text:p>
          </table:table-cell>
          <table:table-cell/>
          <table:table-cell table:style-name="ce13" table:formula="of:=COM.MICROSOFT.SWITCH([.B8];&quot;Arbre_4&quot;;[.AW20];&quot;Arbre_6&quot;;[.AW29];&quot;Arbre_8&quot;;[.AW38];&quot;Arbre_6b&quot;;[.AW47])" office:value-type="float" office:value="-1197" calcext:value-type="float">
            <text:p>-1197</text:p>
          </table:table-cell>
          <table:table-cell/>
          <table:table-cell table:formula="of:=[.D13]+[.F13]+[.H13]+[.J13]" office:value-type="float" office:value="0" calcext:value-type="float">
            <text:p>0</text:p>
          </table:table-cell>
          <table:table-cell table:formula="of:=[.L13]/(SUM(ABS([.D13])+ABS([.F13])+ABS([.H13])+ABS([.J13])))*100" office:value-type="float" office:value="0" calcext:value-type="float">
            <text:p>0</text:p>
          </table:table-cell>
          <table:table-cell table:number-columns-repeated="29"/>
          <table:table-cell table:style-name="ce2" office:value-type="float" office:value="7139" calcext:value-type="float">
            <text:p>7139</text:p>
          </table:table-cell>
          <table:table-cell/>
          <table:table-cell table:style-name="ce2" office:value-type="float" office:value="7475" calcext:value-type="float">
            <text:p>7475</text:p>
          </table:table-cell>
          <table:table-cell/>
          <table:table-cell table:style-name="ce2" office:value-type="float" office:value="-6823" calcext:value-type="float">
            <text:p>-6823</text:p>
          </table:table-cell>
          <table:table-cell/>
          <table:table-cell table:style-name="ce2" office:value-type="float" office:value="-7811" calcext:value-type="float">
            <text:p>-7811</text:p>
          </table:table-cell>
          <table:table-cell table:number-columns-repeated="975"/>
        </table:table-row>
        <table:table-row table:style-name="ro2">
          <table:table-cell table:number-columns-repeated="2"/>
          <table:table-cell office:value-type="string" calcext:value-type="string">
            <text:p>Y</text:p>
          </table:table-cell>
          <table:table-cell table:style-name="ce13" table:formula="of:=COM.MICROSOFT.SWITCH([.B8];&quot;Arbre_4&quot;;[.AQ21];&quot;Arbre_6&quot;;[.AQ30];&quot;Arbre_8&quot;;[.AQ39];&quot;Arbre_6b&quot;;[.AQ48])" office:value-type="float" office:value="1585" calcext:value-type="float">
            <text:p>1585</text:p>
          </table:table-cell>
          <table:table-cell/>
          <table:table-cell table:style-name="ce13" table:formula="of:=COM.MICROSOFT.SWITCH([.B8];&quot;Arbre_4&quot;;[.AS21];&quot;Arbre_6&quot;;[.AS30];&quot;Arbre_8&quot;;[.AS39];&quot;Arbre_6b&quot;;[.AS48])" office:value-type="float" office:value="-1866" calcext:value-type="float">
            <text:p>-1866</text:p>
          </table:table-cell>
          <table:table-cell/>
          <table:table-cell table:style-name="ce13" table:formula="of:=COM.MICROSOFT.SWITCH([.B8];&quot;Arbre_4&quot;;[.AU21];&quot;Arbre_6&quot;;[.AU30];&quot;Arbre_8&quot;;[.AU39];&quot;Arbre_6b&quot;;[.AU48])" office:value-type="float" office:value="-647" calcext:value-type="float">
            <text:p>-647</text:p>
          </table:table-cell>
          <table:table-cell/>
          <table:table-cell table:style-name="ce13" table:formula="of:=COM.MICROSOFT.SWITCH([.B8];&quot;Arbre_4&quot;;[.AW21];&quot;Arbre_6&quot;;[.AW30];&quot;Arbre_8&quot;;[.AW39];&quot;Arbre_6b&quot;;[.AW48])" office:value-type="float" office:value="928" calcext:value-type="float">
            <text:p>928</text:p>
          </table:table-cell>
          <table:table-cell/>
          <table:table-cell table:formula="of:=[.D14]+[.F14]+[.H14]+[.J14]" office:value-type="float" office:value="0" calcext:value-type="float">
            <text:p>0</text:p>
          </table:table-cell>
          <table:table-cell table:formula="of:=[.L14]/(SUM(ABS([.D14])+ABS([.F14])+ABS([.H14])+ABS([.J14])))*100" office:value-type="float" office:value="0" calcext:value-type="float">
            <text:p>0</text:p>
          </table:table-cell>
          <table:table-cell table:number-columns-repeated="14"/>
          <table:table-cell table:style-name="ce3" office:value-type="string" calcext:value-type="string">
            <text:p>Section la plus sollicitée</text:p>
          </table:table-cell>
          <table:table-cell table:style-name="ce3" table:number-columns-repeated="2"/>
          <table:table-cell table:number-columns-repeated="16"/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360" calcext:value-type="float">
            <text:p>360</text:p>
          </table:table-cell>
          <table:table-cell table:number-columns-repeated="975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table:style-name="ce13" table:formula="of:=COM.MICROSOFT.SWITCH([.B8];&quot;Arbre_4&quot;;[.AQ22];&quot;Arbre_6&quot;;[.AQ31];&quot;Arbre_8&quot;;[.AQ40];&quot;Arbre_6b&quot;;[.AQ49])" office:value-type="float" office:value="1301" calcext:value-type="float">
            <text:p>1301</text:p>
          </table:table-cell>
          <table:table-cell/>
          <table:table-cell table:style-name="ce13" table:formula="of:=COM.MICROSOFT.SWITCH([.B8];&quot;Arbre_4&quot;;[.AS22];&quot;Arbre_6&quot;;[.AS31];&quot;Arbre_8&quot;;[.AS40];&quot;Arbre_6b&quot;;[.AS49])" office:value-type="float" office:value="-3553" calcext:value-type="float">
            <text:p>-3553</text:p>
          </table:table-cell>
          <table:table-cell/>
          <table:table-cell table:style-name="ce13" table:formula="of:=COM.MICROSOFT.SWITCH([.B8];&quot;Arbre_4&quot;;[.AU22];&quot;Arbre_6&quot;;[.AU31];&quot;Arbre_8&quot;;[.AU40];&quot;Arbre_6b&quot;;[.AU49])" office:value-type="float" office:value="0" calcext:value-type="float">
            <text:p>0</text:p>
          </table:table-cell>
          <table:table-cell/>
          <table:table-cell table:style-name="ce13" table:formula="of:=COM.MICROSOFT.SWITCH([.B8];&quot;Arbre_4&quot;;[.AW22];&quot;Arbre_6&quot;;[.AW31];&quot;Arbre_8&quot;;[.AW40];&quot;Arbre_6b&quot;;[.AW49])" office:value-type="float" office:value="2252" calcext:value-type="float">
            <text:p>2252</text:p>
          </table:table-cell>
          <table:table-cell/>
          <table:table-cell table:formula="of:=[.D15]+[.F15]+[.H15]+[.J15]" office:value-type="float" office:value="0" calcext:value-type="float">
            <text:p>0</text:p>
          </table:table-cell>
          <table:table-cell table:formula="of:=[.L15]/(SUM(ABS([.D15])+ABS([.F15])+ABS([.H15])+ABS([.J15])))*100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Sollicitation</text:p>
          </table:table-cell>
          <table:table-cell table:formula="of:=MAX([.K20:.K124])" office:value-type="float" office:value="145067.411963576" calcext:value-type="float">
            <text:p>145067.411963576</text:p>
          </table:table-cell>
          <table:table-cell office:value-type="string" calcext:value-type="string">
            <text:p>MPa</text:p>
          </table:table-cell>
          <table:table-cell table:number-columns-repeated="994"/>
        </table:table-row>
        <table:table-row table:style-name="ro2">
          <table:table-cell/>
          <table:table-cell office:value-type="string" calcext:value-type="string">
            <text:p>Diamètre</text:p>
          </table:table-cell>
          <table:table-cell table:number-columns-repeated="5"/>
          <table:table-cell table:style-name="ce13" table:formula="of:=COM.MICROSOFT.SWITCH([.B8];&quot;Arbre_4&quot;;[.AU23];&quot;Arbre_6&quot;;[.AU32];&quot;Arbre_8&quot;;[.AU41];&quot;Arbre_6b&quot;;[.AU50])" office:value-type="float" office:value="355" calcext:value-type="float">
            <text:p>355</text:p>
          </table:table-cell>
          <table:table-cell/>
          <table:table-cell table:style-name="ce13" table:formula="of:=COM.MICROSOFT.SWITCH([.B8];&quot;Arbre_4&quot;;[.AW23];&quot;Arbre_6&quot;;[.AW32];&quot;Arbre_8&quot;;[.AW41];&quot;Arbre_6b&quot;;[.AW50])" office:value-type="float" office:value="101.93" calcext:value-type="float">
            <text:p>101.93</text:p>
          </table:table-cell>
          <table:table-cell table:number-columns-repeated="17"/>
          <table:table-cell office:value-type="string" calcext:value-type="string">
            <text:p>Index</text:p>
          </table:table-cell>
          <table:table-cell table:formula="of:=MATCH([.AC15];[.K20:.K124])" office:value-type="float" office:value="103" calcext:value-type="float">
            <text:p>103</text:p>
          </table:table-cell>
          <table:table-cell table:number-columns-repeated="13"/>
          <table:table-cell table:style-name="ce17" office:value-type="string" calcext:value-type="string">
            <text:p>Arbre 4</text:p>
          </table:table-cell>
          <table:table-cell table:number-columns-repeated="981"/>
        </table:table-row>
        <table:table-row table:style-name="ro2">
          <table:table-cell table:number-columns-repeated="18"/>
          <table:table-cell office:value-type="string" calcext:value-type="string">
            <text:p>F’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table:style-name="ce11" table:formula="of:=INDEX([.B20:.B124];[.AC16])" office:value-type="float" office:value="63" calcext:value-type="float" table:number-columns-spanned="2" table:number-rows-spanned="1">
            <text:p>63</text:p>
          </table:table-cell>
          <table:covered-table-cell table:style-name="ce3" office:value-type="string" calcext:value-type="string">
            <text:p>mm</text:p>
          </table:covered-table-cell>
          <table:table-cell table:style-name="ce3" office:value-type="string" calcext:value-type="string">
            <text:p>mm</text:p>
          </table:table-cell>
          <table:table-cell table:number-columns-repeated="994"/>
        </table:table-row>
        <table:table-row table:style-name="ro2">
          <table:table-cell table:number-columns-repeated="4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-39.2" calcext:value-type="float">
            <text:p>-39.2</text:p>
          </table:table-cell>
          <table:table-cell/>
          <table:table-cell table:style-name="ce2" table:formula="of:=63+36.4" office:value-type="float" office:value="99.4" calcext:value-type="float">
            <text:p>99.4</text:p>
          </table:table-cell>
          <table:table-cell table:number-columns-repeated="975"/>
        </table:table-row>
        <table:table-row table:style-name="ro2">
          <table:table-cell/>
          <table:table-cell office:value-type="string" calcext:value-type="string">
            <text:p>Positio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y</text:p>
          </table:table-cell>
          <table:table-cell table:style-name="ce3" office:value-type="string" calcext:value-type="string">
            <text:p>Tz</text:p>
          </table:table-cell>
          <table:table-cell table:style-name="ce8" office:value-type="string" calcext:value-type="string">
            <text:p>Mt</text:p>
          </table:table-cell>
          <table:table-cell table:style-name="ce8" office:value-type="string" calcext:value-type="string">
            <text:p>Mfy</text:p>
          </table:table-cell>
          <table:table-cell table:style-name="ce8" office:value-type="string" calcext:value-type="string">
            <text:p>Mfz</text:p>
          </table:table-cell>
          <table:table-cell/>
          <table:table-cell office:value-type="string" calcext:value-type="string">
            <text:p>Mfeq – Tresca</text:p>
          </table:table-cell>
          <table:table-cell office:value-type="string" calcext:value-type="string">
            <text:p>Mti – Tresca</text:p>
          </table:table-cell>
          <table:table-cell/>
          <table:table-cell office:value-type="string" calcext:value-type="string">
            <text:p>Mfeq – Von Mises</text:p>
          </table:table-cell>
          <table:table-cell office:value-type="string" calcext:value-type="string">
            <text:p>Mti – Von Mises</text:p>
          </table:table-cell>
          <table:table-cell/>
          <table:table-cell office:value-type="string" calcext:value-type="string">
            <text:p>Z’’</text:p>
          </table:table-cell>
          <table:table-cell office:value-type="string" calcext:value-type="string">
            <text:p>Y’’</text:p>
          </table:table-cell>
          <table:table-cell/>
          <table:table-cell office:value-type="string" calcext:value-type="string">
            <text:p>Z’</text:p>
          </table:table-cell>
          <table:table-cell office:value-type="string" calcext:value-type="string">
            <text:p>Y’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</text:p>
          </table:table-cell>
          <table:table-cell office:value-type="string" calcext:value-type="string">
            <text:p>f</text:p>
          </table:table-cell>
          <table:table-cell table:number-columns-repeated="1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.D11];[.F11];[.H11];[.J11])" office:value-type="float" office:value="-39.2" calcext:value-type="float">
            <text:p>-39.2</text:p>
          </table:table-cell>
          <table:table-cell table:formula="of:=IF([.B20]&gt;=[.D$11];[.D$13];0)+IF([.B20]&gt;=[.F$11];[.F$13];0)+IF([.B20]&gt;=[.H$11];[.H$13];0)+IF([.B20]&gt;=[.J$11];[.J$13];0)" office:value-type="float" office:value="0" calcext:value-type="float">
            <text:p>0</text:p>
          </table:table-cell>
          <table:table-cell table:formula="of:=IF([.B20]&gt;=[.D$11];[.D$14];0)+IF([.B20]&gt;=[.F$11];[.F$14];0)+IF([.B20]&gt;=[.H$11];[.H$14];0)+IF([.B20]&gt;=[.J$11];[.J$14];0)" office:value-type="float" office:value="-647" calcext:value-type="float">
            <text:p>-647</text:p>
          </table:table-cell>
          <table:table-cell table:formula="of:=IF([.B20]&gt;=[.D$11];[.D$15];0)+IF([.B20]&gt;=[.F$11];[.F$15];0)+IF([.B20]&gt;=[.H$11];[.H$15];0)+IF([.B20]&gt;=[.J$11];[.J$15];0)" office:value-type="float" office:value="0" calcext:value-type="float">
            <text:p>0</text:p>
          </table:table-cell>
          <table:table-cell table:formula="of:=IF([.B20]&gt;=[.H$11];MT([.H$14];[.H$16]);0)+IF([.B20]&gt;=[.J$11];MT([.J$15];[.J$16]);0)" office:value-type="float" office:value="-114842.5" calcext:value-type="float">
            <text:p>-114842.5</text:p>
          </table:table-cell>
          <table:table-cell table:formula="of:=MF([.B20];[.D$11];[.D$15]) + MF([.B20];[.F$11];[.F$15]) + MF([.B20];[.H$11];[.H$15])+ MF([.B20];[.J$11];[.J$15])" office:value-type="float" office:value="0" calcext:value-type="float">
            <text:p>0</text:p>
          </table:table-cell>
          <table:table-cell table:formula="of:=MF([.B20];[.D$11];[.D$14]) + MF([.B20];[.F$11];[.F$14]) + MF([.B20];[.H$11];[.H$14])+ MF([.B20];[.J$11];[.J$14]) + IND([.B20];[.J$11])*-[.J$13]*[.J$16]/2" office:value-type="float" office:value="0" calcext:value-type="float">
            <text:p>0</text:p>
          </table:table-cell>
          <table:table-cell/>
          <table:table-cell table:formula="of:=SQRT(POWER([.G20];2)+POWER([.H20];2))" office:value-type="float" office:value="0" calcext:value-type="float">
            <text:p>0</text:p>
          </table:table-cell>
          <table:table-cell table:formula="of:=SQRT(POWER([.F20];2)+POWER([.J20];2))" office:value-type="float" office:value="114842.5" calcext:value-type="float">
            <text:p>114842.5</text:p>
          </table:table-cell>
          <table:table-cell/>
          <table:table-cell table:formula="of:=SQRT(POWER([.G20];2)+0.75*POWER([.H20];2))" office:value-type="float" office:value="0" calcext:value-type="float">
            <text:p>0</text:p>
          </table:table-cell>
          <table:table-cell table:formula="of:=SQRT(POWER([.F20];2)+POWER([.M20];2))" office:value-type="float" office:value="114842.5" calcext:value-type="float">
            <text:p>114842.5</text:p>
          </table:table-cell>
          <table:table-cell/>
          <table:table-cell table:formula="of:=-[.G20]/([.AD$5]*[.AD$53])" office:value-type="float" office:value="-0" calcext:value-type="float">
            <text:p>0</text:p>
          </table:table-cell>
          <table:table-cell table:formula="of:=-[.H20]/([.AD$5]*[.AD$54])" office:value-type="float" office:value="-0" calcext:value-type="float">
            <text:p>0</text:p>
          </table:table-cell>
          <table:table-cell/>
          <table:table-cell table:formula="of:=[.A$5]*([.P20]+[.P21])/2" office:value-type="float" office:value="-0" calcext:value-type="float">
            <text:p>0</text:p>
          </table:table-cell>
          <table:table-cell table:formula="of:=[.A$5]*([.Q20]+[.Q21])/2" office:value-type="float" office:value="0.0000000137195111953024" calcext:value-type="float">
            <text:p>1.37195111953024E-08</text:p>
          </table:table-cell>
          <table:table-cell/>
          <table:table-cell table:formula="of:=[.A$5]*([.S20]+[.S21])/2" office:value-type="float" office:value="-0" calcext:value-type="float">
            <text:p>0</text:p>
          </table:table-cell>
          <table:table-cell table:formula="of:=[.A$5]*([.T20]+[.T21])/2" office:value-type="float" office:value="0.0000000380304850333783" calcext:value-type="float">
            <text:p>3.80304850333783E-08</text:p>
          </table:table-cell>
          <table:table-cell/>
          <table:table-cell table:formula="of:=SQRT(POWER([.S20];2) + POWER([.T20];2))" office:value-type="float" office:value="0.0000000137195111953024" calcext:value-type="float">
            <text:p>1.37195111953024E-08</text:p>
          </table:table-cell>
          <table:table-cell table:formula="of:=SQRT(POWER([.V20];2)+POWER([.W20];2))" office:value-type="float" office:value="0.0000000380304850333783" calcext:value-type="float">
            <text:p>3.80304850333783E-08</text:p>
          </table:table-cell>
          <table:table-cell/>
          <table:table-cell table:style-name="ce3" office:value-type="string" calcext:value-type="string">
            <text:p>Torseur de cohésion sur la section dangereuse</text:p>
          </table:table-cell>
          <table:table-cell table:style-name="ce3" table:number-columns-repeated="3"/>
          <table:table-cell table:number-columns-repeated="11"/>
          <table:table-cell table:style-name="ce2" office:value-type="float" office:value="1197" calcext:value-type="float">
            <text:p>119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-1197" calcext:value-type="float">
            <text:p>-1197</text:p>
          </table:table-cell>
          <table:table-cell table:number-columns-repeated="97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0]+(MAX([.D$11];[.F$11];[.H$11];[.J$11]) - MIN([.D$11];[.F$11];[.H$11];[.J$11]))/[.A$3]" office:value-type="float" office:value="-37.814" calcext:value-type="float">
            <text:p>-37.814</text:p>
          </table:table-cell>
          <table:table-cell table:formula="of:=IF([.B21]&gt;=[.D$11];[.D$13];0)+IF([.B21]&gt;=[.F$11];[.F$13];0)+IF([.B21]&gt;=[.H$11];[.H$13];0)+IF([.B21]&gt;=[.J$11];[.J$13];0)" office:value-type="float" office:value="0" calcext:value-type="float">
            <text:p>0</text:p>
          </table:table-cell>
          <table:table-cell table:formula="of:=IF([.B21]&gt;=[.D$11];[.D$14];0)+IF([.B21]&gt;=[.F$11];[.F$14];0)+IF([.B21]&gt;=[.H$11];[.H$14];0)+IF([.B21]&gt;=[.J$11];[.J$14];0)" office:value-type="float" office:value="-647" calcext:value-type="float">
            <text:p>-647</text:p>
          </table:table-cell>
          <table:table-cell table:formula="of:=IF([.B21]&gt;=[.D$11];[.D$15];0)+IF([.B21]&gt;=[.F$11];[.F$15];0)+IF([.B21]&gt;=[.H$11];[.H$15];0)+IF([.B21]&gt;=[.J$11];[.J$15];0)" office:value-type="float" office:value="0" calcext:value-type="float">
            <text:p>0</text:p>
          </table:table-cell>
          <table:table-cell table:formula="of:=IF([.B21]&gt;=[.H$11];MT([.H$14];[.H$16]);0)+IF([.B21]&gt;=[.J$11];MT([.J$15];[.J$16]);0)" office:value-type="float" office:value="-114842.5" calcext:value-type="float">
            <text:p>-114842.5</text:p>
          </table:table-cell>
          <table:table-cell table:formula="of:=MF([.B21];[.D$11];[.D$15]) + MF([.B21];[.F$11];[.F$15]) + MF([.B21];[.H$11];[.H$15])+ MF([.B21];[.J$11];[.J$15])" office:value-type="float" office:value="0" calcext:value-type="float">
            <text:p>0</text:p>
          </table:table-cell>
          <table:table-cell table:formula="of:=MF([.B21];[.D$11];[.D$14]) + MF([.B21];[.F$11];[.F$14]) + MF([.B21];[.H$11];[.H$14])+ MF([.B21];[.J$11];[.J$14]) + IND([.B21];[.J$11])*-[.J$13]*[.J$16]/2" office:value-type="float" office:value="-896.742000000002" calcext:value-type="float">
            <text:p>-896.742000000002</text:p>
          </table:table-cell>
          <table:table-cell/>
          <table:table-cell table:formula="of:=SQRT(POWER([.G21];2)+POWER([.H21];2))" office:value-type="float" office:value="896.742000000002" calcext:value-type="float">
            <text:p>896.742000000002</text:p>
          </table:table-cell>
          <table:table-cell table:formula="of:=SQRT(POWER([.F21];2)+POWER([.J21];2))" office:value-type="float" office:value="114846.001029485" calcext:value-type="float">
            <text:p>114846.001029485</text:p>
          </table:table-cell>
          <table:table-cell/>
          <table:table-cell table:formula="of:=SQRT(POWER([.G21];2)+0.75*POWER([.H21];2))" office:value-type="float" office:value="776.601352640467" calcext:value-type="float">
            <text:p>776.601352640467</text:p>
          </table:table-cell>
          <table:table-cell table:formula="of:=SQRT(POWER([.F21];2)+POWER([.M21];2))" office:value-type="float" office:value="114845.12578212" calcext:value-type="float">
            <text:p>114845.12578212</text:p>
          </table:table-cell>
          <table:table-cell/>
          <table:table-cell table:formula="of:=-[.G21]/([.AD$5]*[.AD$53])" office:value-type="float" office:value="-0" calcext:value-type="float">
            <text:p>0</text:p>
          </table:table-cell>
          <table:table-cell table:formula="of:=-[.H21]/([.AD$5]*[.AD$54])" office:value-type="float" office:value="0.0000000197972744520958" calcext:value-type="float">
            <text:p>1.97972744520958E-08</text:p>
          </table:table-cell>
          <table:table-cell/>
          <table:table-cell table:formula="of:=[.A$5]*([.P21]+[.P22])/2" office:value-type="float" office:value="-0" calcext:value-type="float">
            <text:p>0</text:p>
          </table:table-cell>
          <table:table-cell table:formula="of:=[.A$5]*([.Q21]+[.Q22])/2" office:value-type="float" office:value="0.0000000411585335859072" calcext:value-type="float">
            <text:p>4.11585335859072E-08</text:p>
          </table:table-cell>
          <table:table-cell/>
          <table:table-cell table:formula="of:=[.A$5]*([.S21]+[.S22])/2" office:value-type="float" office:value="-0" calcext:value-type="float">
            <text:p>0</text:p>
          </table:table-cell>
          <table:table-cell table:formula="of:=[.A$5]*([.T21]+[.T22])/2" office:value-type="float" office:value="0.0000000760609700667566" calcext:value-type="float">
            <text:p>7.60609700667566E-08</text:p>
          </table:table-cell>
          <table:table-cell/>
          <table:table-cell table:formula="of:=SQRT(POWER([.S21];2) + POWER([.T21];2))" office:value-type="float" office:value="0.0000000411585335859072" calcext:value-type="float">
            <text:p>4.11585335859072E-08</text:p>
          </table:table-cell>
          <table:table-cell table:formula="of:=SQRT(POWER([.V21];2)+POWER([.W21];2))" office:value-type="float" office:value="0.0000000760609700667566" calcext:value-type="float">
            <text:p>7.60609700667566E-08</text:p>
          </table:table-cell>
          <table:table-cell/>
          <table:table-cell table:style-name="ce3" table:formula="of:=[.D13]" office:value-type="float" office:value="1197" calcext:value-type="float">
            <text:p>1197</text:p>
          </table:table-cell>
          <table:table-cell table:style-name="ce3" table:formula="of:=INDEX([.F20:.F124];[.AC16])" office:value-type="float" office:value="-114842.5" calcext:value-type="float">
            <text:p>-114842.5</text:p>
          </table:table-cell>
          <table:table-cell table:number-columns-repeated="13"/>
          <table:table-cell table:style-name="ce2" office:value-type="float" office:value="1585" calcext:value-type="float">
            <text:p>1585</text:p>
          </table:table-cell>
          <table:table-cell/>
          <table:table-cell table:style-name="ce2" office:value-type="float" office:value="-1866" calcext:value-type="float">
            <text:p>-1866</text:p>
          </table:table-cell>
          <table:table-cell/>
          <table:table-cell table:style-name="ce2" office:value-type="float" office:value="-647" calcext:value-type="float">
            <text:p>-647</text:p>
          </table:table-cell>
          <table:table-cell/>
          <table:table-cell table:style-name="ce2" office:value-type="float" office:value="928" calcext:value-type="float">
            <text:p>928</text:p>
          </table:table-cell>
          <table:table-cell table:number-columns-repeated="97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1]+(MAX([.D$11];[.F$11];[.H$11];[.J$11]) - MIN([.D$11];[.F$11];[.H$11];[.J$11]))/[.A$3]" office:value-type="float" office:value="-36.428" calcext:value-type="float">
            <text:p>-36.428</text:p>
          </table:table-cell>
          <table:table-cell table:formula="of:=IF([.B22]&gt;=[.D$11];[.D$13];0)+IF([.B22]&gt;=[.F$11];[.F$13];0)+IF([.B22]&gt;=[.H$11];[.H$13];0)+IF([.B22]&gt;=[.J$11];[.J$13];0)" office:value-type="float" office:value="0" calcext:value-type="float">
            <text:p>0</text:p>
          </table:table-cell>
          <table:table-cell table:formula="of:=IF([.B22]&gt;=[.D$11];[.D$14];0)+IF([.B22]&gt;=[.F$11];[.F$14];0)+IF([.B22]&gt;=[.H$11];[.H$14];0)+IF([.B22]&gt;=[.J$11];[.J$14];0)" office:value-type="float" office:value="-647" calcext:value-type="float">
            <text:p>-647</text:p>
          </table:table-cell>
          <table:table-cell table:formula="of:=IF([.B22]&gt;=[.D$11];[.D$15];0)+IF([.B22]&gt;=[.F$11];[.F$15];0)+IF([.B22]&gt;=[.H$11];[.H$15];0)+IF([.B22]&gt;=[.J$11];[.J$15];0)" office:value-type="float" office:value="0" calcext:value-type="float">
            <text:p>0</text:p>
          </table:table-cell>
          <table:table-cell table:formula="of:=IF([.B22]&gt;=[.H$11];MT([.H$14];[.H$16]);0)+IF([.B22]&gt;=[.J$11];MT([.J$15];[.J$16]);0)" office:value-type="float" office:value="-114842.5" calcext:value-type="float">
            <text:p>-114842.5</text:p>
          </table:table-cell>
          <table:table-cell table:formula="of:=MF([.B22];[.D$11];[.D$15]) + MF([.B22];[.F$11];[.F$15]) + MF([.B22];[.H$11];[.H$15])+ MF([.B22];[.J$11];[.J$15])" office:value-type="float" office:value="0" calcext:value-type="float">
            <text:p>0</text:p>
          </table:table-cell>
          <table:table-cell table:formula="of:=MF([.B22];[.D$11];[.D$14]) + MF([.B22];[.F$11];[.F$14]) + MF([.B22];[.H$11];[.H$14])+ MF([.B22];[.J$11];[.J$14]) + IND([.B22];[.J$11])*-[.J$13]*[.J$16]/2" office:value-type="float" office:value="-1793.484" calcext:value-type="float">
            <text:p>-1793.484</text:p>
          </table:table-cell>
          <table:table-cell/>
          <table:table-cell table:formula="of:=SQRT(POWER([.G22];2)+POWER([.H22];2))" office:value-type="float" office:value="1793.484" calcext:value-type="float">
            <text:p>1793.484</text:p>
          </table:table-cell>
          <table:table-cell table:formula="of:=SQRT(POWER([.F22];2)+POWER([.J22];2))" office:value-type="float" office:value="114856.503477636" calcext:value-type="float">
            <text:p>114856.503477636</text:p>
          </table:table-cell>
          <table:table-cell/>
          <table:table-cell table:formula="of:=SQRT(POWER([.G22];2)+0.75*POWER([.H22];2))" office:value-type="float" office:value="1553.20270528093" calcext:value-type="float">
            <text:p>1553.20270528093</text:p>
          </table:table-cell>
          <table:table-cell table:formula="of:=SQRT(POWER([.F22];2)+POWER([.M22];2))" office:value-type="float" office:value="114853.002768294" calcext:value-type="float">
            <text:p>114853.002768294</text:p>
          </table:table-cell>
          <table:table-cell/>
          <table:table-cell table:formula="of:=-[.G22]/([.AD$5]*[.AD$53])" office:value-type="float" office:value="-0" calcext:value-type="float">
            <text:p>0</text:p>
          </table:table-cell>
          <table:table-cell table:formula="of:=-[.H22]/([.AD$5]*[.AD$54])" office:value-type="float" office:value="0.0000000395945489041917" calcext:value-type="float">
            <text:p>3.95945489041917E-08</text:p>
          </table:table-cell>
          <table:table-cell/>
          <table:table-cell table:formula="of:=[.A$5]*([.P22]+[.P23])/2" office:value-type="float" office:value="-0" calcext:value-type="float">
            <text:p>0</text:p>
          </table:table-cell>
          <table:table-cell table:formula="of:=[.A$5]*([.Q22]+[.Q23])/2" office:value-type="float" office:value="0.0000000685975559765121" calcext:value-type="float">
            <text:p>6.85975559765121E-08</text:p>
          </table:table-cell>
          <table:table-cell/>
          <table:table-cell table:formula="of:=[.A$5]*([.S22]+[.S23])/2" office:value-type="float" office:value="-0" calcext:value-type="float">
            <text:p>0</text:p>
          </table:table-cell>
          <table:table-cell table:formula="of:=[.A$5]*([.T22]+[.T23])/2" office:value-type="float" office:value="0.000000114091455100135" calcext:value-type="float">
            <text:p>1.14091455100135E-07</text:p>
          </table:table-cell>
          <table:table-cell/>
          <table:table-cell table:formula="of:=SQRT(POWER([.S22];2) + POWER([.T22];2))" office:value-type="float" office:value="0.0000000685975559765121" calcext:value-type="float">
            <text:p>6.85975559765121E-08</text:p>
          </table:table-cell>
          <table:table-cell table:formula="of:=SQRT(POWER([.V22];2)+POWER([.W22];2))" office:value-type="float" office:value="0.000000114091455100135" calcext:value-type="float">
            <text:p>1.14091455100135E-07</text:p>
          </table:table-cell>
          <table:table-cell/>
          <table:table-cell table:style-name="ce3" table:formula="of:=[.D14]" office:value-type="float" office:value="1585" calcext:value-type="float">
            <text:p>1585</text:p>
          </table:table-cell>
          <table:table-cell table:style-name="ce3" table:formula="of:=INDEX([.G20:.G124];[.AC16])" office:value-type="float" office:value="81963" calcext:value-type="float">
            <text:p>81963</text:p>
          </table:table-cell>
          <table:table-cell table:number-columns-repeated="13"/>
          <table:table-cell table:style-name="ce2" office:value-type="float" office:value="1301" calcext:value-type="float">
            <text:p>1301</text:p>
          </table:table-cell>
          <table:table-cell/>
          <table:table-cell table:style-name="ce2" office:value-type="float" office:value="-3553" calcext:value-type="float">
            <text:p>-355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252" calcext:value-type="float">
            <text:p>2252</text:p>
          </table:table-cell>
          <table:table-cell table:number-columns-repeated="97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2]+(MAX([.D$11];[.F$11];[.H$11];[.J$11]) - MIN([.D$11];[.F$11];[.H$11];[.J$11]))/[.A$3]" office:value-type="float" office:value="-35.042" calcext:value-type="float">
            <text:p>-35.042</text:p>
          </table:table-cell>
          <table:table-cell table:formula="of:=IF([.B23]&gt;=[.D$11];[.D$13];0)+IF([.B23]&gt;=[.F$11];[.F$13];0)+IF([.B23]&gt;=[.H$11];[.H$13];0)+IF([.B23]&gt;=[.J$11];[.J$13];0)" office:value-type="float" office:value="0" calcext:value-type="float">
            <text:p>0</text:p>
          </table:table-cell>
          <table:table-cell table:formula="of:=IF([.B23]&gt;=[.D$11];[.D$14];0)+IF([.B23]&gt;=[.F$11];[.F$14];0)+IF([.B23]&gt;=[.H$11];[.H$14];0)+IF([.B23]&gt;=[.J$11];[.J$14];0)" office:value-type="float" office:value="-647" calcext:value-type="float">
            <text:p>-647</text:p>
          </table:table-cell>
          <table:table-cell table:formula="of:=IF([.B23]&gt;=[.D$11];[.D$15];0)+IF([.B23]&gt;=[.F$11];[.F$15];0)+IF([.B23]&gt;=[.H$11];[.H$15];0)+IF([.B23]&gt;=[.J$11];[.J$15];0)" office:value-type="float" office:value="0" calcext:value-type="float">
            <text:p>0</text:p>
          </table:table-cell>
          <table:table-cell table:formula="of:=IF([.B23]&gt;=[.H$11];MT([.H$14];[.H$16]);0)+IF([.B23]&gt;=[.J$11];MT([.J$15];[.J$16]);0)" office:value-type="float" office:value="-114842.5" calcext:value-type="float">
            <text:p>-114842.5</text:p>
          </table:table-cell>
          <table:table-cell table:formula="of:=MF([.B23];[.D$11];[.D$15]) + MF([.B23];[.F$11];[.F$15]) + MF([.B23];[.H$11];[.H$15])+ MF([.B23];[.J$11];[.J$15])" office:value-type="float" office:value="0" calcext:value-type="float">
            <text:p>0</text:p>
          </table:table-cell>
          <table:table-cell table:formula="of:=MF([.B23];[.D$11];[.D$14]) + MF([.B23];[.F$11];[.F$14]) + MF([.B23];[.H$11];[.H$14])+ MF([.B23];[.J$11];[.J$14]) + IND([.B23];[.J$11])*-[.J$13]*[.J$16]/2" office:value-type="float" office:value="-2690.22600000001" calcext:value-type="float">
            <text:p>-2690.22600000001</text:p>
          </table:table-cell>
          <table:table-cell/>
          <table:table-cell table:formula="of:=SQRT(POWER([.G23];2)+POWER([.H23];2))" office:value-type="float" office:value="2690.22600000001" calcext:value-type="float">
            <text:p>2690.22600000001</text:p>
          </table:table-cell>
          <table:table-cell table:formula="of:=SQRT(POWER([.F23];2)+POWER([.J23];2))" office:value-type="float" office:value="114874.005424121" calcext:value-type="float">
            <text:p>114874.005424121</text:p>
          </table:table-cell>
          <table:table-cell/>
          <table:table-cell table:formula="of:=SQRT(POWER([.G23];2)+0.75*POWER([.H23];2))" office:value-type="float" office:value="2329.8040579214" calcext:value-type="float">
            <text:p>2329.8040579214</text:p>
          </table:table-cell>
          <table:table-cell table:formula="of:=SQRT(POWER([.F23];2)+POWER([.M23];2))" office:value-type="float" office:value="114866.129878212" calcext:value-type="float">
            <text:p>114866.129878212</text:p>
          </table:table-cell>
          <table:table-cell/>
          <table:table-cell table:formula="of:=-[.G23]/([.AD$5]*[.AD$53])" office:value-type="float" office:value="-0" calcext:value-type="float">
            <text:p>0</text:p>
          </table:table-cell>
          <table:table-cell table:formula="of:=-[.H23]/([.AD$5]*[.AD$54])" office:value-type="float" office:value="0.0000000593918233562875" calcext:value-type="float">
            <text:p>5.93918233562875E-08</text:p>
          </table:table-cell>
          <table:table-cell/>
          <table:table-cell table:formula="of:=[.A$5]*([.P23]+[.P24])/2" office:value-type="float" office:value="-0" calcext:value-type="float">
            <text:p>0</text:p>
          </table:table-cell>
          <table:table-cell table:formula="of:=[.A$5]*([.Q23]+[.Q24])/2" office:value-type="float" office:value="0.0000000960365783671169" calcext:value-type="float">
            <text:p>9.60365783671169E-08</text:p>
          </table:table-cell>
          <table:table-cell/>
          <table:table-cell table:formula="of:=[.A$5]*([.S23]+[.S24])/2" office:value-type="float" office:value="-0" calcext:value-type="float">
            <text:p>0</text:p>
          </table:table-cell>
          <table:table-cell table:formula="of:=[.A$5]*([.T23]+[.T24])/2" office:value-type="float" office:value="0.000000152121940133513" calcext:value-type="float">
            <text:p>1.52121940133513E-07</text:p>
          </table:table-cell>
          <table:table-cell/>
          <table:table-cell table:formula="of:=SQRT(POWER([.S23];2) + POWER([.T23];2))" office:value-type="float" office:value="0.0000000960365783671169" calcext:value-type="float">
            <text:p>9.60365783671169E-08</text:p>
          </table:table-cell>
          <table:table-cell table:formula="of:=SQRT(POWER([.V23];2)+POWER([.W23];2))" office:value-type="float" office:value="0.000000152121940133513" calcext:value-type="float">
            <text:p>1.52121940133513E-07</text:p>
          </table:table-cell>
          <table:table-cell/>
          <table:table-cell table:style-name="ce3" table:formula="of:=[.D15]" office:value-type="float" office:value="1301" calcext:value-type="float">
            <text:p>1301</text:p>
          </table:table-cell>
          <table:table-cell table:style-name="ce3" table:formula="of:=INDEX([.H20:.H124];[.AC16])" office:value-type="float" office:value="33731.6" calcext:value-type="float">
            <text:p>33731.6</text:p>
          </table:table-cell>
          <table:table-cell table:number-columns-repeated="17"/>
          <table:table-cell table:style-name="ce2" office:value-type="float" office:value="355" calcext:value-type="float">
            <text:p>355</text:p>
          </table:table-cell>
          <table:table-cell/>
          <table:table-cell table:style-name="ce2" office:value-type="float" office:value="101.93" calcext:value-type="float">
            <text:p>101.93</text:p>
          </table:table-cell>
          <table:table-cell table:number-columns-repeated="97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3]+(MAX([.D$11];[.F$11];[.H$11];[.J$11]) - MIN([.D$11];[.F$11];[.H$11];[.J$11]))/[.A$3]" office:value-type="float" office:value="-33.656" calcext:value-type="float">
            <text:p>-33.656</text:p>
          </table:table-cell>
          <table:table-cell table:formula="of:=IF([.B24]&gt;=[.D$11];[.D$13];0)+IF([.B24]&gt;=[.F$11];[.F$13];0)+IF([.B24]&gt;=[.H$11];[.H$13];0)+IF([.B24]&gt;=[.J$11];[.J$13];0)" office:value-type="float" office:value="0" calcext:value-type="float">
            <text:p>0</text:p>
          </table:table-cell>
          <table:table-cell table:formula="of:=IF([.B24]&gt;=[.D$11];[.D$14];0)+IF([.B24]&gt;=[.F$11];[.F$14];0)+IF([.B24]&gt;=[.H$11];[.H$14];0)+IF([.B24]&gt;=[.J$11];[.J$14];0)" office:value-type="float" office:value="-647" calcext:value-type="float">
            <text:p>-647</text:p>
          </table:table-cell>
          <table:table-cell table:formula="of:=IF([.B24]&gt;=[.D$11];[.D$15];0)+IF([.B24]&gt;=[.F$11];[.F$15];0)+IF([.B24]&gt;=[.H$11];[.H$15];0)+IF([.B24]&gt;=[.J$11];[.J$15];0)" office:value-type="float" office:value="0" calcext:value-type="float">
            <text:p>0</text:p>
          </table:table-cell>
          <table:table-cell table:formula="of:=IF([.B24]&gt;=[.H$11];MT([.H$14];[.H$16]);0)+IF([.B24]&gt;=[.J$11];MT([.J$15];[.J$16]);0)" office:value-type="float" office:value="-114842.5" calcext:value-type="float">
            <text:p>-114842.5</text:p>
          </table:table-cell>
          <table:table-cell table:formula="of:=MF([.B24];[.D$11];[.D$15]) + MF([.B24];[.F$11];[.F$15]) + MF([.B24];[.H$11];[.H$15])+ MF([.B24];[.J$11];[.J$15])" office:value-type="float" office:value="0" calcext:value-type="float">
            <text:p>0</text:p>
          </table:table-cell>
          <table:table-cell table:formula="of:=MF([.B24];[.D$11];[.D$14]) + MF([.B24];[.F$11];[.F$14]) + MF([.B24];[.H$11];[.H$14])+ MF([.B24];[.J$11];[.J$14]) + IND([.B24];[.J$11])*-[.J$13]*[.J$16]/2" office:value-type="float" office:value="-3586.96800000001" calcext:value-type="float">
            <text:p>-3586.96800000001</text:p>
          </table:table-cell>
          <table:table-cell/>
          <table:table-cell table:formula="of:=SQRT(POWER([.G24];2)+POWER([.H24];2))" office:value-type="float" office:value="3586.96800000001" calcext:value-type="float">
            <text:p>3586.96800000001</text:p>
          </table:table-cell>
          <table:table-cell table:formula="of:=SQRT(POWER([.F24];2)+POWER([.J24];2))" office:value-type="float" office:value="114898.50367034" calcext:value-type="float">
            <text:p>114898.50367034</text:p>
          </table:table-cell>
          <table:table-cell/>
          <table:table-cell table:formula="of:=SQRT(POWER([.G24];2)+0.75*POWER([.H24];2))" office:value-type="float" office:value="3106.40541056187" calcext:value-type="float">
            <text:p>3106.40541056187</text:p>
          </table:table-cell>
          <table:table-cell table:formula="of:=SQRT(POWER([.F24];2)+POWER([.M24];2))" office:value-type="float" office:value="114884.505312182" calcext:value-type="float">
            <text:p>114884.505312182</text:p>
          </table:table-cell>
          <table:table-cell/>
          <table:table-cell table:formula="of:=-[.G24]/([.AD$5]*[.AD$53])" office:value-type="float" office:value="-0" calcext:value-type="float">
            <text:p>0</text:p>
          </table:table-cell>
          <table:table-cell table:formula="of:=-[.H24]/([.AD$5]*[.AD$54])" office:value-type="float" office:value="0.0000000791890978083833" calcext:value-type="float">
            <text:p>7.91890978083833E-08</text:p>
          </table:table-cell>
          <table:table-cell/>
          <table:table-cell table:formula="of:=[.A$5]*([.P24]+[.P25])/2" office:value-type="float" office:value="-0" calcext:value-type="float">
            <text:p>0</text:p>
          </table:table-cell>
          <table:table-cell table:formula="of:=[.A$5]*([.Q24]+[.Q25])/2" office:value-type="float" office:value="0.000000123475600757722" calcext:value-type="float">
            <text:p>1.23475600757722E-07</text:p>
          </table:table-cell>
          <table:table-cell/>
          <table:table-cell table:formula="of:=[.A$5]*([.S24]+[.S25])/2" office:value-type="float" office:value="-0" calcext:value-type="float">
            <text:p>0</text:p>
          </table:table-cell>
          <table:table-cell table:formula="of:=[.A$5]*([.T24]+[.T25])/2" office:value-type="float" office:value="0.000000190152425166891" calcext:value-type="float">
            <text:p>1.90152425166891E-07</text:p>
          </table:table-cell>
          <table:table-cell/>
          <table:table-cell table:formula="of:=SQRT(POWER([.S24];2) + POWER([.T24];2))" office:value-type="float" office:value="0.000000123475600757722" calcext:value-type="float">
            <text:p>1.23475600757722E-07</text:p>
          </table:table-cell>
          <table:table-cell table:formula="of:=SQRT(POWER([.V24];2)+POWER([.W24];2))" office:value-type="float" office:value="0.000000190152425166891" calcext:value-type="float">
            <text:p>1.90152425166891E-07</text:p>
          </table:table-cell>
          <table:table-cell table:number-columns-repeated="3"/>
          <table:table-cell table:style-name="ce3" office:value-type="string" calcext:value-type="string">
            <text:p>Mfeq – Tresca</text:p>
          </table:table-cell>
          <table:table-cell table:style-name="ce3" table:formula="of:=SQRT(POWER([.AC22];2)+POWER([.AC23];2))" office:value-type="float" office:value="88632.6926566039" calcext:value-type="float">
            <text:p>88632.6926566039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4]+(MAX([.D$11];[.F$11];[.H$11];[.J$11]) - MIN([.D$11];[.F$11];[.H$11];[.J$11]))/[.A$3]" office:value-type="float" office:value="-32.27" calcext:value-type="float">
            <text:p>-32.27</text:p>
          </table:table-cell>
          <table:table-cell table:formula="of:=IF([.B25]&gt;=[.D$11];[.D$13];0)+IF([.B25]&gt;=[.F$11];[.F$13];0)+IF([.B25]&gt;=[.H$11];[.H$13];0)+IF([.B25]&gt;=[.J$11];[.J$13];0)" office:value-type="float" office:value="0" calcext:value-type="float">
            <text:p>0</text:p>
          </table:table-cell>
          <table:table-cell table:formula="of:=IF([.B25]&gt;=[.D$11];[.D$14];0)+IF([.B25]&gt;=[.F$11];[.F$14];0)+IF([.B25]&gt;=[.H$11];[.H$14];0)+IF([.B25]&gt;=[.J$11];[.J$14];0)" office:value-type="float" office:value="-647" calcext:value-type="float">
            <text:p>-647</text:p>
          </table:table-cell>
          <table:table-cell table:formula="of:=IF([.B25]&gt;=[.D$11];[.D$15];0)+IF([.B25]&gt;=[.F$11];[.F$15];0)+IF([.B25]&gt;=[.H$11];[.H$15];0)+IF([.B25]&gt;=[.J$11];[.J$15];0)" office:value-type="float" office:value="0" calcext:value-type="float">
            <text:p>0</text:p>
          </table:table-cell>
          <table:table-cell table:formula="of:=IF([.B25]&gt;=[.H$11];MT([.H$14];[.H$16]);0)+IF([.B25]&gt;=[.J$11];MT([.J$15];[.J$16]);0)" office:value-type="float" office:value="-114842.5" calcext:value-type="float">
            <text:p>-114842.5</text:p>
          </table:table-cell>
          <table:table-cell table:formula="of:=MF([.B25];[.D$11];[.D$15]) + MF([.B25];[.F$11];[.F$15]) + MF([.B25];[.H$11];[.H$15])+ MF([.B25];[.J$11];[.J$15])" office:value-type="float" office:value="0" calcext:value-type="float">
            <text:p>0</text:p>
          </table:table-cell>
          <table:table-cell table:formula="of:=MF([.B25];[.D$11];[.D$14]) + MF([.B25];[.F$11];[.F$14]) + MF([.B25];[.H$11];[.H$14])+ MF([.B25];[.J$11];[.J$14]) + IND([.B25];[.J$11])*-[.J$13]*[.J$16]/2" office:value-type="float" office:value="-4483.71000000001" calcext:value-type="float">
            <text:p>-4483.71000000001</text:p>
          </table:table-cell>
          <table:table-cell/>
          <table:table-cell table:formula="of:=SQRT(POWER([.G25];2)+POWER([.H25];2))" office:value-type="float" office:value="4483.71000000001" calcext:value-type="float">
            <text:p>4483.71000000001</text:p>
          </table:table-cell>
          <table:table-cell table:formula="of:=SQRT(POWER([.F25];2)+POWER([.J25];2))" office:value-type="float" office:value="114929.993742339" calcext:value-type="float">
            <text:p>114929.993742339</text:p>
          </table:table-cell>
          <table:table-cell/>
          <table:table-cell table:formula="of:=SQRT(POWER([.G25];2)+0.75*POWER([.H25];2))" office:value-type="float" office:value="3883.00676320233" calcext:value-type="float">
            <text:p>3883.00676320233</text:p>
          </table:table-cell>
          <table:table-cell table:formula="of:=SQRT(POWER([.F25];2)+POWER([.M25];2))" office:value-type="float" office:value="114908.12655236" calcext:value-type="float">
            <text:p>114908.12655236</text:p>
          </table:table-cell>
          <table:table-cell/>
          <table:table-cell table:formula="of:=-[.G25]/([.AD$5]*[.AD$53])" office:value-type="float" office:value="-0" calcext:value-type="float">
            <text:p>0</text:p>
          </table:table-cell>
          <table:table-cell table:formula="of:=-[.H25]/([.AD$5]*[.AD$54])" office:value-type="float" office:value="0.0000000989863722604791" calcext:value-type="float">
            <text:p>9.89863722604791E-08</text:p>
          </table:table-cell>
          <table:table-cell/>
          <table:table-cell table:formula="of:=[.A$5]*([.P25]+[.P26])/2" office:value-type="float" office:value="-0" calcext:value-type="float">
            <text:p>0</text:p>
          </table:table-cell>
          <table:table-cell table:formula="of:=[.A$5]*([.Q25]+[.Q26])/2" office:value-type="float" office:value="0.000000150914623148326" calcext:value-type="float">
            <text:p>1.50914623148326E-07</text:p>
          </table:table-cell>
          <table:table-cell/>
          <table:table-cell table:formula="of:=[.A$5]*([.S25]+[.S26])/2" office:value-type="float" office:value="-0" calcext:value-type="float">
            <text:p>0</text:p>
          </table:table-cell>
          <table:table-cell table:formula="of:=[.A$5]*([.T25]+[.T26])/2" office:value-type="float" office:value="0.00000022818291020027" calcext:value-type="float">
            <text:p>2.2818291020027E-07</text:p>
          </table:table-cell>
          <table:table-cell/>
          <table:table-cell table:formula="of:=SQRT(POWER([.S25];2) + POWER([.T25];2))" office:value-type="float" office:value="0.000000150914623148326" calcext:value-type="float">
            <text:p>1.50914623148326E-07</text:p>
          </table:table-cell>
          <table:table-cell table:formula="of:=SQRT(POWER([.V25];2)+POWER([.W25];2))" office:value-type="float" office:value="0.00000022818291020027" calcext:value-type="float">
            <text:p>2.2818291020027E-07</text:p>
          </table:table-cell>
          <table:table-cell table:number-columns-repeated="3"/>
          <table:table-cell table:style-name="ce3" office:value-type="string" calcext:value-type="string">
            <text:p>Mfeq – Von Mises</text:p>
          </table:table-cell>
          <table:table-cell table:style-name="ce3" table:formula="of:=SQRT(POWER([.AC22];2)+0.75*POWER([.AC23];2))" office:value-type="float" office:value="87013.2116285797" calcext:value-type="float">
            <text:p>87013.2116285797</text:p>
          </table:table-cell>
          <table:table-cell table:number-columns-repeated="11"/>
          <table:table-cell table:style-name="ce17" office:value-type="string" calcext:value-type="string">
            <text:p>Arbre 6</text:p>
          </table:table-cell>
          <table:table-cell table:number-columns-repeated="98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5]+(MAX([.D$11];[.F$11];[.H$11];[.J$11]) - MIN([.D$11];[.F$11];[.H$11];[.J$11]))/[.A$3]" office:value-type="float" office:value="-30.884" calcext:value-type="float">
            <text:p>-30.884</text:p>
          </table:table-cell>
          <table:table-cell table:formula="of:=IF([.B26]&gt;=[.D$11];[.D$13];0)+IF([.B26]&gt;=[.F$11];[.F$13];0)+IF([.B26]&gt;=[.H$11];[.H$13];0)+IF([.B26]&gt;=[.J$11];[.J$13];0)" office:value-type="float" office:value="0" calcext:value-type="float">
            <text:p>0</text:p>
          </table:table-cell>
          <table:table-cell table:formula="of:=IF([.B26]&gt;=[.D$11];[.D$14];0)+IF([.B26]&gt;=[.F$11];[.F$14];0)+IF([.B26]&gt;=[.H$11];[.H$14];0)+IF([.B26]&gt;=[.J$11];[.J$14];0)" office:value-type="float" office:value="-647" calcext:value-type="float">
            <text:p>-647</text:p>
          </table:table-cell>
          <table:table-cell table:formula="of:=IF([.B26]&gt;=[.D$11];[.D$15];0)+IF([.B26]&gt;=[.F$11];[.F$15];0)+IF([.B26]&gt;=[.H$11];[.H$15];0)+IF([.B26]&gt;=[.J$11];[.J$15];0)" office:value-type="float" office:value="0" calcext:value-type="float">
            <text:p>0</text:p>
          </table:table-cell>
          <table:table-cell table:formula="of:=IF([.B26]&gt;=[.H$11];MT([.H$14];[.H$16]);0)+IF([.B26]&gt;=[.J$11];MT([.J$15];[.J$16]);0)" office:value-type="float" office:value="-114842.5" calcext:value-type="float">
            <text:p>-114842.5</text:p>
          </table:table-cell>
          <table:table-cell table:formula="of:=MF([.B26];[.D$11];[.D$15]) + MF([.B26];[.F$11];[.F$15]) + MF([.B26];[.H$11];[.H$15])+ MF([.B26];[.J$11];[.J$15])" office:value-type="float" office:value="0" calcext:value-type="float">
            <text:p>0</text:p>
          </table:table-cell>
          <table:table-cell table:formula="of:=MF([.B26];[.D$11];[.D$14]) + MF([.B26];[.F$11];[.F$14]) + MF([.B26];[.H$11];[.H$14])+ MF([.B26];[.J$11];[.J$14]) + IND([.B26];[.J$11])*-[.J$13]*[.J$16]/2" office:value-type="float" office:value="-5380.45200000001" calcext:value-type="float">
            <text:p>-5380.45200000001</text:p>
          </table:table-cell>
          <table:table-cell/>
          <table:table-cell table:formula="of:=SQRT(POWER([.G26];2)+POWER([.H26];2))" office:value-type="float" office:value="5380.45200000001" calcext:value-type="float">
            <text:p>5380.45200000001</text:p>
          </table:table-cell>
          <table:table-cell table:formula="of:=SQRT(POWER([.F26];2)+POWER([.J26];2))" office:value-type="float" office:value="114968.469894899" calcext:value-type="float">
            <text:p>114968.469894899</text:p>
          </table:table-cell>
          <table:table-cell/>
          <table:table-cell table:formula="of:=SQRT(POWER([.G26];2)+0.75*POWER([.H26];2))" office:value-type="float" office:value="4659.6081158428" calcext:value-type="float">
            <text:p>4659.6081158428</text:p>
          </table:table-cell>
          <table:table-cell table:formula="of:=SQRT(POWER([.F26];2)+POWER([.M26];2))" office:value-type="float" office:value="114936.990364474" calcext:value-type="float">
            <text:p>114936.990364474</text:p>
          </table:table-cell>
          <table:table-cell/>
          <table:table-cell table:formula="of:=-[.G26]/([.AD$5]*[.AD$53])" office:value-type="float" office:value="-0" calcext:value-type="float">
            <text:p>0</text:p>
          </table:table-cell>
          <table:table-cell table:formula="of:=-[.H26]/([.AD$5]*[.AD$54])" office:value-type="float" office:value="0.000000118783646712575" calcext:value-type="float">
            <text:p>1.18783646712575E-07</text:p>
          </table:table-cell>
          <table:table-cell/>
          <table:table-cell table:formula="of:=[.A$5]*([.P26]+[.P27])/2" office:value-type="float" office:value="-0" calcext:value-type="float">
            <text:p>0</text:p>
          </table:table-cell>
          <table:table-cell table:formula="of:=[.A$5]*([.Q26]+[.Q27])/2" office:value-type="float" office:value="0.000000178353645538931" calcext:value-type="float">
            <text:p>1.78353645538931E-07</text:p>
          </table:table-cell>
          <table:table-cell/>
          <table:table-cell table:formula="of:=[.A$5]*([.S26]+[.S27])/2" office:value-type="float" office:value="-0" calcext:value-type="float">
            <text:p>0</text:p>
          </table:table-cell>
          <table:table-cell table:formula="of:=[.A$5]*([.T26]+[.T27])/2" office:value-type="float" office:value="0.000000266213395233648" calcext:value-type="float">
            <text:p>2.66213395233648E-07</text:p>
          </table:table-cell>
          <table:table-cell/>
          <table:table-cell table:formula="of:=SQRT(POWER([.S26];2) + POWER([.T26];2))" office:value-type="float" office:value="0.000000178353645538931" calcext:value-type="float">
            <text:p>1.78353645538931E-07</text:p>
          </table:table-cell>
          <table:table-cell table:formula="of:=SQRT(POWER([.V26];2)+POWER([.W26];2))" office:value-type="float" office:value="0.000000266213395233648" calcext:value-type="float">
            <text:p>2.66213395233648E-07</text:p>
          </table:table-cell>
          <table:table-cell table:number-columns-repeated="99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6]+(MAX([.D$11];[.F$11];[.H$11];[.J$11]) - MIN([.D$11];[.F$11];[.H$11];[.J$11]))/[.A$3]" office:value-type="float" office:value="-29.498" calcext:value-type="float">
            <text:p>-29.498</text:p>
          </table:table-cell>
          <table:table-cell table:formula="of:=IF([.B27]&gt;=[.D$11];[.D$13];0)+IF([.B27]&gt;=[.F$11];[.F$13];0)+IF([.B27]&gt;=[.H$11];[.H$13];0)+IF([.B27]&gt;=[.J$11];[.J$13];0)" office:value-type="float" office:value="0" calcext:value-type="float">
            <text:p>0</text:p>
          </table:table-cell>
          <table:table-cell table:formula="of:=IF([.B27]&gt;=[.D$11];[.D$14];0)+IF([.B27]&gt;=[.F$11];[.F$14];0)+IF([.B27]&gt;=[.H$11];[.H$14];0)+IF([.B27]&gt;=[.J$11];[.J$14];0)" office:value-type="float" office:value="-647" calcext:value-type="float">
            <text:p>-647</text:p>
          </table:table-cell>
          <table:table-cell table:formula="of:=IF([.B27]&gt;=[.D$11];[.D$15];0)+IF([.B27]&gt;=[.F$11];[.F$15];0)+IF([.B27]&gt;=[.H$11];[.H$15];0)+IF([.B27]&gt;=[.J$11];[.J$15];0)" office:value-type="float" office:value="0" calcext:value-type="float">
            <text:p>0</text:p>
          </table:table-cell>
          <table:table-cell table:formula="of:=IF([.B27]&gt;=[.H$11];MT([.H$14];[.H$16]);0)+IF([.B27]&gt;=[.J$11];MT([.J$15];[.J$16]);0)" office:value-type="float" office:value="-114842.5" calcext:value-type="float">
            <text:p>-114842.5</text:p>
          </table:table-cell>
          <table:table-cell table:formula="of:=MF([.B27];[.D$11];[.D$15]) + MF([.B27];[.F$11];[.F$15]) + MF([.B27];[.H$11];[.H$15])+ MF([.B27];[.J$11];[.J$15])" office:value-type="float" office:value="0" calcext:value-type="float">
            <text:p>0</text:p>
          </table:table-cell>
          <table:table-cell table:formula="of:=MF([.B27];[.D$11];[.D$14]) + MF([.B27];[.F$11];[.F$14]) + MF([.B27];[.H$11];[.H$14])+ MF([.B27];[.J$11];[.J$14]) + IND([.B27];[.J$11])*-[.J$13]*[.J$16]/2" office:value-type="float" office:value="-6277.19400000001" calcext:value-type="float">
            <text:p>-6277.19400000001</text:p>
          </table:table-cell>
          <table:table-cell/>
          <table:table-cell table:formula="of:=SQRT(POWER([.G27];2)+POWER([.H27];2))" office:value-type="float" office:value="6277.19400000001" calcext:value-type="float">
            <text:p>6277.19400000001</text:p>
          </table:table-cell>
          <table:table-cell table:formula="of:=SQRT(POWER([.F27];2)+POWER([.J27];2))" office:value-type="float" office:value="115013.92511676" calcext:value-type="float">
            <text:p>115013.92511676</text:p>
          </table:table-cell>
          <table:table-cell/>
          <table:table-cell table:formula="of:=SQRT(POWER([.G27];2)+0.75*POWER([.H27];2))" office:value-type="float" office:value="5436.20946848326" calcext:value-type="float">
            <text:p>5436.20946848326</text:p>
          </table:table-cell>
          <table:table-cell table:formula="of:=SQRT(POWER([.F27];2)+POWER([.M27];2))" office:value-type="float" office:value="114971.092800039" calcext:value-type="float">
            <text:p>114971.092800039</text:p>
          </table:table-cell>
          <table:table-cell/>
          <table:table-cell table:formula="of:=-[.G27]/([.AD$5]*[.AD$53])" office:value-type="float" office:value="-0" calcext:value-type="float">
            <text:p>0</text:p>
          </table:table-cell>
          <table:table-cell table:formula="of:=-[.H27]/([.AD$5]*[.AD$54])" office:value-type="float" office:value="0.000000138580921164671" calcext:value-type="float">
            <text:p>1.38580921164671E-07</text:p>
          </table:table-cell>
          <table:table-cell/>
          <table:table-cell table:formula="of:=[.A$5]*([.P27]+[.P28])/2" office:value-type="float" office:value="-0" calcext:value-type="float">
            <text:p>0</text:p>
          </table:table-cell>
          <table:table-cell table:formula="of:=[.A$5]*([.Q27]+[.Q28])/2" office:value-type="float" office:value="0.000000205792667929536" calcext:value-type="float">
            <text:p>2.05792667929536E-07</text:p>
          </table:table-cell>
          <table:table-cell/>
          <table:table-cell table:formula="of:=[.A$5]*([.S27]+[.S28])/2" office:value-type="float" office:value="-0" calcext:value-type="float">
            <text:p>0</text:p>
          </table:table-cell>
          <table:table-cell table:formula="of:=[.A$5]*([.T27]+[.T28])/2" office:value-type="float" office:value="0.000000304243880267026" calcext:value-type="float">
            <text:p>3.04243880267026E-07</text:p>
          </table:table-cell>
          <table:table-cell/>
          <table:table-cell table:formula="of:=SQRT(POWER([.S27];2) + POWER([.T27];2))" office:value-type="float" office:value="0.000000205792667929536" calcext:value-type="float">
            <text:p>2.05792667929536E-07</text:p>
          </table:table-cell>
          <table:table-cell table:formula="of:=SQRT(POWER([.V27];2)+POWER([.W27];2))" office:value-type="float" office:value="0.000000304243880267026" calcext:value-type="float">
            <text:p>3.04243880267026E-07</text:p>
          </table:table-cell>
          <table:table-cell table:number-columns-repeated="5"/>
          <table:table-cell table:style-name="ce14" office:value-type="string" calcext:value-type="string">
            <text:p>Tresca</text:p>
          </table:table-cell>
          <table:table-cell/>
          <table:table-cell table:style-name="ce14" office:value-type="string" calcext:value-type="string">
            <text:p>Von Mises</text:p>
          </table:table-cell>
          <table:table-cell table:number-columns-repeated="8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49" calcext:value-type="float">
            <text:p>149</text:p>
          </table:table-cell>
          <table:table-cell/>
          <table:table-cell table:style-name="ce2" office:value-type="float" office:value="-36.4" calcext:value-type="float">
            <text:p>-36.4</text:p>
          </table:table-cell>
          <table:table-cell/>
          <table:table-cell table:style-name="ce2" office:value-type="float" office:value="204.4" calcext:value-type="float">
            <text:p>204.4</text:p>
          </table:table-cell>
          <table:table-cell table:number-columns-repeated="97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7]+(MAX([.D$11];[.F$11];[.H$11];[.J$11]) - MIN([.D$11];[.F$11];[.H$11];[.J$11]))/[.A$3]" office:value-type="float" office:value="-28.112" calcext:value-type="float">
            <text:p>-28.112</text:p>
          </table:table-cell>
          <table:table-cell table:formula="of:=IF([.B28]&gt;=[.D$11];[.D$13];0)+IF([.B28]&gt;=[.F$11];[.F$13];0)+IF([.B28]&gt;=[.H$11];[.H$13];0)+IF([.B28]&gt;=[.J$11];[.J$13];0)" office:value-type="float" office:value="0" calcext:value-type="float">
            <text:p>0</text:p>
          </table:table-cell>
          <table:table-cell table:formula="of:=IF([.B28]&gt;=[.D$11];[.D$14];0)+IF([.B28]&gt;=[.F$11];[.F$14];0)+IF([.B28]&gt;=[.H$11];[.H$14];0)+IF([.B28]&gt;=[.J$11];[.J$14];0)" office:value-type="float" office:value="-647" calcext:value-type="float">
            <text:p>-647</text:p>
          </table:table-cell>
          <table:table-cell table:formula="of:=IF([.B28]&gt;=[.D$11];[.D$15];0)+IF([.B28]&gt;=[.F$11];[.F$15];0)+IF([.B28]&gt;=[.H$11];[.H$15];0)+IF([.B28]&gt;=[.J$11];[.J$15];0)" office:value-type="float" office:value="0" calcext:value-type="float">
            <text:p>0</text:p>
          </table:table-cell>
          <table:table-cell table:formula="of:=IF([.B28]&gt;=[.H$11];MT([.H$14];[.H$16]);0)+IF([.B28]&gt;=[.J$11];MT([.J$15];[.J$16]);0)" office:value-type="float" office:value="-114842.5" calcext:value-type="float">
            <text:p>-114842.5</text:p>
          </table:table-cell>
          <table:table-cell table:formula="of:=MF([.B28];[.D$11];[.D$15]) + MF([.B28];[.F$11];[.F$15]) + MF([.B28];[.H$11];[.H$15])+ MF([.B28];[.J$11];[.J$15])" office:value-type="float" office:value="0" calcext:value-type="float">
            <text:p>0</text:p>
          </table:table-cell>
          <table:table-cell table:formula="of:=MF([.B28];[.D$11];[.D$14]) + MF([.B28];[.F$11];[.F$14]) + MF([.B28];[.H$11];[.H$14])+ MF([.B28];[.J$11];[.J$14]) + IND([.B28];[.J$11])*-[.J$13]*[.J$16]/2" office:value-type="float" office:value="-7173.93600000001" calcext:value-type="float">
            <text:p>-7173.93600000001</text:p>
          </table:table-cell>
          <table:table-cell/>
          <table:table-cell table:formula="of:=SQRT(POWER([.G28];2)+POWER([.H28];2))" office:value-type="float" office:value="7173.93600000001" calcext:value-type="float">
            <text:p>7173.93600000001</text:p>
          </table:table-cell>
          <table:table-cell table:formula="of:=SQRT(POWER([.F28];2)+POWER([.J28];2))" office:value-type="float" office:value="115066.351136994" calcext:value-type="float">
            <text:p>115066.351136994</text:p>
          </table:table-cell>
          <table:table-cell/>
          <table:table-cell table:formula="of:=SQRT(POWER([.G28];2)+0.75*POWER([.H28];2))" office:value-type="float" office:value="6212.81082112373" calcext:value-type="float">
            <text:p>6212.81082112373</text:p>
          </table:table-cell>
          <table:table-cell table:formula="of:=SQRT(POWER([.F28];2)+POWER([.M28];2))" office:value-type="float" office:value="115010.429199047" calcext:value-type="float">
            <text:p>115010.429199047</text:p>
          </table:table-cell>
          <table:table-cell/>
          <table:table-cell table:formula="of:=-[.G28]/([.AD$5]*[.AD$53])" office:value-type="float" office:value="-0" calcext:value-type="float">
            <text:p>0</text:p>
          </table:table-cell>
          <table:table-cell table:formula="of:=-[.H28]/([.AD$5]*[.AD$54])" office:value-type="float" office:value="0.000000158378195616766" calcext:value-type="float">
            <text:p>1.58378195616766E-07</text:p>
          </table:table-cell>
          <table:table-cell/>
          <table:table-cell table:formula="of:=[.A$5]*([.P28]+[.P29])/2" office:value-type="float" office:value="-0" calcext:value-type="float">
            <text:p>0</text:p>
          </table:table-cell>
          <table:table-cell table:formula="of:=[.A$5]*([.Q28]+[.Q29])/2" office:value-type="float" office:value="0.000000233231690320141" calcext:value-type="float">
            <text:p>2.33231690320141E-07</text:p>
          </table:table-cell>
          <table:table-cell/>
          <table:table-cell table:formula="of:=[.A$5]*([.S28]+[.S29])/2" office:value-type="float" office:value="-0" calcext:value-type="float">
            <text:p>0</text:p>
          </table:table-cell>
          <table:table-cell table:formula="of:=[.A$5]*([.T28]+[.T29])/2" office:value-type="float" office:value="0.000000342274365300404" calcext:value-type="float">
            <text:p>3.42274365300404E-07</text:p>
          </table:table-cell>
          <table:table-cell/>
          <table:table-cell table:formula="of:=SQRT(POWER([.S28];2) + POWER([.T28];2))" office:value-type="float" office:value="0.000000233231690320141" calcext:value-type="float">
            <text:p>2.33231690320141E-07</text:p>
          </table:table-cell>
          <table:table-cell table:formula="of:=SQRT(POWER([.V28];2)+POWER([.W28];2))" office:value-type="float" office:value="0.000000342274365300404" calcext:value-type="float">
            <text:p>3.42274365300404E-07</text:p>
          </table:table-cell>
          <table:table-cell table:number-columns-repeated="2"/>
          <table:table-cell office:value-type="string" calcext:value-type="string">
            <text:p>Contrainte normale de traction</text:p>
          </table:table-cell>
          <table:table-cell table:number-columns-repeated="2"/>
          <table:table-cell table:style-name="ce15" table:formula="of:=CNT([.AB21];[.AG49])" office:value-type="float" office:value="762.033880522891" calcext:value-type="float">
            <text:p>762.033880522891</text:p>
          </table:table-cell>
          <table:table-cell/>
          <table:table-cell table:style-name="ce15" table:formula="of:=CNT([.AB21];[.AG49])" office:value-type="float" office:value="762.033880522891" calcext:value-type="float">
            <text:p>762.033880522891</text:p>
          </table:table-cell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8]+(MAX([.D$11];[.F$11];[.H$11];[.J$11]) - MIN([.D$11];[.F$11];[.H$11];[.J$11]))/[.A$3]" office:value-type="float" office:value="-26.726" calcext:value-type="float">
            <text:p>-26.726</text:p>
          </table:table-cell>
          <table:table-cell table:formula="of:=IF([.B29]&gt;=[.D$11];[.D$13];0)+IF([.B29]&gt;=[.F$11];[.F$13];0)+IF([.B29]&gt;=[.H$11];[.H$13];0)+IF([.B29]&gt;=[.J$11];[.J$13];0)" office:value-type="float" office:value="0" calcext:value-type="float">
            <text:p>0</text:p>
          </table:table-cell>
          <table:table-cell table:formula="of:=IF([.B29]&gt;=[.D$11];[.D$14];0)+IF([.B29]&gt;=[.F$11];[.F$14];0)+IF([.B29]&gt;=[.H$11];[.H$14];0)+IF([.B29]&gt;=[.J$11];[.J$14];0)" office:value-type="float" office:value="-647" calcext:value-type="float">
            <text:p>-647</text:p>
          </table:table-cell>
          <table:table-cell table:formula="of:=IF([.B29]&gt;=[.D$11];[.D$15];0)+IF([.B29]&gt;=[.F$11];[.F$15];0)+IF([.B29]&gt;=[.H$11];[.H$15];0)+IF([.B29]&gt;=[.J$11];[.J$15];0)" office:value-type="float" office:value="0" calcext:value-type="float">
            <text:p>0</text:p>
          </table:table-cell>
          <table:table-cell table:formula="of:=IF([.B29]&gt;=[.H$11];MT([.H$14];[.H$16]);0)+IF([.B29]&gt;=[.J$11];MT([.J$15];[.J$16]);0)" office:value-type="float" office:value="-114842.5" calcext:value-type="float">
            <text:p>-114842.5</text:p>
          </table:table-cell>
          <table:table-cell table:formula="of:=MF([.B29];[.D$11];[.D$15]) + MF([.B29];[.F$11];[.F$15]) + MF([.B29];[.H$11];[.H$15])+ MF([.B29];[.J$11];[.J$15])" office:value-type="float" office:value="0" calcext:value-type="float">
            <text:p>0</text:p>
          </table:table-cell>
          <table:table-cell table:formula="of:=MF([.B29];[.D$11];[.D$14]) + MF([.B29];[.F$11];[.F$14]) + MF([.B29];[.H$11];[.H$14])+ MF([.B29];[.J$11];[.J$14]) + IND([.B29];[.J$11])*-[.J$13]*[.J$16]/2" office:value-type="float" office:value="-8070.67800000001" calcext:value-type="float">
            <text:p>-8070.67800000001</text:p>
          </table:table-cell>
          <table:table-cell/>
          <table:table-cell table:formula="of:=SQRT(POWER([.G29];2)+POWER([.H29];2))" office:value-type="float" office:value="8070.67800000001" calcext:value-type="float">
            <text:p>8070.67800000001</text:p>
          </table:table-cell>
          <table:table-cell table:formula="of:=SQRT(POWER([.F29];2)+POWER([.J29];2))" office:value-type="float" office:value="115125.738432506" calcext:value-type="float">
            <text:p>115125.738432506</text:p>
          </table:table-cell>
          <table:table-cell/>
          <table:table-cell table:formula="of:=SQRT(POWER([.G29];2)+0.75*POWER([.H29];2))" office:value-type="float" office:value="6989.41217376419" calcext:value-type="float">
            <text:p>6989.41217376419</text:p>
          </table:table-cell>
          <table:table-cell table:formula="of:=SQRT(POWER([.F29];2)+POWER([.M29];2))" office:value-type="float" office:value="115054.994193146" calcext:value-type="float">
            <text:p>115054.994193146</text:p>
          </table:table-cell>
          <table:table-cell/>
          <table:table-cell table:formula="of:=-[.G29]/([.AD$5]*[.AD$53])" office:value-type="float" office:value="-0" calcext:value-type="float">
            <text:p>0</text:p>
          </table:table-cell>
          <table:table-cell table:formula="of:=-[.H29]/([.AD$5]*[.AD$54])" office:value-type="float" office:value="0.000000178175470068862" calcext:value-type="float">
            <text:p>1.78175470068862E-07</text:p>
          </table:table-cell>
          <table:table-cell/>
          <table:table-cell table:formula="of:=[.A$5]*([.P29]+[.P30])/2" office:value-type="float" office:value="-0" calcext:value-type="float">
            <text:p>0</text:p>
          </table:table-cell>
          <table:table-cell table:formula="of:=[.A$5]*([.Q29]+[.Q30])/2" office:value-type="float" office:value="0.000000260670712710745" calcext:value-type="float">
            <text:p>2.60670712710745E-07</text:p>
          </table:table-cell>
          <table:table-cell/>
          <table:table-cell table:formula="of:=[.A$5]*([.S29]+[.S30])/2" office:value-type="float" office:value="-0" calcext:value-type="float">
            <text:p>0</text:p>
          </table:table-cell>
          <table:table-cell table:formula="of:=[.A$5]*([.T29]+[.T30])/2" office:value-type="float" office:value="0.000000380304850333782" calcext:value-type="float">
            <text:p>3.80304850333782E-07</text:p>
          </table:table-cell>
          <table:table-cell/>
          <table:table-cell table:formula="of:=SQRT(POWER([.S29];2) + POWER([.T29];2))" office:value-type="float" office:value="0.000000260670712710745" calcext:value-type="float">
            <text:p>2.60670712710745E-07</text:p>
          </table:table-cell>
          <table:table-cell table:formula="of:=SQRT(POWER([.V29];2)+POWER([.W29];2))" office:value-type="float" office:value="0.000000380304850333782" calcext:value-type="float">
            <text:p>3.80304850333782E-07</text:p>
          </table:table-cell>
          <table:table-cell table:number-columns-repeated="2"/>
          <table:table-cell office:value-type="string" calcext:value-type="string">
            <text:p>Contrainte normale de flexion</text:p>
          </table:table-cell>
          <table:table-cell table:number-columns-repeated="2"/>
          <table:table-cell table:style-name="ce15" table:formula="of:=CNF([.AE24];[.AG49])" office:value-type="float" office:value="300935.069791388" calcext:value-type="float">
            <text:p>300935.069791388</text:p>
          </table:table-cell>
          <table:table-cell/>
          <table:table-cell table:style-name="ce15" table:formula="of:=CNF([.AE25];[.AG49])" office:value-type="float" office:value="295436.436932715" calcext:value-type="float">
            <text:p>295436.436932715</text:p>
          </table:table-cell>
          <table:table-cell table:number-columns-repeated="8"/>
          <table:table-cell table:style-name="ce2" office:value-type="float" office:value="1197" calcext:value-type="float">
            <text:p>119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-1197" calcext:value-type="float">
            <text:p>-119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29]+(MAX([.D$11];[.F$11];[.H$11];[.J$11]) - MIN([.D$11];[.F$11];[.H$11];[.J$11]))/[.A$3]" office:value-type="float" office:value="-25.34" calcext:value-type="float">
            <text:p>-25.34</text:p>
          </table:table-cell>
          <table:table-cell table:formula="of:=IF([.B30]&gt;=[.D$11];[.D$13];0)+IF([.B30]&gt;=[.F$11];[.F$13];0)+IF([.B30]&gt;=[.H$11];[.H$13];0)+IF([.B30]&gt;=[.J$11];[.J$13];0)" office:value-type="float" office:value="0" calcext:value-type="float">
            <text:p>0</text:p>
          </table:table-cell>
          <table:table-cell table:formula="of:=IF([.B30]&gt;=[.D$11];[.D$14];0)+IF([.B30]&gt;=[.F$11];[.F$14];0)+IF([.B30]&gt;=[.H$11];[.H$14];0)+IF([.B30]&gt;=[.J$11];[.J$14];0)" office:value-type="float" office:value="-647" calcext:value-type="float">
            <text:p>-647</text:p>
          </table:table-cell>
          <table:table-cell table:formula="of:=IF([.B30]&gt;=[.D$11];[.D$15];0)+IF([.B30]&gt;=[.F$11];[.F$15];0)+IF([.B30]&gt;=[.H$11];[.H$15];0)+IF([.B30]&gt;=[.J$11];[.J$15];0)" office:value-type="float" office:value="0" calcext:value-type="float">
            <text:p>0</text:p>
          </table:table-cell>
          <table:table-cell table:formula="of:=IF([.B30]&gt;=[.H$11];MT([.H$14];[.H$16]);0)+IF([.B30]&gt;=[.J$11];MT([.J$15];[.J$16]);0)" office:value-type="float" office:value="-114842.5" calcext:value-type="float">
            <text:p>-114842.5</text:p>
          </table:table-cell>
          <table:table-cell table:formula="of:=MF([.B30];[.D$11];[.D$15]) + MF([.B30];[.F$11];[.F$15]) + MF([.B30];[.H$11];[.H$15])+ MF([.B30];[.J$11];[.J$15])" office:value-type="float" office:value="0" calcext:value-type="float">
            <text:p>0</text:p>
          </table:table-cell>
          <table:table-cell table:formula="of:=MF([.B30];[.D$11];[.D$14]) + MF([.B30];[.F$11];[.F$14]) + MF([.B30];[.H$11];[.H$14])+ MF([.B30];[.J$11];[.J$14]) + IND([.B30];[.J$11])*-[.J$13]*[.J$16]/2" office:value-type="float" office:value="-8967.42000000001" calcext:value-type="float">
            <text:p>-8967.42000000001</text:p>
          </table:table-cell>
          <table:table-cell/>
          <table:table-cell table:formula="of:=SQRT(POWER([.G30];2)+POWER([.H30];2))" office:value-type="float" office:value="8967.42000000001" calcext:value-type="float">
            <text:p>8967.42000000001</text:p>
          </table:table-cell>
          <table:table-cell table:formula="of:=SQRT(POWER([.F30];2)+POWER([.J30];2))" office:value-type="float" office:value="115192.076236634" calcext:value-type="float">
            <text:p>115192.076236634</text:p>
          </table:table-cell>
          <table:table-cell/>
          <table:table-cell table:formula="of:=SQRT(POWER([.G30];2)+0.75*POWER([.H30];2))" office:value-type="float" office:value="7766.01352640466" calcext:value-type="float">
            <text:p>7766.01352640466</text:p>
          </table:table-cell>
          <table:table-cell table:formula="of:=SQRT(POWER([.F30];2)+POWER([.M30];2))" office:value-type="float" office:value="115104.781709286" calcext:value-type="float">
            <text:p>115104.781709286</text:p>
          </table:table-cell>
          <table:table-cell/>
          <table:table-cell table:formula="of:=-[.G30]/([.AD$5]*[.AD$53])" office:value-type="float" office:value="-0" calcext:value-type="float">
            <text:p>0</text:p>
          </table:table-cell>
          <table:table-cell table:formula="of:=-[.H30]/([.AD$5]*[.AD$54])" office:value-type="float" office:value="0.000000197972744520958" calcext:value-type="float">
            <text:p>1.97972744520958E-07</text:p>
          </table:table-cell>
          <table:table-cell/>
          <table:table-cell table:formula="of:=[.A$5]*([.P30]+[.P31])/2" office:value-type="float" office:value="-0" calcext:value-type="float">
            <text:p>0</text:p>
          </table:table-cell>
          <table:table-cell table:formula="of:=[.A$5]*([.Q30]+[.Q31])/2" office:value-type="float" office:value="0.00000028810973510135" calcext:value-type="float">
            <text:p>2.8810973510135E-07</text:p>
          </table:table-cell>
          <table:table-cell/>
          <table:table-cell table:formula="of:=[.A$5]*([.S30]+[.S31])/2" office:value-type="float" office:value="-0" calcext:value-type="float">
            <text:p>0</text:p>
          </table:table-cell>
          <table:table-cell table:formula="of:=[.A$5]*([.T30]+[.T31])/2" office:value-type="float" office:value="0.00000041833533536716" calcext:value-type="float">
            <text:p>4.1833533536716E-07</text:p>
          </table:table-cell>
          <table:table-cell/>
          <table:table-cell table:formula="of:=SQRT(POWER([.S30];2) + POWER([.T30];2))" office:value-type="float" office:value="0.00000028810973510135" calcext:value-type="float">
            <text:p>2.8810973510135E-07</text:p>
          </table:table-cell>
          <table:table-cell table:formula="of:=SQRT(POWER([.V30];2)+POWER([.W30];2))" office:value-type="float" office:value="0.00000041833533536716" calcext:value-type="float">
            <text:p>4.1833533536716E-07</text:p>
          </table:table-cell>
          <table:table-cell table:number-columns-repeated="2"/>
          <table:table-cell office:value-type="string" calcext:value-type="string">
            <text:p>Contrainte tangentielle de torsion</text:p>
          </table:table-cell>
          <table:table-cell table:number-columns-repeated="2"/>
          <table:table-cell table:style-name="ce15" table:formula="of:=CTT([.AC21];[.AG49])" office:value-type="float" office:value="-194962.686547369" calcext:value-type="float">
            <text:p>-194962.686547369</text:p>
          </table:table-cell>
          <table:table-cell/>
          <table:table-cell table:style-name="ce15" table:formula="of:=CTT([.AC21];[.AG49])" office:value-type="float" office:value="-194962.686547369" calcext:value-type="float">
            <text:p>-194962.686547369</text:p>
          </table:table-cell>
          <table:table-cell table:number-columns-repeated="8"/>
          <table:table-cell table:style-name="ce2" office:value-type="float" office:value="-159" calcext:value-type="float">
            <text:p>-159</text:p>
          </table:table-cell>
          <table:table-cell/>
          <table:table-cell table:style-name="ce2" office:value-type="float" office:value="-3447" calcext:value-type="float">
            <text:p>-3447</text:p>
          </table:table-cell>
          <table:table-cell/>
          <table:table-cell table:style-name="ce2" office:value-type="float" office:value="928" calcext:value-type="float">
            <text:p>928</text:p>
          </table:table-cell>
          <table:table-cell/>
          <table:table-cell table:style-name="ce2" office:value-type="float" office:value="2678" calcext:value-type="float">
            <text:p>2678</text:p>
          </table:table-cell>
          <table:table-cell table:number-columns-repeated="97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30]+(MAX([.D$11];[.F$11];[.H$11];[.J$11]) - MIN([.D$11];[.F$11];[.H$11];[.J$11]))/[.A$3]" office:value-type="float" office:value="-23.954" calcext:value-type="float">
            <text:p>-23.954</text:p>
          </table:table-cell>
          <table:table-cell table:formula="of:=IF([.B31]&gt;=[.D$11];[.D$13];0)+IF([.B31]&gt;=[.F$11];[.F$13];0)+IF([.B31]&gt;=[.H$11];[.H$13];0)+IF([.B31]&gt;=[.J$11];[.J$13];0)" office:value-type="float" office:value="0" calcext:value-type="float">
            <text:p>0</text:p>
          </table:table-cell>
          <table:table-cell table:formula="of:=IF([.B31]&gt;=[.D$11];[.D$14];0)+IF([.B31]&gt;=[.F$11];[.F$14];0)+IF([.B31]&gt;=[.H$11];[.H$14];0)+IF([.B31]&gt;=[.J$11];[.J$14];0)" office:value-type="float" office:value="-647" calcext:value-type="float">
            <text:p>-647</text:p>
          </table:table-cell>
          <table:table-cell table:formula="of:=IF([.B31]&gt;=[.D$11];[.D$15];0)+IF([.B31]&gt;=[.F$11];[.F$15];0)+IF([.B31]&gt;=[.H$11];[.H$15];0)+IF([.B31]&gt;=[.J$11];[.J$15];0)" office:value-type="float" office:value="0" calcext:value-type="float">
            <text:p>0</text:p>
          </table:table-cell>
          <table:table-cell table:formula="of:=IF([.B31]&gt;=[.H$11];MT([.H$14];[.H$16]);0)+IF([.B31]&gt;=[.J$11];MT([.J$15];[.J$16]);0)" office:value-type="float" office:value="-114842.5" calcext:value-type="float">
            <text:p>-114842.5</text:p>
          </table:table-cell>
          <table:table-cell table:formula="of:=MF([.B31];[.D$11];[.D$15]) + MF([.B31];[.F$11];[.F$15]) + MF([.B31];[.H$11];[.H$15])+ MF([.B31];[.J$11];[.J$15])" office:value-type="float" office:value="0" calcext:value-type="float">
            <text:p>0</text:p>
          </table:table-cell>
          <table:table-cell table:formula="of:=MF([.B31];[.D$11];[.D$14]) + MF([.B31];[.F$11];[.F$14]) + MF([.B31];[.H$11];[.H$14])+ MF([.B31];[.J$11];[.J$14]) + IND([.B31];[.J$11])*-[.J$13]*[.J$16]/2" office:value-type="float" office:value="-9864.16200000001" calcext:value-type="float">
            <text:p>-9864.16200000001</text:p>
          </table:table-cell>
          <table:table-cell/>
          <table:table-cell table:formula="of:=SQRT(POWER([.G31];2)+POWER([.H31];2))" office:value-type="float" office:value="9864.16200000001" calcext:value-type="float">
            <text:p>9864.16200000001</text:p>
          </table:table-cell>
          <table:table-cell table:formula="of:=SQRT(POWER([.F31];2)+POWER([.J31];2))" office:value-type="float" office:value="115265.352548857" calcext:value-type="float">
            <text:p>115265.352548857</text:p>
          </table:table-cell>
          <table:table-cell/>
          <table:table-cell table:formula="of:=SQRT(POWER([.G31];2)+0.75*POWER([.H31];2))" office:value-type="float" office:value="8542.61487904512" calcext:value-type="float">
            <text:p>8542.61487904512</text:p>
          </table:table-cell>
          <table:table-cell table:formula="of:=SQRT(POWER([.F31];2)+POWER([.M31];2))" office:value-type="float" office:value="115159.784973843" calcext:value-type="float">
            <text:p>115159.784973843</text:p>
          </table:table-cell>
          <table:table-cell/>
          <table:table-cell table:formula="of:=-[.G31]/([.AD$5]*[.AD$53])" office:value-type="float" office:value="-0" calcext:value-type="float">
            <text:p>0</text:p>
          </table:table-cell>
          <table:table-cell table:formula="of:=-[.H31]/([.AD$5]*[.AD$54])" office:value-type="float" office:value="0.000000217770018973054" calcext:value-type="float">
            <text:p>2.17770018973054E-07</text:p>
          </table:table-cell>
          <table:table-cell/>
          <table:table-cell table:formula="of:=[.A$5]*([.P31]+[.P32])/2" office:value-type="float" office:value="-0" calcext:value-type="float">
            <text:p>0</text:p>
          </table:table-cell>
          <table:table-cell table:formula="of:=[.A$5]*([.Q31]+[.Q32])/2" office:value-type="float" office:value="0.000000315548757491955" calcext:value-type="float">
            <text:p>3.15548757491955E-07</text:p>
          </table:table-cell>
          <table:table-cell/>
          <table:table-cell table:formula="of:=[.A$5]*([.S31]+[.S32])/2" office:value-type="float" office:value="-0" calcext:value-type="float">
            <text:p>0</text:p>
          </table:table-cell>
          <table:table-cell table:formula="of:=[.A$5]*([.T31]+[.T32])/2" office:value-type="float" office:value="0.000000456365820400539" calcext:value-type="float">
            <text:p>4.56365820400539E-07</text:p>
          </table:table-cell>
          <table:table-cell/>
          <table:table-cell table:formula="of:=SQRT(POWER([.S31];2) + POWER([.T31];2))" office:value-type="float" office:value="0.000000315548757491955" calcext:value-type="float">
            <text:p>3.15548757491955E-07</text:p>
          </table:table-cell>
          <table:table-cell table:formula="of:=SQRT(POWER([.V31];2)+POWER([.W31];2))" office:value-type="float" office:value="0.000000456365820400539" calcext:value-type="float">
            <text:p>4.56365820400539E-07</text:p>
          </table:table-cell>
          <table:table-cell table:number-columns-repeated="2"/>
          <table:table-cell office:value-type="string" calcext:value-type="string">
            <text:p>Contrainte tangentielle de cisaillement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5544" calcext:value-type="float">
            <text:p>5544</text:p>
          </table:table-cell>
          <table:table-cell/>
          <table:table-cell table:style-name="ce2" office:value-type="float" office:value="-10646" calcext:value-type="float">
            <text:p>-10646</text:p>
          </table:table-cell>
          <table:table-cell/>
          <table:table-cell table:style-name="ce2" office:value-type="float" office:value="-2257" calcext:value-type="float">
            <text:p>-2257</text:p>
          </table:table-cell>
          <table:table-cell/>
          <table:table-cell table:style-name="ce2" office:value-type="float" office:value="7359" calcext:value-type="float">
            <text:p>7359</text:p>
          </table:table-cell>
          <table:table-cell table:number-columns-repeated="97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31]+(MAX([.D$11];[.F$11];[.H$11];[.J$11]) - MIN([.D$11];[.F$11];[.H$11];[.J$11]))/[.A$3]" office:value-type="float" office:value="-22.568" calcext:value-type="float">
            <text:p>-22.568</text:p>
          </table:table-cell>
          <table:table-cell table:formula="of:=IF([.B32]&gt;=[.D$11];[.D$13];0)+IF([.B32]&gt;=[.F$11];[.F$13];0)+IF([.B32]&gt;=[.H$11];[.H$13];0)+IF([.B32]&gt;=[.J$11];[.J$13];0)" office:value-type="float" office:value="0" calcext:value-type="float">
            <text:p>0</text:p>
          </table:table-cell>
          <table:table-cell table:formula="of:=IF([.B32]&gt;=[.D$11];[.D$14];0)+IF([.B32]&gt;=[.F$11];[.F$14];0)+IF([.B32]&gt;=[.H$11];[.H$14];0)+IF([.B32]&gt;=[.J$11];[.J$14];0)" office:value-type="float" office:value="-647" calcext:value-type="float">
            <text:p>-647</text:p>
          </table:table-cell>
          <table:table-cell table:formula="of:=IF([.B32]&gt;=[.D$11];[.D$15];0)+IF([.B32]&gt;=[.F$11];[.F$15];0)+IF([.B32]&gt;=[.H$11];[.H$15];0)+IF([.B32]&gt;=[.J$11];[.J$15];0)" office:value-type="float" office:value="0" calcext:value-type="float">
            <text:p>0</text:p>
          </table:table-cell>
          <table:table-cell table:formula="of:=IF([.B32]&gt;=[.H$11];MT([.H$14];[.H$16]);0)+IF([.B32]&gt;=[.J$11];MT([.J$15];[.J$16]);0)" office:value-type="float" office:value="-114842.5" calcext:value-type="float">
            <text:p>-114842.5</text:p>
          </table:table-cell>
          <table:table-cell table:formula="of:=MF([.B32];[.D$11];[.D$15]) + MF([.B32];[.F$11];[.F$15]) + MF([.B32];[.H$11];[.H$15])+ MF([.B32];[.J$11];[.J$15])" office:value-type="float" office:value="0" calcext:value-type="float">
            <text:p>0</text:p>
          </table:table-cell>
          <table:table-cell table:formula="of:=MF([.B32];[.D$11];[.D$14]) + MF([.B32];[.F$11];[.F$14]) + MF([.B32];[.H$11];[.H$14])+ MF([.B32];[.J$11];[.J$14]) + IND([.B32];[.J$11])*-[.J$13]*[.J$16]/2" office:value-type="float" office:value="-10760.904" calcext:value-type="float">
            <text:p>-10760.904</text:p>
          </table:table-cell>
          <table:table-cell/>
          <table:table-cell table:formula="of:=SQRT(POWER([.G32];2)+POWER([.H32];2))" office:value-type="float" office:value="10760.904" calcext:value-type="float">
            <text:p>10760.904</text:p>
          </table:table-cell>
          <table:table-cell table:formula="of:=SQRT(POWER([.F32];2)+POWER([.J32];2))" office:value-type="float" office:value="115345.554145564" calcext:value-type="float">
            <text:p>115345.554145564</text:p>
          </table:table-cell>
          <table:table-cell/>
          <table:table-cell table:formula="of:=SQRT(POWER([.G32];2)+0.75*POWER([.H32];2))" office:value-type="float" office:value="9319.21623168559" calcext:value-type="float">
            <text:p>9319.21623168559</text:p>
          </table:table-cell>
          <table:table-cell table:formula="of:=SQRT(POWER([.F32];2)+POWER([.M32];2))" office:value-type="float" office:value="115219.996517197" calcext:value-type="float">
            <text:p>115219.996517197</text:p>
          </table:table-cell>
          <table:table-cell/>
          <table:table-cell table:formula="of:=-[.G32]/([.AD$5]*[.AD$53])" office:value-type="float" office:value="-0" calcext:value-type="float">
            <text:p>0</text:p>
          </table:table-cell>
          <table:table-cell table:formula="of:=-[.H32]/([.AD$5]*[.AD$54])" office:value-type="float" office:value="0.00000023756729342515" calcext:value-type="float">
            <text:p>2.3756729342515E-07</text:p>
          </table:table-cell>
          <table:table-cell/>
          <table:table-cell table:formula="of:=[.A$5]*([.P32]+[.P33])/2" office:value-type="float" office:value="-0" calcext:value-type="float">
            <text:p>0</text:p>
          </table:table-cell>
          <table:table-cell table:formula="of:=[.A$5]*([.Q32]+[.Q33])/2" office:value-type="float" office:value="0.00000034298777988256" calcext:value-type="float">
            <text:p>3.4298777988256E-07</text:p>
          </table:table-cell>
          <table:table-cell/>
          <table:table-cell table:formula="of:=[.A$5]*([.S32]+[.S33])/2" office:value-type="float" office:value="-0" calcext:value-type="float">
            <text:p>0</text:p>
          </table:table-cell>
          <table:table-cell table:formula="of:=[.A$5]*([.T32]+[.T33])/2" office:value-type="float" office:value="0.000000494396305433917" calcext:value-type="float">
            <text:p>4.94396305433917E-07</text:p>
          </table:table-cell>
          <table:table-cell/>
          <table:table-cell table:formula="of:=SQRT(POWER([.S32];2) + POWER([.T32];2))" office:value-type="float" office:value="0.00000034298777988256" calcext:value-type="float">
            <text:p>3.4298777988256E-07</text:p>
          </table:table-cell>
          <table:table-cell table:formula="of:=SQRT(POWER([.V32];2)+POWER([.W32];2))" office:value-type="float" office:value="0.000000494396305433917" calcext:value-type="float">
            <text:p>4.94396305433917E-07</text:p>
          </table:table-cell>
          <table:table-cell table:number-columns-repeated="5"/>
          <table:table-cell table:style-name="ce15"/>
          <table:table-cell/>
          <table:table-cell table:style-name="ce15"/>
          <table:table-cell table:number-columns-repeated="12"/>
          <table:table-cell table:style-name="ce2" office:value-type="float" office:value="339" calcext:value-type="float">
            <text:p>339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number-columns-repeated="97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32]+(MAX([.D$11];[.F$11];[.H$11];[.J$11]) - MIN([.D$11];[.F$11];[.H$11];[.J$11]))/[.A$3]" office:value-type="float" office:value="-21.182" calcext:value-type="float">
            <text:p>-21.182</text:p>
          </table:table-cell>
          <table:table-cell table:formula="of:=IF([.B33]&gt;=[.D$11];[.D$13];0)+IF([.B33]&gt;=[.F$11];[.F$13];0)+IF([.B33]&gt;=[.H$11];[.H$13];0)+IF([.B33]&gt;=[.J$11];[.J$13];0)" office:value-type="float" office:value="0" calcext:value-type="float">
            <text:p>0</text:p>
          </table:table-cell>
          <table:table-cell table:formula="of:=IF([.B33]&gt;=[.D$11];[.D$14];0)+IF([.B33]&gt;=[.F$11];[.F$14];0)+IF([.B33]&gt;=[.H$11];[.H$14];0)+IF([.B33]&gt;=[.J$11];[.J$14];0)" office:value-type="float" office:value="-647" calcext:value-type="float">
            <text:p>-647</text:p>
          </table:table-cell>
          <table:table-cell table:formula="of:=IF([.B33]&gt;=[.D$11];[.D$15];0)+IF([.B33]&gt;=[.F$11];[.F$15];0)+IF([.B33]&gt;=[.H$11];[.H$15];0)+IF([.B33]&gt;=[.J$11];[.J$15];0)" office:value-type="float" office:value="0" calcext:value-type="float">
            <text:p>0</text:p>
          </table:table-cell>
          <table:table-cell table:formula="of:=IF([.B33]&gt;=[.H$11];MT([.H$14];[.H$16]);0)+IF([.B33]&gt;=[.J$11];MT([.J$15];[.J$16]);0)" office:value-type="float" office:value="-114842.5" calcext:value-type="float">
            <text:p>-114842.5</text:p>
          </table:table-cell>
          <table:table-cell table:formula="of:=MF([.B33];[.D$11];[.D$15]) + MF([.B33];[.F$11];[.F$15]) + MF([.B33];[.H$11];[.H$15])+ MF([.B33];[.J$11];[.J$15])" office:value-type="float" office:value="0" calcext:value-type="float">
            <text:p>0</text:p>
          </table:table-cell>
          <table:table-cell table:formula="of:=MF([.B33];[.D$11];[.D$14]) + MF([.B33];[.F$11];[.F$14]) + MF([.B33];[.H$11];[.H$14])+ MF([.B33];[.J$11];[.J$14]) + IND([.B33];[.J$11])*-[.J$13]*[.J$16]/2" office:value-type="float" office:value="-11657.646" calcext:value-type="float">
            <text:p>-11657.646</text:p>
          </table:table-cell>
          <table:table-cell/>
          <table:table-cell table:formula="of:=SQRT(POWER([.G33];2)+POWER([.H33];2))" office:value-type="float" office:value="11657.646" calcext:value-type="float">
            <text:p>11657.646</text:p>
          </table:table-cell>
          <table:table-cell table:formula="of:=SQRT(POWER([.F33];2)+POWER([.J33];2))" office:value-type="float" office:value="115432.666591876" calcext:value-type="float">
            <text:p>115432.666591876</text:p>
          </table:table-cell>
          <table:table-cell/>
          <table:table-cell table:formula="of:=SQRT(POWER([.G33];2)+0.75*POWER([.H33];2))" office:value-type="float" office:value="10095.8175843261" calcext:value-type="float">
            <text:p>10095.8175843261</text:p>
          </table:table-cell>
          <table:table-cell table:formula="of:=SQRT(POWER([.F33];2)+POWER([.M33];2))" office:value-type="float" office:value="115285.408178772" calcext:value-type="float">
            <text:p>115285.408178772</text:p>
          </table:table-cell>
          <table:table-cell/>
          <table:table-cell table:formula="of:=-[.G33]/([.AD$5]*[.AD$53])" office:value-type="float" office:value="-0" calcext:value-type="float">
            <text:p>0</text:p>
          </table:table-cell>
          <table:table-cell table:formula="of:=-[.H33]/([.AD$5]*[.AD$54])" office:value-type="float" office:value="0.000000257364567877245" calcext:value-type="float">
            <text:p>2.57364567877245E-07</text:p>
          </table:table-cell>
          <table:table-cell/>
          <table:table-cell table:formula="of:=[.A$5]*([.P33]+[.P34])/2" office:value-type="float" office:value="-0" calcext:value-type="float">
            <text:p>0</text:p>
          </table:table-cell>
          <table:table-cell table:formula="of:=[.A$5]*([.Q33]+[.Q34])/2" office:value-type="float" office:value="0.000000370426802273164" calcext:value-type="float">
            <text:p>3.70426802273164E-07</text:p>
          </table:table-cell>
          <table:table-cell/>
          <table:table-cell table:formula="of:=[.A$5]*([.S33]+[.S34])/2" office:value-type="float" office:value="-0" calcext:value-type="float">
            <text:p>0</text:p>
          </table:table-cell>
          <table:table-cell table:formula="of:=[.A$5]*([.T33]+[.T34])/2" office:value-type="float" office:value="0.000000532426790467295" calcext:value-type="float">
            <text:p>5.32426790467295E-07</text:p>
          </table:table-cell>
          <table:table-cell/>
          <table:table-cell table:formula="of:=SQRT(POWER([.S33];2) + POWER([.T33];2))" office:value-type="float" office:value="0.000000370426802273164" calcext:value-type="float">
            <text:p>3.70426802273164E-07</text:p>
          </table:table-cell>
          <table:table-cell table:formula="of:=SQRT(POWER([.V33];2)+POWER([.W33];2))" office:value-type="float" office:value="0.000000532426790467295" calcext:value-type="float">
            <text:p>5.32426790467295E-07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table:number-columns-repeated="2"/>
          <table:table-cell table:style-name="ce15" table:formula="of:=SIGMA_T([.AB21];[.AE24];[.AC21];[.AG49];1;1;1)" office:value-type="float" office:value="493014.136660492" calcext:value-type="float">
            <text:p>493014.136660492</text:p>
          </table:table-cell>
          <table:table-cell/>
          <table:table-cell table:style-name="ce15" table:formula="of:=SIGMA_VM([.AB21];[.AE25];[.AC21];[.AG49];1;1;1)" office:value-type="float" office:value="449182.459084728" calcext:value-type="float">
            <text:p>449182.459084728</text:p>
          </table:table-cell>
          <table:table-cell table:number-columns-repeated="99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33]+(MAX([.D$11];[.F$11];[.H$11];[.J$11]) - MIN([.D$11];[.F$11];[.H$11];[.J$11]))/[.A$3]" office:value-type="float" office:value="-19.796" calcext:value-type="float">
            <text:p>-19.796</text:p>
          </table:table-cell>
          <table:table-cell table:formula="of:=IF([.B34]&gt;=[.D$11];[.D$13];0)+IF([.B34]&gt;=[.F$11];[.F$13];0)+IF([.B34]&gt;=[.H$11];[.H$13];0)+IF([.B34]&gt;=[.J$11];[.J$13];0)" office:value-type="float" office:value="0" calcext:value-type="float">
            <text:p>0</text:p>
          </table:table-cell>
          <table:table-cell table:formula="of:=IF([.B34]&gt;=[.D$11];[.D$14];0)+IF([.B34]&gt;=[.F$11];[.F$14];0)+IF([.B34]&gt;=[.H$11];[.H$14];0)+IF([.B34]&gt;=[.J$11];[.J$14];0)" office:value-type="float" office:value="-647" calcext:value-type="float">
            <text:p>-647</text:p>
          </table:table-cell>
          <table:table-cell table:formula="of:=IF([.B34]&gt;=[.D$11];[.D$15];0)+IF([.B34]&gt;=[.F$11];[.F$15];0)+IF([.B34]&gt;=[.H$11];[.H$15];0)+IF([.B34]&gt;=[.J$11];[.J$15];0)" office:value-type="float" office:value="0" calcext:value-type="float">
            <text:p>0</text:p>
          </table:table-cell>
          <table:table-cell table:formula="of:=IF([.B34]&gt;=[.H$11];MT([.H$14];[.H$16]);0)+IF([.B34]&gt;=[.J$11];MT([.J$15];[.J$16]);0)" office:value-type="float" office:value="-114842.5" calcext:value-type="float">
            <text:p>-114842.5</text:p>
          </table:table-cell>
          <table:table-cell table:formula="of:=MF([.B34];[.D$11];[.D$15]) + MF([.B34];[.F$11];[.F$15]) + MF([.B34];[.H$11];[.H$15])+ MF([.B34];[.J$11];[.J$15])" office:value-type="float" office:value="0" calcext:value-type="float">
            <text:p>0</text:p>
          </table:table-cell>
          <table:table-cell table:formula="of:=MF([.B34];[.D$11];[.D$14]) + MF([.B34];[.F$11];[.F$14]) + MF([.B34];[.H$11];[.H$14])+ MF([.B34];[.J$11];[.J$14]) + IND([.B34];[.J$11])*-[.J$13]*[.J$16]/2" office:value-type="float" office:value="-12554.388" calcext:value-type="float">
            <text:p>-12554.388</text:p>
          </table:table-cell>
          <table:table-cell/>
          <table:table-cell table:formula="of:=SQRT(POWER([.G34];2)+POWER([.H34];2))" office:value-type="float" office:value="12554.388" calcext:value-type="float">
            <text:p>12554.388</text:p>
          </table:table-cell>
          <table:table-cell table:formula="of:=SQRT(POWER([.F34];2)+POWER([.J34];2))" office:value-type="float" office:value="115526.674254497" calcext:value-type="float">
            <text:p>115526.674254497</text:p>
          </table:table-cell>
          <table:table-cell/>
          <table:table-cell table:formula="of:=SQRT(POWER([.G34];2)+0.75*POWER([.H34];2))" office:value-type="float" office:value="10872.4189369665" calcext:value-type="float">
            <text:p>10872.4189369665</text:p>
          </table:table-cell>
          <table:table-cell table:formula="of:=SQRT(POWER([.F34];2)+POWER([.M34];2))" office:value-type="float" office:value="115356.011112516" calcext:value-type="float">
            <text:p>115356.011112516</text:p>
          </table:table-cell>
          <table:table-cell/>
          <table:table-cell table:formula="of:=-[.G34]/([.AD$5]*[.AD$53])" office:value-type="float" office:value="-0" calcext:value-type="float">
            <text:p>0</text:p>
          </table:table-cell>
          <table:table-cell table:formula="of:=-[.H34]/([.AD$5]*[.AD$54])" office:value-type="float" office:value="0.000000277161842329341" calcext:value-type="float">
            <text:p>2.77161842329341E-07</text:p>
          </table:table-cell>
          <table:table-cell/>
          <table:table-cell table:formula="of:=[.A$5]*([.P34]+[.P35])/2" office:value-type="float" office:value="-0" calcext:value-type="float">
            <text:p>0</text:p>
          </table:table-cell>
          <table:table-cell table:formula="of:=[.A$5]*([.Q34]+[.Q35])/2" office:value-type="float" office:value="0.000000397865824663769" calcext:value-type="float">
            <text:p>3.97865824663769E-07</text:p>
          </table:table-cell>
          <table:table-cell/>
          <table:table-cell table:formula="of:=[.A$5]*([.S34]+[.S35])/2" office:value-type="float" office:value="-0" calcext:value-type="float">
            <text:p>0</text:p>
          </table:table-cell>
          <table:table-cell table:formula="of:=[.A$5]*([.T34]+[.T35])/2" office:value-type="float" office:value="0.000000570457275500673" calcext:value-type="float">
            <text:p>5.70457275500673E-07</text:p>
          </table:table-cell>
          <table:table-cell/>
          <table:table-cell table:formula="of:=SQRT(POWER([.S34];2) + POWER([.T34];2))" office:value-type="float" office:value="0.000000397865824663769" calcext:value-type="float">
            <text:p>3.97865824663769E-07</text:p>
          </table:table-cell>
          <table:table-cell table:formula="of:=SQRT(POWER([.V34];2)+POWER([.W34];2))" office:value-type="float" office:value="0.000000570457275500673" calcext:value-type="float">
            <text:p>5.70457275500673E-07</text:p>
          </table:table-cell>
          <table:table-cell table:number-columns-repeated="16"/>
          <table:table-cell table:style-name="ce17" office:value-type="string" calcext:value-type="string">
            <text:p>Arbre 8</text:p>
          </table:table-cell>
          <table:table-cell table:number-columns-repeated="98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34]+(MAX([.D$11];[.F$11];[.H$11];[.J$11]) - MIN([.D$11];[.F$11];[.H$11];[.J$11]))/[.A$3]" office:value-type="float" office:value="-18.41" calcext:value-type="float">
            <text:p>-18.41</text:p>
          </table:table-cell>
          <table:table-cell table:formula="of:=IF([.B35]&gt;=[.D$11];[.D$13];0)+IF([.B35]&gt;=[.F$11];[.F$13];0)+IF([.B35]&gt;=[.H$11];[.H$13];0)+IF([.B35]&gt;=[.J$11];[.J$13];0)" office:value-type="float" office:value="0" calcext:value-type="float">
            <text:p>0</text:p>
          </table:table-cell>
          <table:table-cell table:formula="of:=IF([.B35]&gt;=[.D$11];[.D$14];0)+IF([.B35]&gt;=[.F$11];[.F$14];0)+IF([.B35]&gt;=[.H$11];[.H$14];0)+IF([.B35]&gt;=[.J$11];[.J$14];0)" office:value-type="float" office:value="-647" calcext:value-type="float">
            <text:p>-647</text:p>
          </table:table-cell>
          <table:table-cell table:formula="of:=IF([.B35]&gt;=[.D$11];[.D$15];0)+IF([.B35]&gt;=[.F$11];[.F$15];0)+IF([.B35]&gt;=[.H$11];[.H$15];0)+IF([.B35]&gt;=[.J$11];[.J$15];0)" office:value-type="float" office:value="0" calcext:value-type="float">
            <text:p>0</text:p>
          </table:table-cell>
          <table:table-cell table:formula="of:=IF([.B35]&gt;=[.H$11];MT([.H$14];[.H$16]);0)+IF([.B35]&gt;=[.J$11];MT([.J$15];[.J$16]);0)" office:value-type="float" office:value="-114842.5" calcext:value-type="float">
            <text:p>-114842.5</text:p>
          </table:table-cell>
          <table:table-cell table:formula="of:=MF([.B35];[.D$11];[.D$15]) + MF([.B35];[.F$11];[.F$15]) + MF([.B35];[.H$11];[.H$15])+ MF([.B35];[.J$11];[.J$15])" office:value-type="float" office:value="0" calcext:value-type="float">
            <text:p>0</text:p>
          </table:table-cell>
          <table:table-cell table:formula="of:=MF([.B35];[.D$11];[.D$14]) + MF([.B35];[.F$11];[.F$14]) + MF([.B35];[.H$11];[.H$14])+ MF([.B35];[.J$11];[.J$14]) + IND([.B35];[.J$11])*-[.J$13]*[.J$16]/2" office:value-type="float" office:value="-13451.13" calcext:value-type="float">
            <text:p>-13451.13</text:p>
          </table:table-cell>
          <table:table-cell/>
          <table:table-cell table:formula="of:=SQRT(POWER([.G35];2)+POWER([.H35];2))" office:value-type="float" office:value="13451.13" calcext:value-type="float">
            <text:p>13451.13</text:p>
          </table:table-cell>
          <table:table-cell table:formula="of:=SQRT(POWER([.F35];2)+POWER([.J35];2))" office:value-type="float" office:value="115627.560315553" calcext:value-type="float">
            <text:p>115627.560315553</text:p>
          </table:table-cell>
          <table:table-cell/>
          <table:table-cell table:formula="of:=SQRT(POWER([.G35];2)+0.75*POWER([.H35];2))" office:value-type="float" office:value="11649.020289607" calcext:value-type="float">
            <text:p>11649.020289607</text:p>
          </table:table-cell>
          <table:table-cell table:formula="of:=SQRT(POWER([.F35];2)+POWER([.M35];2))" office:value-type="float" office:value="115431.79579283" calcext:value-type="float">
            <text:p>115431.79579283</text:p>
          </table:table-cell>
          <table:table-cell/>
          <table:table-cell table:formula="of:=-[.G35]/([.AD$5]*[.AD$53])" office:value-type="float" office:value="-0" calcext:value-type="float">
            <text:p>0</text:p>
          </table:table-cell>
          <table:table-cell table:formula="of:=-[.H35]/([.AD$5]*[.AD$54])" office:value-type="float" office:value="0.000000296959116781437" calcext:value-type="float">
            <text:p>2.96959116781437E-07</text:p>
          </table:table-cell>
          <table:table-cell/>
          <table:table-cell table:formula="of:=[.A$5]*([.P35]+[.P36])/2" office:value-type="float" office:value="-0" calcext:value-type="float">
            <text:p>0</text:p>
          </table:table-cell>
          <table:table-cell table:formula="of:=[.A$5]*([.Q35]+[.Q36])/2" office:value-type="float" office:value="0.000000425304847054374" calcext:value-type="float">
            <text:p>4.25304847054374E-07</text:p>
          </table:table-cell>
          <table:table-cell/>
          <table:table-cell table:formula="of:=[.A$5]*([.S35]+[.S36])/2" office:value-type="float" office:value="-0" calcext:value-type="float">
            <text:p>0</text:p>
          </table:table-cell>
          <table:table-cell table:formula="of:=[.A$5]*([.T35]+[.T36])/2" office:value-type="float" office:value="0.000000608487760534052" calcext:value-type="float">
            <text:p>6.08487760534052E-07</text:p>
          </table:table-cell>
          <table:table-cell/>
          <table:table-cell table:formula="of:=SQRT(POWER([.S35];2) + POWER([.T35];2))" office:value-type="float" office:value="0.000000425304847054374" calcext:value-type="float">
            <text:p>4.25304847054374E-07</text:p>
          </table:table-cell>
          <table:table-cell table:formula="of:=SQRT(POWER([.V35];2)+POWER([.W35];2))" office:value-type="float" office:value="0.000000608487760534052" calcext:value-type="float">
            <text:p>6.08487760534052E-07</text:p>
          </table:table-cell>
          <table:table-cell table:number-columns-repeated="99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35]+(MAX([.D$11];[.F$11];[.H$11];[.J$11]) - MIN([.D$11];[.F$11];[.H$11];[.J$11]))/[.A$3]" office:value-type="float" office:value="-17.024" calcext:value-type="float">
            <text:p>-17.024</text:p>
          </table:table-cell>
          <table:table-cell table:formula="of:=IF([.B36]&gt;=[.D$11];[.D$13];0)+IF([.B36]&gt;=[.F$11];[.F$13];0)+IF([.B36]&gt;=[.H$11];[.H$13];0)+IF([.B36]&gt;=[.J$11];[.J$13];0)" office:value-type="float" office:value="0" calcext:value-type="float">
            <text:p>0</text:p>
          </table:table-cell>
          <table:table-cell table:formula="of:=IF([.B36]&gt;=[.D$11];[.D$14];0)+IF([.B36]&gt;=[.F$11];[.F$14];0)+IF([.B36]&gt;=[.H$11];[.H$14];0)+IF([.B36]&gt;=[.J$11];[.J$14];0)" office:value-type="float" office:value="-647" calcext:value-type="float">
            <text:p>-647</text:p>
          </table:table-cell>
          <table:table-cell table:formula="of:=IF([.B36]&gt;=[.D$11];[.D$15];0)+IF([.B36]&gt;=[.F$11];[.F$15];0)+IF([.B36]&gt;=[.H$11];[.H$15];0)+IF([.B36]&gt;=[.J$11];[.J$15];0)" office:value-type="float" office:value="0" calcext:value-type="float">
            <text:p>0</text:p>
          </table:table-cell>
          <table:table-cell table:formula="of:=IF([.B36]&gt;=[.H$11];MT([.H$14];[.H$16]);0)+IF([.B36]&gt;=[.J$11];MT([.J$15];[.J$16]);0)" office:value-type="float" office:value="-114842.5" calcext:value-type="float">
            <text:p>-114842.5</text:p>
          </table:table-cell>
          <table:table-cell table:formula="of:=MF([.B36];[.D$11];[.D$15]) + MF([.B36];[.F$11];[.F$15]) + MF([.B36];[.H$11];[.H$15])+ MF([.B36];[.J$11];[.J$15])" office:value-type="float" office:value="0" calcext:value-type="float">
            <text:p>0</text:p>
          </table:table-cell>
          <table:table-cell table:formula="of:=MF([.B36];[.D$11];[.D$14]) + MF([.B36];[.F$11];[.F$14]) + MF([.B36];[.H$11];[.H$14])+ MF([.B36];[.J$11];[.J$14]) + IND([.B36];[.J$11])*-[.J$13]*[.J$16]/2" office:value-type="float" office:value="-14347.872" calcext:value-type="float">
            <text:p>-14347.872</text:p>
          </table:table-cell>
          <table:table-cell/>
          <table:table-cell table:formula="of:=SQRT(POWER([.G36];2)+POWER([.H36];2))" office:value-type="float" office:value="14347.872" calcext:value-type="float">
            <text:p>14347.872</text:p>
          </table:table-cell>
          <table:table-cell table:formula="of:=SQRT(POWER([.F36];2)+POWER([.J36];2))" office:value-type="float" office:value="115735.306787421" calcext:value-type="float">
            <text:p>115735.306787421</text:p>
          </table:table-cell>
          <table:table-cell/>
          <table:table-cell table:formula="of:=SQRT(POWER([.G36];2)+0.75*POWER([.H36];2))" office:value-type="float" office:value="12425.6216422474" calcext:value-type="float">
            <text:p>12425.6216422474</text:p>
          </table:table-cell>
          <table:table-cell table:formula="of:=SQRT(POWER([.F36];2)+POWER([.M36];2))" office:value-type="float" office:value="115512.752020919" calcext:value-type="float">
            <text:p>115512.752020919</text:p>
          </table:table-cell>
          <table:table-cell/>
          <table:table-cell table:formula="of:=-[.G36]/([.AD$5]*[.AD$53])" office:value-type="float" office:value="-0" calcext:value-type="float">
            <text:p>0</text:p>
          </table:table-cell>
          <table:table-cell table:formula="of:=-[.H36]/([.AD$5]*[.AD$54])" office:value-type="float" office:value="0.000000316756391233533" calcext:value-type="float">
            <text:p>3.16756391233533E-07</text:p>
          </table:table-cell>
          <table:table-cell/>
          <table:table-cell table:formula="of:=[.A$5]*([.P36]+[.P37])/2" office:value-type="float" office:value="-0" calcext:value-type="float">
            <text:p>0</text:p>
          </table:table-cell>
          <table:table-cell table:formula="of:=[.A$5]*([.Q36]+[.Q37])/2" office:value-type="float" office:value="0.000000452743869444979" calcext:value-type="float">
            <text:p>4.52743869444979E-07</text:p>
          </table:table-cell>
          <table:table-cell/>
          <table:table-cell table:formula="of:=[.A$5]*([.S36]+[.S37])/2" office:value-type="float" office:value="-0" calcext:value-type="float">
            <text:p>0</text:p>
          </table:table-cell>
          <table:table-cell table:formula="of:=[.A$5]*([.T36]+[.T37])/2" office:value-type="float" office:value="0.00000064651824556743" calcext:value-type="float">
            <text:p>6.4651824556743E-07</text:p>
          </table:table-cell>
          <table:table-cell/>
          <table:table-cell table:formula="of:=SQRT(POWER([.S36];2) + POWER([.T36];2))" office:value-type="float" office:value="0.000000452743869444979" calcext:value-type="float">
            <text:p>4.52743869444979E-07</text:p>
          </table:table-cell>
          <table:table-cell table:formula="of:=SQRT(POWER([.V36];2)+POWER([.W36];2))" office:value-type="float" office:value="0.00000064651824556743" calcext:value-type="float">
            <text:p>6.4651824556743E-07</text:p>
          </table:table-cell>
          <table:table-cell table:number-columns-repeated="2"/>
          <table:table-cell table:style-name="ce10" office:value-type="string" calcext:value-type="string">
            <text:p>Re</text:p>
          </table:table-cell>
          <table:table-cell table:style-name="ce10" office:value-type="float" office:value="401" calcext:value-type="float">
            <text:p>401</text:p>
          </table:table-cell>
          <table:table-cell table:number-columns-repeated="1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-184" calcext:value-type="float">
            <text:p>-184</text:p>
          </table:table-cell>
          <table:table-cell/>
          <table:table-cell table:style-name="ce2" office:value-type="float" office:value="-123.2" calcext:value-type="float">
            <text:p>-123.2</text:p>
          </table:table-cell>
          <table:table-cell/>
          <table:table-cell table:style-name="ce2" office:value-type="float" office:value="-54.6" calcext:value-type="float">
            <text:p>-54.6</text:p>
          </table:table-cell>
          <table:table-cell table:number-columns-repeated="97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36]+(MAX([.D$11];[.F$11];[.H$11];[.J$11]) - MIN([.D$11];[.F$11];[.H$11];[.J$11]))/[.A$3]" office:value-type="float" office:value="-15.638" calcext:value-type="float">
            <text:p>-15.638</text:p>
          </table:table-cell>
          <table:table-cell table:formula="of:=IF([.B37]&gt;=[.D$11];[.D$13];0)+IF([.B37]&gt;=[.F$11];[.F$13];0)+IF([.B37]&gt;=[.H$11];[.H$13];0)+IF([.B37]&gt;=[.J$11];[.J$13];0)" office:value-type="float" office:value="0" calcext:value-type="float">
            <text:p>0</text:p>
          </table:table-cell>
          <table:table-cell table:formula="of:=IF([.B37]&gt;=[.D$11];[.D$14];0)+IF([.B37]&gt;=[.F$11];[.F$14];0)+IF([.B37]&gt;=[.H$11];[.H$14];0)+IF([.B37]&gt;=[.J$11];[.J$14];0)" office:value-type="float" office:value="-647" calcext:value-type="float">
            <text:p>-647</text:p>
          </table:table-cell>
          <table:table-cell table:formula="of:=IF([.B37]&gt;=[.D$11];[.D$15];0)+IF([.B37]&gt;=[.F$11];[.F$15];0)+IF([.B37]&gt;=[.H$11];[.H$15];0)+IF([.B37]&gt;=[.J$11];[.J$15];0)" office:value-type="float" office:value="0" calcext:value-type="float">
            <text:p>0</text:p>
          </table:table-cell>
          <table:table-cell table:formula="of:=IF([.B37]&gt;=[.H$11];MT([.H$14];[.H$16]);0)+IF([.B37]&gt;=[.J$11];MT([.J$15];[.J$16]);0)" office:value-type="float" office:value="-114842.5" calcext:value-type="float">
            <text:p>-114842.5</text:p>
          </table:table-cell>
          <table:table-cell table:formula="of:=MF([.B37];[.D$11];[.D$15]) + MF([.B37];[.F$11];[.F$15]) + MF([.B37];[.H$11];[.H$15])+ MF([.B37];[.J$11];[.J$15])" office:value-type="float" office:value="0" calcext:value-type="float">
            <text:p>0</text:p>
          </table:table-cell>
          <table:table-cell table:formula="of:=MF([.B37];[.D$11];[.D$14]) + MF([.B37];[.F$11];[.F$14]) + MF([.B37];[.H$11];[.H$14])+ MF([.B37];[.J$11];[.J$14]) + IND([.B37];[.J$11])*-[.J$13]*[.J$16]/2" office:value-type="float" office:value="-15244.614" calcext:value-type="float">
            <text:p>-15244.614</text:p>
          </table:table-cell>
          <table:table-cell/>
          <table:table-cell table:formula="of:=SQRT(POWER([.G37];2)+POWER([.H37];2))" office:value-type="float" office:value="15244.614" calcext:value-type="float">
            <text:p>15244.614</text:p>
          </table:table-cell>
          <table:table-cell table:formula="of:=SQRT(POWER([.F37];2)+POWER([.J37];2))" office:value-type="float" office:value="115849.894528476" calcext:value-type="float">
            <text:p>115849.894528476</text:p>
          </table:table-cell>
          <table:table-cell/>
          <table:table-cell table:formula="of:=SQRT(POWER([.G37];2)+0.75*POWER([.H37];2))" office:value-type="float" office:value="13202.2229948879" calcext:value-type="float">
            <text:p>13202.2229948879</text:p>
          </table:table-cell>
          <table:table-cell table:formula="of:=SQRT(POWER([.F37];2)+POWER([.M37];2))" office:value-type="float" office:value="115598.868931563" calcext:value-type="float">
            <text:p>115598.868931563</text:p>
          </table:table-cell>
          <table:table-cell/>
          <table:table-cell table:formula="of:=-[.G37]/([.AD$5]*[.AD$53])" office:value-type="float" office:value="-0" calcext:value-type="float">
            <text:p>0</text:p>
          </table:table-cell>
          <table:table-cell table:formula="of:=-[.H37]/([.AD$5]*[.AD$54])" office:value-type="float" office:value="0.000000336553665685628" calcext:value-type="float">
            <text:p>3.36553665685628E-07</text:p>
          </table:table-cell>
          <table:table-cell/>
          <table:table-cell table:formula="of:=[.A$5]*([.P37]+[.P38])/2" office:value-type="float" office:value="-0" calcext:value-type="float">
            <text:p>0</text:p>
          </table:table-cell>
          <table:table-cell table:formula="of:=[.A$5]*([.Q37]+[.Q38])/2" office:value-type="float" office:value="0.000000480182891835583" calcext:value-type="float">
            <text:p>4.80182891835583E-07</text:p>
          </table:table-cell>
          <table:table-cell/>
          <table:table-cell table:formula="of:=[.A$5]*([.S37]+[.S38])/2" office:value-type="float" office:value="-0" calcext:value-type="float">
            <text:p>0</text:p>
          </table:table-cell>
          <table:table-cell table:formula="of:=[.A$5]*([.T37]+[.T38])/2" office:value-type="float" office:value="0.000000684548730600808" calcext:value-type="float">
            <text:p>6.84548730600808E-07</text:p>
          </table:table-cell>
          <table:table-cell/>
          <table:table-cell table:formula="of:=SQRT(POWER([.S37];2) + POWER([.T37];2))" office:value-type="float" office:value="0.000000480182891835583" calcext:value-type="float">
            <text:p>4.80182891835583E-07</text:p>
          </table:table-cell>
          <table:table-cell table:formula="of:=SQRT(POWER([.V37];2)+POWER([.W37];2))" office:value-type="float" office:value="0.000000684548730600808" calcext:value-type="float">
            <text:p>6.84548730600808E-07</text:p>
          </table:table-cell>
          <table:table-cell table:number-columns-repeated="2"/>
          <table:table-cell table:style-name="ce10" office:value-type="string" calcext:value-type="string">
            <text:p>Sécurité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37]+(MAX([.D$11];[.F$11];[.H$11];[.J$11]) - MIN([.D$11];[.F$11];[.H$11];[.J$11]))/[.A$3]" office:value-type="float" office:value="-14.252" calcext:value-type="float">
            <text:p>-14.252</text:p>
          </table:table-cell>
          <table:table-cell table:formula="of:=IF([.B38]&gt;=[.D$11];[.D$13];0)+IF([.B38]&gt;=[.F$11];[.F$13];0)+IF([.B38]&gt;=[.H$11];[.H$13];0)+IF([.B38]&gt;=[.J$11];[.J$13];0)" office:value-type="float" office:value="0" calcext:value-type="float">
            <text:p>0</text:p>
          </table:table-cell>
          <table:table-cell table:formula="of:=IF([.B38]&gt;=[.D$11];[.D$14];0)+IF([.B38]&gt;=[.F$11];[.F$14];0)+IF([.B38]&gt;=[.H$11];[.H$14];0)+IF([.B38]&gt;=[.J$11];[.J$14];0)" office:value-type="float" office:value="-647" calcext:value-type="float">
            <text:p>-647</text:p>
          </table:table-cell>
          <table:table-cell table:formula="of:=IF([.B38]&gt;=[.D$11];[.D$15];0)+IF([.B38]&gt;=[.F$11];[.F$15];0)+IF([.B38]&gt;=[.H$11];[.H$15];0)+IF([.B38]&gt;=[.J$11];[.J$15];0)" office:value-type="float" office:value="0" calcext:value-type="float">
            <text:p>0</text:p>
          </table:table-cell>
          <table:table-cell table:formula="of:=IF([.B38]&gt;=[.H$11];MT([.H$14];[.H$16]);0)+IF([.B38]&gt;=[.J$11];MT([.J$15];[.J$16]);0)" office:value-type="float" office:value="-114842.5" calcext:value-type="float">
            <text:p>-114842.5</text:p>
          </table:table-cell>
          <table:table-cell table:formula="of:=MF([.B38];[.D$11];[.D$15]) + MF([.B38];[.F$11];[.F$15]) + MF([.B38];[.H$11];[.H$15])+ MF([.B38];[.J$11];[.J$15])" office:value-type="float" office:value="0" calcext:value-type="float">
            <text:p>0</text:p>
          </table:table-cell>
          <table:table-cell table:formula="of:=MF([.B38];[.D$11];[.D$14]) + MF([.B38];[.F$11];[.F$14]) + MF([.B38];[.H$11];[.H$14])+ MF([.B38];[.J$11];[.J$14]) + IND([.B38];[.J$11])*-[.J$13]*[.J$16]/2" office:value-type="float" office:value="-16141.356" calcext:value-type="float">
            <text:p>-16141.356</text:p>
          </table:table-cell>
          <table:table-cell/>
          <table:table-cell table:formula="of:=SQRT(POWER([.G38];2)+POWER([.H38];2))" office:value-type="float" office:value="16141.356" calcext:value-type="float">
            <text:p>16141.356</text:p>
          </table:table-cell>
          <table:table-cell table:formula="of:=SQRT(POWER([.F38];2)+POWER([.J38];2))" office:value-type="float" office:value="115971.303259767" calcext:value-type="float">
            <text:p>115971.303259767</text:p>
          </table:table-cell>
          <table:table-cell/>
          <table:table-cell table:formula="of:=SQRT(POWER([.G38];2)+0.75*POWER([.H38];2))" office:value-type="float" office:value="13978.8243475284" calcext:value-type="float">
            <text:p>13978.8243475284</text:p>
          </table:table-cell>
          <table:table-cell table:formula="of:=SQRT(POWER([.F38];2)+POWER([.M38];2))" office:value-type="float" office:value="115690.135000306" calcext:value-type="float">
            <text:p>115690.135000306</text:p>
          </table:table-cell>
          <table:table-cell/>
          <table:table-cell table:formula="of:=-[.G38]/([.AD$5]*[.AD$53])" office:value-type="float" office:value="-0" calcext:value-type="float">
            <text:p>0</text:p>
          </table:table-cell>
          <table:table-cell table:formula="of:=-[.H38]/([.AD$5]*[.AD$54])" office:value-type="float" office:value="0.000000356350940137724" calcext:value-type="float">
            <text:p>3.56350940137724E-07</text:p>
          </table:table-cell>
          <table:table-cell/>
          <table:table-cell table:formula="of:=[.A$5]*([.P38]+[.P39])/2" office:value-type="float" office:value="-0" calcext:value-type="float">
            <text:p>0</text:p>
          </table:table-cell>
          <table:table-cell table:formula="of:=[.A$5]*([.Q38]+[.Q39])/2" office:value-type="float" office:value="0.000000507621914226188" calcext:value-type="float">
            <text:p>5.07621914226188E-07</text:p>
          </table:table-cell>
          <table:table-cell/>
          <table:table-cell table:formula="of:=[.A$5]*([.S38]+[.S39])/2" office:value-type="float" office:value="-0" calcext:value-type="float">
            <text:p>0</text:p>
          </table:table-cell>
          <table:table-cell table:formula="of:=[.A$5]*([.T38]+[.T39])/2" office:value-type="float" office:value="0.000000722579215634186" calcext:value-type="float">
            <text:p>7.22579215634186E-07</text:p>
          </table:table-cell>
          <table:table-cell/>
          <table:table-cell table:formula="of:=SQRT(POWER([.S38];2) + POWER([.T38];2))" office:value-type="float" office:value="0.000000507621914226188" calcext:value-type="float">
            <text:p>5.07621914226188E-07</text:p>
          </table:table-cell>
          <table:table-cell table:formula="of:=SQRT(POWER([.V38];2)+POWER([.W38];2))" office:value-type="float" office:value="0.000000722579215634186" calcext:value-type="float">
            <text:p>7.22579215634186E-07</text:p>
          </table:table-cell>
          <table:table-cell table:number-columns-repeated="2"/>
          <table:table-cell table:style-name="ce3" office:value-type="string" calcext:value-type="string">
            <text:p>Re/s</text:p>
          </table:table-cell>
          <table:table-cell table:style-name="ce3" table:formula="of:=[.AD36]/[.AD37]" office:value-type="float" office:value="100.25" calcext:value-type="float">
            <text:p>100.25</text:p>
          </table:table-cell>
          <table:table-cell table:number-columns-repeated="1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38]+(MAX([.D$11];[.F$11];[.H$11];[.J$11]) - MIN([.D$11];[.F$11];[.H$11];[.J$11]))/[.A$3]" office:value-type="float" office:value="-12.866" calcext:value-type="float">
            <text:p>-12.866</text:p>
          </table:table-cell>
          <table:table-cell table:formula="of:=IF([.B39]&gt;=[.D$11];[.D$13];0)+IF([.B39]&gt;=[.F$11];[.F$13];0)+IF([.B39]&gt;=[.H$11];[.H$13];0)+IF([.B39]&gt;=[.J$11];[.J$13];0)" office:value-type="float" office:value="0" calcext:value-type="float">
            <text:p>0</text:p>
          </table:table-cell>
          <table:table-cell table:formula="of:=IF([.B39]&gt;=[.D$11];[.D$14];0)+IF([.B39]&gt;=[.F$11];[.F$14];0)+IF([.B39]&gt;=[.H$11];[.H$14];0)+IF([.B39]&gt;=[.J$11];[.J$14];0)" office:value-type="float" office:value="-647" calcext:value-type="float">
            <text:p>-647</text:p>
          </table:table-cell>
          <table:table-cell table:formula="of:=IF([.B39]&gt;=[.D$11];[.D$15];0)+IF([.B39]&gt;=[.F$11];[.F$15];0)+IF([.B39]&gt;=[.H$11];[.H$15];0)+IF([.B39]&gt;=[.J$11];[.J$15];0)" office:value-type="float" office:value="0" calcext:value-type="float">
            <text:p>0</text:p>
          </table:table-cell>
          <table:table-cell table:formula="of:=IF([.B39]&gt;=[.H$11];MT([.H$14];[.H$16]);0)+IF([.B39]&gt;=[.J$11];MT([.J$15];[.J$16]);0)" office:value-type="float" office:value="-114842.5" calcext:value-type="float">
            <text:p>-114842.5</text:p>
          </table:table-cell>
          <table:table-cell table:formula="of:=MF([.B39];[.D$11];[.D$15]) + MF([.B39];[.F$11];[.F$15]) + MF([.B39];[.H$11];[.H$15])+ MF([.B39];[.J$11];[.J$15])" office:value-type="float" office:value="0" calcext:value-type="float">
            <text:p>0</text:p>
          </table:table-cell>
          <table:table-cell table:formula="of:=MF([.B39];[.D$11];[.D$14]) + MF([.B39];[.F$11];[.F$14]) + MF([.B39];[.H$11];[.H$14])+ MF([.B39];[.J$11];[.J$14]) + IND([.B39];[.J$11])*-[.J$13]*[.J$16]/2" office:value-type="float" office:value="-17038.098" calcext:value-type="float">
            <text:p>-17038.098</text:p>
          </table:table-cell>
          <table:table-cell/>
          <table:table-cell table:formula="of:=SQRT(POWER([.G39];2)+POWER([.H39];2))" office:value-type="float" office:value="17038.098" calcext:value-type="float">
            <text:p>17038.098</text:p>
          </table:table-cell>
          <table:table-cell table:formula="of:=SQRT(POWER([.F39];2)+POWER([.J39];2))" office:value-type="float" office:value="116099.511582554" calcext:value-type="float">
            <text:p>116099.511582554</text:p>
          </table:table-cell>
          <table:table-cell/>
          <table:table-cell table:formula="of:=SQRT(POWER([.G39];2)+0.75*POWER([.H39];2))" office:value-type="float" office:value="14755.4257001688" calcext:value-type="float">
            <text:p>14755.4257001688</text:p>
          </table:table-cell>
          <table:table-cell table:formula="of:=SQRT(POWER([.F39];2)+POWER([.M39];2))" office:value-type="float" office:value="115786.538051033" calcext:value-type="float">
            <text:p>115786.538051033</text:p>
          </table:table-cell>
          <table:table-cell/>
          <table:table-cell table:formula="of:=-[.G39]/([.AD$5]*[.AD$53])" office:value-type="float" office:value="-0" calcext:value-type="float">
            <text:p>0</text:p>
          </table:table-cell>
          <table:table-cell table:formula="of:=-[.H39]/([.AD$5]*[.AD$54])" office:value-type="float" office:value="0.00000037614821458982" calcext:value-type="float">
            <text:p>3.7614821458982E-07</text:p>
          </table:table-cell>
          <table:table-cell/>
          <table:table-cell table:formula="of:=[.A$5]*([.P39]+[.P40])/2" office:value-type="float" office:value="-0" calcext:value-type="float">
            <text:p>0</text:p>
          </table:table-cell>
          <table:table-cell table:formula="of:=[.A$5]*([.Q39]+[.Q40])/2" office:value-type="float" office:value="0.000000535060936616793" calcext:value-type="float">
            <text:p>5.35060936616793E-07</text:p>
          </table:table-cell>
          <table:table-cell/>
          <table:table-cell table:formula="of:=[.A$5]*([.S39]+[.S40])/2" office:value-type="float" office:value="-0" calcext:value-type="float">
            <text:p>0</text:p>
          </table:table-cell>
          <table:table-cell table:formula="of:=[.A$5]*([.T39]+[.T40])/2" office:value-type="float" office:value="0.000000760609700667564" calcext:value-type="float">
            <text:p>7.60609700667564E-07</text:p>
          </table:table-cell>
          <table:table-cell/>
          <table:table-cell table:formula="of:=SQRT(POWER([.S39];2) + POWER([.T39];2))" office:value-type="float" office:value="0.000000535060936616793" calcext:value-type="float">
            <text:p>5.35060936616793E-07</text:p>
          </table:table-cell>
          <table:table-cell table:formula="of:=SQRT(POWER([.V39];2)+POWER([.W39];2))" office:value-type="float" office:value="0.000000760609700667564" calcext:value-type="float">
            <text:p>7.60609700667564E-07</text:p>
          </table:table-cell>
          <table:table-cell table:number-columns-repeated="5"/>
          <table:table-cell table:style-name="ce17" office:value-type="string" calcext:value-type="string">
            <text:p>Tresca</text:p>
          </table:table-cell>
          <table:table-cell/>
          <table:table-cell table:style-name="ce17" office:value-type="string" calcext:value-type="string">
            <text:p>Von Mises</text:p>
          </table:table-cell>
          <table:table-cell table:number-columns-repeated="8"/>
          <table:table-cell table:style-name="ce2" office:value-type="float" office:value="-4909" calcext:value-type="float">
            <text:p>-4909</text:p>
          </table:table-cell>
          <table:table-cell/>
          <table:table-cell table:style-name="ce2" office:value-type="float" office:value="-6934" calcext:value-type="float">
            <text:p>-6934</text:p>
          </table:table-cell>
          <table:table-cell/>
          <table:table-cell table:style-name="ce2" office:value-type="float" office:value="9152" calcext:value-type="float">
            <text:p>9152</text:p>
          </table:table-cell>
          <table:table-cell/>
          <table:table-cell table:style-name="ce2" office:value-type="float" office:value="2678" calcext:value-type="float">
            <text:p>2678</text:p>
          </table:table-cell>
          <table:table-cell table:number-columns-repeated="97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9]+(MAX([.D$11];[.F$11];[.H$11];[.J$11]) - MIN([.D$11];[.F$11];[.H$11];[.J$11]))/[.A$3]" office:value-type="float" office:value="-11.48" calcext:value-type="float">
            <text:p>-11.48</text:p>
          </table:table-cell>
          <table:table-cell table:formula="of:=IF([.B40]&gt;=[.D$11];[.D$13];0)+IF([.B40]&gt;=[.F$11];[.F$13];0)+IF([.B40]&gt;=[.H$11];[.H$13];0)+IF([.B40]&gt;=[.J$11];[.J$13];0)" office:value-type="float" office:value="0" calcext:value-type="float">
            <text:p>0</text:p>
          </table:table-cell>
          <table:table-cell table:formula="of:=IF([.B40]&gt;=[.D$11];[.D$14];0)+IF([.B40]&gt;=[.F$11];[.F$14];0)+IF([.B40]&gt;=[.H$11];[.H$14];0)+IF([.B40]&gt;=[.J$11];[.J$14];0)" office:value-type="float" office:value="-647" calcext:value-type="float">
            <text:p>-647</text:p>
          </table:table-cell>
          <table:table-cell table:formula="of:=IF([.B40]&gt;=[.D$11];[.D$15];0)+IF([.B40]&gt;=[.F$11];[.F$15];0)+IF([.B40]&gt;=[.H$11];[.H$15];0)+IF([.B40]&gt;=[.J$11];[.J$15];0)" office:value-type="float" office:value="0" calcext:value-type="float">
            <text:p>0</text:p>
          </table:table-cell>
          <table:table-cell table:formula="of:=IF([.B40]&gt;=[.H$11];MT([.H$14];[.H$16]);0)+IF([.B40]&gt;=[.J$11];MT([.J$15];[.J$16]);0)" office:value-type="float" office:value="-114842.5" calcext:value-type="float">
            <text:p>-114842.5</text:p>
          </table:table-cell>
          <table:table-cell table:formula="of:=MF([.B40];[.D$11];[.D$15]) + MF([.B40];[.F$11];[.F$15]) + MF([.B40];[.H$11];[.H$15])+ MF([.B40];[.J$11];[.J$15])" office:value-type="float" office:value="0" calcext:value-type="float">
            <text:p>0</text:p>
          </table:table-cell>
          <table:table-cell table:formula="of:=MF([.B40];[.D$11];[.D$14]) + MF([.B40];[.F$11];[.F$14]) + MF([.B40];[.H$11];[.H$14])+ MF([.B40];[.J$11];[.J$14]) + IND([.B40];[.J$11])*-[.J$13]*[.J$16]/2" office:value-type="float" office:value="-17934.84" calcext:value-type="float">
            <text:p>-17934.84</text:p>
          </table:table-cell>
          <table:table-cell/>
          <table:table-cell table:formula="of:=SQRT(POWER([.G40];2)+POWER([.H40];2))" office:value-type="float" office:value="17934.84" calcext:value-type="float">
            <text:p>17934.84</text:p>
          </table:table-cell>
          <table:table-cell table:formula="of:=SQRT(POWER([.F40];2)+POWER([.J40];2))" office:value-type="float" office:value="116234.496996699" calcext:value-type="float">
            <text:p>116234.496996699</text:p>
          </table:table-cell>
          <table:table-cell/>
          <table:table-cell table:formula="of:=SQRT(POWER([.G40];2)+0.75*POWER([.H40];2))" office:value-type="float" office:value="15532.0270528093" calcext:value-type="float">
            <text:p>15532.0270528093</text:p>
          </table:table-cell>
          <table:table-cell table:formula="of:=SQRT(POWER([.F40];2)+POWER([.M40];2))" office:value-type="float" office:value="115888.06526394" calcext:value-type="float">
            <text:p>115888.06526394</text:p>
          </table:table-cell>
          <table:table-cell/>
          <table:table-cell table:formula="of:=-[.G40]/([.AD$5]*[.AD$53])" office:value-type="float" office:value="-0" calcext:value-type="float">
            <text:p>0</text:p>
          </table:table-cell>
          <table:table-cell table:formula="of:=-[.H40]/([.AD$5]*[.AD$54])" office:value-type="float" office:value="0.000000395945489041916" calcext:value-type="float">
            <text:p>3.95945489041916E-07</text:p>
          </table:table-cell>
          <table:table-cell/>
          <table:table-cell table:formula="of:=[.A$5]*([.P40]+[.P41])/2" office:value-type="float" office:value="-0" calcext:value-type="float">
            <text:p>0</text:p>
          </table:table-cell>
          <table:table-cell table:formula="of:=[.A$5]*([.Q40]+[.Q41])/2" office:value-type="float" office:value="0.000000562499959007398" calcext:value-type="float">
            <text:p>5.62499959007398E-07</text:p>
          </table:table-cell>
          <table:table-cell/>
          <table:table-cell table:formula="of:=[.A$5]*([.S40]+[.S41])/2" office:value-type="float" office:value="-0" calcext:value-type="float">
            <text:p>0</text:p>
          </table:table-cell>
          <table:table-cell table:formula="of:=[.A$5]*([.T40]+[.T41])/2" office:value-type="float" office:value="0.000000798640185700942" calcext:value-type="float">
            <text:p>7.98640185700942E-07</text:p>
          </table:table-cell>
          <table:table-cell/>
          <table:table-cell table:formula="of:=SQRT(POWER([.S40];2) + POWER([.T40];2))" office:value-type="float" office:value="0.000000562499959007398" calcext:value-type="float">
            <text:p>5.62499959007398E-07</text:p>
          </table:table-cell>
          <table:table-cell table:formula="of:=SQRT(POWER([.V40];2)+POWER([.W40];2))" office:value-type="float" office:value="0.000000798640185700942" calcext:value-type="float">
            <text:p>7.98640185700942E-07</text:p>
          </table:table-cell>
          <table:table-cell table:number-columns-repeated="2"/>
          <table:table-cell table:style-name="ce3" office:value-type="string" calcext:value-type="string">
            <text:p>Diamètre sans concentrations de contraintes</text:p>
          </table:table-cell>
          <table:table-cell table:style-name="ce3" table:number-columns-repeated="2"/>
          <table:table-cell table:style-name="ce3" table:formula="of:=DIAMETRE_T([.AB21];[.AE24];[.AC21];[.AD38];1;1;1)" office:value-type="float" office:value="24.7000000000001" calcext:value-type="float">
            <text:p>24.7000000000001</text:p>
          </table:table-cell>
          <table:table-cell table:style-name="ce3"/>
          <table:table-cell table:style-name="ce3" table:formula="of:=DIAMETRE_VM([.AB21];[.AE25];[.AC21];[.AD38];1;1;1)" office:value-type="float" office:value="24.0000000000001" calcext:value-type="float">
            <text:p>24.0000000000001</text:p>
          </table:table-cell>
          <table:table-cell table:style-name="ce3" office:value-type="string" calcext:value-type="string">
            <text:p>mm</text:p>
          </table:table-cell>
          <table:table-cell table:number-columns-repeated="7"/>
          <table:table-cell table:style-name="ce2" office:value-type="float" office:value="-3137" calcext:value-type="float">
            <text:p>-3137</text:p>
          </table:table-cell>
          <table:table-cell/>
          <table:table-cell table:style-name="ce2" office:value-type="float" office:value="-14659" calcext:value-type="float">
            <text:p>-14659</text:p>
          </table:table-cell>
          <table:table-cell/>
          <table:table-cell table:style-name="ce2" office:value-type="float" office:value="25145" calcext:value-type="float">
            <text:p>25145</text:p>
          </table:table-cell>
          <table:table-cell/>
          <table:table-cell table:style-name="ce2" office:value-type="float" office:value="-7359" calcext:value-type="float">
            <text:p>-7359</text:p>
          </table:table-cell>
          <table:table-cell table:number-columns-repeated="97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0]+(MAX([.D$11];[.F$11];[.H$11];[.J$11]) - MIN([.D$11];[.F$11];[.H$11];[.J$11]))/[.A$3]" office:value-type="float" office:value="-10.094" calcext:value-type="float">
            <text:p>-10.094</text:p>
          </table:table-cell>
          <table:table-cell table:formula="of:=IF([.B41]&gt;=[.D$11];[.D$13];0)+IF([.B41]&gt;=[.F$11];[.F$13];0)+IF([.B41]&gt;=[.H$11];[.H$13];0)+IF([.B41]&gt;=[.J$11];[.J$13];0)" office:value-type="float" office:value="0" calcext:value-type="float">
            <text:p>0</text:p>
          </table:table-cell>
          <table:table-cell table:formula="of:=IF([.B41]&gt;=[.D$11];[.D$14];0)+IF([.B41]&gt;=[.F$11];[.F$14];0)+IF([.B41]&gt;=[.H$11];[.H$14];0)+IF([.B41]&gt;=[.J$11];[.J$14];0)" office:value-type="float" office:value="-647" calcext:value-type="float">
            <text:p>-647</text:p>
          </table:table-cell>
          <table:table-cell table:formula="of:=IF([.B41]&gt;=[.D$11];[.D$15];0)+IF([.B41]&gt;=[.F$11];[.F$15];0)+IF([.B41]&gt;=[.H$11];[.H$15];0)+IF([.B41]&gt;=[.J$11];[.J$15];0)" office:value-type="float" office:value="0" calcext:value-type="float">
            <text:p>0</text:p>
          </table:table-cell>
          <table:table-cell table:formula="of:=IF([.B41]&gt;=[.H$11];MT([.H$14];[.H$16]);0)+IF([.B41]&gt;=[.J$11];MT([.J$15];[.J$16]);0)" office:value-type="float" office:value="-114842.5" calcext:value-type="float">
            <text:p>-114842.5</text:p>
          </table:table-cell>
          <table:table-cell table:formula="of:=MF([.B41];[.D$11];[.D$15]) + MF([.B41];[.F$11];[.F$15]) + MF([.B41];[.H$11];[.H$15])+ MF([.B41];[.J$11];[.J$15])" office:value-type="float" office:value="0" calcext:value-type="float">
            <text:p>0</text:p>
          </table:table-cell>
          <table:table-cell table:formula="of:=MF([.B41];[.D$11];[.D$14]) + MF([.B41];[.F$11];[.F$14]) + MF([.B41];[.H$11];[.H$14])+ MF([.B41];[.J$11];[.J$14]) + IND([.B41];[.J$11])*-[.J$13]*[.J$16]/2" office:value-type="float" office:value="-18831.582" calcext:value-type="float">
            <text:p>-18831.582</text:p>
          </table:table-cell>
          <table:table-cell/>
          <table:table-cell table:formula="of:=SQRT(POWER([.G41];2)+POWER([.H41];2))" office:value-type="float" office:value="18831.582" calcext:value-type="float">
            <text:p>18831.582</text:p>
          </table:table-cell>
          <table:table-cell table:formula="of:=SQRT(POWER([.F41];2)+POWER([.J41];2))" office:value-type="float" office:value="116376.235919851" calcext:value-type="float">
            <text:p>116376.235919851</text:p>
          </table:table-cell>
          <table:table-cell/>
          <table:table-cell table:formula="of:=SQRT(POWER([.G41];2)+0.75*POWER([.H41];2))" office:value-type="float" office:value="16308.6284054498" calcext:value-type="float">
            <text:p>16308.6284054498</text:p>
          </table:table-cell>
          <table:table-cell table:formula="of:=SQRT(POWER([.F41];2)+POWER([.M41];2))" office:value-type="float" office:value="115994.703183883" calcext:value-type="float">
            <text:p>115994.703183883</text:p>
          </table:table-cell>
          <table:table-cell/>
          <table:table-cell table:formula="of:=-[.G41]/([.AD$5]*[.AD$53])" office:value-type="float" office:value="-0" calcext:value-type="float">
            <text:p>0</text:p>
          </table:table-cell>
          <table:table-cell table:formula="of:=-[.H41]/([.AD$5]*[.AD$54])" office:value-type="float" office:value="0.000000415742763494012" calcext:value-type="float">
            <text:p>4.15742763494012E-07</text:p>
          </table:table-cell>
          <table:table-cell/>
          <table:table-cell table:formula="of:=[.A$5]*([.P41]+[.P42])/2" office:value-type="float" office:value="-0" calcext:value-type="float">
            <text:p>0</text:p>
          </table:table-cell>
          <table:table-cell table:formula="of:=[.A$5]*([.Q41]+[.Q42])/2" office:value-type="float" office:value="0.000000589938981398003" calcext:value-type="float">
            <text:p>5.89938981398003E-07</text:p>
          </table:table-cell>
          <table:table-cell/>
          <table:table-cell table:formula="of:=[.A$5]*([.S41]+[.S42])/2" office:value-type="float" office:value="-0" calcext:value-type="float">
            <text:p>0</text:p>
          </table:table-cell>
          <table:table-cell table:formula="of:=[.A$5]*([.T41]+[.T42])/2" office:value-type="float" office:value="0.000000836670670734321" calcext:value-type="float">
            <text:p>8.36670670734321E-07</text:p>
          </table:table-cell>
          <table:table-cell/>
          <table:table-cell table:formula="of:=SQRT(POWER([.S41];2) + POWER([.T41];2))" office:value-type="float" office:value="0.000000589938981398003" calcext:value-type="float">
            <text:p>5.89938981398003E-07</text:p>
          </table:table-cell>
          <table:table-cell table:formula="of:=SQRT(POWER([.V41];2)+POWER([.W41];2))" office:value-type="float" office:value="0.000000836670670734321" calcext:value-type="float">
            <text:p>8.36670670734321E-07</text:p>
          </table:table-cell>
          <table:table-cell table:number-columns-repeated="20"/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376" calcext:value-type="float">
            <text:p>376</text:p>
          </table:table-cell>
          <table:table-cell table:number-columns-repeated="97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41]+(MAX([.D$11];[.F$11];[.H$11];[.J$11]) - MIN([.D$11];[.F$11];[.H$11];[.J$11]))/[.A$3]" office:value-type="float" office:value="-8.708" calcext:value-type="float">
            <text:p>-8.708</text:p>
          </table:table-cell>
          <table:table-cell table:formula="of:=IF([.B42]&gt;=[.D$11];[.D$13];0)+IF([.B42]&gt;=[.F$11];[.F$13];0)+IF([.B42]&gt;=[.H$11];[.H$13];0)+IF([.B42]&gt;=[.J$11];[.J$13];0)" office:value-type="float" office:value="0" calcext:value-type="float">
            <text:p>0</text:p>
          </table:table-cell>
          <table:table-cell table:formula="of:=IF([.B42]&gt;=[.D$11];[.D$14];0)+IF([.B42]&gt;=[.F$11];[.F$14];0)+IF([.B42]&gt;=[.H$11];[.H$14];0)+IF([.B42]&gt;=[.J$11];[.J$14];0)" office:value-type="float" office:value="-647" calcext:value-type="float">
            <text:p>-647</text:p>
          </table:table-cell>
          <table:table-cell table:formula="of:=IF([.B42]&gt;=[.D$11];[.D$15];0)+IF([.B42]&gt;=[.F$11];[.F$15];0)+IF([.B42]&gt;=[.H$11];[.H$15];0)+IF([.B42]&gt;=[.J$11];[.J$15];0)" office:value-type="float" office:value="0" calcext:value-type="float">
            <text:p>0</text:p>
          </table:table-cell>
          <table:table-cell table:formula="of:=IF([.B42]&gt;=[.H$11];MT([.H$14];[.H$16]);0)+IF([.B42]&gt;=[.J$11];MT([.J$15];[.J$16]);0)" office:value-type="float" office:value="-114842.5" calcext:value-type="float">
            <text:p>-114842.5</text:p>
          </table:table-cell>
          <table:table-cell table:formula="of:=MF([.B42];[.D$11];[.D$15]) + MF([.B42];[.F$11];[.F$15]) + MF([.B42];[.H$11];[.H$15])+ MF([.B42];[.J$11];[.J$15])" office:value-type="float" office:value="0" calcext:value-type="float">
            <text:p>0</text:p>
          </table:table-cell>
          <table:table-cell table:formula="of:=MF([.B42];[.D$11];[.D$14]) + MF([.B42];[.F$11];[.F$14]) + MF([.B42];[.H$11];[.H$14])+ MF([.B42];[.J$11];[.J$14]) + IND([.B42];[.J$11])*-[.J$13]*[.J$16]/2" office:value-type="float" office:value="-19728.324" calcext:value-type="float">
            <text:p>-19728.324</text:p>
          </table:table-cell>
          <table:table-cell/>
          <table:table-cell table:formula="of:=SQRT(POWER([.G42];2)+POWER([.H42];2))" office:value-type="float" office:value="19728.324" calcext:value-type="float">
            <text:p>19728.324</text:p>
          </table:table-cell>
          <table:table-cell table:formula="of:=SQRT(POWER([.F42];2)+POWER([.J42];2))" office:value-type="float" office:value="116524.703707407" calcext:value-type="float">
            <text:p>116524.703707407</text:p>
          </table:table-cell>
          <table:table-cell/>
          <table:table-cell table:formula="of:=SQRT(POWER([.G42];2)+0.75*POWER([.H42];2))" office:value-type="float" office:value="17085.2297580902" calcext:value-type="float">
            <text:p>17085.2297580902</text:p>
          </table:table-cell>
          <table:table-cell table:formula="of:=SQRT(POWER([.F42];2)+POWER([.M42];2))" office:value-type="float" office:value="116106.43772908" calcext:value-type="float">
            <text:p>116106.43772908</text:p>
          </table:table-cell>
          <table:table-cell/>
          <table:table-cell table:formula="of:=-[.G42]/([.AD$5]*[.AD$53])" office:value-type="float" office:value="-0" calcext:value-type="float">
            <text:p>0</text:p>
          </table:table-cell>
          <table:table-cell table:formula="of:=-[.H42]/([.AD$5]*[.AD$54])" office:value-type="float" office:value="0.000000435540037946107" calcext:value-type="float">
            <text:p>4.35540037946107E-07</text:p>
          </table:table-cell>
          <table:table-cell/>
          <table:table-cell table:formula="of:=[.A$5]*([.P42]+[.P43])/2" office:value-type="float" office:value="-0" calcext:value-type="float">
            <text:p>0</text:p>
          </table:table-cell>
          <table:table-cell table:formula="of:=[.A$5]*([.Q42]+[.Q43])/2" office:value-type="float" office:value="0.000000617378003788607" calcext:value-type="float">
            <text:p>6.17378003788607E-07</text:p>
          </table:table-cell>
          <table:table-cell/>
          <table:table-cell table:formula="of:=[.A$5]*([.S42]+[.S43])/2" office:value-type="float" office:value="-0" calcext:value-type="float">
            <text:p>0</text:p>
          </table:table-cell>
          <table:table-cell table:formula="of:=[.A$5]*([.T42]+[.T43])/2" office:value-type="float" office:value="0.000000874701155767699" calcext:value-type="float">
            <text:p>8.74701155767699E-07</text:p>
          </table:table-cell>
          <table:table-cell/>
          <table:table-cell table:formula="of:=SQRT(POWER([.S42];2) + POWER([.T42];2))" office:value-type="float" office:value="0.000000617378003788607" calcext:value-type="float">
            <text:p>6.17378003788607E-07</text:p>
          </table:table-cell>
          <table:table-cell table:formula="of:=SQRT(POWER([.V42];2)+POWER([.W42];2))" office:value-type="float" office:value="0.000000874701155767699" calcext:value-type="float">
            <text:p>8.74701155767699E-07</text:p>
          </table:table-cell>
          <table:table-cell table:number-columns-repeated="2"/>
          <table:table-cell table:style-name="ce10" office:value-type="string" calcext:value-type="string">
            <text:p>Concentrations de contraintes Ktt</text:p>
          </table:table-cell>
          <table:table-cell table:style-name="ce10" table:number-columns-repeated="2"/>
          <table:table-cell table:style-name="ce10" office:value-type="float" office:value="5.3" calcext:value-type="float">
            <text:p>5.3</text:p>
          </table:table-cell>
          <table:table-cell table:number-columns-repeated="99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42]+(MAX([.D$11];[.F$11];[.H$11];[.J$11]) - MIN([.D$11];[.F$11];[.H$11];[.J$11]))/[.A$3]" office:value-type="float" office:value="-7.322" calcext:value-type="float">
            <text:p>-7.322</text:p>
          </table:table-cell>
          <table:table-cell table:formula="of:=IF([.B43]&gt;=[.D$11];[.D$13];0)+IF([.B43]&gt;=[.F$11];[.F$13];0)+IF([.B43]&gt;=[.H$11];[.H$13];0)+IF([.B43]&gt;=[.J$11];[.J$13];0)" office:value-type="float" office:value="0" calcext:value-type="float">
            <text:p>0</text:p>
          </table:table-cell>
          <table:table-cell table:formula="of:=IF([.B43]&gt;=[.D$11];[.D$14];0)+IF([.B43]&gt;=[.F$11];[.F$14];0)+IF([.B43]&gt;=[.H$11];[.H$14];0)+IF([.B43]&gt;=[.J$11];[.J$14];0)" office:value-type="float" office:value="-647" calcext:value-type="float">
            <text:p>-647</text:p>
          </table:table-cell>
          <table:table-cell table:formula="of:=IF([.B43]&gt;=[.D$11];[.D$15];0)+IF([.B43]&gt;=[.F$11];[.F$15];0)+IF([.B43]&gt;=[.H$11];[.H$15];0)+IF([.B43]&gt;=[.J$11];[.J$15];0)" office:value-type="float" office:value="0" calcext:value-type="float">
            <text:p>0</text:p>
          </table:table-cell>
          <table:table-cell table:formula="of:=IF([.B43]&gt;=[.H$11];MT([.H$14];[.H$16]);0)+IF([.B43]&gt;=[.J$11];MT([.J$15];[.J$16]);0)" office:value-type="float" office:value="-114842.5" calcext:value-type="float">
            <text:p>-114842.5</text:p>
          </table:table-cell>
          <table:table-cell table:formula="of:=MF([.B43];[.D$11];[.D$15]) + MF([.B43];[.F$11];[.F$15]) + MF([.B43];[.H$11];[.H$15])+ MF([.B43];[.J$11];[.J$15])" office:value-type="float" office:value="0" calcext:value-type="float">
            <text:p>0</text:p>
          </table:table-cell>
          <table:table-cell table:formula="of:=MF([.B43];[.D$11];[.D$14]) + MF([.B43];[.F$11];[.F$14]) + MF([.B43];[.H$11];[.H$14])+ MF([.B43];[.J$11];[.J$14]) + IND([.B43];[.J$11])*-[.J$13]*[.J$16]/2" office:value-type="float" office:value="-20625.066" calcext:value-type="float">
            <text:p>-20625.066</text:p>
          </table:table-cell>
          <table:table-cell/>
          <table:table-cell table:formula="of:=SQRT(POWER([.G43];2)+POWER([.H43];2))" office:value-type="float" office:value="20625.066" calcext:value-type="float">
            <text:p>20625.066</text:p>
          </table:table-cell>
          <table:table-cell table:formula="of:=SQRT(POWER([.F43];2)+POWER([.J43];2))" office:value-type="float" office:value="116679.874673203" calcext:value-type="float">
            <text:p>116679.874673203</text:p>
          </table:table-cell>
          <table:table-cell/>
          <table:table-cell table:formula="of:=SQRT(POWER([.G43];2)+0.75*POWER([.H43];2))" office:value-type="float" office:value="17861.8311107307" calcext:value-type="float">
            <text:p>17861.8311107307</text:p>
          </table:table-cell>
          <table:table-cell table:formula="of:=SQRT(POWER([.F43];2)+POWER([.M43];2))" office:value-type="float" office:value="116223.254200174" calcext:value-type="float">
            <text:p>116223.254200174</text:p>
          </table:table-cell>
          <table:table-cell/>
          <table:table-cell table:formula="of:=-[.G43]/([.AD$5]*[.AD$53])" office:value-type="float" office:value="-0" calcext:value-type="float">
            <text:p>0</text:p>
          </table:table-cell>
          <table:table-cell table:formula="of:=-[.H43]/([.AD$5]*[.AD$54])" office:value-type="float" office:value="0.000000455337312398203" calcext:value-type="float">
            <text:p>4.55337312398203E-07</text:p>
          </table:table-cell>
          <table:table-cell/>
          <table:table-cell table:formula="of:=[.A$5]*([.P43]+[.P44])/2" office:value-type="float" office:value="-0" calcext:value-type="float">
            <text:p>0</text:p>
          </table:table-cell>
          <table:table-cell table:formula="of:=[.A$5]*([.Q43]+[.Q44])/2" office:value-type="float" office:value="0.000000644817026179212" calcext:value-type="float">
            <text:p>6.44817026179212E-07</text:p>
          </table:table-cell>
          <table:table-cell/>
          <table:table-cell table:formula="of:=[.A$5]*([.S43]+[.S44])/2" office:value-type="float" office:value="-0" calcext:value-type="float">
            <text:p>0</text:p>
          </table:table-cell>
          <table:table-cell table:formula="of:=[.A$5]*([.T43]+[.T44])/2" office:value-type="float" office:value="0.000000912731640801077" calcext:value-type="float">
            <text:p>9.12731640801077E-07</text:p>
          </table:table-cell>
          <table:table-cell/>
          <table:table-cell table:formula="of:=SQRT(POWER([.S43];2) + POWER([.T43];2))" office:value-type="float" office:value="0.000000644817026179212" calcext:value-type="float">
            <text:p>6.44817026179212E-07</text:p>
          </table:table-cell>
          <table:table-cell table:formula="of:=SQRT(POWER([.V43];2)+POWER([.W43];2))" office:value-type="float" office:value="0.000000912731640801077" calcext:value-type="float">
            <text:p>9.12731640801077E-07</text:p>
          </table:table-cell>
          <table:table-cell table:number-columns-repeated="2"/>
          <table:table-cell table:style-name="ce10" office:value-type="string" calcext:value-type="string">
            <text:p>Concentrations de contraintes Ktf</text:p>
          </table:table-cell>
          <table:table-cell table:style-name="ce10" table:number-columns-repeated="2"/>
          <table:table-cell table:style-name="ce10" office:value-type="float" office:value="5.4" calcext:value-type="float">
            <text:p>5.4</text:p>
          </table:table-cell>
          <table:table-cell table:number-columns-repeated="10"/>
          <table:table-cell table:style-name="ce17" office:value-type="string" calcext:value-type="string">
            <text:p>Arbre 6 -bis</text:p>
          </table:table-cell>
          <table:table-cell table:number-columns-repeated="981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43]+(MAX([.D$11];[.F$11];[.H$11];[.J$11]) - MIN([.D$11];[.F$11];[.H$11];[.J$11]))/[.A$3]" office:value-type="float" office:value="-5.936" calcext:value-type="float">
            <text:p>-5.936</text:p>
          </table:table-cell>
          <table:table-cell table:formula="of:=IF([.B44]&gt;=[.D$11];[.D$13];0)+IF([.B44]&gt;=[.F$11];[.F$13];0)+IF([.B44]&gt;=[.H$11];[.H$13];0)+IF([.B44]&gt;=[.J$11];[.J$13];0)" office:value-type="float" office:value="0" calcext:value-type="float">
            <text:p>0</text:p>
          </table:table-cell>
          <table:table-cell table:formula="of:=IF([.B44]&gt;=[.D$11];[.D$14];0)+IF([.B44]&gt;=[.F$11];[.F$14];0)+IF([.B44]&gt;=[.H$11];[.H$14];0)+IF([.B44]&gt;=[.J$11];[.J$14];0)" office:value-type="float" office:value="-647" calcext:value-type="float">
            <text:p>-647</text:p>
          </table:table-cell>
          <table:table-cell table:formula="of:=IF([.B44]&gt;=[.D$11];[.D$15];0)+IF([.B44]&gt;=[.F$11];[.F$15];0)+IF([.B44]&gt;=[.H$11];[.H$15];0)+IF([.B44]&gt;=[.J$11];[.J$15];0)" office:value-type="float" office:value="0" calcext:value-type="float">
            <text:p>0</text:p>
          </table:table-cell>
          <table:table-cell table:formula="of:=IF([.B44]&gt;=[.H$11];MT([.H$14];[.H$16]);0)+IF([.B44]&gt;=[.J$11];MT([.J$15];[.J$16]);0)" office:value-type="float" office:value="-114842.5" calcext:value-type="float">
            <text:p>-114842.5</text:p>
          </table:table-cell>
          <table:table-cell table:formula="of:=MF([.B44];[.D$11];[.D$15]) + MF([.B44];[.F$11];[.F$15]) + MF([.B44];[.H$11];[.H$15])+ MF([.B44];[.J$11];[.J$15])" office:value-type="float" office:value="0" calcext:value-type="float">
            <text:p>0</text:p>
          </table:table-cell>
          <table:table-cell table:formula="of:=MF([.B44];[.D$11];[.D$14]) + MF([.B44];[.F$11];[.F$14]) + MF([.B44];[.H$11];[.H$14])+ MF([.B44];[.J$11];[.J$14]) + IND([.B44];[.J$11])*-[.J$13]*[.J$16]/2" office:value-type="float" office:value="-21521.808" calcext:value-type="float">
            <text:p>-21521.808</text:p>
          </table:table-cell>
          <table:table-cell/>
          <table:table-cell table:formula="of:=SQRT(POWER([.G44];2)+POWER([.H44];2))" office:value-type="float" office:value="21521.808" calcext:value-type="float">
            <text:p>21521.808</text:p>
          </table:table-cell>
          <table:table-cell table:formula="of:=SQRT(POWER([.F44];2)+POWER([.J44];2))" office:value-type="float" office:value="116841.722110892" calcext:value-type="float">
            <text:p>116841.722110892</text:p>
          </table:table-cell>
          <table:table-cell/>
          <table:table-cell table:formula="of:=SQRT(POWER([.G44];2)+0.75*POWER([.H44];2))" office:value-type="float" office:value="18638.4324633712" calcext:value-type="float">
            <text:p>18638.4324633712</text:p>
          </table:table-cell>
          <table:table-cell table:formula="of:=SQRT(POWER([.F44];2)+POWER([.M44];2))" office:value-type="float" office:value="116345.137289625" calcext:value-type="float">
            <text:p>116345.137289625</text:p>
          </table:table-cell>
          <table:table-cell/>
          <table:table-cell table:formula="of:=-[.G44]/([.AD$5]*[.AD$53])" office:value-type="float" office:value="-0" calcext:value-type="float">
            <text:p>0</text:p>
          </table:table-cell>
          <table:table-cell table:formula="of:=-[.H44]/([.AD$5]*[.AD$54])" office:value-type="float" office:value="0.000000475134586850299" calcext:value-type="float">
            <text:p>4.75134586850299E-07</text:p>
          </table:table-cell>
          <table:table-cell/>
          <table:table-cell table:formula="of:=[.A$5]*([.P44]+[.P45])/2" office:value-type="float" office:value="-0" calcext:value-type="float">
            <text:p>0</text:p>
          </table:table-cell>
          <table:table-cell table:formula="of:=[.A$5]*([.Q44]+[.Q45])/2" office:value-type="float" office:value="0.000000672256048569817" calcext:value-type="float">
            <text:p>6.72256048569817E-07</text:p>
          </table:table-cell>
          <table:table-cell/>
          <table:table-cell table:formula="of:=[.A$5]*([.S44]+[.S45])/2" office:value-type="float" office:value="-0" calcext:value-type="float">
            <text:p>0</text:p>
          </table:table-cell>
          <table:table-cell table:formula="of:=[.A$5]*([.T44]+[.T45])/2" office:value-type="float" office:value="0.000000950762125834455" calcext:value-type="float">
            <text:p>9.50762125834455E-07</text:p>
          </table:table-cell>
          <table:table-cell/>
          <table:table-cell table:formula="of:=SQRT(POWER([.S44];2) + POWER([.T44];2))" office:value-type="float" office:value="0.000000672256048569817" calcext:value-type="float">
            <text:p>6.72256048569817E-07</text:p>
          </table:table-cell>
          <table:table-cell table:formula="of:=SQRT(POWER([.V44];2)+POWER([.W44];2))" office:value-type="float" office:value="0.000000950762125834455" calcext:value-type="float">
            <text:p>9.50762125834455E-07</text:p>
          </table:table-cell>
          <table:table-cell table:number-columns-repeated="2"/>
          <table:table-cell table:style-name="ce10" office:value-type="string" calcext:value-type="string">
            <text:p>Concentrations de contraintes Kto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44]+(MAX([.D$11];[.F$11];[.H$11];[.J$11]) - MIN([.D$11];[.F$11];[.H$11];[.J$11]))/[.A$3]" office:value-type="float" office:value="-4.55" calcext:value-type="float">
            <text:p>-4.55</text:p>
          </table:table-cell>
          <table:table-cell table:formula="of:=IF([.B45]&gt;=[.D$11];[.D$13];0)+IF([.B45]&gt;=[.F$11];[.F$13];0)+IF([.B45]&gt;=[.H$11];[.H$13];0)+IF([.B45]&gt;=[.J$11];[.J$13];0)" office:value-type="float" office:value="0" calcext:value-type="float">
            <text:p>0</text:p>
          </table:table-cell>
          <table:table-cell table:formula="of:=IF([.B45]&gt;=[.D$11];[.D$14];0)+IF([.B45]&gt;=[.F$11];[.F$14];0)+IF([.B45]&gt;=[.H$11];[.H$14];0)+IF([.B45]&gt;=[.J$11];[.J$14];0)" office:value-type="float" office:value="-647" calcext:value-type="float">
            <text:p>-647</text:p>
          </table:table-cell>
          <table:table-cell table:formula="of:=IF([.B45]&gt;=[.D$11];[.D$15];0)+IF([.B45]&gt;=[.F$11];[.F$15];0)+IF([.B45]&gt;=[.H$11];[.H$15];0)+IF([.B45]&gt;=[.J$11];[.J$15];0)" office:value-type="float" office:value="0" calcext:value-type="float">
            <text:p>0</text:p>
          </table:table-cell>
          <table:table-cell table:formula="of:=IF([.B45]&gt;=[.H$11];MT([.H$14];[.H$16]);0)+IF([.B45]&gt;=[.J$11];MT([.J$15];[.J$16]);0)" office:value-type="float" office:value="-114842.5" calcext:value-type="float">
            <text:p>-114842.5</text:p>
          </table:table-cell>
          <table:table-cell table:formula="of:=MF([.B45];[.D$11];[.D$15]) + MF([.B45];[.F$11];[.F$15]) + MF([.B45];[.H$11];[.H$15])+ MF([.B45];[.J$11];[.J$15])" office:value-type="float" office:value="0" calcext:value-type="float">
            <text:p>0</text:p>
          </table:table-cell>
          <table:table-cell table:formula="of:=MF([.B45];[.D$11];[.D$14]) + MF([.B45];[.F$11];[.F$14]) + MF([.B45];[.H$11];[.H$14])+ MF([.B45];[.J$11];[.J$14]) + IND([.B45];[.J$11])*-[.J$13]*[.J$16]/2" office:value-type="float" office:value="-22418.55" calcext:value-type="float">
            <text:p>-22418.55</text:p>
          </table:table-cell>
          <table:table-cell/>
          <table:table-cell table:formula="of:=SQRT(POWER([.G45];2)+POWER([.H45];2))" office:value-type="float" office:value="22418.55" calcext:value-type="float">
            <text:p>22418.55</text:p>
          </table:table-cell>
          <table:table-cell table:formula="of:=SQRT(POWER([.F45];2)+POWER([.J45];2))" office:value-type="float" office:value="117010.218315977" calcext:value-type="float">
            <text:p>117010.218315977</text:p>
          </table:table-cell>
          <table:table-cell/>
          <table:table-cell table:formula="of:=SQRT(POWER([.G45];2)+0.75*POWER([.H45];2))" office:value-type="float" office:value="19415.0338160116" calcext:value-type="float">
            <text:p>19415.0338160116</text:p>
          </table:table-cell>
          <table:table-cell table:formula="of:=SQRT(POWER([.F45];2)+POWER([.M45];2))" office:value-type="float" office:value="116472.071091429" calcext:value-type="float">
            <text:p>116472.071091429</text:p>
          </table:table-cell>
          <table:table-cell/>
          <table:table-cell table:formula="of:=-[.G45]/([.AD$5]*[.AD$53])" office:value-type="float" office:value="-0" calcext:value-type="float">
            <text:p>0</text:p>
          </table:table-cell>
          <table:table-cell table:formula="of:=-[.H45]/([.AD$5]*[.AD$54])" office:value-type="float" office:value="0.000000494931861302395" calcext:value-type="float">
            <text:p>4.94931861302395E-07</text:p>
          </table:table-cell>
          <table:table-cell/>
          <table:table-cell table:formula="of:=[.A$5]*([.P45]+[.P46])/2" office:value-type="float" office:value="-0" calcext:value-type="float">
            <text:p>0</text:p>
          </table:table-cell>
          <table:table-cell table:formula="of:=[.A$5]*([.Q45]+[.Q46])/2" office:value-type="float" office:value="0.000000699695070960422" calcext:value-type="float">
            <text:p>6.99695070960422E-07</text:p>
          </table:table-cell>
          <table:table-cell/>
          <table:table-cell table:formula="of:=[.A$5]*([.S45]+[.S46])/2" office:value-type="float" office:value="-0" calcext:value-type="float">
            <text:p>0</text:p>
          </table:table-cell>
          <table:table-cell table:formula="of:=[.A$5]*([.T45]+[.T46])/2" office:value-type="float" office:value="0.000000988792610867833" calcext:value-type="float">
            <text:p>9.88792610867833E-07</text:p>
          </table:table-cell>
          <table:table-cell/>
          <table:table-cell table:formula="of:=SQRT(POWER([.S45];2) + POWER([.T45];2))" office:value-type="float" office:value="0.000000699695070960422" calcext:value-type="float">
            <text:p>6.99695070960422E-07</text:p>
          </table:table-cell>
          <table:table-cell table:formula="of:=SQRT(POWER([.V45];2)+POWER([.W45];2))" office:value-type="float" office:value="0.000000988792610867833" calcext:value-type="float">
            <text:p>9.88792610867833E-07</text:p>
          </table:table-cell>
          <table:table-cell table:number-columns-repeated="16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49" calcext:value-type="float">
            <text:p>149</text:p>
          </table:table-cell>
          <table:table-cell/>
          <table:table-cell table:style-name="ce2" office:value-type="float" office:value="-36.4" calcext:value-type="float">
            <text:p>-36.4</text:p>
          </table:table-cell>
          <table:table-cell/>
          <table:table-cell table:style-name="ce2" office:value-type="float" office:value="204.4" calcext:value-type="float">
            <text:p>204.4</text:p>
          </table:table-cell>
          <table:table-cell table:number-columns-repeated="97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45]+(MAX([.D$11];[.F$11];[.H$11];[.J$11]) - MIN([.D$11];[.F$11];[.H$11];[.J$11]))/[.A$3]" office:value-type="float" office:value="-3.164" calcext:value-type="float">
            <text:p>-3.164</text:p>
          </table:table-cell>
          <table:table-cell table:formula="of:=IF([.B46]&gt;=[.D$11];[.D$13];0)+IF([.B46]&gt;=[.F$11];[.F$13];0)+IF([.B46]&gt;=[.H$11];[.H$13];0)+IF([.B46]&gt;=[.J$11];[.J$13];0)" office:value-type="float" office:value="0" calcext:value-type="float">
            <text:p>0</text:p>
          </table:table-cell>
          <table:table-cell table:formula="of:=IF([.B46]&gt;=[.D$11];[.D$14];0)+IF([.B46]&gt;=[.F$11];[.F$14];0)+IF([.B46]&gt;=[.H$11];[.H$14];0)+IF([.B46]&gt;=[.J$11];[.J$14];0)" office:value-type="float" office:value="-647" calcext:value-type="float">
            <text:p>-647</text:p>
          </table:table-cell>
          <table:table-cell table:formula="of:=IF([.B46]&gt;=[.D$11];[.D$15];0)+IF([.B46]&gt;=[.F$11];[.F$15];0)+IF([.B46]&gt;=[.H$11];[.H$15];0)+IF([.B46]&gt;=[.J$11];[.J$15];0)" office:value-type="float" office:value="0" calcext:value-type="float">
            <text:p>0</text:p>
          </table:table-cell>
          <table:table-cell table:formula="of:=IF([.B46]&gt;=[.H$11];MT([.H$14];[.H$16]);0)+IF([.B46]&gt;=[.J$11];MT([.J$15];[.J$16]);0)" office:value-type="float" office:value="-114842.5" calcext:value-type="float">
            <text:p>-114842.5</text:p>
          </table:table-cell>
          <table:table-cell table:formula="of:=MF([.B46];[.D$11];[.D$15]) + MF([.B46];[.F$11];[.F$15]) + MF([.B46];[.H$11];[.H$15])+ MF([.B46];[.J$11];[.J$15])" office:value-type="float" office:value="0" calcext:value-type="float">
            <text:p>0</text:p>
          </table:table-cell>
          <table:table-cell table:formula="of:=MF([.B46];[.D$11];[.D$14]) + MF([.B46];[.F$11];[.F$14]) + MF([.B46];[.H$11];[.H$14])+ MF([.B46];[.J$11];[.J$14]) + IND([.B46];[.J$11])*-[.J$13]*[.J$16]/2" office:value-type="float" office:value="-23315.292" calcext:value-type="float">
            <text:p>-23315.292</text:p>
          </table:table-cell>
          <table:table-cell/>
          <table:table-cell table:formula="of:=SQRT(POWER([.G46];2)+POWER([.H46];2))" office:value-type="float" office:value="23315.292" calcext:value-type="float">
            <text:p>23315.292</text:p>
          </table:table-cell>
          <table:table-cell table:formula="of:=SQRT(POWER([.F46];2)+POWER([.J46];2))" office:value-type="float" office:value="117185.334608454" calcext:value-type="float">
            <text:p>117185.334608454</text:p>
          </table:table-cell>
          <table:table-cell/>
          <table:table-cell table:formula="of:=SQRT(POWER([.G46];2)+0.75*POWER([.H46];2))" office:value-type="float" office:value="20191.6351686521" calcext:value-type="float">
            <text:p>20191.6351686521</text:p>
          </table:table-cell>
          <table:table-cell table:formula="of:=SQRT(POWER([.F46];2)+POWER([.M46];2))" office:value-type="float" office:value="116604.039111147" calcext:value-type="float">
            <text:p>116604.039111147</text:p>
          </table:table-cell>
          <table:table-cell/>
          <table:table-cell table:formula="of:=-[.G46]/([.AD$5]*[.AD$53])" office:value-type="float" office:value="-0" calcext:value-type="float">
            <text:p>0</text:p>
          </table:table-cell>
          <table:table-cell table:formula="of:=-[.H46]/([.AD$5]*[.AD$54])" office:value-type="float" office:value="0.000000514729135754491" calcext:value-type="float">
            <text:p>5.14729135754491E-07</text:p>
          </table:table-cell>
          <table:table-cell/>
          <table:table-cell table:formula="of:=[.A$5]*([.P46]+[.P47])/2" office:value-type="float" office:value="-0" calcext:value-type="float">
            <text:p>0</text:p>
          </table:table-cell>
          <table:table-cell table:formula="of:=[.A$5]*([.Q46]+[.Q47])/2" office:value-type="float" office:value="0.000000727134093351026" calcext:value-type="float">
            <text:p>7.27134093351026E-07</text:p>
          </table:table-cell>
          <table:table-cell/>
          <table:table-cell table:formula="of:=[.A$5]*([.S46]+[.S47])/2" office:value-type="float" office:value="-0" calcext:value-type="float">
            <text:p>0</text:p>
          </table:table-cell>
          <table:table-cell table:formula="of:=[.A$5]*([.T46]+[.T47])/2" office:value-type="float" office:value="0.00000102682309590121" calcext:value-type="float">
            <text:p>1.02682309590121E-06</text:p>
          </table:table-cell>
          <table:table-cell/>
          <table:table-cell table:formula="of:=SQRT(POWER([.S46];2) + POWER([.T46];2))" office:value-type="float" office:value="0.000000727134093351026" calcext:value-type="float">
            <text:p>7.27134093351026E-07</text:p>
          </table:table-cell>
          <table:table-cell table:formula="of:=SQRT(POWER([.V46];2)+POWER([.W46];2))" office:value-type="float" office:value="0.00000102682309590121" calcext:value-type="float">
            <text:p>1.02682309590121E-06</text:p>
          </table:table-cell>
          <table:table-cell table:number-columns-repeated="5"/>
          <table:table-cell table:style-name="ce17" office:value-type="string" calcext:value-type="string">
            <text:p>Tresca</text:p>
          </table:table-cell>
          <table:table-cell/>
          <table:table-cell table:style-name="ce17" office:value-type="string" calcext:value-type="string">
            <text:p>Von Mises</text:p>
          </table:table-cell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46]+(MAX([.D$11];[.F$11];[.H$11];[.J$11]) - MIN([.D$11];[.F$11];[.H$11];[.J$11]))/[.A$3]" office:value-type="float" office:value="-1.778" calcext:value-type="float">
            <text:p>-1.778</text:p>
          </table:table-cell>
          <table:table-cell table:formula="of:=IF([.B47]&gt;=[.D$11];[.D$13];0)+IF([.B47]&gt;=[.F$11];[.F$13];0)+IF([.B47]&gt;=[.H$11];[.H$13];0)+IF([.B47]&gt;=[.J$11];[.J$13];0)" office:value-type="float" office:value="0" calcext:value-type="float">
            <text:p>0</text:p>
          </table:table-cell>
          <table:table-cell table:formula="of:=IF([.B47]&gt;=[.D$11];[.D$14];0)+IF([.B47]&gt;=[.F$11];[.F$14];0)+IF([.B47]&gt;=[.H$11];[.H$14];0)+IF([.B47]&gt;=[.J$11];[.J$14];0)" office:value-type="float" office:value="-647" calcext:value-type="float">
            <text:p>-647</text:p>
          </table:table-cell>
          <table:table-cell table:formula="of:=IF([.B47]&gt;=[.D$11];[.D$15];0)+IF([.B47]&gt;=[.F$11];[.F$15];0)+IF([.B47]&gt;=[.H$11];[.H$15];0)+IF([.B47]&gt;=[.J$11];[.J$15];0)" office:value-type="float" office:value="0" calcext:value-type="float">
            <text:p>0</text:p>
          </table:table-cell>
          <table:table-cell table:formula="of:=IF([.B47]&gt;=[.H$11];MT([.H$14];[.H$16]);0)+IF([.B47]&gt;=[.J$11];MT([.J$15];[.J$16]);0)" office:value-type="float" office:value="-114842.5" calcext:value-type="float">
            <text:p>-114842.5</text:p>
          </table:table-cell>
          <table:table-cell table:formula="of:=MF([.B47];[.D$11];[.D$15]) + MF([.B47];[.F$11];[.F$15]) + MF([.B47];[.H$11];[.H$15])+ MF([.B47];[.J$11];[.J$15])" office:value-type="float" office:value="0" calcext:value-type="float">
            <text:p>0</text:p>
          </table:table-cell>
          <table:table-cell table:formula="of:=MF([.B47];[.D$11];[.D$14]) + MF([.B47];[.F$11];[.F$14]) + MF([.B47];[.H$11];[.H$14])+ MF([.B47];[.J$11];[.J$14]) + IND([.B47];[.J$11])*-[.J$13]*[.J$16]/2" office:value-type="float" office:value="-24212.034" calcext:value-type="float">
            <text:p>-24212.034</text:p>
          </table:table-cell>
          <table:table-cell/>
          <table:table-cell table:formula="of:=SQRT(POWER([.G47];2)+POWER([.H47];2))" office:value-type="float" office:value="24212.034" calcext:value-type="float">
            <text:p>24212.034</text:p>
          </table:table-cell>
          <table:table-cell table:formula="of:=SQRT(POWER([.F47];2)+POWER([.J47];2))" office:value-type="float" office:value="117367.041356026" calcext:value-type="float">
            <text:p>117367.041356026</text:p>
          </table:table-cell>
          <table:table-cell/>
          <table:table-cell table:formula="of:=SQRT(POWER([.G47];2)+0.75*POWER([.H47];2))" office:value-type="float" office:value="20968.2365212926" calcext:value-type="float">
            <text:p>20968.2365212926</text:p>
          </table:table-cell>
          <table:table-cell table:formula="of:=SQRT(POWER([.F47];2)+POWER([.M47];2))" office:value-type="float" office:value="116741.024276228" calcext:value-type="float">
            <text:p>116741.024276228</text:p>
          </table:table-cell>
          <table:table-cell/>
          <table:table-cell table:formula="of:=-[.G47]/([.AD$5]*[.AD$53])" office:value-type="float" office:value="-0" calcext:value-type="float">
            <text:p>0</text:p>
          </table:table-cell>
          <table:table-cell table:formula="of:=-[.H47]/([.AD$5]*[.AD$54])" office:value-type="float" office:value="0.000000534526410206586" calcext:value-type="float">
            <text:p>5.34526410206586E-07</text:p>
          </table:table-cell>
          <table:table-cell/>
          <table:table-cell table:formula="of:=[.A$5]*([.P47]+[.P48])/2" office:value-type="float" office:value="-0" calcext:value-type="float">
            <text:p>0</text:p>
          </table:table-cell>
          <table:table-cell table:formula="of:=[.A$5]*([.Q47]+[.Q48])/2" office:value-type="float" office:value="0.000000754573115741631" calcext:value-type="float">
            <text:p>7.54573115741631E-07</text:p>
          </table:table-cell>
          <table:table-cell/>
          <table:table-cell table:formula="of:=[.A$5]*([.S47]+[.S48])/2" office:value-type="float" office:value="-0.0000000137109656574172" calcext:value-type="float">
            <text:p>-1.37109656574172E-08</text:p>
          </table:table-cell>
          <table:table-cell table:formula="of:=[.A$5]*([.T47]+[.T48])/2" office:value-type="float" office:value="0.00000104814959894611" calcext:value-type="float">
            <text:p>1.04814959894611E-06</text:p>
          </table:table-cell>
          <table:table-cell/>
          <table:table-cell table:formula="of:=SQRT(POWER([.S47];2) + POWER([.T47];2))" office:value-type="float" office:value="0.000000754573115741631" calcext:value-type="float">
            <text:p>7.54573115741631E-07</text:p>
          </table:table-cell>
          <table:table-cell table:formula="of:=SQRT(POWER([.V47];2)+POWER([.W47];2))" office:value-type="float" office:value="0.00000104823927247082" calcext:value-type="float">
            <text:p>1.04823927247082E-06</text:p>
          </table:table-cell>
          <table:table-cell table:number-columns-repeated="2"/>
          <table:table-cell table:style-name="ce3" office:value-type="string" calcext:value-type="string">
            <text:p>Diamètre avec concentrations de contraintes</text:p>
          </table:table-cell>
          <table:table-cell table:style-name="ce3" table:number-columns-repeated="2"/>
          <table:table-cell table:style-name="ce3" table:formula="of:=DIAMETRE_T([.AB21];[.AE24];[.AC21];[.AD38];[.AF42];[.AF43];[.AF44])" office:value-type="float" office:value="38.5000000000003" calcext:value-type="float">
            <text:p>38.5000000000003</text:p>
          </table:table-cell>
          <table:table-cell table:style-name="ce3"/>
          <table:table-cell table:style-name="ce3" table:formula="of:=DIAMETRE_VM([.AB21];[.AE25];[.AC21];[.AD38];[.AF42];[.AF43];[.AF44])" office:value-type="float" office:value="38.0000000000003" calcext:value-type="float">
            <text:p>38.0000000000003</text:p>
          </table:table-cell>
          <table:table-cell table:style-name="ce3" office:value-type="string" calcext:value-type="string">
            <text:p>mm</text:p>
          </table:table-cell>
          <table:table-cell table:number-columns-repeated="7"/>
          <table:table-cell table:style-name="ce10" office:value-type="float" office:value="1197" calcext:value-type="float">
            <text:p>1197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47]+(MAX([.D$11];[.F$11];[.H$11];[.J$11]) - MIN([.D$11];[.F$11];[.H$11];[.J$11]))/[.A$3]" office:value-type="float" office:value="-0.392000000000001" calcext:value-type="float">
            <text:p>-0.392000000000001</text:p>
          </table:table-cell>
          <table:table-cell table:formula="of:=IF([.B48]&gt;=[.D$11];[.D$13];0)+IF([.B48]&gt;=[.F$11];[.F$13];0)+IF([.B48]&gt;=[.H$11];[.H$13];0)+IF([.B48]&gt;=[.J$11];[.J$13];0)" office:value-type="float" office:value="0" calcext:value-type="float">
            <text:p>0</text:p>
          </table:table-cell>
          <table:table-cell table:formula="of:=IF([.B48]&gt;=[.D$11];[.D$14];0)+IF([.B48]&gt;=[.F$11];[.F$14];0)+IF([.B48]&gt;=[.H$11];[.H$14];0)+IF([.B48]&gt;=[.J$11];[.J$14];0)" office:value-type="float" office:value="-647" calcext:value-type="float">
            <text:p>-647</text:p>
          </table:table-cell>
          <table:table-cell table:formula="of:=IF([.B48]&gt;=[.D$11];[.D$15];0)+IF([.B48]&gt;=[.F$11];[.F$15];0)+IF([.B48]&gt;=[.H$11];[.H$15];0)+IF([.B48]&gt;=[.J$11];[.J$15];0)" office:value-type="float" office:value="0" calcext:value-type="float">
            <text:p>0</text:p>
          </table:table-cell>
          <table:table-cell table:formula="of:=IF([.B48]&gt;=[.H$11];MT([.H$14];[.H$16]);0)+IF([.B48]&gt;=[.J$11];MT([.J$15];[.J$16]);0)" office:value-type="float" office:value="-114842.5" calcext:value-type="float">
            <text:p>-114842.5</text:p>
          </table:table-cell>
          <table:table-cell table:formula="of:=MF([.B48];[.D$11];[.D$15]) + MF([.B48];[.F$11];[.F$15]) + MF([.B48];[.H$11];[.H$15])+ MF([.B48];[.J$11];[.J$15])" office:value-type="float" office:value="0" calcext:value-type="float">
            <text:p>0</text:p>
          </table:table-cell>
          <table:table-cell table:formula="of:=MF([.B48];[.D$11];[.D$14]) + MF([.B48];[.F$11];[.F$14]) + MF([.B48];[.H$11];[.H$14])+ MF([.B48];[.J$11];[.J$14]) + IND([.B48];[.J$11])*-[.J$13]*[.J$16]/2" office:value-type="float" office:value="-25108.776" calcext:value-type="float">
            <text:p>-25108.776</text:p>
          </table:table-cell>
          <table:table-cell/>
          <table:table-cell table:formula="of:=SQRT(POWER([.G48];2)+POWER([.H48];2))" office:value-type="float" office:value="25108.776" calcext:value-type="float">
            <text:p>25108.776</text:p>
          </table:table-cell>
          <table:table-cell table:formula="of:=SQRT(POWER([.F48];2)+POWER([.J48];2))" office:value-type="float" office:value="117555.307997845" calcext:value-type="float">
            <text:p>117555.307997845</text:p>
          </table:table-cell>
          <table:table-cell/>
          <table:table-cell table:formula="of:=SQRT(POWER([.G48];2)+0.75*POWER([.H48];2))" office:value-type="float" office:value="21744.837873933" calcext:value-type="float">
            <text:p>21744.837873933</text:p>
          </table:table-cell>
          <table:table-cell table:formula="of:=SQRT(POWER([.F48];2)+POWER([.M48];2))" office:value-type="float" office:value="116883.008946611" calcext:value-type="float">
            <text:p>116883.008946611</text:p>
          </table:table-cell>
          <table:table-cell/>
          <table:table-cell table:formula="of:=-[.G48]/([.AD$5]*[.AD$53])" office:value-type="float" office:value="-0" calcext:value-type="float">
            <text:p>0</text:p>
          </table:table-cell>
          <table:table-cell table:formula="of:=-[.H48]/([.AD$5]*[.AD$54])" office:value-type="float" office:value="0.000000554323684658682" calcext:value-type="float">
            <text:p>5.54323684658682E-07</text:p>
          </table:table-cell>
          <table:table-cell/>
          <table:table-cell table:formula="of:=[.A$5]*([.P48]+[.P49])/2" office:value-type="float" office:value="-0.0000000197849432285962" calcext:value-type="float">
            <text:p>-1.97849432285962E-08</text:p>
          </table:table-cell>
          <table:table-cell table:formula="of:=[.A$5]*([.Q48]+[.Q49])/2" office:value-type="float" office:value="0.000000757908268018996" calcext:value-type="float">
            <text:p>7.57908268018996E-07</text:p>
          </table:table-cell>
          <table:table-cell/>
          <table:table-cell table:formula="of:=[.A$5]*([.S48]+[.S49])/2" office:value-type="float" office:value="-0.0000000602510040156925" calcext:value-type="float">
            <text:p>-6.02510040156925E-08</text:p>
          </table:table-cell>
          <table:table-cell table:formula="of:=[.A$5]*([.T48]+[.T49])/2" office:value-type="float" office:value="0.00000102948065215946" calcext:value-type="float">
            <text:p>1.02948065215946E-06</text:p>
          </table:table-cell>
          <table:table-cell/>
          <table:table-cell table:formula="of:=SQRT(POWER([.S48];2) + POWER([.T48];2))" office:value-type="float" office:value="0.000000758166463720279" calcext:value-type="float">
            <text:p>7.58166463720279E-07</text:p>
          </table:table-cell>
          <table:table-cell table:formula="of:=SQRT(POWER([.V48];2)+POWER([.W48];2))" office:value-type="float" office:value="0.00000103124225895546" calcext:value-type="float">
            <text:p>1.03124225895546E-06</text:p>
          </table:table-cell>
          <table:table-cell table:number-columns-repeated="16"/>
          <table:table-cell table:style-name="ce10" office:value-type="float" office:value="-2045" calcext:value-type="float">
            <text:p>-2045</text:p>
          </table:table-cell>
          <table:table-cell/>
          <table:table-cell table:style-name="ce10" office:value-type="float" office:value="-1561" calcext:value-type="float">
            <text:p>-1561</text:p>
          </table:table-cell>
          <table:table-cell/>
          <table:table-cell table:style-name="ce10" office:value-type="float" office:value="928" calcext:value-type="float">
            <text:p>928</text:p>
          </table:table-cell>
          <table:table-cell/>
          <table:table-cell table:style-name="ce10" office:value-type="float" office:value="2678" calcext:value-type="float">
            <text:p>2678</text:p>
          </table:table-cell>
          <table:table-cell table:number-columns-repeated="97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48]+(MAX([.D$11];[.F$11];[.H$11];[.J$11]) - MIN([.D$11];[.F$11];[.H$11];[.J$11]))/[.A$3]" office:value-type="float" office:value="0.993999999999999" calcext:value-type="float">
            <text:p>0.993999999999999</text:p>
          </table:table-cell>
          <table:table-cell table:formula="of:=IF([.B49]&gt;=[.D$11];[.D$13];0)+IF([.B49]&gt;=[.F$11];[.F$13];0)+IF([.B49]&gt;=[.H$11];[.H$13];0)+IF([.B49]&gt;=[.J$11];[.J$13];0)" office:value-type="float" office:value="1197" calcext:value-type="float">
            <text:p>1197</text:p>
          </table:table-cell>
          <table:table-cell table:formula="of:=IF([.B49]&gt;=[.D$11];[.D$14];0)+IF([.B49]&gt;=[.F$11];[.F$14];0)+IF([.B49]&gt;=[.H$11];[.H$14];0)+IF([.B49]&gt;=[.J$11];[.J$14];0)" office:value-type="float" office:value="938" calcext:value-type="float">
            <text:p>938</text:p>
          </table:table-cell>
          <table:table-cell table:formula="of:=IF([.B49]&gt;=[.D$11];[.D$15];0)+IF([.B49]&gt;=[.F$11];[.F$15];0)+IF([.B49]&gt;=[.H$11];[.H$15];0)+IF([.B49]&gt;=[.J$11];[.J$15];0)" office:value-type="float" office:value="1301" calcext:value-type="float">
            <text:p>1301</text:p>
          </table:table-cell>
          <table:table-cell table:formula="of:=IF([.B49]&gt;=[.H$11];MT([.H$14];[.H$16]);0)+IF([.B49]&gt;=[.J$11];MT([.J$15];[.J$16]);0)" office:value-type="float" office:value="-114842.5" calcext:value-type="float">
            <text:p>-114842.5</text:p>
          </table:table-cell>
          <table:table-cell table:formula="of:=MF([.B49];[.D$11];[.D$15]) + MF([.B49];[.F$11];[.F$15]) + MF([.B49];[.H$11];[.H$15])+ MF([.B49];[.J$11];[.J$15])" office:value-type="float" office:value="1293.194" calcext:value-type="float">
            <text:p>1293.194</text:p>
          </table:table-cell>
          <table:table-cell table:formula="of:=MF([.B49];[.D$11];[.D$14]) + MF([.B49];[.F$11];[.F$14]) + MF([.B49];[.H$11];[.H$14])+ MF([.B49];[.J$11];[.J$14]) + IND([.B49];[.J$11])*-[.J$13]*[.J$16]/2" office:value-type="float" office:value="-24430.028" calcext:value-type="float">
            <text:p>-24430.028</text:p>
          </table:table-cell>
          <table:table-cell/>
          <table:table-cell table:formula="of:=SQRT(POWER([.G49];2)+POWER([.H49];2))" office:value-type="float" office:value="24464.2314165481" calcext:value-type="float">
            <text:p>24464.2314165481</text:p>
          </table:table-cell>
          <table:table-cell table:formula="of:=SQRT(POWER([.F49];2)+POWER([.J49];2))" office:value-type="float" office:value="117419.327306251" calcext:value-type="float">
            <text:p>117419.327306251</text:p>
          </table:table-cell>
          <table:table-cell/>
          <table:table-cell table:formula="of:=SQRT(POWER([.G49];2)+0.75*POWER([.H49];2))" office:value-type="float" office:value="21196.5103680352" calcext:value-type="float">
            <text:p>21196.5103680352</text:p>
          </table:table-cell>
          <table:table-cell table:formula="of:=SQRT(POWER([.F49];2)+POWER([.M49];2))" office:value-type="float" office:value="116782.241192881" calcext:value-type="float">
            <text:p>116782.241192881</text:p>
          </table:table-cell>
          <table:table-cell/>
          <table:table-cell table:formula="of:=-[.G49]/([.AD$5]*[.AD$53])" office:value-type="float" office:value="-0.000000028549701628566" calcext:value-type="float">
            <text:p>-2.8549701628566E-08</text:p>
          </table:table-cell>
          <table:table-cell table:formula="of:=-[.H49]/([.AD$5]*[.AD$54])" office:value-type="float" office:value="0.000000539339039755453" calcext:value-type="float">
            <text:p>5.39339039755453E-07</text:p>
          </table:table-cell>
          <table:table-cell/>
          <table:table-cell table:formula="of:=[.A$5]*([.P49]+[.P50])/2" office:value-type="float" office:value="-0.0000000671573425083337" calcext:value-type="float">
            <text:p>-6.71573425083337E-08</text:p>
          </table:table-cell>
          <table:table-cell table:formula="of:=[.A$5]*([.Q49]+[.Q50])/2" office:value-type="float" office:value="0.000000727633798589167" calcext:value-type="float">
            <text:p>7.27633798589167E-07</text:p>
          </table:table-cell>
          <table:table-cell/>
          <table:table-cell table:formula="of:=[.A$5]*([.S49]+[.S50])/2" office:value-type="float" office:value="-0.000000131316290803432" calcext:value-type="float">
            <text:p>-1.31316290803432E-07</text:p>
          </table:table-cell>
          <table:table-cell table:formula="of:=[.A$5]*([.T49]+[.T50])/2" office:value-type="float" office:value="0.000000980932751675105" calcext:value-type="float">
            <text:p>9.80932751675105E-07</text:p>
          </table:table-cell>
          <table:table-cell/>
          <table:table-cell table:formula="of:=SQRT(POWER([.S49];2) + POWER([.T49];2))" office:value-type="float" office:value="0.000000730726387577514" calcext:value-type="float">
            <text:p>7.30726387577514E-07</text:p>
          </table:table-cell>
          <table:table-cell table:formula="of:=SQRT(POWER([.V49];2)+POWER([.W49];2))" office:value-type="float" office:value="0.000000989683298605804" calcext:value-type="float">
            <text:p>9.89683298605804E-07</text:p>
          </table:table-cell>
          <table:table-cell table:number-columns-repeated="16"/>
          <table:table-cell table:style-name="ce10" office:value-type="float" office:value="-280" calcext:value-type="float">
            <text:p>-280</text:p>
          </table:table-cell>
          <table:table-cell/>
          <table:table-cell table:style-name="ce10" office:value-type="float" office:value="-4822" calcext:value-type="float">
            <text:p>-4822</text:p>
          </table:table-cell>
          <table:table-cell/>
          <table:table-cell table:style-name="ce10" office:value-type="float" office:value="-2257" calcext:value-type="float">
            <text:p>-2257</text:p>
          </table:table-cell>
          <table:table-cell/>
          <table:table-cell table:style-name="ce10" office:value-type="float" office:value="7359" calcext:value-type="float">
            <text:p>7359</text:p>
          </table:table-cell>
          <table:table-cell table:number-columns-repeated="975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49]+(MAX([.D$11];[.F$11];[.H$11];[.J$11]) - MIN([.D$11];[.F$11];[.H$11];[.J$11]))/[.A$3]" office:value-type="float" office:value="2.38" calcext:value-type="float">
            <text:p>2.38</text:p>
          </table:table-cell>
          <table:table-cell table:formula="of:=IF([.B50]&gt;=[.D$11];[.D$13];0)+IF([.B50]&gt;=[.F$11];[.F$13];0)+IF([.B50]&gt;=[.H$11];[.H$13];0)+IF([.B50]&gt;=[.J$11];[.J$13];0)" office:value-type="float" office:value="1197" calcext:value-type="float">
            <text:p>1197</text:p>
          </table:table-cell>
          <table:table-cell table:formula="of:=IF([.B50]&gt;=[.D$11];[.D$14];0)+IF([.B50]&gt;=[.F$11];[.F$14];0)+IF([.B50]&gt;=[.H$11];[.H$14];0)+IF([.B50]&gt;=[.J$11];[.J$14];0)" office:value-type="float" office:value="938" calcext:value-type="float">
            <text:p>938</text:p>
          </table:table-cell>
          <table:table-cell table:formula="of:=IF([.B50]&gt;=[.D$11];[.D$15];0)+IF([.B50]&gt;=[.F$11];[.F$15];0)+IF([.B50]&gt;=[.H$11];[.H$15];0)+IF([.B50]&gt;=[.J$11];[.J$15];0)" office:value-type="float" office:value="1301" calcext:value-type="float">
            <text:p>1301</text:p>
          </table:table-cell>
          <table:table-cell table:formula="of:=IF([.B50]&gt;=[.H$11];MT([.H$14];[.H$16]);0)+IF([.B50]&gt;=[.J$11];MT([.J$15];[.J$16]);0)" office:value-type="float" office:value="-114842.5" calcext:value-type="float">
            <text:p>-114842.5</text:p>
          </table:table-cell>
          <table:table-cell table:formula="of:=MF([.B50];[.D$11];[.D$15]) + MF([.B50];[.F$11];[.F$15]) + MF([.B50];[.H$11];[.H$15])+ MF([.B50];[.J$11];[.J$15])" office:value-type="float" office:value="3096.38" calcext:value-type="float">
            <text:p>3096.38</text:p>
          </table:table-cell>
          <table:table-cell table:formula="of:=MF([.B50];[.D$11];[.D$14]) + MF([.B50];[.F$11];[.F$14]) + MF([.B50];[.H$11];[.H$14])+ MF([.B50];[.J$11];[.J$14]) + IND([.B50];[.J$11])*-[.J$13]*[.J$16]/2" office:value-type="float" office:value="-23129.96" calcext:value-type="float">
            <text:p>-23129.96</text:p>
          </table:table-cell>
          <table:table-cell/>
          <table:table-cell table:formula="of:=SQRT(POWER([.G50];2)+POWER([.H50];2))" office:value-type="float" office:value="23336.2940225307" calcext:value-type="float">
            <text:p>23336.2940225307</text:p>
          </table:table-cell>
          <table:table-cell table:formula="of:=SQRT(POWER([.F50];2)+POWER([.J50];2))" office:value-type="float" office:value="117189.514995822" calcext:value-type="float">
            <text:p>117189.514995822</text:p>
          </table:table-cell>
          <table:table-cell/>
          <table:table-cell table:formula="of:=SQRT(POWER([.G50];2)+0.75*POWER([.H50];2))" office:value-type="float" office:value="20269.0368864828" calcext:value-type="float">
            <text:p>20269.0368864828</text:p>
          </table:table-cell>
          <table:table-cell table:formula="of:=SQRT(POWER([.F50];2)+POWER([.M50];2))" office:value-type="float" office:value="116617.467227494" calcext:value-type="float">
            <text:p>116617.467227494</text:p>
          </table:table-cell>
          <table:table-cell/>
          <table:table-cell table:formula="of:=-[.G50]/([.AD$5]*[.AD$53])" office:value-type="float" office:value="-0.0000000683584405191017" calcext:value-type="float">
            <text:p>-6.83584405191017E-08</text:p>
          </table:table-cell>
          <table:table-cell table:formula="of:=-[.H50]/([.AD$5]*[.AD$54])" office:value-type="float" office:value="0.000000510637581585336" calcext:value-type="float">
            <text:p>5.10637581585336E-07</text:p>
          </table:table-cell>
          <table:table-cell/>
          <table:table-cell table:formula="of:=[.A$5]*([.P50]+[.P51])/2" office:value-type="float" office:value="-0.000000122332254610616" calcext:value-type="float">
            <text:p>-1.22332254610616E-07</text:p>
          </table:table-cell>
          <table:table-cell table:formula="of:=[.A$5]*([.Q50]+[.Q51])/2" office:value-type="float" office:value="0.000000687853577565385" calcext:value-type="float">
            <text:p>6.87853577565385E-07</text:p>
          </table:table-cell>
          <table:table-cell/>
          <table:table-cell table:formula="of:=[.A$5]*([.S50]+[.S51])/2" office:value-type="float" office:value="-0.000000207788718977196" calcext:value-type="float">
            <text:p>-2.07788718977196E-07</text:p>
          </table:table-cell>
          <table:table-cell table:formula="of:=[.A$5]*([.T50]+[.T51])/2" office:value-type="float" office:value="0.000000925797365336142" calcext:value-type="float">
            <text:p>9.25797365336142E-07</text:p>
          </table:table-cell>
          <table:table-cell/>
          <table:table-cell table:formula="of:=SQRT(POWER([.S50];2) + POWER([.T50];2))" office:value-type="float" office:value="0.000000698647067329145" calcext:value-type="float">
            <text:p>6.98647067329145E-07</text:p>
          </table:table-cell>
          <table:table-cell table:formula="of:=SQRT(POWER([.V50];2)+POWER([.W50];2))" office:value-type="float" office:value="0.000000948829233001137" calcext:value-type="float">
            <text:p>9.48829233001137E-07</text:p>
          </table:table-cell>
          <table:table-cell table:number-columns-repeated="2"/>
          <table:table-cell table:style-name="ce3" office:value-type="string" calcext:value-type="string">
            <text:p>Diamètre retenu</text:p>
          </table:table-cell>
          <table:table-cell table:style-name="ce3" table:formula="of:=[.AF47]" office:value-type="float" office:value="38.5000000000003" calcext:value-type="float">
            <text:p>38.5000000000003</text:p>
          </table:table-cell>
          <table:table-cell table:style-name="ce3" office:value-type="string" calcext:value-type="string">
            <text:p>mm</text:p>
          </table:table-cell>
          <table:table-cell office:value-type="string" calcext:value-type="string">
            <text:p>Diamètre selon le critère de tresca en prenant en compte les concentrations de contraintes</text:p>
          </table:table-cell>
          <table:table-cell table:number-columns-repeated="14"/>
          <table:table-cell table:style-name="ce2" office:value-type="float" office:value="339" calcext:value-type="float">
            <text:p>339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number-columns-repeated="975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50]+(MAX([.D$11];[.F$11];[.H$11];[.J$11]) - MIN([.D$11];[.F$11];[.H$11];[.J$11]))/[.A$3]" office:value-type="float" office:value="3.766" calcext:value-type="float">
            <text:p>3.766</text:p>
          </table:table-cell>
          <table:table-cell table:formula="of:=IF([.B51]&gt;=[.D$11];[.D$13];0)+IF([.B51]&gt;=[.F$11];[.F$13];0)+IF([.B51]&gt;=[.H$11];[.H$13];0)+IF([.B51]&gt;=[.J$11];[.J$13];0)" office:value-type="float" office:value="1197" calcext:value-type="float">
            <text:p>1197</text:p>
          </table:table-cell>
          <table:table-cell table:formula="of:=IF([.B51]&gt;=[.D$11];[.D$14];0)+IF([.B51]&gt;=[.F$11];[.F$14];0)+IF([.B51]&gt;=[.H$11];[.H$14];0)+IF([.B51]&gt;=[.J$11];[.J$14];0)" office:value-type="float" office:value="938" calcext:value-type="float">
            <text:p>938</text:p>
          </table:table-cell>
          <table:table-cell table:formula="of:=IF([.B51]&gt;=[.D$11];[.D$15];0)+IF([.B51]&gt;=[.F$11];[.F$15];0)+IF([.B51]&gt;=[.H$11];[.H$15];0)+IF([.B51]&gt;=[.J$11];[.J$15];0)" office:value-type="float" office:value="1301" calcext:value-type="float">
            <text:p>1301</text:p>
          </table:table-cell>
          <table:table-cell table:formula="of:=IF([.B51]&gt;=[.H$11];MT([.H$14];[.H$16]);0)+IF([.B51]&gt;=[.J$11];MT([.J$15];[.J$16]);0)" office:value-type="float" office:value="-114842.5" calcext:value-type="float">
            <text:p>-114842.5</text:p>
          </table:table-cell>
          <table:table-cell table:formula="of:=MF([.B51];[.D$11];[.D$15]) + MF([.B51];[.F$11];[.F$15]) + MF([.B51];[.H$11];[.H$15])+ MF([.B51];[.J$11];[.J$15])" office:value-type="float" office:value="4899.566" calcext:value-type="float">
            <text:p>4899.566</text:p>
          </table:table-cell>
          <table:table-cell table:formula="of:=MF([.B51];[.D$11];[.D$14]) + MF([.B51];[.F$11];[.F$14]) + MF([.B51];[.H$11];[.H$14])+ MF([.B51];[.J$11];[.J$14]) + IND([.B51];[.J$11])*-[.J$13]*[.J$16]/2" office:value-type="float" office:value="-21829.892" calcext:value-type="float">
            <text:p>-21829.892</text:p>
          </table:table-cell>
          <table:table-cell/>
          <table:table-cell table:formula="of:=SQRT(POWER([.G51];2)+POWER([.H51];2))" office:value-type="float" office:value="22372.9732427324" calcext:value-type="float">
            <text:p>22372.9732427324</text:p>
          </table:table-cell>
          <table:table-cell table:formula="of:=SQRT(POWER([.F51];2)+POWER([.J51];2))" office:value-type="float" office:value="117001.494597163" calcext:value-type="float">
            <text:p>117001.494597163</text:p>
          </table:table-cell>
          <table:table-cell/>
          <table:table-cell table:formula="of:=SQRT(POWER([.G51];2)+0.75*POWER([.H51];2))" office:value-type="float" office:value="19529.820417431" calcext:value-type="float">
            <text:p>19529.820417431</text:p>
          </table:table-cell>
          <table:table-cell table:formula="of:=SQRT(POWER([.F51];2)+POWER([.M51];2))" office:value-type="float" office:value="116491.260151941" calcext:value-type="float">
            <text:p>116491.260151941</text:p>
          </table:table-cell>
          <table:table-cell/>
          <table:table-cell table:formula="of:=-[.G51]/([.AD$5]*[.AD$53])" office:value-type="float" office:value="-0.000000108167179409637" calcext:value-type="float">
            <text:p>-1.08167179409637E-07</text:p>
          </table:table-cell>
          <table:table-cell table:formula="of:=-[.H51]/([.AD$5]*[.AD$54])" office:value-type="float" office:value="0.000000481936123415219" calcext:value-type="float">
            <text:p>4.81936123415219E-07</text:p>
          </table:table-cell>
          <table:table-cell/>
          <table:table-cell table:formula="of:=[.A$5]*([.P51]+[.P52])/2" office:value-type="float" office:value="-0.000000177507166712899" calcext:value-type="float">
            <text:p>-1.77507166712899E-07</text:p>
          </table:table-cell>
          <table:table-cell table:formula="of:=[.A$5]*([.Q51]+[.Q52])/2" office:value-type="float" office:value="0.000000648073356541602" calcext:value-type="float">
            <text:p>6.48073356541602E-07</text:p>
          </table:table-cell>
          <table:table-cell/>
          <table:table-cell table:formula="of:=[.A$5]*([.S51]+[.S52])/2" office:value-type="float" office:value="-0.00000028426114715096" calcext:value-type="float">
            <text:p>-2.8426114715096E-07</text:p>
          </table:table-cell>
          <table:table-cell table:formula="of:=[.A$5]*([.T51]+[.T52])/2" office:value-type="float" office:value="0.000000870661978997179" calcext:value-type="float">
            <text:p>8.70661978997179E-07</text:p>
          </table:table-cell>
          <table:table-cell/>
          <table:table-cell table:formula="of:=SQRT(POWER([.S51];2) + POWER([.T51];2))" office:value-type="float" office:value="0.000000671943353039183" calcext:value-type="float">
            <text:p>6.71943353039183E-07</text:p>
          </table:table-cell>
          <table:table-cell table:formula="of:=SQRT(POWER([.V51];2)+POWER([.W51];2))" office:value-type="float" office:value="0.000000915891195203265" calcext:value-type="float">
            <text:p>9.15891195203265E-07</text:p>
          </table:table-cell>
          <table:table-cell table:number-columns-repeated="998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51]+(MAX([.D$11];[.F$11];[.H$11];[.J$11]) - MIN([.D$11];[.F$11];[.H$11];[.J$11]))/[.A$3]" office:value-type="float" office:value="5.152" calcext:value-type="float">
            <text:p>5.152</text:p>
          </table:table-cell>
          <table:table-cell table:formula="of:=IF([.B52]&gt;=[.D$11];[.D$13];0)+IF([.B52]&gt;=[.F$11];[.F$13];0)+IF([.B52]&gt;=[.H$11];[.H$13];0)+IF([.B52]&gt;=[.J$11];[.J$13];0)" office:value-type="float" office:value="1197" calcext:value-type="float">
            <text:p>1197</text:p>
          </table:table-cell>
          <table:table-cell table:formula="of:=IF([.B52]&gt;=[.D$11];[.D$14];0)+IF([.B52]&gt;=[.F$11];[.F$14];0)+IF([.B52]&gt;=[.H$11];[.H$14];0)+IF([.B52]&gt;=[.J$11];[.J$14];0)" office:value-type="float" office:value="938" calcext:value-type="float">
            <text:p>938</text:p>
          </table:table-cell>
          <table:table-cell table:formula="of:=IF([.B52]&gt;=[.D$11];[.D$15];0)+IF([.B52]&gt;=[.F$11];[.F$15];0)+IF([.B52]&gt;=[.H$11];[.H$15];0)+IF([.B52]&gt;=[.J$11];[.J$15];0)" office:value-type="float" office:value="1301" calcext:value-type="float">
            <text:p>1301</text:p>
          </table:table-cell>
          <table:table-cell table:formula="of:=IF([.B52]&gt;=[.H$11];MT([.H$14];[.H$16]);0)+IF([.B52]&gt;=[.J$11];MT([.J$15];[.J$16]);0)" office:value-type="float" office:value="-114842.5" calcext:value-type="float">
            <text:p>-114842.5</text:p>
          </table:table-cell>
          <table:table-cell table:formula="of:=MF([.B52];[.D$11];[.D$15]) + MF([.B52];[.F$11];[.F$15]) + MF([.B52];[.H$11];[.H$15])+ MF([.B52];[.J$11];[.J$15])" office:value-type="float" office:value="6702.752" calcext:value-type="float">
            <text:p>6702.752</text:p>
          </table:table-cell>
          <table:table-cell table:formula="of:=MF([.B52];[.D$11];[.D$14]) + MF([.B52];[.F$11];[.F$14]) + MF([.B52];[.H$11];[.H$14])+ MF([.B52];[.J$11];[.J$14]) + IND([.B52];[.J$11])*-[.J$13]*[.J$16]/2" office:value-type="float" office:value="-20529.824" calcext:value-type="float">
            <text:p>-20529.824</text:p>
          </table:table-cell>
          <table:table-cell/>
          <table:table-cell table:formula="of:=SQRT(POWER([.G52];2)+POWER([.H52];2))" office:value-type="float" office:value="21596.3088939865" calcext:value-type="float">
            <text:p>21596.3088939865</text:p>
          </table:table-cell>
          <table:table-cell table:formula="of:=SQRT(POWER([.F52];2)+POWER([.J52];2))" office:value-type="float" office:value="116855.467839954" calcext:value-type="float">
            <text:p>116855.467839954</text:p>
          </table:table-cell>
          <table:table-cell/>
          <table:table-cell table:formula="of:=SQRT(POWER([.G52];2)+0.75*POWER([.H52];2))" office:value-type="float" office:value="19000.8457568798" calcext:value-type="float">
            <text:p>19000.8457568798</text:p>
          </table:table-cell>
          <table:table-cell table:formula="of:=SQRT(POWER([.F52];2)+POWER([.M52];2))" office:value-type="float" office:value="116403.745411077" calcext:value-type="float">
            <text:p>116403.745411077</text:p>
          </table:table-cell>
          <table:table-cell/>
          <table:table-cell table:formula="of:=-[.G52]/([.AD$5]*[.AD$53])" office:value-type="float" office:value="-0.000000147975918300173" calcext:value-type="float">
            <text:p>-1.47975918300173E-07</text:p>
          </table:table-cell>
          <table:table-cell table:formula="of:=-[.H52]/([.AD$5]*[.AD$54])" office:value-type="float" office:value="0.000000453234665245102" calcext:value-type="float">
            <text:p>4.53234665245102E-07</text:p>
          </table:table-cell>
          <table:table-cell/>
          <table:table-cell table:formula="of:=[.A$5]*([.P52]+[.P53])/2" office:value-type="float" office:value="-0.000000232682078815181" calcext:value-type="float">
            <text:p>-2.32682078815181E-07</text:p>
          </table:table-cell>
          <table:table-cell table:formula="of:=[.A$5]*([.Q52]+[.Q53])/2" office:value-type="float" office:value="0.00000060829313551782" calcext:value-type="float">
            <text:p>6.0829313551782E-07</text:p>
          </table:table-cell>
          <table:table-cell/>
          <table:table-cell table:formula="of:=[.A$5]*([.S52]+[.S53])/2" office:value-type="float" office:value="-0.000000360733575324723" calcext:value-type="float">
            <text:p>-3.60733575324723E-07</text:p>
          </table:table-cell>
          <table:table-cell table:formula="of:=[.A$5]*([.T52]+[.T53])/2" office:value-type="float" office:value="0.000000815526592658217" calcext:value-type="float">
            <text:p>8.15526592658217E-07</text:p>
          </table:table-cell>
          <table:table-cell/>
          <table:table-cell table:formula="of:=SQRT(POWER([.S52];2) + POWER([.T52];2))" office:value-type="float" office:value="0.000000651276814050566" calcext:value-type="float">
            <text:p>6.51276814050566E-07</text:p>
          </table:table-cell>
          <table:table-cell table:formula="of:=SQRT(POWER([.V52];2)+POWER([.W52];2))" office:value-type="float" office:value="0.000000891746789004188" calcext:value-type="float">
            <text:p>8.91746789004188E-07</text:p>
          </table:table-cell>
          <table:table-cell table:number-columns-repeated="2"/>
          <table:table-cell office:value-type="string" calcext:value-type="string">
            <text:p>Moment quadratiques</text:p>
          </table:table-cell>
          <table:table-cell table:number-columns-repeated="995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52]+(MAX([.D$11];[.F$11];[.H$11];[.J$11]) - MIN([.D$11];[.F$11];[.H$11];[.J$11]))/[.A$3]" office:value-type="float" office:value="6.538" calcext:value-type="float">
            <text:p>6.538</text:p>
          </table:table-cell>
          <table:table-cell table:formula="of:=IF([.B53]&gt;=[.D$11];[.D$13];0)+IF([.B53]&gt;=[.F$11];[.F$13];0)+IF([.B53]&gt;=[.H$11];[.H$13];0)+IF([.B53]&gt;=[.J$11];[.J$13];0)" office:value-type="float" office:value="1197" calcext:value-type="float">
            <text:p>1197</text:p>
          </table:table-cell>
          <table:table-cell table:formula="of:=IF([.B53]&gt;=[.D$11];[.D$14];0)+IF([.B53]&gt;=[.F$11];[.F$14];0)+IF([.B53]&gt;=[.H$11];[.H$14];0)+IF([.B53]&gt;=[.J$11];[.J$14];0)" office:value-type="float" office:value="938" calcext:value-type="float">
            <text:p>938</text:p>
          </table:table-cell>
          <table:table-cell table:formula="of:=IF([.B53]&gt;=[.D$11];[.D$15];0)+IF([.B53]&gt;=[.F$11];[.F$15];0)+IF([.B53]&gt;=[.H$11];[.H$15];0)+IF([.B53]&gt;=[.J$11];[.J$15];0)" office:value-type="float" office:value="1301" calcext:value-type="float">
            <text:p>1301</text:p>
          </table:table-cell>
          <table:table-cell table:formula="of:=IF([.B53]&gt;=[.H$11];MT([.H$14];[.H$16]);0)+IF([.B53]&gt;=[.J$11];MT([.J$15];[.J$16]);0)" office:value-type="float" office:value="-114842.5" calcext:value-type="float">
            <text:p>-114842.5</text:p>
          </table:table-cell>
          <table:table-cell table:formula="of:=MF([.B53];[.D$11];[.D$15]) + MF([.B53];[.F$11];[.F$15]) + MF([.B53];[.H$11];[.H$15])+ MF([.B53];[.J$11];[.J$15])" office:value-type="float" office:value="8505.938" calcext:value-type="float">
            <text:p>8505.938</text:p>
          </table:table-cell>
          <table:table-cell table:formula="of:=MF([.B53];[.D$11];[.D$14]) + MF([.B53];[.F$11];[.F$14]) + MF([.B53];[.H$11];[.H$14])+ MF([.B53];[.J$11];[.J$14]) + IND([.B53];[.J$11])*-[.J$13]*[.J$16]/2" office:value-type="float" office:value="-19229.756" calcext:value-type="float">
            <text:p>-19229.756</text:p>
          </table:table-cell>
          <table:table-cell/>
          <table:table-cell table:formula="of:=SQRT(POWER([.G53];2)+POWER([.H53];2))" office:value-type="float" office:value="21026.9944851702" calcext:value-type="float">
            <text:p>21026.9944851702</text:p>
          </table:table-cell>
          <table:table-cell table:formula="of:=SQRT(POWER([.F53];2)+POWER([.J53];2))" office:value-type="float" office:value="116751.592294621" calcext:value-type="float">
            <text:p>116751.592294621</text:p>
          </table:table-cell>
          <table:table-cell/>
          <table:table-cell table:formula="of:=SQRT(POWER([.G53];2)+0.75*POWER([.H53];2))" office:value-type="float" office:value="18699.9630514206" calcext:value-type="float">
            <text:p>18699.9630514206</text:p>
          </table:table-cell>
          <table:table-cell table:formula="of:=SQRT(POWER([.F53];2)+POWER([.M53];2))" office:value-type="float" office:value="116355.010310577" calcext:value-type="float">
            <text:p>116355.010310577</text:p>
          </table:table-cell>
          <table:table-cell/>
          <table:table-cell table:formula="of:=-[.G53]/([.AD$5]*[.AD$53])" office:value-type="float" office:value="-0.000000187784657190709" calcext:value-type="float">
            <text:p>-1.87784657190709E-07</text:p>
          </table:table-cell>
          <table:table-cell table:formula="of:=-[.H53]/([.AD$5]*[.AD$54])" office:value-type="float" office:value="0.000000424533207074984" calcext:value-type="float">
            <text:p>4.24533207074984E-07</text:p>
          </table:table-cell>
          <table:table-cell/>
          <table:table-cell table:formula="of:=[.A$5]*([.P53]+[.P54])/2" office:value-type="float" office:value="-0.000000287856990917464" calcext:value-type="float">
            <text:p>-2.87856990917464E-07</text:p>
          </table:table-cell>
          <table:table-cell table:formula="of:=[.A$5]*([.Q53]+[.Q54])/2" office:value-type="float" office:value="0.000000568512914494037" calcext:value-type="float">
            <text:p>5.68512914494037E-07</text:p>
          </table:table-cell>
          <table:table-cell/>
          <table:table-cell table:formula="of:=[.A$5]*([.S53]+[.S54])/2" office:value-type="float" office:value="-0.000000437206003498487" calcext:value-type="float">
            <text:p>-4.37206003498487E-07</text:p>
          </table:table-cell>
          <table:table-cell table:formula="of:=[.A$5]*([.T53]+[.T54])/2" office:value-type="float" office:value="0.000000760391206319255" calcext:value-type="float">
            <text:p>7.60391206319255E-07</text:p>
          </table:table-cell>
          <table:table-cell/>
          <table:table-cell table:formula="of:=SQRT(POWER([.S53];2) + POWER([.T53];2))" office:value-type="float" office:value="0.000000637235106665163" calcext:value-type="float">
            <text:p>6.37235106665163E-07</text:p>
          </table:table-cell>
          <table:table-cell table:formula="of:=SQRT(POWER([.V53];2)+POWER([.W53];2))" office:value-type="float" office:value="0.00000087712249779764" calcext:value-type="float">
            <text:p>8.7712249779764E-07</text:p>
          </table:table-cell>
          <table:table-cell table:number-columns-repeated="2"/>
          <table:table-cell office:value-type="string" calcext:value-type="string">
            <text:p>Iy</text:p>
          </table:table-cell>
          <table:table-cell table:formula="of:=(PI()*([.AD50])^4)/(32)" office:value-type="float" office:value="215696.358119031" calcext:value-type="float">
            <text:p>215696.358119031</text:p>
          </table:table-cell>
          <table:table-cell office:value-type="string" calcext:value-type="string">
            <text:p>mm⁴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53]+(MAX([.D$11];[.F$11];[.H$11];[.J$11]) - MIN([.D$11];[.F$11];[.H$11];[.J$11]))/[.A$3]" office:value-type="float" office:value="7.924" calcext:value-type="float">
            <text:p>7.924</text:p>
          </table:table-cell>
          <table:table-cell table:formula="of:=IF([.B54]&gt;=[.D$11];[.D$13];0)+IF([.B54]&gt;=[.F$11];[.F$13];0)+IF([.B54]&gt;=[.H$11];[.H$13];0)+IF([.B54]&gt;=[.J$11];[.J$13];0)" office:value-type="float" office:value="1197" calcext:value-type="float">
            <text:p>1197</text:p>
          </table:table-cell>
          <table:table-cell table:formula="of:=IF([.B54]&gt;=[.D$11];[.D$14];0)+IF([.B54]&gt;=[.F$11];[.F$14];0)+IF([.B54]&gt;=[.H$11];[.H$14];0)+IF([.B54]&gt;=[.J$11];[.J$14];0)" office:value-type="float" office:value="938" calcext:value-type="float">
            <text:p>938</text:p>
          </table:table-cell>
          <table:table-cell table:formula="of:=IF([.B54]&gt;=[.D$11];[.D$15];0)+IF([.B54]&gt;=[.F$11];[.F$15];0)+IF([.B54]&gt;=[.H$11];[.H$15];0)+IF([.B54]&gt;=[.J$11];[.J$15];0)" office:value-type="float" office:value="1301" calcext:value-type="float">
            <text:p>1301</text:p>
          </table:table-cell>
          <table:table-cell table:formula="of:=IF([.B54]&gt;=[.H$11];MT([.H$14];[.H$16]);0)+IF([.B54]&gt;=[.J$11];MT([.J$15];[.J$16]);0)" office:value-type="float" office:value="-114842.5" calcext:value-type="float">
            <text:p>-114842.5</text:p>
          </table:table-cell>
          <table:table-cell table:formula="of:=MF([.B54];[.D$11];[.D$15]) + MF([.B54];[.F$11];[.F$15]) + MF([.B54];[.H$11];[.H$15])+ MF([.B54];[.J$11];[.J$15])" office:value-type="float" office:value="10309.124" calcext:value-type="float">
            <text:p>10309.124</text:p>
          </table:table-cell>
          <table:table-cell table:formula="of:=MF([.B54];[.D$11];[.D$14]) + MF([.B54];[.F$11];[.F$14]) + MF([.B54];[.H$11];[.H$14])+ MF([.B54];[.J$11];[.J$14]) + IND([.B54];[.J$11])*-[.J$13]*[.J$16]/2" office:value-type="float" office:value="-17929.688" calcext:value-type="float">
            <text:p>-17929.688</text:p>
          </table:table-cell>
          <table:table-cell/>
          <table:table-cell table:formula="of:=SQRT(POWER([.G54];2)+POWER([.H54];2))" office:value-type="float" office:value="20682.1601730748" calcext:value-type="float">
            <text:p>20682.1601730748</text:p>
          </table:table-cell>
          <table:table-cell table:formula="of:=SQRT(POWER([.F54];2)+POWER([.J54];2))" office:value-type="float" office:value="116689.980528213" calcext:value-type="float">
            <text:p>116689.980528213</text:p>
          </table:table-cell>
          <table:table-cell/>
          <table:table-cell table:formula="of:=SQRT(POWER([.G54];2)+0.75*POWER([.H54];2))" office:value-type="float" office:value="18638.2220579213" calcext:value-type="float">
            <text:p>18638.2220579213</text:p>
          </table:table-cell>
          <table:table-cell table:formula="of:=SQRT(POWER([.F54];2)+POWER([.M54];2))" office:value-type="float" office:value="116345.103582963" calcext:value-type="float">
            <text:p>116345.103582963</text:p>
          </table:table-cell>
          <table:table-cell/>
          <table:table-cell table:formula="of:=-[.G54]/([.AD$5]*[.AD$53])" office:value-type="float" office:value="-0.000000227593396081245" calcext:value-type="float">
            <text:p>-2.27593396081245E-07</text:p>
          </table:table-cell>
          <table:table-cell table:formula="of:=-[.H54]/([.AD$5]*[.AD$54])" office:value-type="float" office:value="0.000000395831748904867" calcext:value-type="float">
            <text:p>3.95831748904867E-07</text:p>
          </table:table-cell>
          <table:table-cell/>
          <table:table-cell table:formula="of:=[.A$5]*([.P54]+[.P55])/2" office:value-type="float" office:value="-0.000000343031903019746" calcext:value-type="float">
            <text:p>-3.43031903019746E-07</text:p>
          </table:table-cell>
          <table:table-cell table:formula="of:=[.A$5]*([.Q54]+[.Q55])/2" office:value-type="float" office:value="0.000000528732693470255" calcext:value-type="float">
            <text:p>5.28732693470255E-07</text:p>
          </table:table-cell>
          <table:table-cell/>
          <table:table-cell table:formula="of:=[.A$5]*([.S54]+[.S55])/2" office:value-type="float" office:value="-0.000000513678431672251" calcext:value-type="float">
            <text:p>-5.13678431672251E-07</text:p>
          </table:table-cell>
          <table:table-cell table:formula="of:=[.A$5]*([.T54]+[.T55])/2" office:value-type="float" office:value="0.000000705255819980292" calcext:value-type="float">
            <text:p>7.05255819980292E-07</text:p>
          </table:table-cell>
          <table:table-cell/>
          <table:table-cell table:formula="of:=SQRT(POWER([.S54];2) + POWER([.T54];2))" office:value-type="float" office:value="0.000000630261174144227" calcext:value-type="float">
            <text:p>6.30261174144227E-07</text:p>
          </table:table-cell>
          <table:table-cell table:formula="of:=SQRT(POWER([.V54];2)+POWER([.W54];2))" office:value-type="float" office:value="0.000000872497164913066" calcext:value-type="float">
            <text:p>8.72497164913066E-07</text:p>
          </table:table-cell>
          <table:table-cell table:number-columns-repeated="2"/>
          <table:table-cell office:value-type="string" calcext:value-type="string">
            <text:p>Iz</text:p>
          </table:table-cell>
          <table:table-cell table:formula="of:=(PI()*([.AD50])^4)/(32)" office:value-type="float" office:value="215696.358119031" calcext:value-type="float">
            <text:p>215696.358119031</text:p>
          </table:table-cell>
          <table:table-cell office:value-type="string" calcext:value-type="string">
            <text:p>mm⁴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54]+(MAX([.D$11];[.F$11];[.H$11];[.J$11]) - MIN([.D$11];[.F$11];[.H$11];[.J$11]))/[.A$3]" office:value-type="float" office:value="9.31" calcext:value-type="float">
            <text:p>9.31</text:p>
          </table:table-cell>
          <table:table-cell table:formula="of:=IF([.B55]&gt;=[.D$11];[.D$13];0)+IF([.B55]&gt;=[.F$11];[.F$13];0)+IF([.B55]&gt;=[.H$11];[.H$13];0)+IF([.B55]&gt;=[.J$11];[.J$13];0)" office:value-type="float" office:value="1197" calcext:value-type="float">
            <text:p>1197</text:p>
          </table:table-cell>
          <table:table-cell table:formula="of:=IF([.B55]&gt;=[.D$11];[.D$14];0)+IF([.B55]&gt;=[.F$11];[.F$14];0)+IF([.B55]&gt;=[.H$11];[.H$14];0)+IF([.B55]&gt;=[.J$11];[.J$14];0)" office:value-type="float" office:value="938" calcext:value-type="float">
            <text:p>938</text:p>
          </table:table-cell>
          <table:table-cell table:formula="of:=IF([.B55]&gt;=[.D$11];[.D$15];0)+IF([.B55]&gt;=[.F$11];[.F$15];0)+IF([.B55]&gt;=[.H$11];[.H$15];0)+IF([.B55]&gt;=[.J$11];[.J$15];0)" office:value-type="float" office:value="1301" calcext:value-type="float">
            <text:p>1301</text:p>
          </table:table-cell>
          <table:table-cell table:formula="of:=IF([.B55]&gt;=[.H$11];MT([.H$14];[.H$16]);0)+IF([.B55]&gt;=[.J$11];MT([.J$15];[.J$16]);0)" office:value-type="float" office:value="-114842.5" calcext:value-type="float">
            <text:p>-114842.5</text:p>
          </table:table-cell>
          <table:table-cell table:formula="of:=MF([.B55];[.D$11];[.D$15]) + MF([.B55];[.F$11];[.F$15]) + MF([.B55];[.H$11];[.H$15])+ MF([.B55];[.J$11];[.J$15])" office:value-type="float" office:value="12112.31" calcext:value-type="float">
            <text:p>12112.31</text:p>
          </table:table-cell>
          <table:table-cell table:formula="of:=MF([.B55];[.D$11];[.D$14]) + MF([.B55];[.F$11];[.F$14]) + MF([.B55];[.H$11];[.H$14])+ MF([.B55];[.J$11];[.J$14]) + IND([.B55];[.J$11])*-[.J$13]*[.J$16]/2" office:value-type="float" office:value="-16629.62" calcext:value-type="float">
            <text:p>-16629.62</text:p>
          </table:table-cell>
          <table:table-cell/>
          <table:table-cell table:formula="of:=SQRT(POWER([.G55];2)+POWER([.H55];2))" office:value-type="float" office:value="20573.0968714119" calcext:value-type="float">
            <text:p>20573.0968714119</text:p>
          </table:table-cell>
          <table:table-cell table:formula="of:=SQRT(POWER([.F55];2)+POWER([.J55];2))" office:value-type="float" office:value="116670.699497048" calcext:value-type="float">
            <text:p>116670.699497048</text:p>
          </table:table-cell>
          <table:table-cell/>
          <table:table-cell table:formula="of:=SQRT(POWER([.G55];2)+0.75*POWER([.H55];2))" office:value-type="float" office:value="18817.9767654336" calcext:value-type="float">
            <text:p>18817.9767654336</text:p>
          </table:table-cell>
          <table:table-cell table:formula="of:=SQRT(POWER([.F55];2)+POWER([.M55];2))" office:value-type="float" office:value="116374.035144419" calcext:value-type="float">
            <text:p>116374.035144419</text:p>
          </table:table-cell>
          <table:table-cell/>
          <table:table-cell table:formula="of:=-[.G55]/([.AD$5]*[.AD$53])" office:value-type="float" office:value="-0.00000026740213497178" calcext:value-type="float">
            <text:p>-2.6740213497178E-07</text:p>
          </table:table-cell>
          <table:table-cell table:formula="of:=-[.H55]/([.AD$5]*[.AD$54])" office:value-type="float" office:value="0.00000036713029073475" calcext:value-type="float">
            <text:p>3.6713029073475E-07</text:p>
          </table:table-cell>
          <table:table-cell/>
          <table:table-cell table:formula="of:=[.A$5]*([.P55]+[.P56])/2" office:value-type="float" office:value="-0.000000398206815122029" calcext:value-type="float">
            <text:p>-3.98206815122029E-07</text:p>
          </table:table-cell>
          <table:table-cell table:formula="of:=[.A$5]*([.Q55]+[.Q56])/2" office:value-type="float" office:value="0.000000488952472446472" calcext:value-type="float">
            <text:p>4.88952472446472E-07</text:p>
          </table:table-cell>
          <table:table-cell/>
          <table:table-cell table:formula="of:=[.A$5]*([.S55]+[.S56])/2" office:value-type="float" office:value="-0.000000590150859846014" calcext:value-type="float">
            <text:p>-5.90150859846014E-07</text:p>
          </table:table-cell>
          <table:table-cell table:formula="of:=[.A$5]*([.T55]+[.T56])/2" office:value-type="float" office:value="0.00000065012043364133" calcext:value-type="float">
            <text:p>6.5012043364133E-07</text:p>
          </table:table-cell>
          <table:table-cell/>
          <table:table-cell table:formula="of:=SQRT(POWER([.S55];2) + POWER([.T55];2))" office:value-type="float" office:value="0.000000630589555829422" calcext:value-type="float">
            <text:p>6.30589555829422E-07</text:p>
          </table:table-cell>
          <table:table-cell table:formula="of:=SQRT(POWER([.V55];2)+POWER([.W55];2))" office:value-type="float" office:value="0.000000878028823908976" calcext:value-type="float">
            <text:p>8.78028823908976E-07</text:p>
          </table:table-cell>
          <table:table-cell table:number-columns-repeated="99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55]+(MAX([.D$11];[.F$11];[.H$11];[.J$11]) - MIN([.D$11];[.F$11];[.H$11];[.J$11]))/[.A$3]" office:value-type="float" office:value="10.696" calcext:value-type="float">
            <text:p>10.696</text:p>
          </table:table-cell>
          <table:table-cell table:formula="of:=IF([.B56]&gt;=[.D$11];[.D$13];0)+IF([.B56]&gt;=[.F$11];[.F$13];0)+IF([.B56]&gt;=[.H$11];[.H$13];0)+IF([.B56]&gt;=[.J$11];[.J$13];0)" office:value-type="float" office:value="1197" calcext:value-type="float">
            <text:p>1197</text:p>
          </table:table-cell>
          <table:table-cell table:formula="of:=IF([.B56]&gt;=[.D$11];[.D$14];0)+IF([.B56]&gt;=[.F$11];[.F$14];0)+IF([.B56]&gt;=[.H$11];[.H$14];0)+IF([.B56]&gt;=[.J$11];[.J$14];0)" office:value-type="float" office:value="938" calcext:value-type="float">
            <text:p>938</text:p>
          </table:table-cell>
          <table:table-cell table:formula="of:=IF([.B56]&gt;=[.D$11];[.D$15];0)+IF([.B56]&gt;=[.F$11];[.F$15];0)+IF([.B56]&gt;=[.H$11];[.H$15];0)+IF([.B56]&gt;=[.J$11];[.J$15];0)" office:value-type="float" office:value="1301" calcext:value-type="float">
            <text:p>1301</text:p>
          </table:table-cell>
          <table:table-cell table:formula="of:=IF([.B56]&gt;=[.H$11];MT([.H$14];[.H$16]);0)+IF([.B56]&gt;=[.J$11];MT([.J$15];[.J$16]);0)" office:value-type="float" office:value="-114842.5" calcext:value-type="float">
            <text:p>-114842.5</text:p>
          </table:table-cell>
          <table:table-cell table:formula="of:=MF([.B56];[.D$11];[.D$15]) + MF([.B56];[.F$11];[.F$15]) + MF([.B56];[.H$11];[.H$15])+ MF([.B56];[.J$11];[.J$15])" office:value-type="float" office:value="13915.496" calcext:value-type="float">
            <text:p>13915.496</text:p>
          </table:table-cell>
          <table:table-cell table:formula="of:=MF([.B56];[.D$11];[.D$14]) + MF([.B56];[.F$11];[.F$14]) + MF([.B56];[.H$11];[.H$14])+ MF([.B56];[.J$11];[.J$14]) + IND([.B56];[.J$11])*-[.J$13]*[.J$16]/2" office:value-type="float" office:value="-15329.552" calcext:value-type="float">
            <text:p>-15329.552</text:p>
          </table:table-cell>
          <table:table-cell/>
          <table:table-cell table:formula="of:=SQRT(POWER([.G56];2)+POWER([.H56];2))" office:value-type="float" office:value="20703.5309415259" calcext:value-type="float">
            <text:p>20703.5309415259</text:p>
          </table:table-cell>
          <table:table-cell table:formula="of:=SQRT(POWER([.F56];2)+POWER([.J56];2))" office:value-type="float" office:value="116693.770183745" calcext:value-type="float">
            <text:p>116693.770183745</text:p>
          </table:table-cell>
          <table:table-cell/>
          <table:table-cell table:formula="of:=SQRT(POWER([.G56];2)+0.75*POWER([.H56];2))" office:value-type="float" office:value="19232.4570015519" calcext:value-type="float">
            <text:p>19232.4570015519</text:p>
          </table:table-cell>
          <table:table-cell table:formula="of:=SQRT(POWER([.F56];2)+POWER([.M56];2))" office:value-type="float" office:value="116441.776045226" calcext:value-type="float">
            <text:p>116441.776045226</text:p>
          </table:table-cell>
          <table:table-cell/>
          <table:table-cell table:formula="of:=-[.G56]/([.AD$5]*[.AD$53])" office:value-type="float" office:value="-0.000000307210873862316" calcext:value-type="float">
            <text:p>-3.07210873862316E-07</text:p>
          </table:table-cell>
          <table:table-cell table:formula="of:=-[.H56]/([.AD$5]*[.AD$54])" office:value-type="float" office:value="0.000000338428832564633" calcext:value-type="float">
            <text:p>3.38428832564633E-07</text:p>
          </table:table-cell>
          <table:table-cell/>
          <table:table-cell table:formula="of:=[.A$5]*([.P56]+[.P57])/2" office:value-type="float" office:value="-0.000000453381727224311" calcext:value-type="float">
            <text:p>-4.53381727224311E-07</text:p>
          </table:table-cell>
          <table:table-cell table:formula="of:=[.A$5]*([.Q56]+[.Q57])/2" office:value-type="float" office:value="0.00000044917225142269" calcext:value-type="float">
            <text:p>4.4917225142269E-07</text:p>
          </table:table-cell>
          <table:table-cell/>
          <table:table-cell table:formula="of:=[.A$5]*([.S56]+[.S57])/2" office:value-type="float" office:value="-0.000000666623288019777" calcext:value-type="float">
            <text:p>-6.66623288019777E-07</text:p>
          </table:table-cell>
          <table:table-cell table:formula="of:=[.A$5]*([.T56]+[.T57])/2" office:value-type="float" office:value="0.000000594985047302367" calcext:value-type="float">
            <text:p>5.94985047302367E-07</text:p>
          </table:table-cell>
          <table:table-cell/>
          <table:table-cell table:formula="of:=SQRT(POWER([.S56];2) + POWER([.T56];2))" office:value-type="float" office:value="0.000000638208979903157" calcext:value-type="float">
            <text:p>6.38208979903157E-07</text:p>
          </table:table-cell>
          <table:table-cell table:formula="of:=SQRT(POWER([.V56];2)+POWER([.W56];2))" office:value-type="float" office:value="0.00000089352885495864" calcext:value-type="float">
            <text:p>8.9352885495864E-07</text:p>
          </table:table-cell>
          <table:table-cell table:number-columns-repeated="2"/>
          <table:table-cell table:style-name="ce17" office:value-type="string" calcext:value-type="string">
            <text:p>Vérification de l’engrènement</text:p>
          </table:table-cell>
          <table:table-cell table:style-name="ce3"/>
          <table:table-cell table:number-columns-repeated="99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56]+(MAX([.D$11];[.F$11];[.H$11];[.J$11]) - MIN([.D$11];[.F$11];[.H$11];[.J$11]))/[.A$3]" office:value-type="float" office:value="12.082" calcext:value-type="float">
            <text:p>12.082</text:p>
          </table:table-cell>
          <table:table-cell table:formula="of:=IF([.B57]&gt;=[.D$11];[.D$13];0)+IF([.B57]&gt;=[.F$11];[.F$13];0)+IF([.B57]&gt;=[.H$11];[.H$13];0)+IF([.B57]&gt;=[.J$11];[.J$13];0)" office:value-type="float" office:value="1197" calcext:value-type="float">
            <text:p>1197</text:p>
          </table:table-cell>
          <table:table-cell table:formula="of:=IF([.B57]&gt;=[.D$11];[.D$14];0)+IF([.B57]&gt;=[.F$11];[.F$14];0)+IF([.B57]&gt;=[.H$11];[.H$14];0)+IF([.B57]&gt;=[.J$11];[.J$14];0)" office:value-type="float" office:value="938" calcext:value-type="float">
            <text:p>938</text:p>
          </table:table-cell>
          <table:table-cell table:formula="of:=IF([.B57]&gt;=[.D$11];[.D$15];0)+IF([.B57]&gt;=[.F$11];[.F$15];0)+IF([.B57]&gt;=[.H$11];[.H$15];0)+IF([.B57]&gt;=[.J$11];[.J$15];0)" office:value-type="float" office:value="1301" calcext:value-type="float">
            <text:p>1301</text:p>
          </table:table-cell>
          <table:table-cell table:formula="of:=IF([.B57]&gt;=[.H$11];MT([.H$14];[.H$16]);0)+IF([.B57]&gt;=[.J$11];MT([.J$15];[.J$16]);0)" office:value-type="float" office:value="-114842.5" calcext:value-type="float">
            <text:p>-114842.5</text:p>
          </table:table-cell>
          <table:table-cell table:formula="of:=MF([.B57];[.D$11];[.D$15]) + MF([.B57];[.F$11];[.F$15]) + MF([.B57];[.H$11];[.H$15])+ MF([.B57];[.J$11];[.J$15])" office:value-type="float" office:value="15718.682" calcext:value-type="float">
            <text:p>15718.682</text:p>
          </table:table-cell>
          <table:table-cell table:formula="of:=MF([.B57];[.D$11];[.D$14]) + MF([.B57];[.F$11];[.F$14]) + MF([.B57];[.H$11];[.H$14])+ MF([.B57];[.J$11];[.J$14]) + IND([.B57];[.J$11])*-[.J$13]*[.J$16]/2" office:value-type="float" office:value="-14029.484" calcext:value-type="float">
            <text:p>-14029.484</text:p>
          </table:table-cell>
          <table:table-cell/>
          <table:table-cell table:formula="of:=SQRT(POWER([.G57];2)+POWER([.H57];2))" office:value-type="float" office:value="21069.0148114092" calcext:value-type="float">
            <text:p>21069.0148114092</text:p>
          </table:table-cell>
          <table:table-cell table:formula="of:=SQRT(POWER([.F57];2)+POWER([.J57];2))" office:value-type="float" office:value="116759.167483215" calcext:value-type="float">
            <text:p>116759.167483215</text:p>
          </table:table-cell>
          <table:table-cell/>
          <table:table-cell table:formula="of:=SQRT(POWER([.G57];2)+0.75*POWER([.H57];2))" office:value-type="float" office:value="19866.9771177403" calcext:value-type="float">
            <text:p>19866.9771177403</text:p>
          </table:table-cell>
          <table:table-cell table:formula="of:=SQRT(POWER([.F57];2)+POWER([.M57];2))" office:value-type="float" office:value="116548.25861439" calcext:value-type="float">
            <text:p>116548.25861439</text:p>
          </table:table-cell>
          <table:table-cell/>
          <table:table-cell table:formula="of:=-[.G57]/([.AD$5]*[.AD$53])" office:value-type="float" office:value="-0.000000347019612752852" calcext:value-type="float">
            <text:p>-3.47019612752852E-07</text:p>
          </table:table-cell>
          <table:table-cell table:formula="of:=-[.H57]/([.AD$5]*[.AD$54])" office:value-type="float" office:value="0.000000309727374394516" calcext:value-type="float">
            <text:p>3.09727374394516E-07</text:p>
          </table:table-cell>
          <table:table-cell/>
          <table:table-cell table:formula="of:=[.A$5]*([.P57]+[.P58])/2" office:value-type="float" office:value="-0.000000508556639326594" calcext:value-type="float">
            <text:p>-5.08556639326594E-07</text:p>
          </table:table-cell>
          <table:table-cell table:formula="of:=[.A$5]*([.Q57]+[.Q58])/2" office:value-type="float" office:value="0.000000409392030398907" calcext:value-type="float">
            <text:p>4.09392030398907E-07</text:p>
          </table:table-cell>
          <table:table-cell/>
          <table:table-cell table:formula="of:=[.A$5]*([.S57]+[.S58])/2" office:value-type="float" office:value="-0.000000743095716193541" calcext:value-type="float">
            <text:p>-7.43095716193541E-07</text:p>
          </table:table-cell>
          <table:table-cell table:formula="of:=[.A$5]*([.T57]+[.T58])/2" office:value-type="float" office:value="0.000000539849660963404" calcext:value-type="float">
            <text:p>5.39849660963404E-07</text:p>
          </table:table-cell>
          <table:table-cell/>
          <table:table-cell table:formula="of:=SQRT(POWER([.S57];2) + POWER([.T57];2))" office:value-type="float" office:value="0.000000652864220154007" calcext:value-type="float">
            <text:p>6.52864220154007E-07</text:p>
          </table:table-cell>
          <table:table-cell table:formula="of:=SQRT(POWER([.V57];2)+POWER([.W57];2))" office:value-type="float" office:value="0.000000918492732615503" calcext:value-type="float">
            <text:p>9.18492732615503E-07</text:p>
          </table:table-cell>
          <table:table-cell table:number-columns-repeated="2"/>
          <table:table-cell office:value-type="string" calcext:value-type="string">
            <text:p>Maximum de f’</text:p>
          </table:table-cell>
          <table:table-cell table:formula="of:=MAX([.Y20:.Y119])" office:value-type="float" office:value="0.00000267408241845928" calcext:value-type="float">
            <text:p>2.67408241845928E-06</text:p>
          </table:table-cell>
          <table:table-cell table:number-columns-repeated="99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57]+(MAX([.D$11];[.F$11];[.H$11];[.J$11]) - MIN([.D$11];[.F$11];[.H$11];[.J$11]))/[.A$3]" office:value-type="float" office:value="13.468" calcext:value-type="float">
            <text:p>13.468</text:p>
          </table:table-cell>
          <table:table-cell table:formula="of:=IF([.B58]&gt;=[.D$11];[.D$13];0)+IF([.B58]&gt;=[.F$11];[.F$13];0)+IF([.B58]&gt;=[.H$11];[.H$13];0)+IF([.B58]&gt;=[.J$11];[.J$13];0)" office:value-type="float" office:value="1197" calcext:value-type="float">
            <text:p>1197</text:p>
          </table:table-cell>
          <table:table-cell table:formula="of:=IF([.B58]&gt;=[.D$11];[.D$14];0)+IF([.B58]&gt;=[.F$11];[.F$14];0)+IF([.B58]&gt;=[.H$11];[.H$14];0)+IF([.B58]&gt;=[.J$11];[.J$14];0)" office:value-type="float" office:value="938" calcext:value-type="float">
            <text:p>938</text:p>
          </table:table-cell>
          <table:table-cell table:formula="of:=IF([.B58]&gt;=[.D$11];[.D$15];0)+IF([.B58]&gt;=[.F$11];[.F$15];0)+IF([.B58]&gt;=[.H$11];[.H$15];0)+IF([.B58]&gt;=[.J$11];[.J$15];0)" office:value-type="float" office:value="1301" calcext:value-type="float">
            <text:p>1301</text:p>
          </table:table-cell>
          <table:table-cell table:formula="of:=IF([.B58]&gt;=[.H$11];MT([.H$14];[.H$16]);0)+IF([.B58]&gt;=[.J$11];MT([.J$15];[.J$16]);0)" office:value-type="float" office:value="-114842.5" calcext:value-type="float">
            <text:p>-114842.5</text:p>
          </table:table-cell>
          <table:table-cell table:formula="of:=MF([.B58];[.D$11];[.D$15]) + MF([.B58];[.F$11];[.F$15]) + MF([.B58];[.H$11];[.H$15])+ MF([.B58];[.J$11];[.J$15])" office:value-type="float" office:value="17521.868" calcext:value-type="float">
            <text:p>17521.868</text:p>
          </table:table-cell>
          <table:table-cell table:formula="of:=MF([.B58];[.D$11];[.D$14]) + MF([.B58];[.F$11];[.F$14]) + MF([.B58];[.H$11];[.H$14])+ MF([.B58];[.J$11];[.J$14]) + IND([.B58];[.J$11])*-[.J$13]*[.J$16]/2" office:value-type="float" office:value="-12729.416" calcext:value-type="float">
            <text:p>-12729.416</text:p>
          </table:table-cell>
          <table:table-cell/>
          <table:table-cell table:formula="of:=SQRT(POWER([.G58];2)+POWER([.H58];2))" office:value-type="float" office:value="21657.6519943987" calcext:value-type="float">
            <text:p>21657.6519943987</text:p>
          </table:table-cell>
          <table:table-cell table:formula="of:=SQRT(POWER([.F58];2)+POWER([.J58];2))" office:value-type="float" office:value="116866.820339053" calcext:value-type="float">
            <text:p>116866.820339053</text:p>
          </table:table-cell>
          <table:table-cell/>
          <table:table-cell table:formula="of:=SQRT(POWER([.G58];2)+0.75*POWER([.H58];2))" office:value-type="float" office:value="20701.3135328466" calcext:value-type="float">
            <text:p>20701.3135328466</text:p>
          </table:table-cell>
          <table:table-cell table:formula="of:=SQRT(POWER([.F58];2)+POWER([.M58];2))" office:value-type="float" office:value="116693.37679678" calcext:value-type="float">
            <text:p>116693.37679678</text:p>
          </table:table-cell>
          <table:table-cell/>
          <table:table-cell table:formula="of:=-[.G58]/([.AD$5]*[.AD$53])" office:value-type="float" office:value="-0.000000386828351643388" calcext:value-type="float">
            <text:p>-3.86828351643388E-07</text:p>
          </table:table-cell>
          <table:table-cell table:formula="of:=-[.H58]/([.AD$5]*[.AD$54])" office:value-type="float" office:value="0.000000281025916224398" calcext:value-type="float">
            <text:p>2.81025916224398E-07</text:p>
          </table:table-cell>
          <table:table-cell/>
          <table:table-cell table:formula="of:=[.A$5]*([.P58]+[.P59])/2" office:value-type="float" office:value="-0.000000563731551428876" calcext:value-type="float">
            <text:p>-5.63731551428876E-07</text:p>
          </table:table-cell>
          <table:table-cell table:formula="of:=[.A$5]*([.Q58]+[.Q59])/2" office:value-type="float" office:value="0.000000369611809375125" calcext:value-type="float">
            <text:p>3.69611809375125E-07</text:p>
          </table:table-cell>
          <table:table-cell/>
          <table:table-cell table:formula="of:=[.A$5]*([.S58]+[.S59])/2" office:value-type="float" office:value="-0.000000819568144367305" calcext:value-type="float">
            <text:p>-8.19568144367305E-07</text:p>
          </table:table-cell>
          <table:table-cell table:formula="of:=[.A$5]*([.T58]+[.T59])/2" office:value-type="float" office:value="0.000000484714274624442" calcext:value-type="float">
            <text:p>4.84714274624442E-07</text:p>
          </table:table-cell>
          <table:table-cell/>
          <table:table-cell table:formula="of:=SQRT(POWER([.S58];2) + POWER([.T58];2))" office:value-type="float" office:value="0.000000674096544796042" calcext:value-type="float">
            <text:p>6.74096544796042E-07</text:p>
          </table:table-cell>
          <table:table-cell table:formula="of:=SQRT(POWER([.V58];2)+POWER([.W58];2))" office:value-type="float" office:value="0.00000095217638664607" calcext:value-type="float">
            <text:p>9.5217638664607E-07</text:p>
          </table:table-cell>
          <table:table-cell table:number-columns-repeated="2"/>
          <table:table-cell table:style-name="ce3" office:value-type="string" calcext:value-type="string">
            <text:p>Engrènement</text:p>
          </table:table-cell>
          <table:table-cell table:style-name="ce3" table:formula="of:=IF([.AD57]&lt;(1/IF([.AD7]=&quot;ETROITES&quot;;500;1500));&quot;BON&quot;;&quot;MAUVAIS&quot;)" office:value-type="string" office:string-value="BON" calcext:value-type="string">
            <text:p>BON</text:p>
          </table:table-cell>
          <table:table-cell table:number-columns-repeated="99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58]+(MAX([.D$11];[.F$11];[.H$11];[.J$11]) - MIN([.D$11];[.F$11];[.H$11];[.J$11]))/[.A$3]" office:value-type="float" office:value="14.854" calcext:value-type="float">
            <text:p>14.854</text:p>
          </table:table-cell>
          <table:table-cell table:formula="of:=IF([.B59]&gt;=[.D$11];[.D$13];0)+IF([.B59]&gt;=[.F$11];[.F$13];0)+IF([.B59]&gt;=[.H$11];[.H$13];0)+IF([.B59]&gt;=[.J$11];[.J$13];0)" office:value-type="float" office:value="1197" calcext:value-type="float">
            <text:p>1197</text:p>
          </table:table-cell>
          <table:table-cell table:formula="of:=IF([.B59]&gt;=[.D$11];[.D$14];0)+IF([.B59]&gt;=[.F$11];[.F$14];0)+IF([.B59]&gt;=[.H$11];[.H$14];0)+IF([.B59]&gt;=[.J$11];[.J$14];0)" office:value-type="float" office:value="938" calcext:value-type="float">
            <text:p>938</text:p>
          </table:table-cell>
          <table:table-cell table:formula="of:=IF([.B59]&gt;=[.D$11];[.D$15];0)+IF([.B59]&gt;=[.F$11];[.F$15];0)+IF([.B59]&gt;=[.H$11];[.H$15];0)+IF([.B59]&gt;=[.J$11];[.J$15];0)" office:value-type="float" office:value="1301" calcext:value-type="float">
            <text:p>1301</text:p>
          </table:table-cell>
          <table:table-cell table:formula="of:=IF([.B59]&gt;=[.H$11];MT([.H$14];[.H$16]);0)+IF([.B59]&gt;=[.J$11];MT([.J$15];[.J$16]);0)" office:value-type="float" office:value="-114842.5" calcext:value-type="float">
            <text:p>-114842.5</text:p>
          </table:table-cell>
          <table:table-cell table:formula="of:=MF([.B59];[.D$11];[.D$15]) + MF([.B59];[.F$11];[.F$15]) + MF([.B59];[.H$11];[.H$15])+ MF([.B59];[.J$11];[.J$15])" office:value-type="float" office:value="19325.054" calcext:value-type="float">
            <text:p>19325.054</text:p>
          </table:table-cell>
          <table:table-cell table:formula="of:=MF([.B59];[.D$11];[.D$14]) + MF([.B59];[.F$11];[.F$14]) + MF([.B59];[.H$11];[.H$14])+ MF([.B59];[.J$11];[.J$14]) + IND([.B59];[.J$11])*-[.J$13]*[.J$16]/2" office:value-type="float" office:value="-11429.348" calcext:value-type="float">
            <text:p>-11429.348</text:p>
          </table:table-cell>
          <table:table-cell/>
          <table:table-cell table:formula="of:=SQRT(POWER([.G59];2)+POWER([.H59];2))" office:value-type="float" office:value="22451.8976438077" calcext:value-type="float">
            <text:p>22451.8976438077</text:p>
          </table:table-cell>
          <table:table-cell table:formula="of:=SQRT(POWER([.F59];2)+POWER([.J59];2))" office:value-type="float" office:value="117016.612128612" calcext:value-type="float">
            <text:p>117016.612128612</text:p>
          </table:table-cell>
          <table:table-cell/>
          <table:table-cell table:formula="of:=SQRT(POWER([.G59];2)+0.75*POWER([.H59];2))" office:value-type="float" office:value="21712.4436414178" calcext:value-type="float">
            <text:p>21712.4436414178</text:p>
          </table:table-cell>
          <table:table-cell table:formula="of:=SQRT(POWER([.F59];2)+POWER([.M59];2))" office:value-type="float" office:value="116876.986678866" calcext:value-type="float">
            <text:p>116876.986678866</text:p>
          </table:table-cell>
          <table:table-cell/>
          <table:table-cell table:formula="of:=-[.G59]/([.AD$5]*[.AD$53])" office:value-type="float" office:value="-0.000000426637090533923" calcext:value-type="float">
            <text:p>-4.26637090533923E-07</text:p>
          </table:table-cell>
          <table:table-cell table:formula="of:=-[.H59]/([.AD$5]*[.AD$54])" office:value-type="float" office:value="0.000000252324458054281" calcext:value-type="float">
            <text:p>2.52324458054281E-07</text:p>
          </table:table-cell>
          <table:table-cell/>
          <table:table-cell table:formula="of:=[.A$5]*([.P59]+[.P60])/2" office:value-type="float" office:value="-0.000000618906463531159" calcext:value-type="float">
            <text:p>-6.18906463531159E-07</text:p>
          </table:table-cell>
          <table:table-cell table:formula="of:=[.A$5]*([.Q59]+[.Q60])/2" office:value-type="float" office:value="0.000000329831588351343" calcext:value-type="float">
            <text:p>3.29831588351343E-07</text:p>
          </table:table-cell>
          <table:table-cell/>
          <table:table-cell table:formula="of:=[.A$5]*([.S59]+[.S60])/2" office:value-type="float" office:value="-0.000000896040572541068" calcext:value-type="float">
            <text:p>-8.96040572541068E-07</text:p>
          </table:table-cell>
          <table:table-cell table:formula="of:=[.A$5]*([.T59]+[.T60])/2" office:value-type="float" office:value="0.00000042957888828548" calcext:value-type="float">
            <text:p>4.2957888828548E-07</text:p>
          </table:table-cell>
          <table:table-cell/>
          <table:table-cell table:formula="of:=SQRT(POWER([.S59];2) + POWER([.T59];2))" office:value-type="float" office:value="0.000000701308838725861" calcext:value-type="float">
            <text:p>7.01308838725861E-07</text:p>
          </table:table-cell>
          <table:table-cell table:formula="of:=SQRT(POWER([.V59];2)+POWER([.W59];2))" office:value-type="float" office:value="0.000000993693478342449" calcext:value-type="float">
            <text:p>9.93693478342449E-07</text:p>
          </table:table-cell>
          <table:table-cell table:number-columns-repeated="998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59]+(MAX([.D$11];[.F$11];[.H$11];[.J$11]) - MIN([.D$11];[.F$11];[.H$11];[.J$11]))/[.A$3]" office:value-type="float" office:value="16.24" calcext:value-type="float">
            <text:p>16.24</text:p>
          </table:table-cell>
          <table:table-cell table:formula="of:=IF([.B60]&gt;=[.D$11];[.D$13];0)+IF([.B60]&gt;=[.F$11];[.F$13];0)+IF([.B60]&gt;=[.H$11];[.H$13];0)+IF([.B60]&gt;=[.J$11];[.J$13];0)" office:value-type="float" office:value="1197" calcext:value-type="float">
            <text:p>1197</text:p>
          </table:table-cell>
          <table:table-cell table:formula="of:=IF([.B60]&gt;=[.D$11];[.D$14];0)+IF([.B60]&gt;=[.F$11];[.F$14];0)+IF([.B60]&gt;=[.H$11];[.H$14];0)+IF([.B60]&gt;=[.J$11];[.J$14];0)" office:value-type="float" office:value="938" calcext:value-type="float">
            <text:p>938</text:p>
          </table:table-cell>
          <table:table-cell table:formula="of:=IF([.B60]&gt;=[.D$11];[.D$15];0)+IF([.B60]&gt;=[.F$11];[.F$15];0)+IF([.B60]&gt;=[.H$11];[.H$15];0)+IF([.B60]&gt;=[.J$11];[.J$15];0)" office:value-type="float" office:value="1301" calcext:value-type="float">
            <text:p>1301</text:p>
          </table:table-cell>
          <table:table-cell table:formula="of:=IF([.B60]&gt;=[.H$11];MT([.H$14];[.H$16]);0)+IF([.B60]&gt;=[.J$11];MT([.J$15];[.J$16]);0)" office:value-type="float" office:value="-114842.5" calcext:value-type="float">
            <text:p>-114842.5</text:p>
          </table:table-cell>
          <table:table-cell table:formula="of:=MF([.B60];[.D$11];[.D$15]) + MF([.B60];[.F$11];[.F$15]) + MF([.B60];[.H$11];[.H$15])+ MF([.B60];[.J$11];[.J$15])" office:value-type="float" office:value="21128.24" calcext:value-type="float">
            <text:p>21128.24</text:p>
          </table:table-cell>
          <table:table-cell table:formula="of:=MF([.B60];[.D$11];[.D$14]) + MF([.B60];[.F$11];[.F$14]) + MF([.B60];[.H$11];[.H$14])+ MF([.B60];[.J$11];[.J$14]) + IND([.B60];[.J$11])*-[.J$13]*[.J$16]/2" office:value-type="float" office:value="-10129.28" calcext:value-type="float">
            <text:p>-10129.28</text:p>
          </table:table-cell>
          <table:table-cell/>
          <table:table-cell table:formula="of:=SQRT(POWER([.G60];2)+POWER([.H60];2))" office:value-type="float" office:value="23430.8522853096" calcext:value-type="float">
            <text:p>23430.8522853096</text:p>
          </table:table-cell>
          <table:table-cell table:formula="of:=SQRT(POWER([.F60];2)+POWER([.J60];2))" office:value-type="float" office:value="117208.381291894" calcext:value-type="float">
            <text:p>117208.381291894</text:p>
          </table:table-cell>
          <table:table-cell/>
          <table:table-cell table:formula="of:=SQRT(POWER([.G60];2)+0.75*POWER([.H60];2))" office:value-type="float" office:value="22876.9373056447" calcext:value-type="float">
            <text:p>22876.9373056447</text:p>
          </table:table-cell>
          <table:table-cell table:formula="of:=SQRT(POWER([.F60];2)+POWER([.M60];2))" office:value-type="float" office:value="117098.90719702" calcext:value-type="float">
            <text:p>117098.90719702</text:p>
          </table:table-cell>
          <table:table-cell/>
          <table:table-cell table:formula="of:=-[.G60]/([.AD$5]*[.AD$53])" office:value-type="float" office:value="-0.000000466445829424459" calcext:value-type="float">
            <text:p>-4.66445829424459E-07</text:p>
          </table:table-cell>
          <table:table-cell table:formula="of:=-[.H60]/([.AD$5]*[.AD$54])" office:value-type="float" office:value="0.000000223622999884164" calcext:value-type="float">
            <text:p>2.23622999884164E-07</text:p>
          </table:table-cell>
          <table:table-cell/>
          <table:table-cell table:formula="of:=[.A$5]*([.P60]+[.P61])/2" office:value-type="float" office:value="-0.000000674081375633442" calcext:value-type="float">
            <text:p>-6.74081375633442E-07</text:p>
          </table:table-cell>
          <table:table-cell table:formula="of:=[.A$5]*([.Q60]+[.Q61])/2" office:value-type="float" office:value="0.00000029005136732756" calcext:value-type="float">
            <text:p>2.9005136732756E-07</text:p>
          </table:table-cell>
          <table:table-cell/>
          <table:table-cell table:formula="of:=[.A$5]*([.S60]+[.S61])/2" office:value-type="float" office:value="-0.000000972513000714832" calcext:value-type="float">
            <text:p>-9.72513000714832E-07</text:p>
          </table:table-cell>
          <table:table-cell table:formula="of:=[.A$5]*([.T60]+[.T61])/2" office:value-type="float" office:value="0.000000374443501946517" calcext:value-type="float">
            <text:p>3.74443501946517E-07</text:p>
          </table:table-cell>
          <table:table-cell/>
          <table:table-cell table:formula="of:=SQRT(POWER([.S60];2) + POWER([.T60];2))" office:value-type="float" office:value="0.000000733836151102179" calcext:value-type="float">
            <text:p>7.33836151102179E-07</text:p>
          </table:table-cell>
          <table:table-cell table:formula="of:=SQRT(POWER([.V60];2)+POWER([.W60];2))" office:value-type="float" office:value="0.00000104210818666266" calcext:value-type="float">
            <text:p>1.04210818666266E-06</text:p>
          </table:table-cell>
          <table:table-cell table:number-columns-repeated="2"/>
          <table:table-cell table:style-name="ce17" office:value-type="string" calcext:value-type="string">
            <text:p>Vérification de la flèche maximale</text:p>
          </table:table-cell>
          <table:table-cell table:style-name="ce3"/>
          <table:table-cell table:number-columns-repeated="99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60]+(MAX([.D$11];[.F$11];[.H$11];[.J$11]) - MIN([.D$11];[.F$11];[.H$11];[.J$11]))/[.A$3]" office:value-type="float" office:value="17.626" calcext:value-type="float">
            <text:p>17.626</text:p>
          </table:table-cell>
          <table:table-cell table:formula="of:=IF([.B61]&gt;=[.D$11];[.D$13];0)+IF([.B61]&gt;=[.F$11];[.F$13];0)+IF([.B61]&gt;=[.H$11];[.H$13];0)+IF([.B61]&gt;=[.J$11];[.J$13];0)" office:value-type="float" office:value="1197" calcext:value-type="float">
            <text:p>1197</text:p>
          </table:table-cell>
          <table:table-cell table:formula="of:=IF([.B61]&gt;=[.D$11];[.D$14];0)+IF([.B61]&gt;=[.F$11];[.F$14];0)+IF([.B61]&gt;=[.H$11];[.H$14];0)+IF([.B61]&gt;=[.J$11];[.J$14];0)" office:value-type="float" office:value="938" calcext:value-type="float">
            <text:p>938</text:p>
          </table:table-cell>
          <table:table-cell table:formula="of:=IF([.B61]&gt;=[.D$11];[.D$15];0)+IF([.B61]&gt;=[.F$11];[.F$15];0)+IF([.B61]&gt;=[.H$11];[.H$15];0)+IF([.B61]&gt;=[.J$11];[.J$15];0)" office:value-type="float" office:value="1301" calcext:value-type="float">
            <text:p>1301</text:p>
          </table:table-cell>
          <table:table-cell table:formula="of:=IF([.B61]&gt;=[.H$11];MT([.H$14];[.H$16]);0)+IF([.B61]&gt;=[.J$11];MT([.J$15];[.J$16]);0)" office:value-type="float" office:value="-114842.5" calcext:value-type="float">
            <text:p>-114842.5</text:p>
          </table:table-cell>
          <table:table-cell table:formula="of:=MF([.B61];[.D$11];[.D$15]) + MF([.B61];[.F$11];[.F$15]) + MF([.B61];[.H$11];[.H$15])+ MF([.B61];[.J$11];[.J$15])" office:value-type="float" office:value="22931.426" calcext:value-type="float">
            <text:p>22931.426</text:p>
          </table:table-cell>
          <table:table-cell table:formula="of:=MF([.B61];[.D$11];[.D$14]) + MF([.B61];[.F$11];[.F$14]) + MF([.B61];[.H$11];[.H$14])+ MF([.B61];[.J$11];[.J$14]) + IND([.B61];[.J$11])*-[.J$13]*[.J$16]/2" office:value-type="float" office:value="-8829.21200000001" calcext:value-type="float">
            <text:p>-8829.21200000001</text:p>
          </table:table-cell>
          <table:table-cell/>
          <table:table-cell table:formula="of:=SQRT(POWER([.G61];2)+POWER([.H61];2))" office:value-type="float" office:value="24572.4496730468" calcext:value-type="float">
            <text:p>24572.4496730468</text:p>
          </table:table-cell>
          <table:table-cell table:formula="of:=SQRT(POWER([.F61];2)+POWER([.J61];2))" office:value-type="float" office:value="117441.922196396" calcext:value-type="float">
            <text:p>117441.922196396</text:p>
          </table:table-cell>
          <table:table-cell/>
          <table:table-cell table:formula="of:=SQRT(POWER([.G61];2)+0.75*POWER([.H61];2))" office:value-type="float" office:value="24172.6402529633" calcext:value-type="float">
            <text:p>24172.6402529633</text:p>
          </table:table-cell>
          <table:table-cell table:formula="of:=SQRT(POWER([.F61];2)+POWER([.M61];2))" office:value-type="float" office:value="117358.921020301" calcext:value-type="float">
            <text:p>117358.921020301</text:p>
          </table:table-cell>
          <table:table-cell/>
          <table:table-cell table:formula="of:=-[.G61]/([.AD$5]*[.AD$53])" office:value-type="float" office:value="-0.000000506254568314995" calcext:value-type="float">
            <text:p>-5.06254568314995E-07</text:p>
          </table:table-cell>
          <table:table-cell table:formula="of:=-[.H61]/([.AD$5]*[.AD$54])" office:value-type="float" office:value="0.000000194921541714047" calcext:value-type="float">
            <text:p>1.94921541714047E-07</text:p>
          </table:table-cell>
          <table:table-cell/>
          <table:table-cell table:formula="of:=[.A$5]*([.P61]+[.P62])/2" office:value-type="float" office:value="-0.000000729256287735724" calcext:value-type="float">
            <text:p>-7.29256287735724E-07</text:p>
          </table:table-cell>
          <table:table-cell table:formula="of:=[.A$5]*([.Q61]+[.Q62])/2" office:value-type="float" office:value="0.000000250271146303778" calcext:value-type="float">
            <text:p>2.50271146303778E-07</text:p>
          </table:table-cell>
          <table:table-cell/>
          <table:table-cell table:formula="of:=[.A$5]*([.S61]+[.S62])/2" office:value-type="float" office:value="-0.0000010489854288886" calcext:value-type="float">
            <text:p>-1.0489854288886E-06</text:p>
          </table:table-cell>
          <table:table-cell table:formula="of:=[.A$5]*([.T61]+[.T62])/2" office:value-type="float" office:value="0.000000319308115607555" calcext:value-type="float">
            <text:p>3.19308115607555E-07</text:p>
          </table:table-cell>
          <table:table-cell/>
          <table:table-cell table:formula="of:=SQRT(POWER([.S61];2) + POWER([.T61];2))" office:value-type="float" office:value="0.000000771006082903563" calcext:value-type="float">
            <text:p>7.71006082903563E-07</text:p>
          </table:table-cell>
          <table:table-cell table:formula="of:=SQRT(POWER([.V61];2)+POWER([.W61];2))" office:value-type="float" office:value="0.00000109650722875567" calcext:value-type="float">
            <text:p>1.09650722875567E-06</text:p>
          </table:table-cell>
          <table:table-cell table:number-columns-repeated="2"/>
          <table:table-cell office:value-type="string" calcext:value-type="string">
            <text:p>Maximum de f</text:p>
          </table:table-cell>
          <table:table-cell table:formula="of:=MAX([.Z20:.Z119])" office:value-type="float" office:value="0.00000367798348757145" calcext:value-type="float">
            <text:p>3.67798348757145E-06</text:p>
          </table:table-cell>
          <table:table-cell table:number-columns-repeated="99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61]+(MAX([.D$11];[.F$11];[.H$11];[.J$11]) - MIN([.D$11];[.F$11];[.H$11];[.J$11]))/[.A$3]" office:value-type="float" office:value="19.012" calcext:value-type="float">
            <text:p>19.012</text:p>
          </table:table-cell>
          <table:table-cell table:formula="of:=IF([.B62]&gt;=[.D$11];[.D$13];0)+IF([.B62]&gt;=[.F$11];[.F$13];0)+IF([.B62]&gt;=[.H$11];[.H$13];0)+IF([.B62]&gt;=[.J$11];[.J$13];0)" office:value-type="float" office:value="1197" calcext:value-type="float">
            <text:p>1197</text:p>
          </table:table-cell>
          <table:table-cell table:formula="of:=IF([.B62]&gt;=[.D$11];[.D$14];0)+IF([.B62]&gt;=[.F$11];[.F$14];0)+IF([.B62]&gt;=[.H$11];[.H$14];0)+IF([.B62]&gt;=[.J$11];[.J$14];0)" office:value-type="float" office:value="938" calcext:value-type="float">
            <text:p>938</text:p>
          </table:table-cell>
          <table:table-cell table:formula="of:=IF([.B62]&gt;=[.D$11];[.D$15];0)+IF([.B62]&gt;=[.F$11];[.F$15];0)+IF([.B62]&gt;=[.H$11];[.H$15];0)+IF([.B62]&gt;=[.J$11];[.J$15];0)" office:value-type="float" office:value="1301" calcext:value-type="float">
            <text:p>1301</text:p>
          </table:table-cell>
          <table:table-cell table:formula="of:=IF([.B62]&gt;=[.H$11];MT([.H$14];[.H$16]);0)+IF([.B62]&gt;=[.J$11];MT([.J$15];[.J$16]);0)" office:value-type="float" office:value="-114842.5" calcext:value-type="float">
            <text:p>-114842.5</text:p>
          </table:table-cell>
          <table:table-cell table:formula="of:=MF([.B62];[.D$11];[.D$15]) + MF([.B62];[.F$11];[.F$15]) + MF([.B62];[.H$11];[.H$15])+ MF([.B62];[.J$11];[.J$15])" office:value-type="float" office:value="24734.612" calcext:value-type="float">
            <text:p>24734.612</text:p>
          </table:table-cell>
          <table:table-cell table:formula="of:=MF([.B62];[.D$11];[.D$14]) + MF([.B62];[.F$11];[.F$14]) + MF([.B62];[.H$11];[.H$14])+ MF([.B62];[.J$11];[.J$14]) + IND([.B62];[.J$11])*-[.J$13]*[.J$16]/2" office:value-type="float" office:value="-7529.14400000001" calcext:value-type="float">
            <text:p>-7529.14400000001</text:p>
          </table:table-cell>
          <table:table-cell/>
          <table:table-cell table:formula="of:=SQRT(POWER([.G62];2)+POWER([.H62];2))" office:value-type="float" office:value="25855.1550017261" calcext:value-type="float">
            <text:p>25855.1550017261</text:p>
          </table:table-cell>
          <table:table-cell table:formula="of:=SQRT(POWER([.F62];2)+POWER([.J62];2))" office:value-type="float" office:value="117716.986227194" calcext:value-type="float">
            <text:p>117716.986227194</text:p>
          </table:table-cell>
          <table:table-cell/>
          <table:table-cell table:formula="of:=SQRT(POWER([.G62];2)+0.75*POWER([.H62];2))" office:value-type="float" office:value="25579.6215339496" calcext:value-type="float">
            <text:p>25579.6215339496</text:p>
          </table:table-cell>
          <table:table-cell table:formula="of:=SQRT(POWER([.F62];2)+POWER([.M62];2))" office:value-type="float" office:value="117656.775597796" calcext:value-type="float">
            <text:p>117656.775597796</text:p>
          </table:table-cell>
          <table:table-cell/>
          <table:table-cell table:formula="of:=-[.G62]/([.AD$5]*[.AD$53])" office:value-type="float" office:value="-0.00000054606330720553" calcext:value-type="float">
            <text:p>-5.4606330720553E-07</text:p>
          </table:table-cell>
          <table:table-cell table:formula="of:=-[.H62]/([.AD$5]*[.AD$54])" office:value-type="float" office:value="0.00000016622008354393" calcext:value-type="float">
            <text:p>1.6622008354393E-07</text:p>
          </table:table-cell>
          <table:table-cell/>
          <table:table-cell table:formula="of:=[.A$5]*([.P62]+[.P63])/2" office:value-type="float" office:value="-0.000000784431199838007" calcext:value-type="float">
            <text:p>-7.84431199838007E-07</text:p>
          </table:table-cell>
          <table:table-cell table:formula="of:=[.A$5]*([.Q62]+[.Q63])/2" office:value-type="float" office:value="0.000000210490925279995" calcext:value-type="float">
            <text:p>2.10490925279995E-07</text:p>
          </table:table-cell>
          <table:table-cell/>
          <table:table-cell table:formula="of:=[.A$5]*([.S62]+[.S63])/2" office:value-type="float" office:value="-0.00000112545785706236" calcext:value-type="float">
            <text:p>-1.12545785706236E-06</text:p>
          </table:table-cell>
          <table:table-cell table:formula="of:=[.A$5]*([.T62]+[.T63])/2" office:value-type="float" office:value="0.000000264172729268592" calcext:value-type="float">
            <text:p>2.64172729268592E-07</text:p>
          </table:table-cell>
          <table:table-cell/>
          <table:table-cell table:formula="of:=SQRT(POWER([.S62];2) + POWER([.T62];2))" office:value-type="float" office:value="0.000000812181467964225" calcext:value-type="float">
            <text:p>8.12181467964225E-07</text:p>
          </table:table-cell>
          <table:table-cell table:formula="of:=SQRT(POWER([.V62];2)+POWER([.W62];2))" office:value-type="float" office:value="0.00000115604611452684" calcext:value-type="float">
            <text:p>1.15604611452684E-06</text:p>
          </table:table-cell>
          <table:table-cell table:number-columns-repeated="2"/>
          <table:table-cell table:style-name="ce3" office:value-type="string" calcext:value-type="string">
            <text:p>Fléche max</text:p>
          </table:table-cell>
          <table:table-cell table:style-name="ce3" table:formula="of:=IF([.AD61]&lt;([.AD4]/IF([.AD6]&lt;500;2000;3000));&quot;BON&quot;;&quot;MAUVAIS&quot;)" office:value-type="string" office:string-value="BON" calcext:value-type="string">
            <text:p>BON</text:p>
          </table:table-cell>
          <table:table-cell table:number-columns-repeated="99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62]+(MAX([.D$11];[.F$11];[.H$11];[.J$11]) - MIN([.D$11];[.F$11];[.H$11];[.J$11]))/[.A$3]" office:value-type="float" office:value="20.398" calcext:value-type="float">
            <text:p>20.398</text:p>
          </table:table-cell>
          <table:table-cell table:formula="of:=IF([.B63]&gt;=[.D$11];[.D$13];0)+IF([.B63]&gt;=[.F$11];[.F$13];0)+IF([.B63]&gt;=[.H$11];[.H$13];0)+IF([.B63]&gt;=[.J$11];[.J$13];0)" office:value-type="float" office:value="1197" calcext:value-type="float">
            <text:p>1197</text:p>
          </table:table-cell>
          <table:table-cell table:formula="of:=IF([.B63]&gt;=[.D$11];[.D$14];0)+IF([.B63]&gt;=[.F$11];[.F$14];0)+IF([.B63]&gt;=[.H$11];[.H$14];0)+IF([.B63]&gt;=[.J$11];[.J$14];0)" office:value-type="float" office:value="938" calcext:value-type="float">
            <text:p>938</text:p>
          </table:table-cell>
          <table:table-cell table:formula="of:=IF([.B63]&gt;=[.D$11];[.D$15];0)+IF([.B63]&gt;=[.F$11];[.F$15];0)+IF([.B63]&gt;=[.H$11];[.H$15];0)+IF([.B63]&gt;=[.J$11];[.J$15];0)" office:value-type="float" office:value="1301" calcext:value-type="float">
            <text:p>1301</text:p>
          </table:table-cell>
          <table:table-cell table:formula="of:=IF([.B63]&gt;=[.H$11];MT([.H$14];[.H$16]);0)+IF([.B63]&gt;=[.J$11];MT([.J$15];[.J$16]);0)" office:value-type="float" office:value="-114842.5" calcext:value-type="float">
            <text:p>-114842.5</text:p>
          </table:table-cell>
          <table:table-cell table:formula="of:=MF([.B63];[.D$11];[.D$15]) + MF([.B63];[.F$11];[.F$15]) + MF([.B63];[.H$11];[.H$15])+ MF([.B63];[.J$11];[.J$15])" office:value-type="float" office:value="26537.798" calcext:value-type="float">
            <text:p>26537.798</text:p>
          </table:table-cell>
          <table:table-cell table:formula="of:=MF([.B63];[.D$11];[.D$14]) + MF([.B63];[.F$11];[.F$14]) + MF([.B63];[.H$11];[.H$14])+ MF([.B63];[.J$11];[.J$14]) + IND([.B63];[.J$11])*-[.J$13]*[.J$16]/2" office:value-type="float" office:value="-6229.07600000002" calcext:value-type="float">
            <text:p>-6229.07600000002</text:p>
          </table:table-cell>
          <table:table-cell/>
          <table:table-cell table:formula="of:=SQRT(POWER([.G63];2)+POWER([.H63];2))" office:value-type="float" office:value="27259.0555687936" calcext:value-type="float">
            <text:p>27259.0555687936</text:p>
          </table:table-cell>
          <table:table-cell table:formula="of:=SQRT(POWER([.F63];2)+POWER([.J63];2))" office:value-type="float" office:value="118033.283088935" calcext:value-type="float">
            <text:p>118033.283088935</text:p>
          </table:table-cell>
          <table:table-cell/>
          <table:table-cell table:formula="of:=SQRT(POWER([.G63];2)+0.75*POWER([.H63];2))" office:value-type="float" office:value="27080.5421575923" calcext:value-type="float">
            <text:p>27080.5421575923</text:p>
          </table:table-cell>
          <table:table-cell table:formula="of:=SQRT(POWER([.F63];2)+POWER([.M63];2))" office:value-type="float" office:value="117992.184358961" calcext:value-type="float">
            <text:p>117992.184358961</text:p>
          </table:table-cell>
          <table:table-cell/>
          <table:table-cell table:formula="of:=-[.G63]/([.AD$5]*[.AD$53])" office:value-type="float" office:value="-0.000000585872046096066" calcext:value-type="float">
            <text:p>-5.85872046096066E-07</text:p>
          </table:table-cell>
          <table:table-cell table:formula="of:=-[.H63]/([.AD$5]*[.AD$54])" office:value-type="float" office:value="0.000000137518625373812" calcext:value-type="float">
            <text:p>1.37518625373812E-07</text:p>
          </table:table-cell>
          <table:table-cell/>
          <table:table-cell table:formula="of:=[.A$5]*([.P63]+[.P64])/2" office:value-type="float" office:value="-0.000000839606111940289" calcext:value-type="float">
            <text:p>-8.39606111940289E-07</text:p>
          </table:table-cell>
          <table:table-cell table:formula="of:=[.A$5]*([.Q63]+[.Q64])/2" office:value-type="float" office:value="0.000000170710704256213" calcext:value-type="float">
            <text:p>1.70710704256213E-07</text:p>
          </table:table-cell>
          <table:table-cell/>
          <table:table-cell table:formula="of:=[.A$5]*([.S63]+[.S64])/2" office:value-type="float" office:value="-0.00000120193028523612" calcext:value-type="float">
            <text:p>-1.20193028523612E-06</text:p>
          </table:table-cell>
          <table:table-cell table:formula="of:=[.A$5]*([.T63]+[.T64])/2" office:value-type="float" office:value="0.000000209037342929629" calcext:value-type="float">
            <text:p>2.09037342929629E-07</text:p>
          </table:table-cell>
          <table:table-cell/>
          <table:table-cell table:formula="of:=SQRT(POWER([.S63];2) + POWER([.T63];2))" office:value-type="float" office:value="0.000000856785018400264" calcext:value-type="float">
            <text:p>8.56785018400264E-07</text:p>
          </table:table-cell>
          <table:table-cell table:formula="of:=SQRT(POWER([.V63];2)+POWER([.W63];2))" office:value-type="float" office:value="0.0000012199725494071" calcext:value-type="float">
            <text:p>1.2199725494071E-06</text:p>
          </table:table-cell>
          <table:table-cell table:number-columns-repeated="998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63]+(MAX([.D$11];[.F$11];[.H$11];[.J$11]) - MIN([.D$11];[.F$11];[.H$11];[.J$11]))/[.A$3]" office:value-type="float" office:value="21.784" calcext:value-type="float">
            <text:p>21.784</text:p>
          </table:table-cell>
          <table:table-cell table:formula="of:=IF([.B64]&gt;=[.D$11];[.D$13];0)+IF([.B64]&gt;=[.F$11];[.F$13];0)+IF([.B64]&gt;=[.H$11];[.H$13];0)+IF([.B64]&gt;=[.J$11];[.J$13];0)" office:value-type="float" office:value="1197" calcext:value-type="float">
            <text:p>1197</text:p>
          </table:table-cell>
          <table:table-cell table:formula="of:=IF([.B64]&gt;=[.D$11];[.D$14];0)+IF([.B64]&gt;=[.F$11];[.F$14];0)+IF([.B64]&gt;=[.H$11];[.H$14];0)+IF([.B64]&gt;=[.J$11];[.J$14];0)" office:value-type="float" office:value="938" calcext:value-type="float">
            <text:p>938</text:p>
          </table:table-cell>
          <table:table-cell table:formula="of:=IF([.B64]&gt;=[.D$11];[.D$15];0)+IF([.B64]&gt;=[.F$11];[.F$15];0)+IF([.B64]&gt;=[.H$11];[.H$15];0)+IF([.B64]&gt;=[.J$11];[.J$15];0)" office:value-type="float" office:value="1301" calcext:value-type="float">
            <text:p>1301</text:p>
          </table:table-cell>
          <table:table-cell table:formula="of:=IF([.B64]&gt;=[.H$11];MT([.H$14];[.H$16]);0)+IF([.B64]&gt;=[.J$11];MT([.J$15];[.J$16]);0)" office:value-type="float" office:value="-114842.5" calcext:value-type="float">
            <text:p>-114842.5</text:p>
          </table:table-cell>
          <table:table-cell table:formula="of:=MF([.B64];[.D$11];[.D$15]) + MF([.B64];[.F$11];[.F$15]) + MF([.B64];[.H$11];[.H$15])+ MF([.B64];[.J$11];[.J$15])" office:value-type="float" office:value="28340.984" calcext:value-type="float">
            <text:p>28340.984</text:p>
          </table:table-cell>
          <table:table-cell table:formula="of:=MF([.B64];[.D$11];[.D$14]) + MF([.B64];[.F$11];[.F$14]) + MF([.B64];[.H$11];[.H$14])+ MF([.B64];[.J$11];[.J$14]) + IND([.B64];[.J$11])*-[.J$13]*[.J$16]/2" office:value-type="float" office:value="-4929.00800000001" calcext:value-type="float">
            <text:p>-4929.00800000001</text:p>
          </table:table-cell>
          <table:table-cell/>
          <table:table-cell table:formula="of:=SQRT(POWER([.G64];2)+POWER([.H64];2))" office:value-type="float" office:value="28766.4126013711" calcext:value-type="float">
            <text:p>28766.4126013711</text:p>
          </table:table-cell>
          <table:table-cell table:formula="of:=SQRT(POWER([.F64];2)+POWER([.J64];2))" office:value-type="float" office:value="118390.482304121" calcext:value-type="float">
            <text:p>118390.482304121</text:p>
          </table:table-cell>
          <table:table-cell/>
          <table:table-cell table:formula="of:=SQRT(POWER([.G64];2)+0.75*POWER([.H64];2))" office:value-type="float" office:value="28660.647480235" calcext:value-type="float">
            <text:p>28660.647480235</text:p>
          </table:table-cell>
          <table:table-cell table:formula="of:=SQRT(POWER([.F64];2)+POWER([.M64];2))" office:value-type="float" office:value="118364.82805393" calcext:value-type="float">
            <text:p>118364.82805393</text:p>
          </table:table-cell>
          <table:table-cell/>
          <table:table-cell table:formula="of:=-[.G64]/([.AD$5]*[.AD$53])" office:value-type="float" office:value="-0.000000625680784986602" calcext:value-type="float">
            <text:p>-6.25680784986602E-07</text:p>
          </table:table-cell>
          <table:table-cell table:formula="of:=-[.H64]/([.AD$5]*[.AD$54])" office:value-type="float" office:value="0.000000108817167203695" calcext:value-type="float">
            <text:p>1.08817167203695E-07</text:p>
          </table:table-cell>
          <table:table-cell/>
          <table:table-cell table:formula="of:=[.A$5]*([.P64]+[.P65])/2" office:value-type="float" office:value="-0.000000894781024042572" calcext:value-type="float">
            <text:p>-8.94781024042572E-07</text:p>
          </table:table-cell>
          <table:table-cell table:formula="of:=[.A$5]*([.Q64]+[.Q65])/2" office:value-type="float" office:value="0.00000013093048323243" calcext:value-type="float">
            <text:p>1.3093048323243E-07</text:p>
          </table:table-cell>
          <table:table-cell/>
          <table:table-cell table:formula="of:=[.A$5]*([.S64]+[.S65])/2" office:value-type="float" office:value="-0.00000127840271340989" calcext:value-type="float">
            <text:p>-1.27840271340989E-06</text:p>
          </table:table-cell>
          <table:table-cell table:formula="of:=[.A$5]*([.T64]+[.T65])/2" office:value-type="float" office:value="0.000000153901956590667" calcext:value-type="float">
            <text:p>1.53901956590667E-07</text:p>
          </table:table-cell>
          <table:table-cell/>
          <table:table-cell table:formula="of:=SQRT(POWER([.S64];2) + POWER([.T64];2))" office:value-type="float" office:value="0.000000904309610933197" calcext:value-type="float">
            <text:p>9.04309610933197E-07</text:p>
          </table:table-cell>
          <table:table-cell table:formula="of:=SQRT(POWER([.V64];2)+POWER([.W64];2))" office:value-type="float" office:value="0.00000128763322025187" calcext:value-type="float">
            <text:p>1.28763322025187E-06</text:p>
          </table:table-cell>
          <table:table-cell table:number-columns-repeated="2"/>
          <table:table-cell table:style-name="ce17" office:value-type="string" calcext:value-type="string">
            <text:p>Vérification des paliers</text:p>
          </table:table-cell>
          <table:table-cell table:style-name="ce17"/>
          <table:table-cell table:number-columns-repeated="99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64]+(MAX([.D$11];[.F$11];[.H$11];[.J$11]) - MIN([.D$11];[.F$11];[.H$11];[.J$11]))/[.A$3]" office:value-type="float" office:value="23.17" calcext:value-type="float">
            <text:p>23.17</text:p>
          </table:table-cell>
          <table:table-cell table:formula="of:=IF([.B65]&gt;=[.D$11];[.D$13];0)+IF([.B65]&gt;=[.F$11];[.F$13];0)+IF([.B65]&gt;=[.H$11];[.H$13];0)+IF([.B65]&gt;=[.J$11];[.J$13];0)" office:value-type="float" office:value="1197" calcext:value-type="float">
            <text:p>1197</text:p>
          </table:table-cell>
          <table:table-cell table:formula="of:=IF([.B65]&gt;=[.D$11];[.D$14];0)+IF([.B65]&gt;=[.F$11];[.F$14];0)+IF([.B65]&gt;=[.H$11];[.H$14];0)+IF([.B65]&gt;=[.J$11];[.J$14];0)" office:value-type="float" office:value="938" calcext:value-type="float">
            <text:p>938</text:p>
          </table:table-cell>
          <table:table-cell table:formula="of:=IF([.B65]&gt;=[.D$11];[.D$15];0)+IF([.B65]&gt;=[.F$11];[.F$15];0)+IF([.B65]&gt;=[.H$11];[.H$15];0)+IF([.B65]&gt;=[.J$11];[.J$15];0)" office:value-type="float" office:value="1301" calcext:value-type="float">
            <text:p>1301</text:p>
          </table:table-cell>
          <table:table-cell table:formula="of:=IF([.B65]&gt;=[.H$11];MT([.H$14];[.H$16]);0)+IF([.B65]&gt;=[.J$11];MT([.J$15];[.J$16]);0)" office:value-type="float" office:value="-114842.5" calcext:value-type="float">
            <text:p>-114842.5</text:p>
          </table:table-cell>
          <table:table-cell table:formula="of:=MF([.B65];[.D$11];[.D$15]) + MF([.B65];[.F$11];[.F$15]) + MF([.B65];[.H$11];[.H$15])+ MF([.B65];[.J$11];[.J$15])" office:value-type="float" office:value="30144.17" calcext:value-type="float">
            <text:p>30144.17</text:p>
          </table:table-cell>
          <table:table-cell table:formula="of:=MF([.B65];[.D$11];[.D$14]) + MF([.B65];[.F$11];[.F$14]) + MF([.B65];[.H$11];[.H$14])+ MF([.B65];[.J$11];[.J$14]) + IND([.B65];[.J$11])*-[.J$13]*[.J$16]/2" office:value-type="float" office:value="-3628.94000000001" calcext:value-type="float">
            <text:p>-3628.94000000001</text:p>
          </table:table-cell>
          <table:table-cell/>
          <table:table-cell table:formula="of:=SQRT(POWER([.G65];2)+POWER([.H65];2))" office:value-type="float" office:value="30361.8212647479" calcext:value-type="float">
            <text:p>30361.8212647479</text:p>
          </table:table-cell>
          <table:table-cell table:formula="of:=SQRT(POWER([.F65];2)+POWER([.J65];2))" office:value-type="float" office:value="118788.214890041" calcext:value-type="float">
            <text:p>118788.214890041</text:p>
          </table:table-cell>
          <table:table-cell/>
          <table:table-cell table:formula="of:=SQRT(POWER([.G65];2)+0.75*POWER([.H65];2))" office:value-type="float" office:value="30307.5549843863" calcext:value-type="float">
            <text:p>30307.5549843863</text:p>
          </table:table-cell>
          <table:table-cell table:formula="of:=SQRT(POWER([.F65];2)+POWER([.M65];2))" office:value-type="float" office:value="118774.356219605" calcext:value-type="float">
            <text:p>118774.356219605</text:p>
          </table:table-cell>
          <table:table-cell/>
          <table:table-cell table:formula="of:=-[.G65]/([.AD$5]*[.AD$53])" office:value-type="float" office:value="-0.000000665489523877138" calcext:value-type="float">
            <text:p>-6.65489523877138E-07</text:p>
          </table:table-cell>
          <table:table-cell table:formula="of:=-[.H65]/([.AD$5]*[.AD$54])" office:value-type="float" office:value="0.0000000801157090335779" calcext:value-type="float">
            <text:p>8.01157090335779E-08</text:p>
          </table:table-cell>
          <table:table-cell/>
          <table:table-cell table:formula="of:=[.A$5]*([.P65]+[.P66])/2" office:value-type="float" office:value="-0.000000949955936144854" calcext:value-type="float">
            <text:p>-9.49955936144854E-07</text:p>
          </table:table-cell>
          <table:table-cell table:formula="of:=[.A$5]*([.Q65]+[.Q66])/2" office:value-type="float" office:value="0.0000000911502622086477" calcext:value-type="float">
            <text:p>9.11502622086477E-08</text:p>
          </table:table-cell>
          <table:table-cell/>
          <table:table-cell table:formula="of:=[.A$5]*([.S65]+[.S66])/2" office:value-type="float" office:value="-0.00000135487514158365" calcext:value-type="float">
            <text:p>-1.35487514158365E-06</text:p>
          </table:table-cell>
          <table:table-cell table:formula="of:=[.A$5]*([.T65]+[.T66])/2" office:value-type="float" office:value="0.0000000987665702517045" calcext:value-type="float">
            <text:p>9.87665702517045E-08</text:p>
          </table:table-cell>
          <table:table-cell/>
          <table:table-cell table:formula="of:=SQRT(POWER([.S65];2) + POWER([.T65];2))" office:value-type="float" office:value="0.000000954318946116837" calcext:value-type="float">
            <text:p>9.54318946116837E-07</text:p>
          </table:table-cell>
          <table:table-cell table:formula="of:=SQRT(POWER([.V65];2)+POWER([.W65];2))" office:value-type="float" office:value="0.0000013584702737567" calcext:value-type="float">
            <text:p>1.3584702737567E-06</text:p>
          </table:table-cell>
          <table:table-cell table:number-columns-repeated="2"/>
          <table:table-cell table:style-name="ce3" office:value-type="string" calcext:value-type="string">
            <text:p>Paliers lisses</text:p>
          </table:table-cell>
          <table:table-cell table:style-name="ce3" table:formula="of:=IF([.AD57]&lt;(1/1000);&quot;BON&quot;;&quot;MAUVAIS&quot;)" office:value-type="string" office:string-value="BON" calcext:value-type="string">
            <text:p>BON</text:p>
          </table:table-cell>
          <table:table-cell table:number-columns-repeated="99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65]+(MAX([.D$11];[.F$11];[.H$11];[.J$11]) - MIN([.D$11];[.F$11];[.H$11];[.J$11]))/[.A$3]" office:value-type="float" office:value="24.556" calcext:value-type="float">
            <text:p>24.556</text:p>
          </table:table-cell>
          <table:table-cell table:formula="of:=IF([.B66]&gt;=[.D$11];[.D$13];0)+IF([.B66]&gt;=[.F$11];[.F$13];0)+IF([.B66]&gt;=[.H$11];[.H$13];0)+IF([.B66]&gt;=[.J$11];[.J$13];0)" office:value-type="float" office:value="1197" calcext:value-type="float">
            <text:p>1197</text:p>
          </table:table-cell>
          <table:table-cell table:formula="of:=IF([.B66]&gt;=[.D$11];[.D$14];0)+IF([.B66]&gt;=[.F$11];[.F$14];0)+IF([.B66]&gt;=[.H$11];[.H$14];0)+IF([.B66]&gt;=[.J$11];[.J$14];0)" office:value-type="float" office:value="938" calcext:value-type="float">
            <text:p>938</text:p>
          </table:table-cell>
          <table:table-cell table:formula="of:=IF([.B66]&gt;=[.D$11];[.D$15];0)+IF([.B66]&gt;=[.F$11];[.F$15];0)+IF([.B66]&gt;=[.H$11];[.H$15];0)+IF([.B66]&gt;=[.J$11];[.J$15];0)" office:value-type="float" office:value="1301" calcext:value-type="float">
            <text:p>1301</text:p>
          </table:table-cell>
          <table:table-cell table:formula="of:=IF([.B66]&gt;=[.H$11];MT([.H$14];[.H$16]);0)+IF([.B66]&gt;=[.J$11];MT([.J$15];[.J$16]);0)" office:value-type="float" office:value="-114842.5" calcext:value-type="float">
            <text:p>-114842.5</text:p>
          </table:table-cell>
          <table:table-cell table:formula="of:=MF([.B66];[.D$11];[.D$15]) + MF([.B66];[.F$11];[.F$15]) + MF([.B66];[.H$11];[.H$15])+ MF([.B66];[.J$11];[.J$15])" office:value-type="float" office:value="31947.356" calcext:value-type="float">
            <text:p>31947.356</text:p>
          </table:table-cell>
          <table:table-cell table:formula="of:=MF([.B66];[.D$11];[.D$14]) + MF([.B66];[.F$11];[.F$14]) + MF([.B66];[.H$11];[.H$14])+ MF([.B66];[.J$11];[.J$14]) + IND([.B66];[.J$11])*-[.J$13]*[.J$16]/2" office:value-type="float" office:value="-2328.87200000001" calcext:value-type="float">
            <text:p>-2328.87200000001</text:p>
          </table:table-cell>
          <table:table-cell/>
          <table:table-cell table:formula="of:=SQRT(POWER([.G66];2)+POWER([.H66];2))" office:value-type="float" office:value="32032.1276249818" calcext:value-type="float">
            <text:p>32032.1276249818</text:p>
          </table:table-cell>
          <table:table-cell table:formula="of:=SQRT(POWER([.F66];2)+POWER([.J66];2))" office:value-type="float" office:value="119226.075195123" calcext:value-type="float">
            <text:p>119226.075195123</text:p>
          </table:table-cell>
          <table:table-cell/>
          <table:table-cell table:formula="of:=SQRT(POWER([.G66];2)+0.75*POWER([.H66];2))" office:value-type="float" office:value="32010.9557649412" calcext:value-type="float">
            <text:p>32010.9557649412</text:p>
          </table:table-cell>
          <table:table-cell table:formula="of:=SQRT(POWER([.F66];2)+POWER([.M66];2))" office:value-type="float" office:value="119220.388756433" calcext:value-type="float">
            <text:p>119220.388756433</text:p>
          </table:table-cell>
          <table:table-cell/>
          <table:table-cell table:formula="of:=-[.G66]/([.AD$5]*[.AD$53])" office:value-type="float" office:value="-0.000000705298262767673" calcext:value-type="float">
            <text:p>-7.05298262767673E-07</text:p>
          </table:table-cell>
          <table:table-cell table:formula="of:=-[.H66]/([.AD$5]*[.AD$54])" office:value-type="float" office:value="0.0000000514142508634606" calcext:value-type="float">
            <text:p>5.14142508634606E-08</text:p>
          </table:table-cell>
          <table:table-cell/>
          <table:table-cell table:formula="of:=[.A$5]*([.P66]+[.P67])/2" office:value-type="float" office:value="-0.00000100513084824714" calcext:value-type="float">
            <text:p>-1.00513084824714E-06</text:p>
          </table:table-cell>
          <table:table-cell table:formula="of:=[.A$5]*([.Q66]+[.Q67])/2" office:value-type="float" office:value="0.0000000513700411848652" calcext:value-type="float">
            <text:p>5.13700411848652E-08</text:p>
          </table:table-cell>
          <table:table-cell/>
          <table:table-cell table:formula="of:=[.A$5]*([.S66]+[.S67])/2" office:value-type="float" office:value="-0.00000143134756975741" calcext:value-type="float">
            <text:p>-1.43134756975741E-06</text:p>
          </table:table-cell>
          <table:table-cell table:formula="of:=[.A$5]*([.T66]+[.T67])/2" office:value-type="float" office:value="0.000000043631183912742" calcext:value-type="float">
            <text:p>4.3631183912742E-08</text:p>
          </table:table-cell>
          <table:table-cell/>
          <table:table-cell table:formula="of:=SQRT(POWER([.S66];2) + POWER([.T66];2))" office:value-type="float" office:value="0.00000100644269743952" calcext:value-type="float">
            <text:p>1.00644269743952E-06</text:p>
          </table:table-cell>
          <table:table-cell table:formula="of:=SQRT(POWER([.V66];2)+POWER([.W66];2))" office:value-type="float" office:value="0.00000143201241114038" calcext:value-type="float">
            <text:p>1.43201241114038E-06</text:p>
          </table:table-cell>
          <table:table-cell table:number-columns-repeated="2"/>
          <table:table-cell table:style-name="ce3" office:value-type="string" calcext:value-type="string">
            <text:p>Roulements</text:p>
          </table:table-cell>
          <table:table-cell table:style-name="ce3"/>
          <table:table-cell table:number-columns-repeated="99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66]+(MAX([.D$11];[.F$11];[.H$11];[.J$11]) - MIN([.D$11];[.F$11];[.H$11];[.J$11]))/[.A$3]" office:value-type="float" office:value="25.942" calcext:value-type="float">
            <text:p>25.942</text:p>
          </table:table-cell>
          <table:table-cell table:formula="of:=IF([.B67]&gt;=[.D$11];[.D$13];0)+IF([.B67]&gt;=[.F$11];[.F$13];0)+IF([.B67]&gt;=[.H$11];[.H$13];0)+IF([.B67]&gt;=[.J$11];[.J$13];0)" office:value-type="float" office:value="1197" calcext:value-type="float">
            <text:p>1197</text:p>
          </table:table-cell>
          <table:table-cell table:formula="of:=IF([.B67]&gt;=[.D$11];[.D$14];0)+IF([.B67]&gt;=[.F$11];[.F$14];0)+IF([.B67]&gt;=[.H$11];[.H$14];0)+IF([.B67]&gt;=[.J$11];[.J$14];0)" office:value-type="float" office:value="938" calcext:value-type="float">
            <text:p>938</text:p>
          </table:table-cell>
          <table:table-cell table:formula="of:=IF([.B67]&gt;=[.D$11];[.D$15];0)+IF([.B67]&gt;=[.F$11];[.F$15];0)+IF([.B67]&gt;=[.H$11];[.H$15];0)+IF([.B67]&gt;=[.J$11];[.J$15];0)" office:value-type="float" office:value="1301" calcext:value-type="float">
            <text:p>1301</text:p>
          </table:table-cell>
          <table:table-cell table:formula="of:=IF([.B67]&gt;=[.H$11];MT([.H$14];[.H$16]);0)+IF([.B67]&gt;=[.J$11];MT([.J$15];[.J$16]);0)" office:value-type="float" office:value="-114842.5" calcext:value-type="float">
            <text:p>-114842.5</text:p>
          </table:table-cell>
          <table:table-cell table:formula="of:=MF([.B67];[.D$11];[.D$15]) + MF([.B67];[.F$11];[.F$15]) + MF([.B67];[.H$11];[.H$15])+ MF([.B67];[.J$11];[.J$15])" office:value-type="float" office:value="33750.542" calcext:value-type="float">
            <text:p>33750.542</text:p>
          </table:table-cell>
          <table:table-cell table:formula="of:=MF([.B67];[.D$11];[.D$14]) + MF([.B67];[.F$11];[.F$14]) + MF([.B67];[.H$11];[.H$14])+ MF([.B67];[.J$11];[.J$14]) + IND([.B67];[.J$11])*-[.J$13]*[.J$16]/2" office:value-type="float" office:value="-1028.80400000001" calcext:value-type="float">
            <text:p>-1028.80400000001</text:p>
          </table:table-cell>
          <table:table-cell/>
          <table:table-cell table:formula="of:=SQRT(POWER([.G67];2)+POWER([.H67];2))" office:value-type="float" office:value="33766.2186654677" calcext:value-type="float">
            <text:p>33766.2186654677</text:p>
          </table:table-cell>
          <table:table-cell table:formula="of:=SQRT(POWER([.F67];2)+POWER([.J67];2))" office:value-type="float" office:value="119703.622874223" calcext:value-type="float">
            <text:p>119703.622874223</text:p>
          </table:table-cell>
          <table:table-cell/>
          <table:table-cell table:formula="of:=SQRT(POWER([.G67];2)+0.75*POWER([.H67];2))" office:value-type="float" office:value="33762.3001815127" calcext:value-type="float">
            <text:p>33762.3001815127</text:p>
          </table:table-cell>
          <table:table-cell table:formula="of:=SQRT(POWER([.F67];2)+POWER([.M67];2))" office:value-type="float" office:value="119702.517600076" calcext:value-type="float">
            <text:p>119702.517600076</text:p>
          </table:table-cell>
          <table:table-cell/>
          <table:table-cell table:formula="of:=-[.G67]/([.AD$5]*[.AD$53])" office:value-type="float" office:value="-0.000000745107001658209" calcext:value-type="float">
            <text:p>-7.45107001658209E-07</text:p>
          </table:table-cell>
          <table:table-cell table:formula="of:=-[.H67]/([.AD$5]*[.AD$54])" office:value-type="float" office:value="0.0000000227127926933434" calcext:value-type="float">
            <text:p>2.27127926933434E-08</text:p>
          </table:table-cell>
          <table:table-cell/>
          <table:table-cell table:formula="of:=[.A$5]*([.P67]+[.P68])/2" office:value-type="float" office:value="-0.00000106030576034942" calcext:value-type="float">
            <text:p>-1.06030576034942E-06</text:p>
          </table:table-cell>
          <table:table-cell table:formula="of:=[.A$5]*([.Q67]+[.Q68])/2" office:value-type="float" office:value="0.0000000115898201610828" calcext:value-type="float">
            <text:p>1.15898201610828E-08</text:p>
          </table:table-cell>
          <table:table-cell/>
          <table:table-cell table:formula="of:=[.A$5]*([.S67]+[.S68])/2" office:value-type="float" office:value="-0.00000150781999793118" calcext:value-type="float">
            <text:p>-1.50781999793118E-06</text:p>
          </table:table-cell>
          <table:table-cell table:formula="of:=[.A$5]*([.T67]+[.T68])/2" office:value-type="float" office:value="-0.0000000115042024262205" calcext:value-type="float">
            <text:p>-1.15042024262205E-08</text:p>
          </table:table-cell>
          <table:table-cell/>
          <table:table-cell table:formula="of:=SQRT(POWER([.S67];2) + POWER([.T67];2))" office:value-type="float" office:value="0.00000106036910053128" calcext:value-type="float">
            <text:p>1.06036910053128E-06</text:p>
          </table:table-cell>
          <table:table-cell table:formula="of:=SQRT(POWER([.V67];2)+POWER([.W67];2))" office:value-type="float" office:value="0.00000150786388405407" calcext:value-type="float">
            <text:p>1.50786388405407E-06</text:p>
          </table:table-cell>
          <table:table-cell table:number-columns-repeated="998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67]+(MAX([.D$11];[.F$11];[.H$11];[.J$11]) - MIN([.D$11];[.F$11];[.H$11];[.J$11]))/[.A$3]" office:value-type="float" office:value="27.328" calcext:value-type="float">
            <text:p>27.328</text:p>
          </table:table-cell>
          <table:table-cell table:formula="of:=IF([.B68]&gt;=[.D$11];[.D$13];0)+IF([.B68]&gt;=[.F$11];[.F$13];0)+IF([.B68]&gt;=[.H$11];[.H$13];0)+IF([.B68]&gt;=[.J$11];[.J$13];0)" office:value-type="float" office:value="1197" calcext:value-type="float">
            <text:p>1197</text:p>
          </table:table-cell>
          <table:table-cell table:formula="of:=IF([.B68]&gt;=[.D$11];[.D$14];0)+IF([.B68]&gt;=[.F$11];[.F$14];0)+IF([.B68]&gt;=[.H$11];[.H$14];0)+IF([.B68]&gt;=[.J$11];[.J$14];0)" office:value-type="float" office:value="938" calcext:value-type="float">
            <text:p>938</text:p>
          </table:table-cell>
          <table:table-cell table:formula="of:=IF([.B68]&gt;=[.D$11];[.D$15];0)+IF([.B68]&gt;=[.F$11];[.F$15];0)+IF([.B68]&gt;=[.H$11];[.H$15];0)+IF([.B68]&gt;=[.J$11];[.J$15];0)" office:value-type="float" office:value="1301" calcext:value-type="float">
            <text:p>1301</text:p>
          </table:table-cell>
          <table:table-cell table:formula="of:=IF([.B68]&gt;=[.H$11];MT([.H$14];[.H$16]);0)+IF([.B68]&gt;=[.J$11];MT([.J$15];[.J$16]);0)" office:value-type="float" office:value="-114842.5" calcext:value-type="float">
            <text:p>-114842.5</text:p>
          </table:table-cell>
          <table:table-cell table:formula="of:=MF([.B68];[.D$11];[.D$15]) + MF([.B68];[.F$11];[.F$15]) + MF([.B68];[.H$11];[.H$15])+ MF([.B68];[.J$11];[.J$15])" office:value-type="float" office:value="35553.728" calcext:value-type="float">
            <text:p>35553.728</text:p>
          </table:table-cell>
          <table:table-cell table:formula="of:=MF([.B68];[.D$11];[.D$14]) + MF([.B68];[.F$11];[.F$14]) + MF([.B68];[.H$11];[.H$14])+ MF([.B68];[.J$11];[.J$14]) + IND([.B68];[.J$11])*-[.J$13]*[.J$16]/2" office:value-type="float" office:value="271.263999999988" calcext:value-type="float">
            <text:p>271.263999999988</text:p>
          </table:table-cell>
          <table:table-cell/>
          <table:table-cell table:formula="of:=SQRT(POWER([.G68];2)+POWER([.H68];2))" office:value-type="float" office:value="35554.7628153484" calcext:value-type="float">
            <text:p>35554.7628153484</text:p>
          </table:table-cell>
          <table:table-cell table:formula="of:=SQRT(POWER([.F68];2)+POWER([.J68];2))" office:value-type="float" office:value="120220.384981523" calcext:value-type="float">
            <text:p>120220.384981523</text:p>
          </table:table-cell>
          <table:table-cell/>
          <table:table-cell table:formula="of:=SQRT(POWER([.G68];2)+0.75*POWER([.H68];2))" office:value-type="float" office:value="35554.5041143349" calcext:value-type="float">
            <text:p>35554.5041143349</text:p>
          </table:table-cell>
          <table:table-cell table:formula="of:=SQRT(POWER([.F68];2)+POWER([.M68];2))" office:value-type="float" office:value="120220.308471848" calcext:value-type="float">
            <text:p>120220.308471848</text:p>
          </table:table-cell>
          <table:table-cell/>
          <table:table-cell table:formula="of:=-[.G68]/([.AD$5]*[.AD$53])" office:value-type="float" office:value="-0.000000784915740548745" calcext:value-type="float">
            <text:p>-7.84915740548745E-07</text:p>
          </table:table-cell>
          <table:table-cell table:formula="of:=-[.H68]/([.AD$5]*[.AD$54])" office:value-type="float" office:value="-0.00000000598866547677379" calcext:value-type="float">
            <text:p>-5.98866547677379E-09</text:p>
          </table:table-cell>
          <table:table-cell/>
          <table:table-cell table:formula="of:=[.A$5]*([.P68]+[.P69])/2" office:value-type="float" office:value="-0.0000011154806724517" calcext:value-type="float">
            <text:p>-1.1154806724517E-06</text:p>
          </table:table-cell>
          <table:table-cell table:formula="of:=[.A$5]*([.Q68]+[.Q69])/2" office:value-type="float" office:value="-0.0000000281904008626997" calcext:value-type="float">
            <text:p>-2.81904008626997E-08</text:p>
          </table:table-cell>
          <table:table-cell/>
          <table:table-cell table:formula="of:=[.A$5]*([.S68]+[.S69])/2" office:value-type="float" office:value="-0.00000158429242610494" calcext:value-type="float">
            <text:p>-1.58429242610494E-06</text:p>
          </table:table-cell>
          <table:table-cell table:formula="of:=[.A$5]*([.T68]+[.T69])/2" office:value-type="float" office:value="-0.0000000666395887651831" calcext:value-type="float">
            <text:p>-6.66395887651831E-08</text:p>
          </table:table-cell>
          <table:table-cell/>
          <table:table-cell table:formula="of:=SQRT(POWER([.S68];2) + POWER([.T68];2))" office:value-type="float" office:value="0.00000111583682916191" calcext:value-type="float">
            <text:p>1.11583682916191E-06</text:p>
          </table:table-cell>
          <table:table-cell table:formula="of:=SQRT(POWER([.V68];2)+POWER([.W68];2))" office:value-type="float" office:value="0.00000158569332665691" calcext:value-type="float">
            <text:p>1.58569332665691E-06</text:p>
          </table:table-cell>
          <table:table-cell table:number-columns-repeated="998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68]+(MAX([.D$11];[.F$11];[.H$11];[.J$11]) - MIN([.D$11];[.F$11];[.H$11];[.J$11]))/[.A$3]" office:value-type="float" office:value="28.714" calcext:value-type="float">
            <text:p>28.714</text:p>
          </table:table-cell>
          <table:table-cell table:formula="of:=IF([.B69]&gt;=[.D$11];[.D$13];0)+IF([.B69]&gt;=[.F$11];[.F$13];0)+IF([.B69]&gt;=[.H$11];[.H$13];0)+IF([.B69]&gt;=[.J$11];[.J$13];0)" office:value-type="float" office:value="1197" calcext:value-type="float">
            <text:p>1197</text:p>
          </table:table-cell>
          <table:table-cell table:formula="of:=IF([.B69]&gt;=[.D$11];[.D$14];0)+IF([.B69]&gt;=[.F$11];[.F$14];0)+IF([.B69]&gt;=[.H$11];[.H$14];0)+IF([.B69]&gt;=[.J$11];[.J$14];0)" office:value-type="float" office:value="938" calcext:value-type="float">
            <text:p>938</text:p>
          </table:table-cell>
          <table:table-cell table:formula="of:=IF([.B69]&gt;=[.D$11];[.D$15];0)+IF([.B69]&gt;=[.F$11];[.F$15];0)+IF([.B69]&gt;=[.H$11];[.H$15];0)+IF([.B69]&gt;=[.J$11];[.J$15];0)" office:value-type="float" office:value="1301" calcext:value-type="float">
            <text:p>1301</text:p>
          </table:table-cell>
          <table:table-cell table:formula="of:=IF([.B69]&gt;=[.H$11];MT([.H$14];[.H$16]);0)+IF([.B69]&gt;=[.J$11];MT([.J$15];[.J$16]);0)" office:value-type="float" office:value="-114842.5" calcext:value-type="float">
            <text:p>-114842.5</text:p>
          </table:table-cell>
          <table:table-cell table:formula="of:=MF([.B69];[.D$11];[.D$15]) + MF([.B69];[.F$11];[.F$15]) + MF([.B69];[.H$11];[.H$15])+ MF([.B69];[.J$11];[.J$15])" office:value-type="float" office:value="37356.914" calcext:value-type="float">
            <text:p>37356.914</text:p>
          </table:table-cell>
          <table:table-cell table:formula="of:=MF([.B69];[.D$11];[.D$14]) + MF([.B69];[.F$11];[.F$14]) + MF([.B69];[.H$11];[.H$14])+ MF([.B69];[.J$11];[.J$14]) + IND([.B69];[.J$11])*-[.J$13]*[.J$16]/2" office:value-type="float" office:value="1571.33199999999" calcext:value-type="float">
            <text:p>1571.33199999999</text:p>
          </table:table-cell>
          <table:table-cell/>
          <table:table-cell table:formula="of:=SQRT(POWER([.G69];2)+POWER([.H69];2))" office:value-type="float" office:value="37389.9466148003" calcext:value-type="float">
            <text:p>37389.9466148003</text:p>
          </table:table-cell>
          <table:table-cell table:formula="of:=SQRT(POWER([.F69];2)+POWER([.J69];2))" office:value-type="float" office:value="120775.858159268" calcext:value-type="float">
            <text:p>120775.858159268</text:p>
          </table:table-cell>
          <table:table-cell/>
          <table:table-cell table:formula="of:=SQRT(POWER([.G69];2)+0.75*POWER([.H69];2))" office:value-type="float" office:value="37381.6911976179" calcext:value-type="float">
            <text:p>37381.6911976179</text:p>
          </table:table-cell>
          <table:table-cell table:formula="of:=SQRT(POWER([.F69];2)+POWER([.M69];2))" office:value-type="float" office:value="120773.30269163" calcext:value-type="float">
            <text:p>120773.30269163</text:p>
          </table:table-cell>
          <table:table-cell/>
          <table:table-cell table:formula="of:=-[.G69]/([.AD$5]*[.AD$53])" office:value-type="float" office:value="-0.00000082472447943928" calcext:value-type="float">
            <text:p>-8.2472447943928E-07</text:p>
          </table:table-cell>
          <table:table-cell table:formula="of:=-[.H69]/([.AD$5]*[.AD$54])" office:value-type="float" office:value="-0.000000034690123646891" calcext:value-type="float">
            <text:p>-3.4690123646891E-08</text:p>
          </table:table-cell>
          <table:table-cell/>
          <table:table-cell table:formula="of:=[.A$5]*([.P69]+[.P70])/2" office:value-type="float" office:value="-0.00000117065558455398" calcext:value-type="float">
            <text:p>-1.17065558455398E-06</text:p>
          </table:table-cell>
          <table:table-cell table:formula="of:=[.A$5]*([.Q69]+[.Q70])/2" office:value-type="float" office:value="-0.0000000679706218864822" calcext:value-type="float">
            <text:p>-6.79706218864822E-08</text:p>
          </table:table-cell>
          <table:table-cell/>
          <table:table-cell table:formula="of:=[.A$5]*([.S69]+[.S70])/2" office:value-type="float" office:value="-0.0000016607648542787" calcext:value-type="float">
            <text:p>-1.6607648542787E-06</text:p>
          </table:table-cell>
          <table:table-cell table:formula="of:=[.A$5]*([.T69]+[.T70])/2" office:value-type="float" office:value="-0.000000121774975104145" calcext:value-type="float">
            <text:p>-1.21774975104145E-07</text:p>
          </table:table-cell>
          <table:table-cell/>
          <table:table-cell table:formula="of:=SQRT(POWER([.S69];2) + POWER([.T69];2))" office:value-type="float" office:value="0.00000117262717991997" calcext:value-type="float">
            <text:p>1.17262717991997E-06</text:p>
          </table:table-cell>
          <table:table-cell table:formula="of:=SQRT(POWER([.V69];2)+POWER([.W69];2))" office:value-type="float" office:value="0.00000166522342217763" calcext:value-type="float">
            <text:p>1.66522342217763E-06</text:p>
          </table:table-cell>
          <table:table-cell table:number-columns-repeated="998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69]+(MAX([.D$11];[.F$11];[.H$11];[.J$11]) - MIN([.D$11];[.F$11];[.H$11];[.J$11]))/[.A$3]" office:value-type="float" office:value="30.1" calcext:value-type="float">
            <text:p>30.1</text:p>
          </table:table-cell>
          <table:table-cell table:formula="of:=IF([.B70]&gt;=[.D$11];[.D$13];0)+IF([.B70]&gt;=[.F$11];[.F$13];0)+IF([.B70]&gt;=[.H$11];[.H$13];0)+IF([.B70]&gt;=[.J$11];[.J$13];0)" office:value-type="float" office:value="1197" calcext:value-type="float">
            <text:p>1197</text:p>
          </table:table-cell>
          <table:table-cell table:formula="of:=IF([.B70]&gt;=[.D$11];[.D$14];0)+IF([.B70]&gt;=[.F$11];[.F$14];0)+IF([.B70]&gt;=[.H$11];[.H$14];0)+IF([.B70]&gt;=[.J$11];[.J$14];0)" office:value-type="float" office:value="938" calcext:value-type="float">
            <text:p>938</text:p>
          </table:table-cell>
          <table:table-cell table:formula="of:=IF([.B70]&gt;=[.D$11];[.D$15];0)+IF([.B70]&gt;=[.F$11];[.F$15];0)+IF([.B70]&gt;=[.H$11];[.H$15];0)+IF([.B70]&gt;=[.J$11];[.J$15];0)" office:value-type="float" office:value="1301" calcext:value-type="float">
            <text:p>1301</text:p>
          </table:table-cell>
          <table:table-cell table:formula="of:=IF([.B70]&gt;=[.H$11];MT([.H$14];[.H$16]);0)+IF([.B70]&gt;=[.J$11];MT([.J$15];[.J$16]);0)" office:value-type="float" office:value="-114842.5" calcext:value-type="float">
            <text:p>-114842.5</text:p>
          </table:table-cell>
          <table:table-cell table:formula="of:=MF([.B70];[.D$11];[.D$15]) + MF([.B70];[.F$11];[.F$15]) + MF([.B70];[.H$11];[.H$15])+ MF([.B70];[.J$11];[.J$15])" office:value-type="float" office:value="39160.1" calcext:value-type="float">
            <text:p>39160.1</text:p>
          </table:table-cell>
          <table:table-cell table:formula="of:=MF([.B70];[.D$11];[.D$14]) + MF([.B70];[.F$11];[.F$14]) + MF([.B70];[.H$11];[.H$14])+ MF([.B70];[.J$11];[.J$14]) + IND([.B70];[.J$11])*-[.J$13]*[.J$16]/2" office:value-type="float" office:value="2871.39999999999" calcext:value-type="float">
            <text:p>2871.39999999999</text:p>
          </table:table-cell>
          <table:table-cell/>
          <table:table-cell table:formula="of:=SQRT(POWER([.G70];2)+POWER([.H70];2))" office:value-type="float" office:value="39265.2310571324" calcext:value-type="float">
            <text:p>39265.2310571324</text:p>
          </table:table-cell>
          <table:table-cell table:formula="of:=SQRT(POWER([.F70];2)+POWER([.J70];2))" office:value-type="float" office:value="121369.510900473" calcext:value-type="float">
            <text:p>121369.510900473</text:p>
          </table:table-cell>
          <table:table-cell/>
          <table:table-cell table:formula="of:=SQRT(POWER([.G70];2)+0.75*POWER([.H70];2))" office:value-type="float" office:value="39238.9746996529" calcext:value-type="float">
            <text:p>39238.9746996529</text:p>
          </table:table-cell>
          <table:table-cell table:formula="of:=SQRT(POWER([.F70];2)+POWER([.M70];2))" office:value-type="float" office:value="121361.019037127" calcext:value-type="float">
            <text:p>121361.019037127</text:p>
          </table:table-cell>
          <table:table-cell/>
          <table:table-cell table:formula="of:=-[.G70]/([.AD$5]*[.AD$53])" office:value-type="float" office:value="-0.000000864533218329816" calcext:value-type="float">
            <text:p>-8.64533218329816E-07</text:p>
          </table:table-cell>
          <table:table-cell table:formula="of:=-[.H70]/([.AD$5]*[.AD$54])" office:value-type="float" office:value="-0.0000000633915818170082" calcext:value-type="float">
            <text:p>-6.33915818170082E-08</text:p>
          </table:table-cell>
          <table:table-cell/>
          <table:table-cell table:formula="of:=[.A$5]*([.P70]+[.P71])/2" office:value-type="float" office:value="-0.00000122583049665627" calcext:value-type="float">
            <text:p>-1.22583049665627E-06</text:p>
          </table:table-cell>
          <table:table-cell table:formula="of:=[.A$5]*([.Q70]+[.Q71])/2" office:value-type="float" office:value="-0.000000107750842910265" calcext:value-type="float">
            <text:p>-1.07750842910265E-07</text:p>
          </table:table-cell>
          <table:table-cell/>
          <table:table-cell table:formula="of:=[.A$5]*([.S70]+[.S71])/2" office:value-type="float" office:value="-0.00000173723728245247" calcext:value-type="float">
            <text:p>-1.73723728245247E-06</text:p>
          </table:table-cell>
          <table:table-cell table:formula="of:=[.A$5]*([.T70]+[.T71])/2" office:value-type="float" office:value="-0.000000176910361443108" calcext:value-type="float">
            <text:p>-1.76910361443108E-07</text:p>
          </table:table-cell>
          <table:table-cell/>
          <table:table-cell table:formula="of:=SQRT(POWER([.S70];2) + POWER([.T70];2))" office:value-type="float" office:value="0.0000012305570489337" calcext:value-type="float">
            <text:p>1.2305570489337E-06</text:p>
          </table:table-cell>
          <table:table-cell table:formula="of:=SQRT(POWER([.V70];2)+POWER([.W70];2))" office:value-type="float" office:value="0.0000017462218219713" calcext:value-type="float">
            <text:p>1.7462218219713E-06</text:p>
          </table:table-cell>
          <table:table-cell table:number-columns-repeated="998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70]+(MAX([.D$11];[.F$11];[.H$11];[.J$11]) - MIN([.D$11];[.F$11];[.H$11];[.J$11]))/[.A$3]" office:value-type="float" office:value="31.486" calcext:value-type="float">
            <text:p>31.486</text:p>
          </table:table-cell>
          <table:table-cell table:formula="of:=IF([.B71]&gt;=[.D$11];[.D$13];0)+IF([.B71]&gt;=[.F$11];[.F$13];0)+IF([.B71]&gt;=[.H$11];[.H$13];0)+IF([.B71]&gt;=[.J$11];[.J$13];0)" office:value-type="float" office:value="1197" calcext:value-type="float">
            <text:p>1197</text:p>
          </table:table-cell>
          <table:table-cell table:formula="of:=IF([.B71]&gt;=[.D$11];[.D$14];0)+IF([.B71]&gt;=[.F$11];[.F$14];0)+IF([.B71]&gt;=[.H$11];[.H$14];0)+IF([.B71]&gt;=[.J$11];[.J$14];0)" office:value-type="float" office:value="938" calcext:value-type="float">
            <text:p>938</text:p>
          </table:table-cell>
          <table:table-cell table:formula="of:=IF([.B71]&gt;=[.D$11];[.D$15];0)+IF([.B71]&gt;=[.F$11];[.F$15];0)+IF([.B71]&gt;=[.H$11];[.H$15];0)+IF([.B71]&gt;=[.J$11];[.J$15];0)" office:value-type="float" office:value="1301" calcext:value-type="float">
            <text:p>1301</text:p>
          </table:table-cell>
          <table:table-cell table:formula="of:=IF([.B71]&gt;=[.H$11];MT([.H$14];[.H$16]);0)+IF([.B71]&gt;=[.J$11];MT([.J$15];[.J$16]);0)" office:value-type="float" office:value="-114842.5" calcext:value-type="float">
            <text:p>-114842.5</text:p>
          </table:table-cell>
          <table:table-cell table:formula="of:=MF([.B71];[.D$11];[.D$15]) + MF([.B71];[.F$11];[.F$15]) + MF([.B71];[.H$11];[.H$15])+ MF([.B71];[.J$11];[.J$15])" office:value-type="float" office:value="40963.286" calcext:value-type="float">
            <text:p>40963.286</text:p>
          </table:table-cell>
          <table:table-cell table:formula="of:=MF([.B71];[.D$11];[.D$14]) + MF([.B71];[.F$11];[.F$14]) + MF([.B71];[.H$11];[.H$14])+ MF([.B71];[.J$11];[.J$14]) + IND([.B71];[.J$11])*-[.J$13]*[.J$16]/2" office:value-type="float" office:value="4171.46799999998" calcext:value-type="float">
            <text:p>4171.46799999998</text:p>
          </table:table-cell>
          <table:table-cell/>
          <table:table-cell table:formula="of:=SQRT(POWER([.G71];2)+POWER([.H71];2))" office:value-type="float" office:value="41175.1374641642" calcext:value-type="float">
            <text:p>41175.1374641642</text:p>
          </table:table-cell>
          <table:table-cell table:formula="of:=SQRT(POWER([.F71];2)+POWER([.J71];2))" office:value-type="float" office:value="122000.785864038" calcext:value-type="float">
            <text:p>122000.785864038</text:p>
          </table:table-cell>
          <table:table-cell/>
          <table:table-cell table:formula="of:=SQRT(POWER([.G71];2)+0.75*POWER([.H71];2))" office:value-type="float" office:value="41122.2769174332" calcext:value-type="float">
            <text:p>41122.2769174332</text:p>
          </table:table-cell>
          <table:table-cell table:formula="of:=SQRT(POWER([.F71];2)+POWER([.M71];2))" office:value-type="float" office:value="121982.955633662" calcext:value-type="float">
            <text:p>121982.955633662</text:p>
          </table:table-cell>
          <table:table-cell/>
          <table:table-cell table:formula="of:=-[.G71]/([.AD$5]*[.AD$53])" office:value-type="float" office:value="-0.000000904341957220352" calcext:value-type="float">
            <text:p>-9.04341957220352E-07</text:p>
          </table:table-cell>
          <table:table-cell table:formula="of:=-[.H71]/([.AD$5]*[.AD$54])" office:value-type="float" office:value="-0.0000000920930399871253" calcext:value-type="float">
            <text:p>-9.20930399871253E-08</text:p>
          </table:table-cell>
          <table:table-cell/>
          <table:table-cell table:formula="of:=[.A$5]*([.P71]+[.P72])/2" office:value-type="float" office:value="-0.00000128100540875855" calcext:value-type="float">
            <text:p>-1.28100540875855E-06</text:p>
          </table:table-cell>
          <table:table-cell table:formula="of:=[.A$5]*([.Q71]+[.Q72])/2" office:value-type="float" office:value="-0.000000147531063934047" calcext:value-type="float">
            <text:p>-1.47531063934047E-07</text:p>
          </table:table-cell>
          <table:table-cell/>
          <table:table-cell table:formula="of:=[.A$5]*([.S71]+[.S72])/2" office:value-type="float" office:value="-0.00000181370971062623" calcext:value-type="float">
            <text:p>-1.81370971062623E-06</text:p>
          </table:table-cell>
          <table:table-cell table:formula="of:=[.A$5]*([.T71]+[.T72])/2" office:value-type="float" office:value="-0.00000023204574778207" calcext:value-type="float">
            <text:p>-2.3204574778207E-07</text:p>
          </table:table-cell>
          <table:table-cell/>
          <table:table-cell table:formula="of:=SQRT(POWER([.S71];2) + POWER([.T71];2))" office:value-type="float" office:value="0.00000128947286597825" calcext:value-type="float">
            <text:p>1.28947286597825E-06</text:p>
          </table:table-cell>
          <table:table-cell table:formula="of:=SQRT(POWER([.V71];2)+POWER([.W71];2))" office:value-type="float" office:value="0.00000182849340810505" calcext:value-type="float">
            <text:p>1.82849340810505E-06</text:p>
          </table:table-cell>
          <table:table-cell table:number-columns-repeated="998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71]+(MAX([.D$11];[.F$11];[.H$11];[.J$11]) - MIN([.D$11];[.F$11];[.H$11];[.J$11]))/[.A$3]" office:value-type="float" office:value="32.872" calcext:value-type="float">
            <text:p>32.872</text:p>
          </table:table-cell>
          <table:table-cell table:formula="of:=IF([.B72]&gt;=[.D$11];[.D$13];0)+IF([.B72]&gt;=[.F$11];[.F$13];0)+IF([.B72]&gt;=[.H$11];[.H$13];0)+IF([.B72]&gt;=[.J$11];[.J$13];0)" office:value-type="float" office:value="1197" calcext:value-type="float">
            <text:p>1197</text:p>
          </table:table-cell>
          <table:table-cell table:formula="of:=IF([.B72]&gt;=[.D$11];[.D$14];0)+IF([.B72]&gt;=[.F$11];[.F$14];0)+IF([.B72]&gt;=[.H$11];[.H$14];0)+IF([.B72]&gt;=[.J$11];[.J$14];0)" office:value-type="float" office:value="938" calcext:value-type="float">
            <text:p>938</text:p>
          </table:table-cell>
          <table:table-cell table:formula="of:=IF([.B72]&gt;=[.D$11];[.D$15];0)+IF([.B72]&gt;=[.F$11];[.F$15];0)+IF([.B72]&gt;=[.H$11];[.H$15];0)+IF([.B72]&gt;=[.J$11];[.J$15];0)" office:value-type="float" office:value="1301" calcext:value-type="float">
            <text:p>1301</text:p>
          </table:table-cell>
          <table:table-cell table:formula="of:=IF([.B72]&gt;=[.H$11];MT([.H$14];[.H$16]);0)+IF([.B72]&gt;=[.J$11];MT([.J$15];[.J$16]);0)" office:value-type="float" office:value="-114842.5" calcext:value-type="float">
            <text:p>-114842.5</text:p>
          </table:table-cell>
          <table:table-cell table:formula="of:=MF([.B72];[.D$11];[.D$15]) + MF([.B72];[.F$11];[.F$15]) + MF([.B72];[.H$11];[.H$15])+ MF([.B72];[.J$11];[.J$15])" office:value-type="float" office:value="42766.472" calcext:value-type="float">
            <text:p>42766.472</text:p>
          </table:table-cell>
          <table:table-cell table:formula="of:=MF([.B72];[.D$11];[.D$14]) + MF([.B72];[.F$11];[.F$14]) + MF([.B72];[.H$11];[.H$14])+ MF([.B72];[.J$11];[.J$14]) + IND([.B72];[.J$11])*-[.J$13]*[.J$16]/2" office:value-type="float" office:value="5471.53599999999" calcext:value-type="float">
            <text:p>5471.53599999999</text:p>
          </table:table-cell>
          <table:table-cell/>
          <table:table-cell table:formula="of:=SQRT(POWER([.G72];2)+POWER([.H72];2))" office:value-type="float" office:value="43115.0650414223" calcext:value-type="float">
            <text:p>43115.0650414223</text:p>
          </table:table-cell>
          <table:table-cell table:formula="of:=SQRT(POWER([.F72];2)+POWER([.J72];2))" office:value-type="float" office:value="122669.102221285" calcext:value-type="float">
            <text:p>122669.102221285</text:p>
          </table:table-cell>
          <table:table-cell/>
          <table:table-cell table:formula="of:=SQRT(POWER([.G72];2)+0.75*POWER([.H72];2))" office:value-type="float" office:value="43028.1815439167" calcext:value-type="float">
            <text:p>43028.1815439167</text:p>
          </table:table-cell>
          <table:table-cell table:formula="of:=SQRT(POWER([.F72];2)+POWER([.M72];2))" office:value-type="float" office:value="122638.591859277" calcext:value-type="float">
            <text:p>122638.591859277</text:p>
          </table:table-cell>
          <table:table-cell/>
          <table:table-cell table:formula="of:=-[.G72]/([.AD$5]*[.AD$53])" office:value-type="float" office:value="-0.000000944150696110887" calcext:value-type="float">
            <text:p>-9.44150696110887E-07</text:p>
          </table:table-cell>
          <table:table-cell table:formula="of:=-[.H72]/([.AD$5]*[.AD$54])" office:value-type="float" office:value="-0.000000120794498157243" calcext:value-type="float">
            <text:p>-1.20794498157243E-07</text:p>
          </table:table-cell>
          <table:table-cell/>
          <table:table-cell table:formula="of:=[.A$5]*([.P72]+[.P73])/2" office:value-type="float" office:value="-0.00000133618032086083" calcext:value-type="float">
            <text:p>-1.33618032086083E-06</text:p>
          </table:table-cell>
          <table:table-cell table:formula="of:=[.A$5]*([.Q72]+[.Q73])/2" office:value-type="float" office:value="-0.000000187311284957829" calcext:value-type="float">
            <text:p>-1.87311284957829E-07</text:p>
          </table:table-cell>
          <table:table-cell/>
          <table:table-cell table:formula="of:=[.A$5]*([.S72]+[.S73])/2" office:value-type="float" office:value="-0.00000189018213879999" calcext:value-type="float">
            <text:p>-1.89018213879999E-06</text:p>
          </table:table-cell>
          <table:table-cell table:formula="of:=[.A$5]*([.T72]+[.T73])/2" office:value-type="float" office:value="-0.000000287181134121033" calcext:value-type="float">
            <text:p>-2.87181134121033E-07</text:p>
          </table:table-cell>
          <table:table-cell/>
          <table:table-cell table:formula="of:=SQRT(POWER([.S72];2) + POWER([.T72];2))" office:value-type="float" office:value="0.00000134924548075149" calcext:value-type="float">
            <text:p>1.34924548075149E-06</text:p>
          </table:table-cell>
          <table:table-cell table:formula="of:=SQRT(POWER([.V72];2)+POWER([.W72];2))" office:value-type="float" office:value="0.00000191187382471584" calcext:value-type="float">
            <text:p>1.91187382471584E-06</text:p>
          </table:table-cell>
          <table:table-cell table:number-columns-repeated="998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72]+(MAX([.D$11];[.F$11];[.H$11];[.J$11]) - MIN([.D$11];[.F$11];[.H$11];[.J$11]))/[.A$3]" office:value-type="float" office:value="34.258" calcext:value-type="float">
            <text:p>34.258</text:p>
          </table:table-cell>
          <table:table-cell table:formula="of:=IF([.B73]&gt;=[.D$11];[.D$13];0)+IF([.B73]&gt;=[.F$11];[.F$13];0)+IF([.B73]&gt;=[.H$11];[.H$13];0)+IF([.B73]&gt;=[.J$11];[.J$13];0)" office:value-type="float" office:value="1197" calcext:value-type="float">
            <text:p>1197</text:p>
          </table:table-cell>
          <table:table-cell table:formula="of:=IF([.B73]&gt;=[.D$11];[.D$14];0)+IF([.B73]&gt;=[.F$11];[.F$14];0)+IF([.B73]&gt;=[.H$11];[.H$14];0)+IF([.B73]&gt;=[.J$11];[.J$14];0)" office:value-type="float" office:value="938" calcext:value-type="float">
            <text:p>938</text:p>
          </table:table-cell>
          <table:table-cell table:formula="of:=IF([.B73]&gt;=[.D$11];[.D$15];0)+IF([.B73]&gt;=[.F$11];[.F$15];0)+IF([.B73]&gt;=[.H$11];[.H$15];0)+IF([.B73]&gt;=[.J$11];[.J$15];0)" office:value-type="float" office:value="1301" calcext:value-type="float">
            <text:p>1301</text:p>
          </table:table-cell>
          <table:table-cell table:formula="of:=IF([.B73]&gt;=[.H$11];MT([.H$14];[.H$16]);0)+IF([.B73]&gt;=[.J$11];MT([.J$15];[.J$16]);0)" office:value-type="float" office:value="-114842.5" calcext:value-type="float">
            <text:p>-114842.5</text:p>
          </table:table-cell>
          <table:table-cell table:formula="of:=MF([.B73];[.D$11];[.D$15]) + MF([.B73];[.F$11];[.F$15]) + MF([.B73];[.H$11];[.H$15])+ MF([.B73];[.J$11];[.J$15])" office:value-type="float" office:value="44569.658" calcext:value-type="float">
            <text:p>44569.658</text:p>
          </table:table-cell>
          <table:table-cell table:formula="of:=MF([.B73];[.D$11];[.D$14]) + MF([.B73];[.F$11];[.F$14]) + MF([.B73];[.H$11];[.H$14])+ MF([.B73];[.J$11];[.J$14]) + IND([.B73];[.J$11])*-[.J$13]*[.J$16]/2" office:value-type="float" office:value="6771.60399999998" calcext:value-type="float">
            <text:p>6771.60399999998</text:p>
          </table:table-cell>
          <table:table-cell/>
          <table:table-cell table:formula="of:=SQRT(POWER([.G73];2)+POWER([.H73];2))" office:value-type="float" office:value="45081.1383504208" calcext:value-type="float">
            <text:p>45081.1383504208</text:p>
          </table:table-cell>
          <table:table-cell table:formula="of:=SQRT(POWER([.F73];2)+POWER([.J73];2))" office:value-type="float" office:value="123373.858013843" calcext:value-type="float">
            <text:p>123373.858013843</text:p>
          </table:table-cell>
          <table:table-cell/>
          <table:table-cell table:formula="of:=SQRT(POWER([.G73];2)+0.75*POWER([.H73];2))" office:value-type="float" office:value="44953.8138514028" calcext:value-type="float">
            <text:p>44953.8138514028</text:p>
          </table:table-cell>
          <table:table-cell table:formula="of:=SQRT(POWER([.F73];2)+POWER([.M73];2))" office:value-type="float" office:value="123327.390250652" calcext:value-type="float">
            <text:p>123327.390250652</text:p>
          </table:table-cell>
          <table:table-cell/>
          <table:table-cell table:formula="of:=-[.G73]/([.AD$5]*[.AD$53])" office:value-type="float" office:value="-0.000000983959435001423" calcext:value-type="float">
            <text:p>-9.83959435001423E-07</text:p>
          </table:table-cell>
          <table:table-cell table:formula="of:=-[.H73]/([.AD$5]*[.AD$54])" office:value-type="float" office:value="-0.00000014949595632736" calcext:value-type="float">
            <text:p>-1.4949595632736E-07</text:p>
          </table:table-cell>
          <table:table-cell/>
          <table:table-cell table:formula="of:=[.A$5]*([.P73]+[.P74])/2" office:value-type="float" office:value="-0.00000139135523296311" calcext:value-type="float">
            <text:p>-1.39135523296311E-06</text:p>
          </table:table-cell>
          <table:table-cell table:formula="of:=[.A$5]*([.Q73]+[.Q74])/2" office:value-type="float" office:value="-0.000000227091505981612" calcext:value-type="float">
            <text:p>-2.27091505981612E-07</text:p>
          </table:table-cell>
          <table:table-cell/>
          <table:table-cell table:formula="of:=[.A$5]*([.S73]+[.S74])/2" office:value-type="float" office:value="-0.00000196665456697376" calcext:value-type="float">
            <text:p>-1.96665456697376E-06</text:p>
          </table:table-cell>
          <table:table-cell table:formula="of:=[.A$5]*([.T73]+[.T74])/2" office:value-type="float" office:value="-0.000000342316520459996" calcext:value-type="float">
            <text:p>-3.42316520459996E-07</text:p>
          </table:table-cell>
          <table:table-cell/>
          <table:table-cell table:formula="of:=SQRT(POWER([.S73];2) + POWER([.T73];2))" office:value-type="float" office:value="0.00000140976591545648" calcext:value-type="float">
            <text:p>1.40976591545648E-06</text:p>
          </table:table-cell>
          <table:table-cell table:formula="of:=SQRT(POWER([.V73];2)+POWER([.W73];2))" office:value-type="float" office:value="0.00000199622413220023" calcext:value-type="float">
            <text:p>1.99622413220023E-06</text:p>
          </table:table-cell>
          <table:table-cell table:number-columns-repeated="998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73]+(MAX([.D$11];[.F$11];[.H$11];[.J$11]) - MIN([.D$11];[.F$11];[.H$11];[.J$11]))/[.A$3]" office:value-type="float" office:value="35.644" calcext:value-type="float">
            <text:p>35.644</text:p>
          </table:table-cell>
          <table:table-cell table:formula="of:=IF([.B74]&gt;=[.D$11];[.D$13];0)+IF([.B74]&gt;=[.F$11];[.F$13];0)+IF([.B74]&gt;=[.H$11];[.H$13];0)+IF([.B74]&gt;=[.J$11];[.J$13];0)" office:value-type="float" office:value="1197" calcext:value-type="float">
            <text:p>1197</text:p>
          </table:table-cell>
          <table:table-cell table:formula="of:=IF([.B74]&gt;=[.D$11];[.D$14];0)+IF([.B74]&gt;=[.F$11];[.F$14];0)+IF([.B74]&gt;=[.H$11];[.H$14];0)+IF([.B74]&gt;=[.J$11];[.J$14];0)" office:value-type="float" office:value="938" calcext:value-type="float">
            <text:p>938</text:p>
          </table:table-cell>
          <table:table-cell table:formula="of:=IF([.B74]&gt;=[.D$11];[.D$15];0)+IF([.B74]&gt;=[.F$11];[.F$15];0)+IF([.B74]&gt;=[.H$11];[.H$15];0)+IF([.B74]&gt;=[.J$11];[.J$15];0)" office:value-type="float" office:value="1301" calcext:value-type="float">
            <text:p>1301</text:p>
          </table:table-cell>
          <table:table-cell table:formula="of:=IF([.B74]&gt;=[.H$11];MT([.H$14];[.H$16]);0)+IF([.B74]&gt;=[.J$11];MT([.J$15];[.J$16]);0)" office:value-type="float" office:value="-114842.5" calcext:value-type="float">
            <text:p>-114842.5</text:p>
          </table:table-cell>
          <table:table-cell table:formula="of:=MF([.B74];[.D$11];[.D$15]) + MF([.B74];[.F$11];[.F$15]) + MF([.B74];[.H$11];[.H$15])+ MF([.B74];[.J$11];[.J$15])" office:value-type="float" office:value="46372.844" calcext:value-type="float">
            <text:p>46372.844</text:p>
          </table:table-cell>
          <table:table-cell table:formula="of:=MF([.B74];[.D$11];[.D$14]) + MF([.B74];[.F$11];[.F$14]) + MF([.B74];[.H$11];[.H$14])+ MF([.B74];[.J$11];[.J$14]) + IND([.B74];[.J$11])*-[.J$13]*[.J$16]/2" office:value-type="float" office:value="8071.67199999998" calcext:value-type="float">
            <text:p>8071.67199999998</text:p>
          </table:table-cell>
          <table:table-cell/>
          <table:table-cell table:formula="of:=SQRT(POWER([.G74];2)+POWER([.H74];2))" office:value-type="float" office:value="47070.081256823" calcext:value-type="float">
            <text:p>47070.081256823</text:p>
          </table:table-cell>
          <table:table-cell table:formula="of:=SQRT(POWER([.F74];2)+POWER([.J74];2))" office:value-type="float" office:value="124114.432503935" calcext:value-type="float">
            <text:p>124114.432503935</text:p>
          </table:table-cell>
          <table:table-cell/>
          <table:table-cell table:formula="of:=SQRT(POWER([.G74];2)+0.75*POWER([.H74];2))" office:value-type="float" office:value="46896.7437814719" calcext:value-type="float">
            <text:p>46896.7437814719</text:p>
          </table:table-cell>
          <table:table-cell table:formula="of:=SQRT(POWER([.F74];2)+POWER([.M74];2))" office:value-type="float" office:value="124048.798396256" calcext:value-type="float">
            <text:p>124048.798396256</text:p>
          </table:table-cell>
          <table:table-cell/>
          <table:table-cell table:formula="of:=-[.G74]/([.AD$5]*[.AD$53])" office:value-type="float" office:value="-0.00000102376817389196" calcext:value-type="float">
            <text:p>-1.02376817389196E-06</text:p>
          </table:table-cell>
          <table:table-cell table:formula="of:=-[.H74]/([.AD$5]*[.AD$54])" office:value-type="float" office:value="-0.000000178197414497477" calcext:value-type="float">
            <text:p>-1.78197414497477E-07</text:p>
          </table:table-cell>
          <table:table-cell/>
          <table:table-cell table:formula="of:=[.A$5]*([.P74]+[.P75])/2" office:value-type="float" office:value="-0.0000014465301450654" calcext:value-type="float">
            <text:p>-1.4465301450654E-06</text:p>
          </table:table-cell>
          <table:table-cell table:formula="of:=[.A$5]*([.Q74]+[.Q75])/2" office:value-type="float" office:value="-0.000000266871727005395" calcext:value-type="float">
            <text:p>-2.66871727005395E-07</text:p>
          </table:table-cell>
          <table:table-cell/>
          <table:table-cell table:formula="of:=[.A$5]*([.S74]+[.S75])/2" office:value-type="float" office:value="-0.00000204312699514752" calcext:value-type="float">
            <text:p>-2.04312699514752E-06</text:p>
          </table:table-cell>
          <table:table-cell table:formula="of:=[.A$5]*([.T74]+[.T75])/2" office:value-type="float" office:value="-0.000000397451906798958" calcext:value-type="float">
            <text:p>-3.97451906798958E-07</text:p>
          </table:table-cell>
          <table:table-cell/>
          <table:table-cell table:formula="of:=SQRT(POWER([.S74];2) + POWER([.T74];2))" office:value-type="float" office:value="0.00000147094186807561" calcext:value-type="float">
            <text:p>1.47094186807561E-06</text:p>
          </table:table-cell>
          <table:table-cell table:formula="of:=SQRT(POWER([.V74];2)+POWER([.W74];2))" office:value-type="float" office:value="0.00000208142641871354" calcext:value-type="float">
            <text:p>2.08142641871354E-06</text:p>
          </table:table-cell>
          <table:table-cell table:number-columns-repeated="998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74]+(MAX([.D$11];[.F$11];[.H$11];[.J$11]) - MIN([.D$11];[.F$11];[.H$11];[.J$11]))/[.A$3]" office:value-type="float" office:value="37.03" calcext:value-type="float">
            <text:p>37.03</text:p>
          </table:table-cell>
          <table:table-cell table:formula="of:=IF([.B75]&gt;=[.D$11];[.D$13];0)+IF([.B75]&gt;=[.F$11];[.F$13];0)+IF([.B75]&gt;=[.H$11];[.H$13];0)+IF([.B75]&gt;=[.J$11];[.J$13];0)" office:value-type="float" office:value="1197" calcext:value-type="float">
            <text:p>1197</text:p>
          </table:table-cell>
          <table:table-cell table:formula="of:=IF([.B75]&gt;=[.D$11];[.D$14];0)+IF([.B75]&gt;=[.F$11];[.F$14];0)+IF([.B75]&gt;=[.H$11];[.H$14];0)+IF([.B75]&gt;=[.J$11];[.J$14];0)" office:value-type="float" office:value="938" calcext:value-type="float">
            <text:p>938</text:p>
          </table:table-cell>
          <table:table-cell table:formula="of:=IF([.B75]&gt;=[.D$11];[.D$15];0)+IF([.B75]&gt;=[.F$11];[.F$15];0)+IF([.B75]&gt;=[.H$11];[.H$15];0)+IF([.B75]&gt;=[.J$11];[.J$15];0)" office:value-type="float" office:value="1301" calcext:value-type="float">
            <text:p>1301</text:p>
          </table:table-cell>
          <table:table-cell table:formula="of:=IF([.B75]&gt;=[.H$11];MT([.H$14];[.H$16]);0)+IF([.B75]&gt;=[.J$11];MT([.J$15];[.J$16]);0)" office:value-type="float" office:value="-114842.5" calcext:value-type="float">
            <text:p>-114842.5</text:p>
          </table:table-cell>
          <table:table-cell table:formula="of:=MF([.B75];[.D$11];[.D$15]) + MF([.B75];[.F$11];[.F$15]) + MF([.B75];[.H$11];[.H$15])+ MF([.B75];[.J$11];[.J$15])" office:value-type="float" office:value="48176.03" calcext:value-type="float">
            <text:p>48176.03</text:p>
          </table:table-cell>
          <table:table-cell table:formula="of:=MF([.B75];[.D$11];[.D$14]) + MF([.B75];[.F$11];[.F$14]) + MF([.B75];[.H$11];[.H$14])+ MF([.B75];[.J$11];[.J$14]) + IND([.B75];[.J$11])*-[.J$13]*[.J$16]/2" office:value-type="float" office:value="9371.74" calcext:value-type="float">
            <text:p>9371.74</text:p>
          </table:table-cell>
          <table:table-cell/>
          <table:table-cell table:formula="of:=SQRT(POWER([.G75];2)+POWER([.H75];2))" office:value-type="float" office:value="49079.1134515335" calcext:value-type="float">
            <text:p>49079.1134515335</text:p>
          </table:table-cell>
          <table:table-cell table:formula="of:=SQRT(POWER([.F75];2)+POWER([.J75];2))" office:value-type="float" office:value="124890.188499491" calcext:value-type="float">
            <text:p>124890.188499491</text:p>
          </table:table-cell>
          <table:table-cell/>
          <table:table-cell table:formula="of:=SQRT(POWER([.G75];2)+0.75*POWER([.H75];2))" office:value-type="float" office:value="48854.9076299567" calcext:value-type="float">
            <text:p>48854.9076299567</text:p>
          </table:table-cell>
          <table:table-cell table:formula="of:=SQRT(POWER([.F75];2)+POWER([.M75];2))" office:value-type="float" office:value="124802.250804149" calcext:value-type="float">
            <text:p>124802.250804149</text:p>
          </table:table-cell>
          <table:table-cell/>
          <table:table-cell table:formula="of:=-[.G75]/([.AD$5]*[.AD$53])" office:value-type="float" office:value="-0.0000010635769127825" calcext:value-type="float">
            <text:p>-1.0635769127825E-06</text:p>
          </table:table-cell>
          <table:table-cell table:formula="of:=-[.H75]/([.AD$5]*[.AD$54])" office:value-type="float" office:value="-0.000000206898872667595" calcext:value-type="float">
            <text:p>-2.06898872667595E-07</text:p>
          </table:table-cell>
          <table:table-cell/>
          <table:table-cell table:formula="of:=[.A$5]*([.P75]+[.P76])/2" office:value-type="float" office:value="-0.00000150170505716768" calcext:value-type="float">
            <text:p>-1.50170505716768E-06</text:p>
          </table:table-cell>
          <table:table-cell table:formula="of:=[.A$5]*([.Q75]+[.Q76])/2" office:value-type="float" office:value="-0.000000306651948029177" calcext:value-type="float">
            <text:p>-3.06651948029177E-07</text:p>
          </table:table-cell>
          <table:table-cell/>
          <table:table-cell table:formula="of:=[.A$5]*([.S75]+[.S76])/2" office:value-type="float" office:value="-0.00000211959942332129" calcext:value-type="float">
            <text:p>-2.11959942332129E-06</text:p>
          </table:table-cell>
          <table:table-cell table:formula="of:=[.A$5]*([.T75]+[.T76])/2" office:value-type="float" office:value="-0.000000452587293137921" calcext:value-type="float">
            <text:p>-4.52587293137921E-07</text:p>
          </table:table-cell>
          <table:table-cell/>
          <table:table-cell table:formula="of:=SQRT(POWER([.S75];2) + POWER([.T75];2))" office:value-type="float" office:value="0.0000015326948476305" calcext:value-type="float">
            <text:p>1.5326948476305E-06</text:p>
          </table:table-cell>
          <table:table-cell table:formula="of:=SQRT(POWER([.V75];2)+POWER([.W75];2))" office:value-type="float" office:value="0.00000216738020966646" calcext:value-type="float">
            <text:p>2.16738020966646E-06</text:p>
          </table:table-cell>
          <table:table-cell table:number-columns-repeated="998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75]+(MAX([.D$11];[.F$11];[.H$11];[.J$11]) - MIN([.D$11];[.F$11];[.H$11];[.J$11]))/[.A$3]" office:value-type="float" office:value="38.416" calcext:value-type="float">
            <text:p>38.416</text:p>
          </table:table-cell>
          <table:table-cell table:formula="of:=IF([.B76]&gt;=[.D$11];[.D$13];0)+IF([.B76]&gt;=[.F$11];[.F$13];0)+IF([.B76]&gt;=[.H$11];[.H$13];0)+IF([.B76]&gt;=[.J$11];[.J$13];0)" office:value-type="float" office:value="1197" calcext:value-type="float">
            <text:p>1197</text:p>
          </table:table-cell>
          <table:table-cell table:formula="of:=IF([.B76]&gt;=[.D$11];[.D$14];0)+IF([.B76]&gt;=[.F$11];[.F$14];0)+IF([.B76]&gt;=[.H$11];[.H$14];0)+IF([.B76]&gt;=[.J$11];[.J$14];0)" office:value-type="float" office:value="938" calcext:value-type="float">
            <text:p>938</text:p>
          </table:table-cell>
          <table:table-cell table:formula="of:=IF([.B76]&gt;=[.D$11];[.D$15];0)+IF([.B76]&gt;=[.F$11];[.F$15];0)+IF([.B76]&gt;=[.H$11];[.H$15];0)+IF([.B76]&gt;=[.J$11];[.J$15];0)" office:value-type="float" office:value="1301" calcext:value-type="float">
            <text:p>1301</text:p>
          </table:table-cell>
          <table:table-cell table:formula="of:=IF([.B76]&gt;=[.H$11];MT([.H$14];[.H$16]);0)+IF([.B76]&gt;=[.J$11];MT([.J$15];[.J$16]);0)" office:value-type="float" office:value="-114842.5" calcext:value-type="float">
            <text:p>-114842.5</text:p>
          </table:table-cell>
          <table:table-cell table:formula="of:=MF([.B76];[.D$11];[.D$15]) + MF([.B76];[.F$11];[.F$15]) + MF([.B76];[.H$11];[.H$15])+ MF([.B76];[.J$11];[.J$15])" office:value-type="float" office:value="49979.216" calcext:value-type="float">
            <text:p>49979.216</text:p>
          </table:table-cell>
          <table:table-cell table:formula="of:=MF([.B76];[.D$11];[.D$14]) + MF([.B76];[.F$11];[.F$14]) + MF([.B76];[.H$11];[.H$14])+ MF([.B76];[.J$11];[.J$14]) + IND([.B76];[.J$11])*-[.J$13]*[.J$16]/2" office:value-type="float" office:value="10671.808" calcext:value-type="float">
            <text:p>10671.808</text:p>
          </table:table-cell>
          <table:table-cell/>
          <table:table-cell table:formula="of:=SQRT(POWER([.G76];2)+POWER([.H76];2))" office:value-type="float" office:value="51105.8657882196" calcext:value-type="float">
            <text:p>51105.8657882196</text:p>
          </table:table-cell>
          <table:table-cell table:formula="of:=SQRT(POWER([.F76];2)+POWER([.J76];2))" office:value-type="float" office:value="125700.47463798" calcext:value-type="float">
            <text:p>125700.47463798</text:p>
          </table:table-cell>
          <table:table-cell/>
          <table:table-cell table:formula="of:=SQRT(POWER([.G76];2)+0.75*POWER([.H76];2))" office:value-type="float" office:value="50826.5447031992" calcext:value-type="float">
            <text:p>50826.5447031992</text:p>
          </table:table-cell>
          <table:table-cell table:formula="of:=SQRT(POWER([.F76];2)+POWER([.M76];2))" office:value-type="float" office:value="125587.170732987" calcext:value-type="float">
            <text:p>125587.170732987</text:p>
          </table:table-cell>
          <table:table-cell/>
          <table:table-cell table:formula="of:=-[.G76]/([.AD$5]*[.AD$53])" office:value-type="float" office:value="-0.00000110338565167303" calcext:value-type="float">
            <text:p>-1.10338565167303E-06</text:p>
          </table:table-cell>
          <table:table-cell table:formula="of:=-[.H76]/([.AD$5]*[.AD$54])" office:value-type="float" office:value="-0.000000235600330837712" calcext:value-type="float">
            <text:p>-2.35600330837712E-07</text:p>
          </table:table-cell>
          <table:table-cell/>
          <table:table-cell table:formula="of:=[.A$5]*([.P76]+[.P77])/2" office:value-type="float" office:value="-0.00000155687996926996" calcext:value-type="float">
            <text:p>-1.55687996926996E-06</text:p>
          </table:table-cell>
          <table:table-cell table:formula="of:=[.A$5]*([.Q76]+[.Q77])/2" office:value-type="float" office:value="-0.00000034643216905296" calcext:value-type="float">
            <text:p>-3.4643216905296E-07</text:p>
          </table:table-cell>
          <table:table-cell/>
          <table:table-cell table:formula="of:=[.A$5]*([.S76]+[.S77])/2" office:value-type="float" office:value="-0.00000219607185149505" calcext:value-type="float">
            <text:p>-2.19607185149505E-06</text:p>
          </table:table-cell>
          <table:table-cell table:formula="of:=[.A$5]*([.T76]+[.T77])/2" office:value-type="float" office:value="-0.000000507722679476883" calcext:value-type="float">
            <text:p>-5.07722679476883E-07</text:p>
          </table:table-cell>
          <table:table-cell/>
          <table:table-cell table:formula="of:=SQRT(POWER([.S76];2) + POWER([.T76];2))" office:value-type="float" office:value="0.00000159495783219143" calcext:value-type="float">
            <text:p>1.59495783219143E-06</text:p>
          </table:table-cell>
          <table:table-cell table:formula="of:=SQRT(POWER([.V76];2)+POWER([.W76];2))" office:value-type="float" office:value="0.00000225399953331496" calcext:value-type="float">
            <text:p>2.25399953331496E-06</text:p>
          </table:table-cell>
          <table:table-cell table:number-columns-repeated="998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76]+(MAX([.D$11];[.F$11];[.H$11];[.J$11]) - MIN([.D$11];[.F$11];[.H$11];[.J$11]))/[.A$3]" office:value-type="float" office:value="39.802" calcext:value-type="float">
            <text:p>39.802</text:p>
          </table:table-cell>
          <table:table-cell table:formula="of:=IF([.B77]&gt;=[.D$11];[.D$13];0)+IF([.B77]&gt;=[.F$11];[.F$13];0)+IF([.B77]&gt;=[.H$11];[.H$13];0)+IF([.B77]&gt;=[.J$11];[.J$13];0)" office:value-type="float" office:value="1197" calcext:value-type="float">
            <text:p>1197</text:p>
          </table:table-cell>
          <table:table-cell table:formula="of:=IF([.B77]&gt;=[.D$11];[.D$14];0)+IF([.B77]&gt;=[.F$11];[.F$14];0)+IF([.B77]&gt;=[.H$11];[.H$14];0)+IF([.B77]&gt;=[.J$11];[.J$14];0)" office:value-type="float" office:value="938" calcext:value-type="float">
            <text:p>938</text:p>
          </table:table-cell>
          <table:table-cell table:formula="of:=IF([.B77]&gt;=[.D$11];[.D$15];0)+IF([.B77]&gt;=[.F$11];[.F$15];0)+IF([.B77]&gt;=[.H$11];[.H$15];0)+IF([.B77]&gt;=[.J$11];[.J$15];0)" office:value-type="float" office:value="1301" calcext:value-type="float">
            <text:p>1301</text:p>
          </table:table-cell>
          <table:table-cell table:formula="of:=IF([.B77]&gt;=[.H$11];MT([.H$14];[.H$16]);0)+IF([.B77]&gt;=[.J$11];MT([.J$15];[.J$16]);0)" office:value-type="float" office:value="-114842.5" calcext:value-type="float">
            <text:p>-114842.5</text:p>
          </table:table-cell>
          <table:table-cell table:formula="of:=MF([.B77];[.D$11];[.D$15]) + MF([.B77];[.F$11];[.F$15]) + MF([.B77];[.H$11];[.H$15])+ MF([.B77];[.J$11];[.J$15])" office:value-type="float" office:value="51782.402" calcext:value-type="float">
            <text:p>51782.402</text:p>
          </table:table-cell>
          <table:table-cell table:formula="of:=MF([.B77];[.D$11];[.D$14]) + MF([.B77];[.F$11];[.F$14]) + MF([.B77];[.H$11];[.H$14])+ MF([.B77];[.J$11];[.J$14]) + IND([.B77];[.J$11])*-[.J$13]*[.J$16]/2" office:value-type="float" office:value="11971.876" calcext:value-type="float">
            <text:p>11971.876</text:p>
          </table:table-cell>
          <table:table-cell/>
          <table:table-cell table:formula="of:=SQRT(POWER([.G77];2)+POWER([.H77];2))" office:value-type="float" office:value="53148.3110912189" calcext:value-type="float">
            <text:p>53148.3110912189</text:p>
          </table:table-cell>
          <table:table-cell table:formula="of:=SQRT(POWER([.F77];2)+POWER([.J77];2))" office:value-type="float" office:value="126544.627614526" calcext:value-type="float">
            <text:p>126544.627614526</text:p>
          </table:table-cell>
          <table:table-cell/>
          <table:table-cell table:formula="of:=SQRT(POWER([.G77];2)+0.75*POWER([.H77];2))" office:value-type="float" office:value="52810.1459769724" calcext:value-type="float">
            <text:p>52810.1459769724</text:p>
          </table:table-cell>
          <table:table-cell table:formula="of:=SQRT(POWER([.F77];2)+POWER([.M77];2))" office:value-type="float" office:value="126402.971975975" calcext:value-type="float">
            <text:p>126402.971975975</text:p>
          </table:table-cell>
          <table:table-cell/>
          <table:table-cell table:formula="of:=-[.G77]/([.AD$5]*[.AD$53])" office:value-type="float" office:value="-0.00000114319439056357" calcext:value-type="float">
            <text:p>-1.14319439056357E-06</text:p>
          </table:table-cell>
          <table:table-cell table:formula="of:=-[.H77]/([.AD$5]*[.AD$54])" office:value-type="float" office:value="-0.000000264301789007829" calcext:value-type="float">
            <text:p>-2.64301789007829E-07</text:p>
          </table:table-cell>
          <table:table-cell/>
          <table:table-cell table:formula="of:=[.A$5]*([.P77]+[.P78])/2" office:value-type="float" office:value="-0.00000161205488137224" calcext:value-type="float">
            <text:p>-1.61205488137224E-06</text:p>
          </table:table-cell>
          <table:table-cell table:formula="of:=[.A$5]*([.Q77]+[.Q78])/2" office:value-type="float" office:value="-0.000000386212390076742" calcext:value-type="float">
            <text:p>-3.86212390076742E-07</text:p>
          </table:table-cell>
          <table:table-cell/>
          <table:table-cell table:formula="of:=[.A$5]*([.S77]+[.S78])/2" office:value-type="float" office:value="-0.00000227254427966881" calcext:value-type="float">
            <text:p>-2.27254427966881E-06</text:p>
          </table:table-cell>
          <table:table-cell table:formula="of:=[.A$5]*([.T77]+[.T78])/2" office:value-type="float" office:value="-0.000000562858065815847" calcext:value-type="float">
            <text:p>-5.62858065815847E-07</text:p>
          </table:table-cell>
          <table:table-cell/>
          <table:table-cell table:formula="of:=SQRT(POWER([.S77];2) + POWER([.T77];2))" office:value-type="float" office:value="0.00000165767335467663" calcext:value-type="float">
            <text:p>1.65767335467663E-06</text:p>
          </table:table-cell>
          <table:table-cell table:formula="of:=SQRT(POWER([.V77];2)+POWER([.W77];2))" office:value-type="float" office:value="0.00000234121052135629" calcext:value-type="float">
            <text:p>2.34121052135629E-06</text:p>
          </table:table-cell>
          <table:table-cell table:number-columns-repeated="998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77]+(MAX([.D$11];[.F$11];[.H$11];[.J$11]) - MIN([.D$11];[.F$11];[.H$11];[.J$11]))/[.A$3]" office:value-type="float" office:value="41.188" calcext:value-type="float">
            <text:p>41.188</text:p>
          </table:table-cell>
          <table:table-cell table:formula="of:=IF([.B78]&gt;=[.D$11];[.D$13];0)+IF([.B78]&gt;=[.F$11];[.F$13];0)+IF([.B78]&gt;=[.H$11];[.H$13];0)+IF([.B78]&gt;=[.J$11];[.J$13];0)" office:value-type="float" office:value="1197" calcext:value-type="float">
            <text:p>1197</text:p>
          </table:table-cell>
          <table:table-cell table:formula="of:=IF([.B78]&gt;=[.D$11];[.D$14];0)+IF([.B78]&gt;=[.F$11];[.F$14];0)+IF([.B78]&gt;=[.H$11];[.H$14];0)+IF([.B78]&gt;=[.J$11];[.J$14];0)" office:value-type="float" office:value="938" calcext:value-type="float">
            <text:p>938</text:p>
          </table:table-cell>
          <table:table-cell table:formula="of:=IF([.B78]&gt;=[.D$11];[.D$15];0)+IF([.B78]&gt;=[.F$11];[.F$15];0)+IF([.B78]&gt;=[.H$11];[.H$15];0)+IF([.B78]&gt;=[.J$11];[.J$15];0)" office:value-type="float" office:value="1301" calcext:value-type="float">
            <text:p>1301</text:p>
          </table:table-cell>
          <table:table-cell table:formula="of:=IF([.B78]&gt;=[.H$11];MT([.H$14];[.H$16]);0)+IF([.B78]&gt;=[.J$11];MT([.J$15];[.J$16]);0)" office:value-type="float" office:value="-114842.5" calcext:value-type="float">
            <text:p>-114842.5</text:p>
          </table:table-cell>
          <table:table-cell table:formula="of:=MF([.B78];[.D$11];[.D$15]) + MF([.B78];[.F$11];[.F$15]) + MF([.B78];[.H$11];[.H$15])+ MF([.B78];[.J$11];[.J$15])" office:value-type="float" office:value="53585.588" calcext:value-type="float">
            <text:p>53585.588</text:p>
          </table:table-cell>
          <table:table-cell table:formula="of:=MF([.B78];[.D$11];[.D$14]) + MF([.B78];[.F$11];[.F$14]) + MF([.B78];[.H$11];[.H$14])+ MF([.B78];[.J$11];[.J$14]) + IND([.B78];[.J$11])*-[.J$13]*[.J$16]/2" office:value-type="float" office:value="13271.944" calcext:value-type="float">
            <text:p>13271.944</text:p>
          </table:table-cell>
          <table:table-cell/>
          <table:table-cell table:formula="of:=SQRT(POWER([.G78];2)+POWER([.H78];2))" office:value-type="float" office:value="55204.7075786556" calcext:value-type="float">
            <text:p>55204.7075786556</text:p>
          </table:table-cell>
          <table:table-cell table:formula="of:=SQRT(POWER([.F78];2)+POWER([.J78];2))" office:value-type="float" office:value="127421.974341535" calcext:value-type="float">
            <text:p>127421.974341535</text:p>
          </table:table-cell>
          <table:table-cell/>
          <table:table-cell table:formula="of:=SQRT(POWER([.G78];2)+0.75*POWER([.H78];2))" office:value-type="float" office:value="54804.4123630579" calcext:value-type="float">
            <text:p>54804.4123630579</text:p>
          </table:table-cell>
          <table:table-cell table:formula="of:=SQRT(POWER([.F78];2)+POWER([.M78];2))" office:value-type="float" office:value="127249.060588714" calcext:value-type="float">
            <text:p>127249.060588714</text:p>
          </table:table-cell>
          <table:table-cell/>
          <table:table-cell table:formula="of:=-[.G78]/([.AD$5]*[.AD$53])" office:value-type="float" office:value="-0.0000011830031294541" calcext:value-type="float">
            <text:p>-1.1830031294541E-06</text:p>
          </table:table-cell>
          <table:table-cell table:formula="of:=-[.H78]/([.AD$5]*[.AD$54])" office:value-type="float" office:value="-0.000000293003247177946" calcext:value-type="float">
            <text:p>-2.93003247177946E-07</text:p>
          </table:table-cell>
          <table:table-cell/>
          <table:table-cell table:formula="of:=[.A$5]*([.P78]+[.P79])/2" office:value-type="float" office:value="-0.00000166722979347453" calcext:value-type="float">
            <text:p>-1.66722979347453E-06</text:p>
          </table:table-cell>
          <table:table-cell table:formula="of:=[.A$5]*([.Q78]+[.Q79])/2" office:value-type="float" office:value="-0.000000425992611100525" calcext:value-type="float">
            <text:p>-4.25992611100525E-07</text:p>
          </table:table-cell>
          <table:table-cell/>
          <table:table-cell table:formula="of:=[.A$5]*([.S78]+[.S79])/2" office:value-type="float" office:value="-0.00000234901670784258" calcext:value-type="float">
            <text:p>-2.34901670784258E-06</text:p>
          </table:table-cell>
          <table:table-cell table:formula="of:=[.A$5]*([.T78]+[.T79])/2" office:value-type="float" office:value="-0.000000617993452154809" calcext:value-type="float">
            <text:p>-6.17993452154809E-07</text:p>
          </table:table-cell>
          <table:table-cell/>
          <table:table-cell table:formula="of:=SQRT(POWER([.S78];2) + POWER([.T78];2))" office:value-type="float" office:value="0.00000172079193656914" calcext:value-type="float">
            <text:p>1.72079193656914E-06</text:p>
          </table:table-cell>
          <table:table-cell table:formula="of:=SQRT(POWER([.V78];2)+POWER([.W78];2))" office:value-type="float" office:value="0.00000242894944381924" calcext:value-type="float">
            <text:p>2.42894944381924E-06</text:p>
          </table:table-cell>
          <table:table-cell table:number-columns-repeated="998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78]+(MAX([.D$11];[.F$11];[.H$11];[.J$11]) - MIN([.D$11];[.F$11];[.H$11];[.J$11]))/[.A$3]" office:value-type="float" office:value="42.574" calcext:value-type="float">
            <text:p>42.574</text:p>
          </table:table-cell>
          <table:table-cell table:formula="of:=IF([.B79]&gt;=[.D$11];[.D$13];0)+IF([.B79]&gt;=[.F$11];[.F$13];0)+IF([.B79]&gt;=[.H$11];[.H$13];0)+IF([.B79]&gt;=[.J$11];[.J$13];0)" office:value-type="float" office:value="1197" calcext:value-type="float">
            <text:p>1197</text:p>
          </table:table-cell>
          <table:table-cell table:formula="of:=IF([.B79]&gt;=[.D$11];[.D$14];0)+IF([.B79]&gt;=[.F$11];[.F$14];0)+IF([.B79]&gt;=[.H$11];[.H$14];0)+IF([.B79]&gt;=[.J$11];[.J$14];0)" office:value-type="float" office:value="938" calcext:value-type="float">
            <text:p>938</text:p>
          </table:table-cell>
          <table:table-cell table:formula="of:=IF([.B79]&gt;=[.D$11];[.D$15];0)+IF([.B79]&gt;=[.F$11];[.F$15];0)+IF([.B79]&gt;=[.H$11];[.H$15];0)+IF([.B79]&gt;=[.J$11];[.J$15];0)" office:value-type="float" office:value="1301" calcext:value-type="float">
            <text:p>1301</text:p>
          </table:table-cell>
          <table:table-cell table:formula="of:=IF([.B79]&gt;=[.H$11];MT([.H$14];[.H$16]);0)+IF([.B79]&gt;=[.J$11];MT([.J$15];[.J$16]);0)" office:value-type="float" office:value="-114842.5" calcext:value-type="float">
            <text:p>-114842.5</text:p>
          </table:table-cell>
          <table:table-cell table:formula="of:=MF([.B79];[.D$11];[.D$15]) + MF([.B79];[.F$11];[.F$15]) + MF([.B79];[.H$11];[.H$15])+ MF([.B79];[.J$11];[.J$15])" office:value-type="float" office:value="55388.774" calcext:value-type="float">
            <text:p>55388.774</text:p>
          </table:table-cell>
          <table:table-cell table:formula="of:=MF([.B79];[.D$11];[.D$14]) + MF([.B79];[.F$11];[.F$14]) + MF([.B79];[.H$11];[.H$14])+ MF([.B79];[.J$11];[.J$14]) + IND([.B79];[.J$11])*-[.J$13]*[.J$16]/2" office:value-type="float" office:value="14572.012" calcext:value-type="float">
            <text:p>14572.012</text:p>
          </table:table-cell>
          <table:table-cell/>
          <table:table-cell table:formula="of:=SQRT(POWER([.G79];2)+POWER([.H79];2))" office:value-type="float" office:value="57273.5525260239" calcext:value-type="float">
            <text:p>57273.5525260239</text:p>
          </table:table-cell>
          <table:table-cell table:formula="of:=SQRT(POWER([.F79];2)+POWER([.J79];2))" office:value-type="float" office:value="128331.834028822" calcext:value-type="float">
            <text:p>128331.834028822</text:p>
          </table:table-cell>
          <table:table-cell/>
          <table:table-cell table:formula="of:=SQRT(POWER([.G79];2)+0.75*POWER([.H79];2))" office:value-type="float" office:value="56808.2206684841" calcext:value-type="float">
            <text:p>56808.2206684841</text:p>
          </table:table-cell>
          <table:table-cell table:formula="of:=SQRT(POWER([.F79];2)+POWER([.M79];2))" office:value-type="float" office:value="128124.836553141" calcext:value-type="float">
            <text:p>128124.836553141</text:p>
          </table:table-cell>
          <table:table-cell/>
          <table:table-cell table:formula="of:=-[.G79]/([.AD$5]*[.AD$53])" office:value-type="float" office:value="-0.00000122281186834464" calcext:value-type="float">
            <text:p>-1.22281186834464E-06</text:p>
          </table:table-cell>
          <table:table-cell table:formula="of:=-[.H79]/([.AD$5]*[.AD$54])" office:value-type="float" office:value="-0.000000321704705348064" calcext:value-type="float">
            <text:p>-3.21704705348064E-07</text:p>
          </table:table-cell>
          <table:table-cell/>
          <table:table-cell table:formula="of:=[.A$5]*([.P79]+[.P80])/2" office:value-type="float" office:value="-0.00000172240470557681" calcext:value-type="float">
            <text:p>-1.72240470557681E-06</text:p>
          </table:table-cell>
          <table:table-cell table:formula="of:=[.A$5]*([.Q79]+[.Q80])/2" office:value-type="float" office:value="-0.000000465772832124308" calcext:value-type="float">
            <text:p>-4.65772832124308E-07</text:p>
          </table:table-cell>
          <table:table-cell/>
          <table:table-cell table:formula="of:=[.A$5]*([.S79]+[.S80])/2" office:value-type="float" office:value="-0.00000242548913601634" calcext:value-type="float">
            <text:p>-2.42548913601634E-06</text:p>
          </table:table-cell>
          <table:table-cell table:formula="of:=[.A$5]*([.T79]+[.T80])/2" office:value-type="float" office:value="-0.000000673128838493772" calcext:value-type="float">
            <text:p>-6.73128838493772E-07</text:p>
          </table:table-cell>
          <table:table-cell/>
          <table:table-cell table:formula="of:=SQRT(POWER([.S79];2) + POWER([.T79];2))" office:value-type="float" office:value="0.00000178427080370056" calcext:value-type="float">
            <text:p>1.78427080370056E-06</text:p>
          </table:table-cell>
          <table:table-cell table:formula="of:=SQRT(POWER([.V79];2)+POWER([.W79];2))" office:value-type="float" office:value="0.00000251716109578733" calcext:value-type="float">
            <text:p>2.51716109578733E-06</text:p>
          </table:table-cell>
          <table:table-cell table:number-columns-repeated="998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79]+(MAX([.D$11];[.F$11];[.H$11];[.J$11]) - MIN([.D$11];[.F$11];[.H$11];[.J$11]))/[.A$3]" office:value-type="float" office:value="43.96" calcext:value-type="float">
            <text:p>43.96</text:p>
          </table:table-cell>
          <table:table-cell table:formula="of:=IF([.B80]&gt;=[.D$11];[.D$13];0)+IF([.B80]&gt;=[.F$11];[.F$13];0)+IF([.B80]&gt;=[.H$11];[.H$13];0)+IF([.B80]&gt;=[.J$11];[.J$13];0)" office:value-type="float" office:value="1197" calcext:value-type="float">
            <text:p>1197</text:p>
          </table:table-cell>
          <table:table-cell table:formula="of:=IF([.B80]&gt;=[.D$11];[.D$14];0)+IF([.B80]&gt;=[.F$11];[.F$14];0)+IF([.B80]&gt;=[.H$11];[.H$14];0)+IF([.B80]&gt;=[.J$11];[.J$14];0)" office:value-type="float" office:value="938" calcext:value-type="float">
            <text:p>938</text:p>
          </table:table-cell>
          <table:table-cell table:formula="of:=IF([.B80]&gt;=[.D$11];[.D$15];0)+IF([.B80]&gt;=[.F$11];[.F$15];0)+IF([.B80]&gt;=[.H$11];[.H$15];0)+IF([.B80]&gt;=[.J$11];[.J$15];0)" office:value-type="float" office:value="1301" calcext:value-type="float">
            <text:p>1301</text:p>
          </table:table-cell>
          <table:table-cell table:formula="of:=IF([.B80]&gt;=[.H$11];MT([.H$14];[.H$16]);0)+IF([.B80]&gt;=[.J$11];MT([.J$15];[.J$16]);0)" office:value-type="float" office:value="-114842.5" calcext:value-type="float">
            <text:p>-114842.5</text:p>
          </table:table-cell>
          <table:table-cell table:formula="of:=MF([.B80];[.D$11];[.D$15]) + MF([.B80];[.F$11];[.F$15]) + MF([.B80];[.H$11];[.H$15])+ MF([.B80];[.J$11];[.J$15])" office:value-type="float" office:value="57191.96" calcext:value-type="float">
            <text:p>57191.96</text:p>
          </table:table-cell>
          <table:table-cell table:formula="of:=MF([.B80];[.D$11];[.D$14]) + MF([.B80];[.F$11];[.F$14]) + MF([.B80];[.H$11];[.H$14])+ MF([.B80];[.J$11];[.J$14]) + IND([.B80];[.J$11])*-[.J$13]*[.J$16]/2" office:value-type="float" office:value="15872.08" calcext:value-type="float">
            <text:p>15872.08</text:p>
          </table:table-cell>
          <table:table-cell/>
          <table:table-cell table:formula="of:=SQRT(POWER([.G80];2)+POWER([.H80];2))" office:value-type="float" office:value="59353.5442258337" calcext:value-type="float">
            <text:p>59353.5442258337</text:p>
          </table:table-cell>
          <table:table-cell table:formula="of:=SQRT(POWER([.F80];2)+POWER([.J80];2))" office:value-type="float" office:value="129273.52017493" calcext:value-type="float">
            <text:p>129273.52017493</text:p>
          </table:table-cell>
          <table:table-cell/>
          <table:table-cell table:formula="of:=SQRT(POWER([.G80];2)+0.75*POWER([.H80];2))" office:value-type="float" office:value="58820.5957236613" calcext:value-type="float">
            <text:p>58820.5957236613</text:p>
          </table:table-cell>
          <table:table-cell table:formula="of:=SQRT(POWER([.F80];2)+POWER([.M80];2))" office:value-type="float" office:value="129029.695371013" calcext:value-type="float">
            <text:p>129029.695371013</text:p>
          </table:table-cell>
          <table:table-cell/>
          <table:table-cell table:formula="of:=-[.G80]/([.AD$5]*[.AD$53])" office:value-type="float" office:value="-0.00000126262060723517" calcext:value-type="float">
            <text:p>-1.26262060723517E-06</text:p>
          </table:table-cell>
          <table:table-cell table:formula="of:=-[.H80]/([.AD$5]*[.AD$54])" office:value-type="float" office:value="-0.000000350406163518181" calcext:value-type="float">
            <text:p>-3.50406163518181E-07</text:p>
          </table:table-cell>
          <table:table-cell/>
          <table:table-cell table:formula="of:=[.A$5]*([.P80]+[.P81])/2" office:value-type="float" office:value="-0.00000177757961767909" calcext:value-type="float">
            <text:p>-1.77757961767909E-06</text:p>
          </table:table-cell>
          <table:table-cell table:formula="of:=[.A$5]*([.Q80]+[.Q81])/2" office:value-type="float" office:value="-0.00000050555305314809" calcext:value-type="float">
            <text:p>-5.0555305314809E-07</text:p>
          </table:table-cell>
          <table:table-cell/>
          <table:table-cell table:formula="of:=[.A$5]*([.S80]+[.S81])/2" office:value-type="float" office:value="-0.0000025019615641901" calcext:value-type="float">
            <text:p>-2.5019615641901E-06</text:p>
          </table:table-cell>
          <table:table-cell table:formula="of:=[.A$5]*([.T80]+[.T81])/2" office:value-type="float" office:value="-0.000000728264224832734" calcext:value-type="float">
            <text:p>-7.28264224832734E-07</text:p>
          </table:table-cell>
          <table:table-cell/>
          <table:table-cell table:formula="of:=SQRT(POWER([.S80];2) + POWER([.T80];2))" office:value-type="float" office:value="0.00000184807283047382" calcext:value-type="float">
            <text:p>1.84807283047382E-06</text:p>
          </table:table-cell>
          <table:table-cell table:formula="of:=SQRT(POWER([.V80];2)+POWER([.W80];2))" office:value-type="float" office:value="0.00000260579746907848" calcext:value-type="float">
            <text:p>2.60579746907848E-06</text:p>
          </table:table-cell>
          <table:table-cell table:number-columns-repeated="998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80]+(MAX([.D$11];[.F$11];[.H$11];[.J$11]) - MIN([.D$11];[.F$11];[.H$11];[.J$11]))/[.A$3]" office:value-type="float" office:value="45.346" calcext:value-type="float">
            <text:p>45.346</text:p>
          </table:table-cell>
          <table:table-cell table:formula="of:=IF([.B81]&gt;=[.D$11];[.D$13];0)+IF([.B81]&gt;=[.F$11];[.F$13];0)+IF([.B81]&gt;=[.H$11];[.H$13];0)+IF([.B81]&gt;=[.J$11];[.J$13];0)" office:value-type="float" office:value="1197" calcext:value-type="float">
            <text:p>1197</text:p>
          </table:table-cell>
          <table:table-cell table:formula="of:=IF([.B81]&gt;=[.D$11];[.D$14];0)+IF([.B81]&gt;=[.F$11];[.F$14];0)+IF([.B81]&gt;=[.H$11];[.H$14];0)+IF([.B81]&gt;=[.J$11];[.J$14];0)" office:value-type="float" office:value="938" calcext:value-type="float">
            <text:p>938</text:p>
          </table:table-cell>
          <table:table-cell table:formula="of:=IF([.B81]&gt;=[.D$11];[.D$15];0)+IF([.B81]&gt;=[.F$11];[.F$15];0)+IF([.B81]&gt;=[.H$11];[.H$15];0)+IF([.B81]&gt;=[.J$11];[.J$15];0)" office:value-type="float" office:value="1301" calcext:value-type="float">
            <text:p>1301</text:p>
          </table:table-cell>
          <table:table-cell table:formula="of:=IF([.B81]&gt;=[.H$11];MT([.H$14];[.H$16]);0)+IF([.B81]&gt;=[.J$11];MT([.J$15];[.J$16]);0)" office:value-type="float" office:value="-114842.5" calcext:value-type="float">
            <text:p>-114842.5</text:p>
          </table:table-cell>
          <table:table-cell table:formula="of:=MF([.B81];[.D$11];[.D$15]) + MF([.B81];[.F$11];[.F$15]) + MF([.B81];[.H$11];[.H$15])+ MF([.B81];[.J$11];[.J$15])" office:value-type="float" office:value="58995.146" calcext:value-type="float">
            <text:p>58995.146</text:p>
          </table:table-cell>
          <table:table-cell table:formula="of:=MF([.B81];[.D$11];[.D$14]) + MF([.B81];[.F$11];[.F$14]) + MF([.B81];[.H$11];[.H$14])+ MF([.B81];[.J$11];[.J$14]) + IND([.B81];[.J$11])*-[.J$13]*[.J$16]/2" office:value-type="float" office:value="17172.148" calcext:value-type="float">
            <text:p>17172.148</text:p>
          </table:table-cell>
          <table:table-cell/>
          <table:table-cell table:formula="of:=SQRT(POWER([.G81];2)+POWER([.H81];2))" office:value-type="float" office:value="61443.5506664062" calcext:value-type="float">
            <text:p>61443.5506664062</text:p>
          </table:table-cell>
          <table:table-cell table:formula="of:=SQRT(POWER([.F81];2)+POWER([.J81];2))" office:value-type="float" office:value="130246.342462064" calcext:value-type="float">
            <text:p>130246.342462064</text:p>
          </table:table-cell>
          <table:table-cell/>
          <table:table-cell table:formula="of:=SQRT(POWER([.G81];2)+0.75*POWER([.H81];2))" office:value-type="float" office:value="60840.6874695031" calcext:value-type="float">
            <text:p>60840.6874695031</text:p>
          </table:table-cell>
          <table:table-cell table:formula="of:=SQRT(POWER([.F81];2)+POWER([.M81];2))" office:value-type="float" office:value="129963.029581538" calcext:value-type="float">
            <text:p>129963.029581538</text:p>
          </table:table-cell>
          <table:table-cell/>
          <table:table-cell table:formula="of:=-[.G81]/([.AD$5]*[.AD$53])" office:value-type="float" office:value="-0.00000130242934612571" calcext:value-type="float">
            <text:p>-1.30242934612571E-06</text:p>
          </table:table-cell>
          <table:table-cell table:formula="of:=-[.H81]/([.AD$5]*[.AD$54])" office:value-type="float" office:value="-0.000000379107621688298" calcext:value-type="float">
            <text:p>-3.79107621688298E-07</text:p>
          </table:table-cell>
          <table:table-cell/>
          <table:table-cell table:formula="of:=[.A$5]*([.P81]+[.P82])/2" office:value-type="float" office:value="-0.00000183275452978138" calcext:value-type="float">
            <text:p>-1.83275452978138E-06</text:p>
          </table:table-cell>
          <table:table-cell table:formula="of:=[.A$5]*([.Q81]+[.Q82])/2" office:value-type="float" office:value="-0.000000545333274171873" calcext:value-type="float">
            <text:p>-5.45333274171873E-07</text:p>
          </table:table-cell>
          <table:table-cell/>
          <table:table-cell table:formula="of:=[.A$5]*([.S81]+[.S82])/2" office:value-type="float" office:value="-0.00000257843399236387" calcext:value-type="float">
            <text:p>-2.57843399236387E-06</text:p>
          </table:table-cell>
          <table:table-cell table:formula="of:=[.A$5]*([.T81]+[.T82])/2" office:value-type="float" office:value="-0.000000783399611171697" calcext:value-type="float">
            <text:p>-7.83399611171697E-07</text:p>
          </table:table-cell>
          <table:table-cell/>
          <table:table-cell table:formula="of:=SQRT(POWER([.S81];2) + POWER([.T81];2))" office:value-type="float" office:value="0.00000191216566917021" calcext:value-type="float">
            <text:p>1.91216566917021E-06</text:p>
          </table:table-cell>
          <table:table-cell table:formula="of:=SQRT(POWER([.V81];2)+POWER([.W81];2))" office:value-type="float" office:value="0.00000269481665494361" calcext:value-type="float">
            <text:p>2.69481665494361E-06</text:p>
          </table:table-cell>
          <table:table-cell table:number-columns-repeated="998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81]+(MAX([.D$11];[.F$11];[.H$11];[.J$11]) - MIN([.D$11];[.F$11];[.H$11];[.J$11]))/[.A$3]" office:value-type="float" office:value="46.732" calcext:value-type="float">
            <text:p>46.732</text:p>
          </table:table-cell>
          <table:table-cell table:formula="of:=IF([.B82]&gt;=[.D$11];[.D$13];0)+IF([.B82]&gt;=[.F$11];[.F$13];0)+IF([.B82]&gt;=[.H$11];[.H$13];0)+IF([.B82]&gt;=[.J$11];[.J$13];0)" office:value-type="float" office:value="1197" calcext:value-type="float">
            <text:p>1197</text:p>
          </table:table-cell>
          <table:table-cell table:formula="of:=IF([.B82]&gt;=[.D$11];[.D$14];0)+IF([.B82]&gt;=[.F$11];[.F$14];0)+IF([.B82]&gt;=[.H$11];[.H$14];0)+IF([.B82]&gt;=[.J$11];[.J$14];0)" office:value-type="float" office:value="938" calcext:value-type="float">
            <text:p>938</text:p>
          </table:table-cell>
          <table:table-cell table:formula="of:=IF([.B82]&gt;=[.D$11];[.D$15];0)+IF([.B82]&gt;=[.F$11];[.F$15];0)+IF([.B82]&gt;=[.H$11];[.H$15];0)+IF([.B82]&gt;=[.J$11];[.J$15];0)" office:value-type="float" office:value="1301" calcext:value-type="float">
            <text:p>1301</text:p>
          </table:table-cell>
          <table:table-cell table:formula="of:=IF([.B82]&gt;=[.H$11];MT([.H$14];[.H$16]);0)+IF([.B82]&gt;=[.J$11];MT([.J$15];[.J$16]);0)" office:value-type="float" office:value="-114842.5" calcext:value-type="float">
            <text:p>-114842.5</text:p>
          </table:table-cell>
          <table:table-cell table:formula="of:=MF([.B82];[.D$11];[.D$15]) + MF([.B82];[.F$11];[.F$15]) + MF([.B82];[.H$11];[.H$15])+ MF([.B82];[.J$11];[.J$15])" office:value-type="float" office:value="60798.332" calcext:value-type="float">
            <text:p>60798.332</text:p>
          </table:table-cell>
          <table:table-cell table:formula="of:=MF([.B82];[.D$11];[.D$14]) + MF([.B82];[.F$11];[.F$14]) + MF([.B82];[.H$11];[.H$14])+ MF([.B82];[.J$11];[.J$14]) + IND([.B82];[.J$11])*-[.J$13]*[.J$16]/2" office:value-type="float" office:value="18472.216" calcext:value-type="float">
            <text:p>18472.216</text:p>
          </table:table-cell>
          <table:table-cell/>
          <table:table-cell table:formula="of:=SQRT(POWER([.G82];2)+POWER([.H82];2))" office:value-type="float" office:value="63542.5836579918" calcext:value-type="float">
            <text:p>63542.5836579918</text:p>
          </table:table-cell>
          <table:table-cell table:formula="of:=SQRT(POWER([.F82];2)+POWER([.J82];2))" office:value-type="float" office:value="131249.608548684" calcext:value-type="float">
            <text:p>131249.608548684</text:p>
          </table:table-cell>
          <table:table-cell/>
          <table:table-cell table:formula="of:=SQRT(POWER([.G82];2)+0.75*POWER([.H82];2))" office:value-type="float" office:value="62867.7520430405" calcext:value-type="float">
            <text:p>62867.7520430405</text:p>
          </table:table-cell>
          <table:table-cell table:formula="of:=SQRT(POWER([.F82];2)+POWER([.M82];2))" office:value-type="float" office:value="130924.230198979" calcext:value-type="float">
            <text:p>130924.230198979</text:p>
          </table:table-cell>
          <table:table-cell/>
          <table:table-cell table:formula="of:=-[.G82]/([.AD$5]*[.AD$53])" office:value-type="float" office:value="-0.00000134223808501625" calcext:value-type="float">
            <text:p>-1.34223808501625E-06</text:p>
          </table:table-cell>
          <table:table-cell table:formula="of:=-[.H82]/([.AD$5]*[.AD$54])" office:value-type="float" office:value="-0.000000407809079858416" calcext:value-type="float">
            <text:p>-4.07809079858416E-07</text:p>
          </table:table-cell>
          <table:table-cell/>
          <table:table-cell table:formula="of:=[.A$5]*([.P82]+[.P83])/2" office:value-type="float" office:value="-0.00000188792944188366" calcext:value-type="float">
            <text:p>-1.88792944188366E-06</text:p>
          </table:table-cell>
          <table:table-cell table:formula="of:=[.A$5]*([.Q82]+[.Q83])/2" office:value-type="float" office:value="-0.000000585113495195655" calcext:value-type="float">
            <text:p>-5.85113495195655E-07</text:p>
          </table:table-cell>
          <table:table-cell/>
          <table:table-cell table:formula="of:=[.A$5]*([.S82]+[.S83])/2" office:value-type="float" office:value="-0.00000265490642053763" calcext:value-type="float">
            <text:p>-2.65490642053763E-06</text:p>
          </table:table-cell>
          <table:table-cell table:formula="of:=[.A$5]*([.T82]+[.T83])/2" office:value-type="float" office:value="-0.00000083853499751066" calcext:value-type="float">
            <text:p>-8.3853499751066E-07</text:p>
          </table:table-cell>
          <table:table-cell/>
          <table:table-cell table:formula="of:=SQRT(POWER([.S82];2) + POWER([.T82];2))" office:value-type="float" office:value="0.00000197652102943308" calcext:value-type="float">
            <text:p>1.97652102943308E-06</text:p>
          </table:table-cell>
          <table:table-cell table:formula="of:=SQRT(POWER([.V82];2)+POWER([.W82];2))" office:value-type="float" office:value="0.0000027841819344041" calcext:value-type="float">
            <text:p>2.7841819344041E-06</text:p>
          </table:table-cell>
          <table:table-cell table:number-columns-repeated="998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82]+(MAX([.D$11];[.F$11];[.H$11];[.J$11]) - MIN([.D$11];[.F$11];[.H$11];[.J$11]))/[.A$3]" office:value-type="float" office:value="48.118" calcext:value-type="float">
            <text:p>48.118</text:p>
          </table:table-cell>
          <table:table-cell table:formula="of:=IF([.B83]&gt;=[.D$11];[.D$13];0)+IF([.B83]&gt;=[.F$11];[.F$13];0)+IF([.B83]&gt;=[.H$11];[.H$13];0)+IF([.B83]&gt;=[.J$11];[.J$13];0)" office:value-type="float" office:value="1197" calcext:value-type="float">
            <text:p>1197</text:p>
          </table:table-cell>
          <table:table-cell table:formula="of:=IF([.B83]&gt;=[.D$11];[.D$14];0)+IF([.B83]&gt;=[.F$11];[.F$14];0)+IF([.B83]&gt;=[.H$11];[.H$14];0)+IF([.B83]&gt;=[.J$11];[.J$14];0)" office:value-type="float" office:value="938" calcext:value-type="float">
            <text:p>938</text:p>
          </table:table-cell>
          <table:table-cell table:formula="of:=IF([.B83]&gt;=[.D$11];[.D$15];0)+IF([.B83]&gt;=[.F$11];[.F$15];0)+IF([.B83]&gt;=[.H$11];[.H$15];0)+IF([.B83]&gt;=[.J$11];[.J$15];0)" office:value-type="float" office:value="1301" calcext:value-type="float">
            <text:p>1301</text:p>
          </table:table-cell>
          <table:table-cell table:formula="of:=IF([.B83]&gt;=[.H$11];MT([.H$14];[.H$16]);0)+IF([.B83]&gt;=[.J$11];MT([.J$15];[.J$16]);0)" office:value-type="float" office:value="-114842.5" calcext:value-type="float">
            <text:p>-114842.5</text:p>
          </table:table-cell>
          <table:table-cell table:formula="of:=MF([.B83];[.D$11];[.D$15]) + MF([.B83];[.F$11];[.F$15]) + MF([.B83];[.H$11];[.H$15])+ MF([.B83];[.J$11];[.J$15])" office:value-type="float" office:value="62601.518" calcext:value-type="float">
            <text:p>62601.518</text:p>
          </table:table-cell>
          <table:table-cell table:formula="of:=MF([.B83];[.D$11];[.D$14]) + MF([.B83];[.F$11];[.F$14]) + MF([.B83];[.H$11];[.H$14])+ MF([.B83];[.J$11];[.J$14]) + IND([.B83];[.J$11])*-[.J$13]*[.J$16]/2" office:value-type="float" office:value="19772.284" calcext:value-type="float">
            <text:p>19772.284</text:p>
          </table:table-cell>
          <table:table-cell/>
          <table:table-cell table:formula="of:=SQRT(POWER([.G83];2)+POWER([.H83];2))" office:value-type="float" office:value="65649.7773833315" calcext:value-type="float">
            <text:p>65649.7773833315</text:p>
          </table:table-cell>
          <table:table-cell table:formula="of:=SQRT(POWER([.F83];2)+POWER([.J83];2))" office:value-type="float" office:value="132282.625755354" calcext:value-type="float">
            <text:p>132282.625755354</text:p>
          </table:table-cell>
          <table:table-cell/>
          <table:table-cell table:formula="of:=SQRT(POWER([.G83];2)+0.75*POWER([.H83];2))" office:value-type="float" office:value="64901.136098198" calcext:value-type="float">
            <text:p>64901.136098198</text:p>
          </table:table-cell>
          <table:table-cell table:formula="of:=SQRT(POWER([.F83];2)+POWER([.M83];2))" office:value-type="float" office:value="131912.688067095" calcext:value-type="float">
            <text:p>131912.688067095</text:p>
          </table:table-cell>
          <table:table-cell/>
          <table:table-cell table:formula="of:=-[.G83]/([.AD$5]*[.AD$53])" office:value-type="float" office:value="-0.00000138204682390678" calcext:value-type="float">
            <text:p>-1.38204682390678E-06</text:p>
          </table:table-cell>
          <table:table-cell table:formula="of:=-[.H83]/([.AD$5]*[.AD$54])" office:value-type="float" office:value="-0.000000436510538028533" calcext:value-type="float">
            <text:p>-4.36510538028533E-07</text:p>
          </table:table-cell>
          <table:table-cell/>
          <table:table-cell table:formula="of:=[.A$5]*([.P83]+[.P84])/2" office:value-type="float" office:value="-0.00000194310435398594" calcext:value-type="float">
            <text:p>-1.94310435398594E-06</text:p>
          </table:table-cell>
          <table:table-cell table:formula="of:=[.A$5]*([.Q83]+[.Q84])/2" office:value-type="float" office:value="-0.000000624893716219438" calcext:value-type="float">
            <text:p>-6.24893716219438E-07</text:p>
          </table:table-cell>
          <table:table-cell/>
          <table:table-cell table:formula="of:=[.A$5]*([.S83]+[.S84])/2" office:value-type="float" office:value="-0.0000027313788487114" calcext:value-type="float">
            <text:p>-2.7313788487114E-06</text:p>
          </table:table-cell>
          <table:table-cell table:formula="of:=[.A$5]*([.T83]+[.T84])/2" office:value-type="float" office:value="-0.000000893670383849622" calcext:value-type="float">
            <text:p>-8.93670383849622E-07</text:p>
          </table:table-cell>
          <table:table-cell/>
          <table:table-cell table:formula="of:=SQRT(POWER([.S83];2) + POWER([.T83];2))" office:value-type="float" office:value="0.00000204111407987149" calcext:value-type="float">
            <text:p>2.04111407987149E-06</text:p>
          </table:table-cell>
          <table:table-cell table:formula="of:=SQRT(POWER([.V83];2)+POWER([.W83];2))" office:value-type="float" office:value="0.00000287386102137141" calcext:value-type="float">
            <text:p>2.87386102137141E-06</text:p>
          </table:table-cell>
          <table:table-cell table:number-columns-repeated="998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83]+(MAX([.D$11];[.F$11];[.H$11];[.J$11]) - MIN([.D$11];[.F$11];[.H$11];[.J$11]))/[.A$3]" office:value-type="float" office:value="49.504" calcext:value-type="float">
            <text:p>49.504</text:p>
          </table:table-cell>
          <table:table-cell table:formula="of:=IF([.B84]&gt;=[.D$11];[.D$13];0)+IF([.B84]&gt;=[.F$11];[.F$13];0)+IF([.B84]&gt;=[.H$11];[.H$13];0)+IF([.B84]&gt;=[.J$11];[.J$13];0)" office:value-type="float" office:value="1197" calcext:value-type="float">
            <text:p>1197</text:p>
          </table:table-cell>
          <table:table-cell table:formula="of:=IF([.B84]&gt;=[.D$11];[.D$14];0)+IF([.B84]&gt;=[.F$11];[.F$14];0)+IF([.B84]&gt;=[.H$11];[.H$14];0)+IF([.B84]&gt;=[.J$11];[.J$14];0)" office:value-type="float" office:value="938" calcext:value-type="float">
            <text:p>938</text:p>
          </table:table-cell>
          <table:table-cell table:formula="of:=IF([.B84]&gt;=[.D$11];[.D$15];0)+IF([.B84]&gt;=[.F$11];[.F$15];0)+IF([.B84]&gt;=[.H$11];[.H$15];0)+IF([.B84]&gt;=[.J$11];[.J$15];0)" office:value-type="float" office:value="1301" calcext:value-type="float">
            <text:p>1301</text:p>
          </table:table-cell>
          <table:table-cell table:formula="of:=IF([.B84]&gt;=[.H$11];MT([.H$14];[.H$16]);0)+IF([.B84]&gt;=[.J$11];MT([.J$15];[.J$16]);0)" office:value-type="float" office:value="-114842.5" calcext:value-type="float">
            <text:p>-114842.5</text:p>
          </table:table-cell>
          <table:table-cell table:formula="of:=MF([.B84];[.D$11];[.D$15]) + MF([.B84];[.F$11];[.F$15]) + MF([.B84];[.H$11];[.H$15])+ MF([.B84];[.J$11];[.J$15])" office:value-type="float" office:value="64404.704" calcext:value-type="float">
            <text:p>64404.704</text:p>
          </table:table-cell>
          <table:table-cell table:formula="of:=MF([.B84];[.D$11];[.D$14]) + MF([.B84];[.F$11];[.F$14]) + MF([.B84];[.H$11];[.H$14])+ MF([.B84];[.J$11];[.J$14]) + IND([.B84];[.J$11])*-[.J$13]*[.J$16]/2" office:value-type="float" office:value="21072.352" calcext:value-type="float">
            <text:p>21072.352</text:p>
          </table:table-cell>
          <table:table-cell/>
          <table:table-cell table:formula="of:=SQRT(POWER([.G84];2)+POWER([.H84];2))" office:value-type="float" office:value="67764.3705507513" calcext:value-type="float">
            <text:p>67764.3705507513</text:p>
          </table:table-cell>
          <table:table-cell table:formula="of:=SQRT(POWER([.F84];2)+POWER([.J84];2))" office:value-type="float" office:value="133344.702640898" calcext:value-type="float">
            <text:p>133344.702640898</text:p>
          </table:table-cell>
          <table:table-cell/>
          <table:table-cell table:formula="of:=SQRT(POWER([.G84];2)+0.75*POWER([.H84];2))" office:value-type="float" office:value="66940.2637538615" calcext:value-type="float">
            <text:p>66940.2637538615</text:p>
          </table:table-cell>
          <table:table-cell table:formula="of:=SQRT(POWER([.F84];2)+POWER([.M84];2))" office:value-type="float" office:value="132927.795128357" calcext:value-type="float">
            <text:p>132927.795128357</text:p>
          </table:table-cell>
          <table:table-cell/>
          <table:table-cell table:formula="of:=-[.G84]/([.AD$5]*[.AD$53])" office:value-type="float" office:value="-0.00000142185556279732" calcext:value-type="float">
            <text:p>-1.42185556279732E-06</text:p>
          </table:table-cell>
          <table:table-cell table:formula="of:=-[.H84]/([.AD$5]*[.AD$54])" office:value-type="float" office:value="-0.00000046521199619865" calcext:value-type="float">
            <text:p>-4.6521199619865E-07</text:p>
          </table:table-cell>
          <table:table-cell/>
          <table:table-cell table:formula="of:=[.A$5]*([.P84]+[.P85])/2" office:value-type="float" office:value="-0.00000199827926608822" calcext:value-type="float">
            <text:p>-1.99827926608822E-06</text:p>
          </table:table-cell>
          <table:table-cell table:formula="of:=[.A$5]*([.Q84]+[.Q85])/2" office:value-type="float" office:value="-0.00000066467393724322" calcext:value-type="float">
            <text:p>-6.6467393724322E-07</text:p>
          </table:table-cell>
          <table:table-cell/>
          <table:table-cell table:formula="of:=[.A$5]*([.S84]+[.S85])/2" office:value-type="float" office:value="-0.00000280785127688516" calcext:value-type="float">
            <text:p>-2.80785127688516E-06</text:p>
          </table:table-cell>
          <table:table-cell table:formula="of:=[.A$5]*([.T84]+[.T85])/2" office:value-type="float" office:value="-0.000000948805770188585" calcext:value-type="float">
            <text:p>-9.48805770188585E-07</text:p>
          </table:table-cell>
          <table:table-cell/>
          <table:table-cell table:formula="of:=SQRT(POWER([.S84];2) + POWER([.T84];2))" office:value-type="float" office:value="0.00000210592294923829" calcext:value-type="float">
            <text:p>2.10592294923829E-06</text:p>
          </table:table-cell>
          <table:table-cell table:formula="of:=SQRT(POWER([.V84];2)+POWER([.W84];2))" office:value-type="float" office:value="0.00000296382543052872" calcext:value-type="float">
            <text:p>2.96382543052872E-06</text:p>
          </table:table-cell>
          <table:table-cell table:number-columns-repeated="998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84]+(MAX([.D$11];[.F$11];[.H$11];[.J$11]) - MIN([.D$11];[.F$11];[.H$11];[.J$11]))/[.A$3]" office:value-type="float" office:value="50.89" calcext:value-type="float">
            <text:p>50.89</text:p>
          </table:table-cell>
          <table:table-cell table:formula="of:=IF([.B85]&gt;=[.D$11];[.D$13];0)+IF([.B85]&gt;=[.F$11];[.F$13];0)+IF([.B85]&gt;=[.H$11];[.H$13];0)+IF([.B85]&gt;=[.J$11];[.J$13];0)" office:value-type="float" office:value="1197" calcext:value-type="float">
            <text:p>1197</text:p>
          </table:table-cell>
          <table:table-cell table:formula="of:=IF([.B85]&gt;=[.D$11];[.D$14];0)+IF([.B85]&gt;=[.F$11];[.F$14];0)+IF([.B85]&gt;=[.H$11];[.H$14];0)+IF([.B85]&gt;=[.J$11];[.J$14];0)" office:value-type="float" office:value="938" calcext:value-type="float">
            <text:p>938</text:p>
          </table:table-cell>
          <table:table-cell table:formula="of:=IF([.B85]&gt;=[.D$11];[.D$15];0)+IF([.B85]&gt;=[.F$11];[.F$15];0)+IF([.B85]&gt;=[.H$11];[.H$15];0)+IF([.B85]&gt;=[.J$11];[.J$15];0)" office:value-type="float" office:value="1301" calcext:value-type="float">
            <text:p>1301</text:p>
          </table:table-cell>
          <table:table-cell table:formula="of:=IF([.B85]&gt;=[.H$11];MT([.H$14];[.H$16]);0)+IF([.B85]&gt;=[.J$11];MT([.J$15];[.J$16]);0)" office:value-type="float" office:value="-114842.5" calcext:value-type="float">
            <text:p>-114842.5</text:p>
          </table:table-cell>
          <table:table-cell table:formula="of:=MF([.B85];[.D$11];[.D$15]) + MF([.B85];[.F$11];[.F$15]) + MF([.B85];[.H$11];[.H$15])+ MF([.B85];[.J$11];[.J$15])" office:value-type="float" office:value="66207.89" calcext:value-type="float">
            <text:p>66207.89</text:p>
          </table:table-cell>
          <table:table-cell table:formula="of:=MF([.B85];[.D$11];[.D$14]) + MF([.B85];[.F$11];[.F$14]) + MF([.B85];[.H$11];[.H$14])+ MF([.B85];[.J$11];[.J$14]) + IND([.B85];[.J$11])*-[.J$13]*[.J$16]/2" office:value-type="float" office:value="22372.42" calcext:value-type="float">
            <text:p>22372.42</text:p>
          </table:table-cell>
          <table:table-cell/>
          <table:table-cell table:formula="of:=SQRT(POWER([.G85];2)+POWER([.H85];2))" office:value-type="float" office:value="69885.6914890917" calcext:value-type="float">
            <text:p>69885.6914890917</text:p>
          </table:table-cell>
          <table:table-cell table:formula="of:=SQRT(POWER([.F85];2)+POWER([.J85];2))" office:value-type="float" office:value="134435.150467274" calcext:value-type="float">
            <text:p>134435.150467274</text:p>
          </table:table-cell>
          <table:table-cell/>
          <table:table-cell table:formula="of:=SQRT(POWER([.G85];2)+0.75*POWER([.H85];2))" office:value-type="float" office:value="68984.6256838754" calcext:value-type="float">
            <text:p>68984.6256838754</text:p>
          </table:table-cell>
          <table:table-cell table:formula="of:=SQRT(POWER([.F85];2)+POWER([.M85];2))" office:value-type="float" office:value="133968.945606788" calcext:value-type="float">
            <text:p>133968.945606788</text:p>
          </table:table-cell>
          <table:table-cell/>
          <table:table-cell table:formula="of:=-[.G85]/([.AD$5]*[.AD$53])" office:value-type="float" office:value="-0.00000146166430168785" calcext:value-type="float">
            <text:p>-1.46166430168785E-06</text:p>
          </table:table-cell>
          <table:table-cell table:formula="of:=-[.H85]/([.AD$5]*[.AD$54])" office:value-type="float" office:value="-0.000000493913454368767" calcext:value-type="float">
            <text:p>-4.93913454368767E-07</text:p>
          </table:table-cell>
          <table:table-cell/>
          <table:table-cell table:formula="of:=[.A$5]*([.P85]+[.P86])/2" office:value-type="float" office:value="-0.00000205345417819051" calcext:value-type="float">
            <text:p>-2.05345417819051E-06</text:p>
          </table:table-cell>
          <table:table-cell table:formula="of:=[.A$5]*([.Q85]+[.Q86])/2" office:value-type="float" office:value="-0.000000704454158267003" calcext:value-type="float">
            <text:p>-7.04454158267003E-07</text:p>
          </table:table-cell>
          <table:table-cell/>
          <table:table-cell table:formula="of:=[.A$5]*([.S85]+[.S86])/2" office:value-type="float" office:value="-0.00000288432370505892" calcext:value-type="float">
            <text:p>-2.88432370505892E-06</text:p>
          </table:table-cell>
          <table:table-cell table:formula="of:=[.A$5]*([.T85]+[.T86])/2" office:value-type="float" office:value="-0.00000100394115652755" calcext:value-type="float">
            <text:p>-1.00394115652755E-06</text:p>
          </table:table-cell>
          <table:table-cell/>
          <table:table-cell table:formula="of:=SQRT(POWER([.S85];2) + POWER([.T85];2))" office:value-type="float" office:value="0.00000217092830904839" calcext:value-type="float">
            <text:p>2.17092830904839E-06</text:p>
          </table:table-cell>
          <table:table-cell table:formula="of:=SQRT(POWER([.V85];2)+POWER([.W85];2))" office:value-type="float" office:value="0.00000305404994741977" calcext:value-type="float">
            <text:p>3.05404994741977E-06</text:p>
          </table:table-cell>
          <table:table-cell table:number-columns-repeated="998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85]+(MAX([.D$11];[.F$11];[.H$11];[.J$11]) - MIN([.D$11];[.F$11];[.H$11];[.J$11]))/[.A$3]" office:value-type="float" office:value="52.276" calcext:value-type="float">
            <text:p>52.276</text:p>
          </table:table-cell>
          <table:table-cell table:formula="of:=IF([.B86]&gt;=[.D$11];[.D$13];0)+IF([.B86]&gt;=[.F$11];[.F$13];0)+IF([.B86]&gt;=[.H$11];[.H$13];0)+IF([.B86]&gt;=[.J$11];[.J$13];0)" office:value-type="float" office:value="1197" calcext:value-type="float">
            <text:p>1197</text:p>
          </table:table-cell>
          <table:table-cell table:formula="of:=IF([.B86]&gt;=[.D$11];[.D$14];0)+IF([.B86]&gt;=[.F$11];[.F$14];0)+IF([.B86]&gt;=[.H$11];[.H$14];0)+IF([.B86]&gt;=[.J$11];[.J$14];0)" office:value-type="float" office:value="938" calcext:value-type="float">
            <text:p>938</text:p>
          </table:table-cell>
          <table:table-cell table:formula="of:=IF([.B86]&gt;=[.D$11];[.D$15];0)+IF([.B86]&gt;=[.F$11];[.F$15];0)+IF([.B86]&gt;=[.H$11];[.H$15];0)+IF([.B86]&gt;=[.J$11];[.J$15];0)" office:value-type="float" office:value="1301" calcext:value-type="float">
            <text:p>1301</text:p>
          </table:table-cell>
          <table:table-cell table:formula="of:=IF([.B86]&gt;=[.H$11];MT([.H$14];[.H$16]);0)+IF([.B86]&gt;=[.J$11];MT([.J$15];[.J$16]);0)" office:value-type="float" office:value="-114842.5" calcext:value-type="float">
            <text:p>-114842.5</text:p>
          </table:table-cell>
          <table:table-cell table:formula="of:=MF([.B86];[.D$11];[.D$15]) + MF([.B86];[.F$11];[.F$15]) + MF([.B86];[.H$11];[.H$15])+ MF([.B86];[.J$11];[.J$15])" office:value-type="float" office:value="68011.076" calcext:value-type="float">
            <text:p>68011.076</text:p>
          </table:table-cell>
          <table:table-cell table:formula="of:=MF([.B86];[.D$11];[.D$14]) + MF([.B86];[.F$11];[.F$14]) + MF([.B86];[.H$11];[.H$14])+ MF([.B86];[.J$11];[.J$14]) + IND([.B86];[.J$11])*-[.J$13]*[.J$16]/2" office:value-type="float" office:value="23672.488" calcext:value-type="float">
            <text:p>23672.488</text:p>
          </table:table-cell>
          <table:table-cell/>
          <table:table-cell table:formula="of:=SQRT(POWER([.G86];2)+POWER([.H86];2))" office:value-type="float" office:value="72013.1456526371" calcext:value-type="float">
            <text:p>72013.1456526371</text:p>
          </table:table-cell>
          <table:table-cell table:formula="of:=SQRT(POWER([.F86];2)+POWER([.J86];2))" office:value-type="float" office:value="135553.284552747" calcext:value-type="float">
            <text:p>135553.284552747</text:p>
          </table:table-cell>
          <table:table-cell/>
          <table:table-cell table:formula="of:=SQRT(POWER([.G86];2)+0.75*POWER([.H86];2))" office:value-type="float" office:value="71033.7699602125" calcext:value-type="float">
            <text:p>71033.7699602125</text:p>
          </table:table-cell>
          <table:table-cell table:formula="of:=SQRT(POWER([.F86];2)+POWER([.M86];2))" office:value-type="float" office:value="135035.537104165" calcext:value-type="float">
            <text:p>135035.537104165</text:p>
          </table:table-cell>
          <table:table-cell/>
          <table:table-cell table:formula="of:=-[.G86]/([.AD$5]*[.AD$53])" office:value-type="float" office:value="-0.00000150147304057839" calcext:value-type="float">
            <text:p>-1.50147304057839E-06</text:p>
          </table:table-cell>
          <table:table-cell table:formula="of:=-[.H86]/([.AD$5]*[.AD$54])" office:value-type="float" office:value="-0.000000522614912538885" calcext:value-type="float">
            <text:p>-5.22614912538885E-07</text:p>
          </table:table-cell>
          <table:table-cell/>
          <table:table-cell table:formula="of:=[.A$5]*([.P86]+[.P87])/2" office:value-type="float" office:value="-0.00000210862909029279" calcext:value-type="float">
            <text:p>-2.10862909029279E-06</text:p>
          </table:table-cell>
          <table:table-cell table:formula="of:=[.A$5]*([.Q86]+[.Q87])/2" office:value-type="float" office:value="-0.000000744234379290786" calcext:value-type="float">
            <text:p>-7.44234379290786E-07</text:p>
          </table:table-cell>
          <table:table-cell/>
          <table:table-cell table:formula="of:=[.A$5]*([.S86]+[.S87])/2" office:value-type="float" office:value="-0.00000296079613323269" calcext:value-type="float">
            <text:p>-2.96079613323269E-06</text:p>
          </table:table-cell>
          <table:table-cell table:formula="of:=[.A$5]*([.T86]+[.T87])/2" office:value-type="float" office:value="-0.00000105907654286651" calcext:value-type="float">
            <text:p>-1.05907654286651E-06</text:p>
          </table:table-cell>
          <table:table-cell/>
          <table:table-cell table:formula="of:=SQRT(POWER([.S86];2) + POWER([.T86];2))" office:value-type="float" office:value="0.00000223611302302619" calcext:value-type="float">
            <text:p>2.23611302302619E-06</text:p>
          </table:table-cell>
          <table:table-cell table:formula="of:=SQRT(POWER([.V86];2)+POWER([.W86];2))" office:value-type="float" office:value="0.00000314451218255164" calcext:value-type="float">
            <text:p>3.14451218255164E-06</text:p>
          </table:table-cell>
          <table:table-cell table:number-columns-repeated="998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B86]+(MAX([.D$11];[.F$11];[.H$11];[.J$11]) - MIN([.D$11];[.F$11];[.H$11];[.J$11]))/[.A$3]" office:value-type="float" office:value="53.662" calcext:value-type="float">
            <text:p>53.662</text:p>
          </table:table-cell>
          <table:table-cell table:formula="of:=IF([.B87]&gt;=[.D$11];[.D$13];0)+IF([.B87]&gt;=[.F$11];[.F$13];0)+IF([.B87]&gt;=[.H$11];[.H$13];0)+IF([.B87]&gt;=[.J$11];[.J$13];0)" office:value-type="float" office:value="1197" calcext:value-type="float">
            <text:p>1197</text:p>
          </table:table-cell>
          <table:table-cell table:formula="of:=IF([.B87]&gt;=[.D$11];[.D$14];0)+IF([.B87]&gt;=[.F$11];[.F$14];0)+IF([.B87]&gt;=[.H$11];[.H$14];0)+IF([.B87]&gt;=[.J$11];[.J$14];0)" office:value-type="float" office:value="938" calcext:value-type="float">
            <text:p>938</text:p>
          </table:table-cell>
          <table:table-cell table:formula="of:=IF([.B87]&gt;=[.D$11];[.D$15];0)+IF([.B87]&gt;=[.F$11];[.F$15];0)+IF([.B87]&gt;=[.H$11];[.H$15];0)+IF([.B87]&gt;=[.J$11];[.J$15];0)" office:value-type="float" office:value="1301" calcext:value-type="float">
            <text:p>1301</text:p>
          </table:table-cell>
          <table:table-cell table:formula="of:=IF([.B87]&gt;=[.H$11];MT([.H$14];[.H$16]);0)+IF([.B87]&gt;=[.J$11];MT([.J$15];[.J$16]);0)" office:value-type="float" office:value="-114842.5" calcext:value-type="float">
            <text:p>-114842.5</text:p>
          </table:table-cell>
          <table:table-cell table:formula="of:=MF([.B87];[.D$11];[.D$15]) + MF([.B87];[.F$11];[.F$15]) + MF([.B87];[.H$11];[.H$15])+ MF([.B87];[.J$11];[.J$15])" office:value-type="float" office:value="69814.262" calcext:value-type="float">
            <text:p>69814.262</text:p>
          </table:table-cell>
          <table:table-cell table:formula="of:=MF([.B87];[.D$11];[.D$14]) + MF([.B87];[.F$11];[.F$14]) + MF([.B87];[.H$11];[.H$14])+ MF([.B87];[.J$11];[.J$14]) + IND([.B87];[.J$11])*-[.J$13]*[.J$16]/2" office:value-type="float" office:value="24972.556" calcext:value-type="float">
            <text:p>24972.556</text:p>
          </table:table-cell>
          <table:table-cell/>
          <table:table-cell table:formula="of:=SQRT(POWER([.G87];2)+POWER([.H87];2))" office:value-type="float" office:value="74146.2051070571" calcext:value-type="float">
            <text:p>74146.2051070571</text:p>
          </table:table-cell>
          <table:table-cell table:formula="of:=SQRT(POWER([.F87];2)+POWER([.J87];2))" office:value-type="float" office:value="136698.425514077" calcext:value-type="float">
            <text:p>136698.425514077</text:p>
          </table:table-cell>
          <table:table-cell/>
          <table:table-cell table:formula="of:=SQRT(POWER([.G87];2)+0.75*POWER([.H87];2))" office:value-type="float" office:value="73087.2943368716" calcext:value-type="float">
            <text:p>73087.2943368716</text:p>
          </table:table-cell>
          <table:table-cell table:formula="of:=SQRT(POWER([.F87];2)+POWER([.M87];2))" office:value-type="float" office:value="136126.971610091" calcext:value-type="float">
            <text:p>136126.971610091</text:p>
          </table:table-cell>
          <table:table-cell/>
          <table:table-cell table:formula="of:=-[.G87]/([.AD$5]*[.AD$53])" office:value-type="float" office:value="-0.00000154128177946892" calcext:value-type="float">
            <text:p>-1.54128177946892E-06</text:p>
          </table:table-cell>
          <table:table-cell table:formula="of:=-[.H87]/([.AD$5]*[.AD$54])" office:value-type="float" office:value="-0.000000551316370709002" calcext:value-type="float">
            <text:p>-5.51316370709002E-07</text:p>
          </table:table-cell>
          <table:table-cell/>
          <table:table-cell table:formula="of:=[.A$5]*([.P87]+[.P88])/2" office:value-type="float" office:value="-0.00000216380400239507" calcext:value-type="float">
            <text:p>-2.16380400239507E-06</text:p>
          </table:table-cell>
          <table:table-cell table:formula="of:=[.A$5]*([.Q87]+[.Q88])/2" office:value-type="float" office:value="-0.000000784014600314568" calcext:value-type="float">
            <text:p>-7.84014600314568E-07</text:p>
          </table:table-cell>
          <table:table-cell/>
          <table:table-cell table:formula="of:=[.A$5]*([.S87]+[.S88])/2" office:value-type="float" office:value="-0.00000303726856140645" calcext:value-type="float">
            <text:p>-3.03726856140645E-06</text:p>
          </table:table-cell>
          <table:table-cell table:formula="of:=[.A$5]*([.T87]+[.T88])/2" office:value-type="float" office:value="-0.00000111421192920547" calcext:value-type="float">
            <text:p>-1.11421192920547E-06</text:p>
          </table:table-cell>
          <table:table-cell/>
          <table:table-cell table:formula="of:=SQRT(POWER([.S87];2) + POWER([.T87];2))" office:value-type="float" office:value="0.00000230146185158202" calcext:value-type="float">
            <text:p>2.30146185158202E-06</text:p>
          </table:table-cell>
          <table:table-cell table:formula="of:=SQRT(POWER([.V87];2)+POWER([.W87];2))" office:value-type="float" office:value="0.00000323519219479953" calcext:value-type="float">
            <text:p>3.23519219479953E-06</text:p>
          </table:table-cell>
          <table:table-cell table:number-columns-repeated="998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B87]+(MAX([.D$11];[.F$11];[.H$11];[.J$11]) - MIN([.D$11];[.F$11];[.H$11];[.J$11]))/[.A$3]" office:value-type="float" office:value="55.048" calcext:value-type="float">
            <text:p>55.048</text:p>
          </table:table-cell>
          <table:table-cell table:formula="of:=IF([.B88]&gt;=[.D$11];[.D$13];0)+IF([.B88]&gt;=[.F$11];[.F$13];0)+IF([.B88]&gt;=[.H$11];[.H$13];0)+IF([.B88]&gt;=[.J$11];[.J$13];0)" office:value-type="float" office:value="1197" calcext:value-type="float">
            <text:p>1197</text:p>
          </table:table-cell>
          <table:table-cell table:formula="of:=IF([.B88]&gt;=[.D$11];[.D$14];0)+IF([.B88]&gt;=[.F$11];[.F$14];0)+IF([.B88]&gt;=[.H$11];[.H$14];0)+IF([.B88]&gt;=[.J$11];[.J$14];0)" office:value-type="float" office:value="938" calcext:value-type="float">
            <text:p>938</text:p>
          </table:table-cell>
          <table:table-cell table:formula="of:=IF([.B88]&gt;=[.D$11];[.D$15];0)+IF([.B88]&gt;=[.F$11];[.F$15];0)+IF([.B88]&gt;=[.H$11];[.H$15];0)+IF([.B88]&gt;=[.J$11];[.J$15];0)" office:value-type="float" office:value="1301" calcext:value-type="float">
            <text:p>1301</text:p>
          </table:table-cell>
          <table:table-cell table:formula="of:=IF([.B88]&gt;=[.H$11];MT([.H$14];[.H$16]);0)+IF([.B88]&gt;=[.J$11];MT([.J$15];[.J$16]);0)" office:value-type="float" office:value="-114842.5" calcext:value-type="float">
            <text:p>-114842.5</text:p>
          </table:table-cell>
          <table:table-cell table:formula="of:=MF([.B88];[.D$11];[.D$15]) + MF([.B88];[.F$11];[.F$15]) + MF([.B88];[.H$11];[.H$15])+ MF([.B88];[.J$11];[.J$15])" office:value-type="float" office:value="71617.448" calcext:value-type="float">
            <text:p>71617.448</text:p>
          </table:table-cell>
          <table:table-cell table:formula="of:=MF([.B88];[.D$11];[.D$14]) + MF([.B88];[.F$11];[.F$14]) + MF([.B88];[.H$11];[.H$14])+ MF([.B88];[.J$11];[.J$14]) + IND([.B88];[.J$11])*-[.J$13]*[.J$16]/2" office:value-type="float" office:value="26272.624" calcext:value-type="float">
            <text:p>26272.624</text:p>
          </table:table-cell>
          <table:table-cell/>
          <table:table-cell table:formula="of:=SQRT(POWER([.G88];2)+POWER([.H88];2))" office:value-type="float" office:value="76284.3996494571" calcext:value-type="float">
            <text:p>76284.3996494571</text:p>
          </table:table-cell>
          <table:table-cell table:formula="of:=SQRT(POWER([.F88];2)+POWER([.J88];2))" office:value-type="float" office:value="137869.900399355" calcext:value-type="float">
            <text:p>137869.900399355</text:p>
          </table:table-cell>
          <table:table-cell/>
          <table:table-cell table:formula="of:=SQRT(POWER([.G88];2)+0.75*POWER([.H88];2))" office:value-type="float" office:value="75144.8397224769" calcext:value-type="float">
            <text:p>75144.8397224769</text:p>
          </table:table-cell>
          <table:table-cell table:formula="of:=SQRT(POWER([.F88];2)+POWER([.M88];2))" office:value-type="float" office:value="137242.656427099" calcext:value-type="float">
            <text:p>137242.656427099</text:p>
          </table:table-cell>
          <table:table-cell/>
          <table:table-cell table:formula="of:=-[.G88]/([.AD$5]*[.AD$53])" office:value-type="float" office:value="-0.00000158109051835946" calcext:value-type="float">
            <text:p>-1.58109051835946E-06</text:p>
          </table:table-cell>
          <table:table-cell table:formula="of:=-[.H88]/([.AD$5]*[.AD$54])" office:value-type="float" office:value="-0.000000580017828879119" calcext:value-type="float">
            <text:p>-5.80017828879119E-07</text:p>
          </table:table-cell>
          <table:table-cell/>
          <table:table-cell table:formula="of:=[.A$5]*([.P88]+[.P89])/2" office:value-type="float" office:value="-0.00000221897891449735" calcext:value-type="float">
            <text:p>-2.21897891449735E-06</text:p>
          </table:table-cell>
          <table:table-cell table:formula="of:=[.A$5]*([.Q88]+[.Q89])/2" office:value-type="float" office:value="-0.000000823794821338351" calcext:value-type="float">
            <text:p>-8.23794821338351E-07</text:p>
          </table:table-cell>
          <table:table-cell/>
          <table:table-cell table:formula="of:=[.A$5]*([.S88]+[.S89])/2" office:value-type="float" office:value="-0.00000311374098958021" calcext:value-type="float">
            <text:p>-3.11374098958021E-06</text:p>
          </table:table-cell>
          <table:table-cell table:formula="of:=[.A$5]*([.T88]+[.T89])/2" office:value-type="float" office:value="-0.00000116934731554444" calcext:value-type="float">
            <text:p>-1.16934731554444E-06</text:p>
          </table:table-cell>
          <table:table-cell/>
          <table:table-cell table:formula="of:=SQRT(POWER([.S88];2) + POWER([.T88];2))" office:value-type="float" office:value="0.00000236696120176224" calcext:value-type="float">
            <text:p>2.36696120176224E-06</text:p>
          </table:table-cell>
          <table:table-cell table:formula="of:=SQRT(POWER([.V88];2)+POWER([.W88];2))" office:value-type="float" office:value="0.00000332607217218192" calcext:value-type="float">
            <text:p>3.32607217218192E-06</text:p>
          </table:table-cell>
          <table:table-cell table:number-columns-repeated="998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88]+(MAX([.D$11];[.F$11];[.H$11];[.J$11]) - MIN([.D$11];[.F$11];[.H$11];[.J$11]))/[.A$3]" office:value-type="float" office:value="56.434" calcext:value-type="float">
            <text:p>56.434</text:p>
          </table:table-cell>
          <table:table-cell table:formula="of:=IF([.B89]&gt;=[.D$11];[.D$13];0)+IF([.B89]&gt;=[.F$11];[.F$13];0)+IF([.B89]&gt;=[.H$11];[.H$13];0)+IF([.B89]&gt;=[.J$11];[.J$13];0)" office:value-type="float" office:value="1197" calcext:value-type="float">
            <text:p>1197</text:p>
          </table:table-cell>
          <table:table-cell table:formula="of:=IF([.B89]&gt;=[.D$11];[.D$14];0)+IF([.B89]&gt;=[.F$11];[.F$14];0)+IF([.B89]&gt;=[.H$11];[.H$14];0)+IF([.B89]&gt;=[.J$11];[.J$14];0)" office:value-type="float" office:value="938" calcext:value-type="float">
            <text:p>938</text:p>
          </table:table-cell>
          <table:table-cell table:formula="of:=IF([.B89]&gt;=[.D$11];[.D$15];0)+IF([.B89]&gt;=[.F$11];[.F$15];0)+IF([.B89]&gt;=[.H$11];[.H$15];0)+IF([.B89]&gt;=[.J$11];[.J$15];0)" office:value-type="float" office:value="1301" calcext:value-type="float">
            <text:p>1301</text:p>
          </table:table-cell>
          <table:table-cell table:formula="of:=IF([.B89]&gt;=[.H$11];MT([.H$14];[.H$16]);0)+IF([.B89]&gt;=[.J$11];MT([.J$15];[.J$16]);0)" office:value-type="float" office:value="-114842.5" calcext:value-type="float">
            <text:p>-114842.5</text:p>
          </table:table-cell>
          <table:table-cell table:formula="of:=MF([.B89];[.D$11];[.D$15]) + MF([.B89];[.F$11];[.F$15]) + MF([.B89];[.H$11];[.H$15])+ MF([.B89];[.J$11];[.J$15])" office:value-type="float" office:value="73420.6340000001" calcext:value-type="float">
            <text:p>73420.6340000001</text:p>
          </table:table-cell>
          <table:table-cell table:formula="of:=MF([.B89];[.D$11];[.D$14]) + MF([.B89];[.F$11];[.F$14]) + MF([.B89];[.H$11];[.H$14])+ MF([.B89];[.J$11];[.J$14]) + IND([.B89];[.J$11])*-[.J$13]*[.J$16]/2" office:value-type="float" office:value="27572.692" calcext:value-type="float">
            <text:p>27572.692</text:p>
          </table:table-cell>
          <table:table-cell/>
          <table:table-cell table:formula="of:=SQRT(POWER([.G89];2)+POWER([.H89];2))" office:value-type="float" office:value="78427.3092811989" calcext:value-type="float">
            <text:p>78427.3092811989</text:p>
          </table:table-cell>
          <table:table-cell table:formula="of:=SQRT(POWER([.F89];2)+POWER([.J89];2))" office:value-type="float" office:value="139067.043713954" calcext:value-type="float">
            <text:p>139067.043713954</text:p>
          </table:table-cell>
          <table:table-cell/>
          <table:table-cell table:formula="of:=SQRT(POWER([.G89];2)+0.75*POWER([.H89];2))" office:value-type="float" office:value="77206.0846375279" calcext:value-type="float">
            <text:p>77206.0846375279</text:p>
          </table:table-cell>
          <table:table-cell table:formula="of:=SQRT(POWER([.F89];2)+POWER([.M89];2))" office:value-type="float" office:value="138382.0050126" calcext:value-type="float">
            <text:p>138382.0050126</text:p>
          </table:table-cell>
          <table:table-cell/>
          <table:table-cell table:formula="of:=-[.G89]/([.AD$5]*[.AD$53])" office:value-type="float" office:value="-0.00000162089925725" calcext:value-type="float">
            <text:p>-1.62089925725E-06</text:p>
          </table:table-cell>
          <table:table-cell table:formula="of:=-[.H89]/([.AD$5]*[.AD$54])" office:value-type="float" office:value="-0.000000608719287049237" calcext:value-type="float">
            <text:p>-6.08719287049237E-07</text:p>
          </table:table-cell>
          <table:table-cell/>
          <table:table-cell table:formula="of:=[.A$5]*([.P89]+[.P90])/2" office:value-type="float" office:value="-0.00000227415382659964" calcext:value-type="float">
            <text:p>-2.27415382659964E-06</text:p>
          </table:table-cell>
          <table:table-cell table:formula="of:=[.A$5]*([.Q89]+[.Q90])/2" office:value-type="float" office:value="-0.000000863575042362133" calcext:value-type="float">
            <text:p>-8.63575042362133E-07</text:p>
          </table:table-cell>
          <table:table-cell/>
          <table:table-cell table:formula="of:=[.A$5]*([.S89]+[.S90])/2" office:value-type="float" office:value="-0.00000319021341775398" calcext:value-type="float">
            <text:p>-3.19021341775398E-06</text:p>
          </table:table-cell>
          <table:table-cell table:formula="of:=[.A$5]*([.T89]+[.T90])/2" office:value-type="float" office:value="-0.0000012244827018834" calcext:value-type="float">
            <text:p>-1.2244827018834E-06</text:p>
          </table:table-cell>
          <table:table-cell/>
          <table:table-cell table:formula="of:=SQRT(POWER([.S89];2) + POWER([.T89];2))" office:value-type="float" office:value="0.00000243259891491148" calcext:value-type="float">
            <text:p>2.43259891491148E-06</text:p>
          </table:table-cell>
          <table:table-cell table:formula="of:=SQRT(POWER([.V89];2)+POWER([.W89];2))" office:value-type="float" office:value="0.00000341713616029991" calcext:value-type="float">
            <text:p>3.41713616029991E-06</text:p>
          </table:table-cell>
          <table:table-cell table:number-columns-repeated="998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B89]+(MAX([.D$11];[.F$11];[.H$11];[.J$11]) - MIN([.D$11];[.F$11];[.H$11];[.J$11]))/[.A$3]" office:value-type="float" office:value="57.82" calcext:value-type="float">
            <text:p>57.82</text:p>
          </table:table-cell>
          <table:table-cell table:formula="of:=IF([.B90]&gt;=[.D$11];[.D$13];0)+IF([.B90]&gt;=[.F$11];[.F$13];0)+IF([.B90]&gt;=[.H$11];[.H$13];0)+IF([.B90]&gt;=[.J$11];[.J$13];0)" office:value-type="float" office:value="1197" calcext:value-type="float">
            <text:p>1197</text:p>
          </table:table-cell>
          <table:table-cell table:formula="of:=IF([.B90]&gt;=[.D$11];[.D$14];0)+IF([.B90]&gt;=[.F$11];[.F$14];0)+IF([.B90]&gt;=[.H$11];[.H$14];0)+IF([.B90]&gt;=[.J$11];[.J$14];0)" office:value-type="float" office:value="938" calcext:value-type="float">
            <text:p>938</text:p>
          </table:table-cell>
          <table:table-cell table:formula="of:=IF([.B90]&gt;=[.D$11];[.D$15];0)+IF([.B90]&gt;=[.F$11];[.F$15];0)+IF([.B90]&gt;=[.H$11];[.H$15];0)+IF([.B90]&gt;=[.J$11];[.J$15];0)" office:value-type="float" office:value="1301" calcext:value-type="float">
            <text:p>1301</text:p>
          </table:table-cell>
          <table:table-cell table:formula="of:=IF([.B90]&gt;=[.H$11];MT([.H$14];[.H$16]);0)+IF([.B90]&gt;=[.J$11];MT([.J$15];[.J$16]);0)" office:value-type="float" office:value="-114842.5" calcext:value-type="float">
            <text:p>-114842.5</text:p>
          </table:table-cell>
          <table:table-cell table:formula="of:=MF([.B90];[.D$11];[.D$15]) + MF([.B90];[.F$11];[.F$15]) + MF([.B90];[.H$11];[.H$15])+ MF([.B90];[.J$11];[.J$15])" office:value-type="float" office:value="75223.8200000001" calcext:value-type="float">
            <text:p>75223.8200000001</text:p>
          </table:table-cell>
          <table:table-cell table:formula="of:=MF([.B90];[.D$11];[.D$14]) + MF([.B90];[.F$11];[.F$14]) + MF([.B90];[.H$11];[.H$14])+ MF([.B90];[.J$11];[.J$14]) + IND([.B90];[.J$11])*-[.J$13]*[.J$16]/2" office:value-type="float" office:value="28872.76" calcext:value-type="float">
            <text:p>28872.76</text:p>
          </table:table-cell>
          <table:table-cell/>
          <table:table-cell table:formula="of:=SQRT(POWER([.G90];2)+POWER([.H90];2))" office:value-type="float" office:value="80574.5578046198" calcext:value-type="float">
            <text:p>80574.5578046198</text:p>
          </table:table-cell>
          <table:table-cell table:formula="of:=SQRT(POWER([.F90];2)+POWER([.J90];2))" office:value-type="float" office:value="140289.198342781" calcext:value-type="float">
            <text:p>140289.198342781</text:p>
          </table:table-cell>
          <table:table-cell/>
          <table:table-cell table:formula="of:=SQRT(POWER([.G90];2)+0.75*POWER([.H90];2))" office:value-type="float" office:value="79270.7404904585" calcext:value-type="float">
            <text:p>79270.7404904585</text:p>
          </table:table-cell>
          <table:table-cell table:formula="of:=SQRT(POWER([.F90];2)+POWER([.M90];2))" office:value-type="float" office:value="139544.437739939" calcext:value-type="float">
            <text:p>139544.437739939</text:p>
          </table:table-cell>
          <table:table-cell/>
          <table:table-cell table:formula="of:=-[.G90]/([.AD$5]*[.AD$53])" office:value-type="float" office:value="-0.00000166070799614053" calcext:value-type="float">
            <text:p>-1.66070799614053E-06</text:p>
          </table:table-cell>
          <table:table-cell table:formula="of:=-[.H90]/([.AD$5]*[.AD$54])" office:value-type="float" office:value="-0.000000637420745219354" calcext:value-type="float">
            <text:p>-6.37420745219354E-07</text:p>
          </table:table-cell>
          <table:table-cell/>
          <table:table-cell table:formula="of:=[.A$5]*([.P90]+[.P91])/2" office:value-type="float" office:value="-0.00000232932873870192" calcext:value-type="float">
            <text:p>-2.32932873870192E-06</text:p>
          </table:table-cell>
          <table:table-cell table:formula="of:=[.A$5]*([.Q90]+[.Q91])/2" office:value-type="float" office:value="-0.000000903355263385916" calcext:value-type="float">
            <text:p>-9.03355263385916E-07</text:p>
          </table:table-cell>
          <table:table-cell/>
          <table:table-cell table:formula="of:=[.A$5]*([.S90]+[.S91])/2" office:value-type="float" office:value="-0.00000326668584592774" calcext:value-type="float">
            <text:p>-3.26668584592774E-06</text:p>
          </table:table-cell>
          <table:table-cell table:formula="of:=[.A$5]*([.T90]+[.T91])/2" office:value-type="float" office:value="-0.00000127961808822236" calcext:value-type="float">
            <text:p>-1.27961808822236E-06</text:p>
          </table:table-cell>
          <table:table-cell/>
          <table:table-cell table:formula="of:=SQRT(POWER([.S90];2) + POWER([.T90];2))" office:value-type="float" office:value="0.00000249836408572284" calcext:value-type="float">
            <text:p>2.49836408572284E-06</text:p>
          </table:table-cell>
          <table:table-cell table:formula="of:=SQRT(POWER([.V90];2)+POWER([.W90];2))" office:value-type="float" office:value="0.00000350836983051823" calcext:value-type="float">
            <text:p>3.50836983051823E-06</text:p>
          </table:table-cell>
          <table:table-cell table:number-columns-repeated="998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B90]+(MAX([.D$11];[.F$11];[.H$11];[.J$11]) - MIN([.D$11];[.F$11];[.H$11];[.J$11]))/[.A$3]" office:value-type="float" office:value="59.206" calcext:value-type="float">
            <text:p>59.206</text:p>
          </table:table-cell>
          <table:table-cell table:formula="of:=IF([.B91]&gt;=[.D$11];[.D$13];0)+IF([.B91]&gt;=[.F$11];[.F$13];0)+IF([.B91]&gt;=[.H$11];[.H$13];0)+IF([.B91]&gt;=[.J$11];[.J$13];0)" office:value-type="float" office:value="1197" calcext:value-type="float">
            <text:p>1197</text:p>
          </table:table-cell>
          <table:table-cell table:formula="of:=IF([.B91]&gt;=[.D$11];[.D$14];0)+IF([.B91]&gt;=[.F$11];[.F$14];0)+IF([.B91]&gt;=[.H$11];[.H$14];0)+IF([.B91]&gt;=[.J$11];[.J$14];0)" office:value-type="float" office:value="938" calcext:value-type="float">
            <text:p>938</text:p>
          </table:table-cell>
          <table:table-cell table:formula="of:=IF([.B91]&gt;=[.D$11];[.D$15];0)+IF([.B91]&gt;=[.F$11];[.F$15];0)+IF([.B91]&gt;=[.H$11];[.H$15];0)+IF([.B91]&gt;=[.J$11];[.J$15];0)" office:value-type="float" office:value="1301" calcext:value-type="float">
            <text:p>1301</text:p>
          </table:table-cell>
          <table:table-cell table:formula="of:=IF([.B91]&gt;=[.H$11];MT([.H$14];[.H$16]);0)+IF([.B91]&gt;=[.J$11];MT([.J$15];[.J$16]);0)" office:value-type="float" office:value="-114842.5" calcext:value-type="float">
            <text:p>-114842.5</text:p>
          </table:table-cell>
          <table:table-cell table:formula="of:=MF([.B91];[.D$11];[.D$15]) + MF([.B91];[.F$11];[.F$15]) + MF([.B91];[.H$11];[.H$15])+ MF([.B91];[.J$11];[.J$15])" office:value-type="float" office:value="77027.0060000001" calcext:value-type="float">
            <text:p>77027.0060000001</text:p>
          </table:table-cell>
          <table:table-cell table:formula="of:=MF([.B91];[.D$11];[.D$14]) + MF([.B91];[.F$11];[.F$14]) + MF([.B91];[.H$11];[.H$14])+ MF([.B91];[.J$11];[.J$14]) + IND([.B91];[.J$11])*-[.J$13]*[.J$16]/2" office:value-type="float" office:value="30172.828" calcext:value-type="float">
            <text:p>30172.828</text:p>
          </table:table-cell>
          <table:table-cell/>
          <table:table-cell table:formula="of:=SQRT(POWER([.G91];2)+POWER([.H91];2))" office:value-type="float" office:value="82725.8073568438" calcext:value-type="float">
            <text:p>82725.8073568438</text:p>
          </table:table-cell>
          <table:table-cell table:formula="of:=SQRT(POWER([.F91];2)+POWER([.J91];2))" office:value-type="float" office:value="141535.716372553" calcext:value-type="float">
            <text:p>141535.716372553</text:p>
          </table:table-cell>
          <table:table-cell/>
          <table:table-cell table:formula="of:=SQRT(POWER([.G91];2)+0.75*POWER([.H91];2))" office:value-type="float" office:value="81338.5475372055" calcext:value-type="float">
            <text:p>81338.5475372055</text:p>
          </table:table-cell>
          <table:table-cell table:formula="of:=SQRT(POWER([.F91];2)+POWER([.M91];2))" office:value-type="float" office:value="140729.382581294" calcext:value-type="float">
            <text:p>140729.382581294</text:p>
          </table:table-cell>
          <table:table-cell/>
          <table:table-cell table:formula="of:=-[.G91]/([.AD$5]*[.AD$53])" office:value-type="float" office:value="-0.00000170051673503107" calcext:value-type="float">
            <text:p>-1.70051673503107E-06</text:p>
          </table:table-cell>
          <table:table-cell table:formula="of:=-[.H91]/([.AD$5]*[.AD$54])" office:value-type="float" office:value="-0.000000666122203389471" calcext:value-type="float">
            <text:p>-6.66122203389471E-07</text:p>
          </table:table-cell>
          <table:table-cell/>
          <table:table-cell table:formula="of:=[.A$5]*([.P91]+[.P92])/2" office:value-type="float" office:value="-0.0000023845036508042" calcext:value-type="float">
            <text:p>-2.3845036508042E-06</text:p>
          </table:table-cell>
          <table:table-cell table:formula="of:=[.A$5]*([.Q91]+[.Q92])/2" office:value-type="float" office:value="-0.000000943135484409699" calcext:value-type="float">
            <text:p>-9.43135484409699E-07</text:p>
          </table:table-cell>
          <table:table-cell/>
          <table:table-cell table:formula="of:=[.A$5]*([.S91]+[.S92])/2" office:value-type="float" office:value="-0.00000334315827410151" calcext:value-type="float">
            <text:p>-3.34315827410151E-06</text:p>
          </table:table-cell>
          <table:table-cell table:formula="of:=[.A$5]*([.T91]+[.T92])/2" office:value-type="float" office:value="-0.00000133475347456132" calcext:value-type="float">
            <text:p>-1.33475347456132E-06</text:p>
          </table:table-cell>
          <table:table-cell/>
          <table:table-cell table:formula="of:=SQRT(POWER([.S91];2) + POWER([.T91];2))" office:value-type="float" office:value="0.00000256424690750545" calcext:value-type="float">
            <text:p>2.56424690750545E-06</text:p>
          </table:table-cell>
          <table:table-cell table:formula="of:=SQRT(POWER([.V91];2)+POWER([.W91];2))" office:value-type="float" office:value="0.00000359976028140026" calcext:value-type="float">
            <text:p>3.59976028140026E-06</text:p>
          </table:table-cell>
          <table:table-cell table:number-columns-repeated="998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B91]+(MAX([.D$11];[.F$11];[.H$11];[.J$11]) - MIN([.D$11];[.F$11];[.H$11];[.J$11]))/[.A$3]" office:value-type="float" office:value="60.592" calcext:value-type="float">
            <text:p>60.592</text:p>
          </table:table-cell>
          <table:table-cell table:formula="of:=IF([.B92]&gt;=[.D$11];[.D$13];0)+IF([.B92]&gt;=[.F$11];[.F$13];0)+IF([.B92]&gt;=[.H$11];[.H$13];0)+IF([.B92]&gt;=[.J$11];[.J$13];0)" office:value-type="float" office:value="1197" calcext:value-type="float">
            <text:p>1197</text:p>
          </table:table-cell>
          <table:table-cell table:formula="of:=IF([.B92]&gt;=[.D$11];[.D$14];0)+IF([.B92]&gt;=[.F$11];[.F$14];0)+IF([.B92]&gt;=[.H$11];[.H$14];0)+IF([.B92]&gt;=[.J$11];[.J$14];0)" office:value-type="float" office:value="938" calcext:value-type="float">
            <text:p>938</text:p>
          </table:table-cell>
          <table:table-cell table:formula="of:=IF([.B92]&gt;=[.D$11];[.D$15];0)+IF([.B92]&gt;=[.F$11];[.F$15];0)+IF([.B92]&gt;=[.H$11];[.H$15];0)+IF([.B92]&gt;=[.J$11];[.J$15];0)" office:value-type="float" office:value="1301" calcext:value-type="float">
            <text:p>1301</text:p>
          </table:table-cell>
          <table:table-cell table:formula="of:=IF([.B92]&gt;=[.H$11];MT([.H$14];[.H$16]);0)+IF([.B92]&gt;=[.J$11];MT([.J$15];[.J$16]);0)" office:value-type="float" office:value="-114842.5" calcext:value-type="float">
            <text:p>-114842.5</text:p>
          </table:table-cell>
          <table:table-cell table:formula="of:=MF([.B92];[.D$11];[.D$15]) + MF([.B92];[.F$11];[.F$15]) + MF([.B92];[.H$11];[.H$15])+ MF([.B92];[.J$11];[.J$15])" office:value-type="float" office:value="78830.1920000001" calcext:value-type="float">
            <text:p>78830.1920000001</text:p>
          </table:table-cell>
          <table:table-cell table:formula="of:=MF([.B92];[.D$11];[.D$14]) + MF([.B92];[.F$11];[.F$14]) + MF([.B92];[.H$11];[.H$14])+ MF([.B92];[.J$11];[.J$14]) + IND([.B92];[.J$11])*-[.J$13]*[.J$16]/2" office:value-type="float" office:value="31472.896" calcext:value-type="float">
            <text:p>31472.896</text:p>
          </table:table-cell>
          <table:table-cell/>
          <table:table-cell table:formula="of:=SQRT(POWER([.G92];2)+POWER([.H92];2))" office:value-type="float" office:value="84880.7537277073" calcext:value-type="float">
            <text:p>84880.7537277073</text:p>
          </table:table-cell>
          <table:table-cell table:formula="of:=SQRT(POWER([.F92];2)+POWER([.J92];2))" office:value-type="float" office:value="142805.959818327" calcext:value-type="float">
            <text:p>142805.959818327</text:p>
          </table:table-cell>
          <table:table-cell/>
          <table:table-cell table:formula="of:=SQRT(POWER([.G92];2)+0.75*POWER([.H92];2))" office:value-type="float" office:value="83409.2714134765" calcext:value-type="float">
            <text:p>83409.2714134765</text:p>
          </table:table-cell>
          <table:table-cell table:formula="of:=SQRT(POWER([.F92];2)+POWER([.M92];2))" office:value-type="float" office:value="141936.275715467" calcext:value-type="float">
            <text:p>141936.275715467</text:p>
          </table:table-cell>
          <table:table-cell/>
          <table:table-cell table:formula="of:=-[.G92]/([.AD$5]*[.AD$53])" office:value-type="float" office:value="-0.0000017403254739216" calcext:value-type="float">
            <text:p>-1.7403254739216E-06</text:p>
          </table:table-cell>
          <table:table-cell table:formula="of:=-[.H92]/([.AD$5]*[.AD$54])" office:value-type="float" office:value="-0.000000694823661559588" calcext:value-type="float">
            <text:p>-6.94823661559588E-07</text:p>
          </table:table-cell>
          <table:table-cell/>
          <table:table-cell table:formula="of:=[.A$5]*([.P92]+[.P93])/2" office:value-type="float" office:value="-0.00000243967856290648" calcext:value-type="float">
            <text:p>-2.43967856290648E-06</text:p>
          </table:table-cell>
          <table:table-cell table:formula="of:=[.A$5]*([.Q92]+[.Q93])/2" office:value-type="float" office:value="-0.000000982915705433481" calcext:value-type="float">
            <text:p>-9.82915705433481E-07</text:p>
          </table:table-cell>
          <table:table-cell/>
          <table:table-cell table:formula="of:=[.A$5]*([.S92]+[.S93])/2" office:value-type="float" office:value="-0.00000340591869758223" calcext:value-type="float">
            <text:p>-3.40591869758223E-06</text:p>
          </table:table-cell>
          <table:table-cell table:formula="of:=[.A$5]*([.T92]+[.T93])/2" office:value-type="float" office:value="-0.0000013826874534257" calcext:value-type="float">
            <text:p>-1.3826874534257E-06</text:p>
          </table:table-cell>
          <table:table-cell/>
          <table:table-cell table:formula="of:=SQRT(POWER([.S92];2) + POWER([.T92];2))" office:value-type="float" office:value="0.00000263023853942817" calcext:value-type="float">
            <text:p>2.63023853942817E-06</text:p>
          </table:table-cell>
          <table:table-cell table:formula="of:=SQRT(POWER([.V92];2)+POWER([.W92];2))" office:value-type="float" office:value="0.00000367588176746764" calcext:value-type="float">
            <text:p>3.67588176746764E-06</text:p>
          </table:table-cell>
          <table:table-cell table:number-columns-repeated="998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B92]+(MAX([.D$11];[.F$11];[.H$11];[.J$11]) - MIN([.D$11];[.F$11];[.H$11];[.J$11]))/[.A$3]" office:value-type="float" office:value="61.978" calcext:value-type="float">
            <text:p>61.978</text:p>
          </table:table-cell>
          <table:table-cell table:formula="of:=IF([.B93]&gt;=[.D$11];[.D$13];0)+IF([.B93]&gt;=[.F$11];[.F$13];0)+IF([.B93]&gt;=[.H$11];[.H$13];0)+IF([.B93]&gt;=[.J$11];[.J$13];0)" office:value-type="float" office:value="1197" calcext:value-type="float">
            <text:p>1197</text:p>
          </table:table-cell>
          <table:table-cell table:formula="of:=IF([.B93]&gt;=[.D$11];[.D$14];0)+IF([.B93]&gt;=[.F$11];[.F$14];0)+IF([.B93]&gt;=[.H$11];[.H$14];0)+IF([.B93]&gt;=[.J$11];[.J$14];0)" office:value-type="float" office:value="938" calcext:value-type="float">
            <text:p>938</text:p>
          </table:table-cell>
          <table:table-cell table:formula="of:=IF([.B93]&gt;=[.D$11];[.D$15];0)+IF([.B93]&gt;=[.F$11];[.F$15];0)+IF([.B93]&gt;=[.H$11];[.H$15];0)+IF([.B93]&gt;=[.J$11];[.J$15];0)" office:value-type="float" office:value="1301" calcext:value-type="float">
            <text:p>1301</text:p>
          </table:table-cell>
          <table:table-cell table:formula="of:=IF([.B93]&gt;=[.H$11];MT([.H$14];[.H$16]);0)+IF([.B93]&gt;=[.J$11];MT([.J$15];[.J$16]);0)" office:value-type="float" office:value="-114842.5" calcext:value-type="float">
            <text:p>-114842.5</text:p>
          </table:table-cell>
          <table:table-cell table:formula="of:=MF([.B93];[.D$11];[.D$15]) + MF([.B93];[.F$11];[.F$15]) + MF([.B93];[.H$11];[.H$15])+ MF([.B93];[.J$11];[.J$15])" office:value-type="float" office:value="80633.378" calcext:value-type="float">
            <text:p>80633.378</text:p>
          </table:table-cell>
          <table:table-cell table:formula="of:=MF([.B93];[.D$11];[.D$14]) + MF([.B93];[.F$11];[.F$14]) + MF([.B93];[.H$11];[.H$14])+ MF([.B93];[.J$11];[.J$14]) + IND([.B93];[.J$11])*-[.J$13]*[.J$16]/2" office:value-type="float" office:value="32772.964" calcext:value-type="float">
            <text:p>32772.964</text:p>
          </table:table-cell>
          <table:table-cell/>
          <table:table-cell table:formula="of:=SQRT(POWER([.G93];2)+POWER([.H93];2))" office:value-type="float" office:value="87039.1223360863" calcext:value-type="float">
            <text:p>87039.1223360863</text:p>
          </table:table-cell>
          <table:table-cell table:formula="of:=SQRT(POWER([.F93];2)+POWER([.J93];2))" office:value-type="float" office:value="144099.301258841" calcext:value-type="float">
            <text:p>144099.301258841</text:p>
          </table:table-cell>
          <table:table-cell/>
          <table:table-cell table:formula="of:=SQRT(POWER([.G93];2)+0.75*POWER([.H93];2))" office:value-type="float" office:value="85482.7001486258" calcext:value-type="float">
            <text:p>85482.7001486258</text:p>
          </table:table-cell>
          <table:table-cell table:formula="of:=SQRT(POWER([.F93];2)+POWER([.M93];2))" office:value-type="float" office:value="143164.562063906" calcext:value-type="float">
            <text:p>143164.562063906</text:p>
          </table:table-cell>
          <table:table-cell/>
          <table:table-cell table:formula="of:=-[.G93]/([.AD$5]*[.AD$53])" office:value-type="float" office:value="-0.00000178013421281214" calcext:value-type="float">
            <text:p>-1.78013421281214E-06</text:p>
          </table:table-cell>
          <table:table-cell table:formula="of:=-[.H93]/([.AD$5]*[.AD$54])" office:value-type="float" office:value="-0.000000723525119729706" calcext:value-type="float">
            <text:p>-7.23525119729706E-07</text:p>
          </table:table-cell>
          <table:table-cell/>
          <table:table-cell table:formula="of:=[.A$5]*([.P93]+[.P94])/2" office:value-type="float" office:value="-0.00000247506703245026" calcext:value-type="float">
            <text:p>-2.47506703245026E-06</text:p>
          </table:table-cell>
          <table:table-cell table:formula="of:=[.A$5]*([.Q93]+[.Q94])/2" office:value-type="float" office:value="-0.00000101230428507979" calcext:value-type="float">
            <text:p>-1.01230428507979E-06</text:p>
          </table:table-cell>
          <table:table-cell/>
          <table:table-cell table:formula="of:=[.A$5]*([.S93]+[.S94])/2" office:value-type="float" office:value="-0.00000340275602157717" calcext:value-type="float">
            <text:p>-3.40275602157717E-06</text:p>
          </table:table-cell>
          <table:table-cell table:formula="of:=[.A$5]*([.T93]+[.T94])/2" office:value-type="float" office:value="-0.00000139599928096993" calcext:value-type="float">
            <text:p>-1.39599928096993E-06</text:p>
          </table:table-cell>
          <table:table-cell/>
          <table:table-cell table:formula="of:=SQRT(POWER([.S93];2) + POWER([.T93];2))" office:value-type="float" office:value="0.00000267408241845928" calcext:value-type="float">
            <text:p>2.67408241845928E-06</text:p>
          </table:table-cell>
          <table:table-cell table:formula="of:=SQRT(POWER([.V93];2)+POWER([.W93];2))" office:value-type="float" office:value="0.00000367798348757145" calcext:value-type="float">
            <text:p>3.67798348757145E-06</text:p>
          </table:table-cell>
          <table:table-cell table:number-columns-repeated="998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B93]+(MAX([.D$11];[.F$11];[.H$11];[.J$11]) - MIN([.D$11];[.F$11];[.H$11];[.J$11]))/[.A$3]" office:value-type="float" office:value="63.3640000000001" calcext:value-type="float">
            <text:p>63.3640000000001</text:p>
          </table:table-cell>
          <table:table-cell table:formula="of:=IF([.B94]&gt;=[.D$11];[.D$13];0)+IF([.B94]&gt;=[.F$11];[.F$13];0)+IF([.B94]&gt;=[.H$11];[.H$13];0)+IF([.B94]&gt;=[.J$11];[.J$13];0)" office:value-type="float" office:value="1197" calcext:value-type="float">
            <text:p>1197</text:p>
          </table:table-cell>
          <table:table-cell table:formula="of:=IF([.B94]&gt;=[.D$11];[.D$14];0)+IF([.B94]&gt;=[.F$11];[.F$14];0)+IF([.B94]&gt;=[.H$11];[.H$14];0)+IF([.B94]&gt;=[.J$11];[.J$14];0)" office:value-type="float" office:value="-928" calcext:value-type="float">
            <text:p>-928</text:p>
          </table:table-cell>
          <table:table-cell table:formula="of:=IF([.B94]&gt;=[.D$11];[.D$15];0)+IF([.B94]&gt;=[.F$11];[.F$15];0)+IF([.B94]&gt;=[.H$11];[.H$15];0)+IF([.B94]&gt;=[.J$11];[.J$15];0)" office:value-type="float" office:value="-2252" calcext:value-type="float">
            <text:p>-2252</text:p>
          </table:table-cell>
          <table:table-cell table:formula="of:=IF([.B94]&gt;=[.H$11];MT([.H$14];[.H$16]);0)+IF([.B94]&gt;=[.J$11];MT([.J$15];[.J$16]);0)" office:value-type="float" office:value="-114842.5" calcext:value-type="float">
            <text:p>-114842.5</text:p>
          </table:table-cell>
          <table:table-cell table:formula="of:=MF([.B94];[.D$11];[.D$15]) + MF([.B94];[.F$11];[.F$15]) + MF([.B94];[.H$11];[.H$15])+ MF([.B94];[.J$11];[.J$15])" office:value-type="float" office:value="81143.2719999999" calcext:value-type="float">
            <text:p>81143.2719999999</text:p>
          </table:table-cell>
          <table:table-cell table:formula="of:=MF([.B94];[.D$11];[.D$14]) + MF([.B94];[.F$11];[.F$14]) + MF([.B94];[.H$11];[.H$14])+ MF([.B94];[.J$11];[.J$14]) + IND([.B94];[.J$11])*-[.J$13]*[.J$16]/2" office:value-type="float" office:value="33393.8079999999" calcext:value-type="float">
            <text:p>33393.8079999999</text:p>
          </table:table-cell>
          <table:table-cell/>
          <table:table-cell table:formula="of:=SQRT(POWER([.G94];2)+POWER([.H94];2))" office:value-type="float" office:value="87746.09395071" calcext:value-type="float">
            <text:p>87746.09395071</text:p>
          </table:table-cell>
          <table:table-cell table:formula="of:=SQRT(POWER([.F94];2)+POWER([.J94];2))" office:value-type="float" office:value="144527.425805128" calcext:value-type="float">
            <text:p>144527.425805128</text:p>
          </table:table-cell>
          <table:table-cell/>
          <table:table-cell table:formula="of:=SQRT(POWER([.G94];2)+0.75*POWER([.H94];2))" office:value-type="float" office:value="86142.8488060478" calcext:value-type="float">
            <text:p>86142.8488060478</text:p>
          </table:table-cell>
          <table:table-cell table:formula="of:=SQRT(POWER([.F94];2)+POWER([.M94];2))" office:value-type="float" office:value="143559.709552059" calcext:value-type="float">
            <text:p>143559.709552059</text:p>
          </table:table-cell>
          <table:table-cell/>
          <table:table-cell table:formula="of:=-[.G94]/([.AD$5]*[.AD$53])" office:value-type="float" office:value="-0.00000179139108653889" calcext:value-type="float">
            <text:p>-1.79139108653889E-06</text:p>
          </table:table-cell>
          <table:table-cell table:formula="of:=-[.H94]/([.AD$5]*[.AD$54])" office:value-type="float" office:value="-0.000000737231424396974" calcext:value-type="float">
            <text:p>-7.37231424396974E-07</text:p>
          </table:table-cell>
          <table:table-cell/>
          <table:table-cell table:formula="of:=[.A$5]*([.P94]+[.P95])/2" office:value-type="float" office:value="-0.00000243511481686744" calcext:value-type="float">
            <text:p>-2.43511481686744E-06</text:p>
          </table:table-cell>
          <table:table-cell table:formula="of:=[.A$5]*([.Q94]+[.Q95])/2" office:value-type="float" office:value="-0.0000010021246917888" calcext:value-type="float">
            <text:p>-1.0021246917888E-06</text:p>
          </table:table-cell>
          <table:table-cell/>
          <table:table-cell table:formula="of:=[.A$5]*([.S94]+[.S95])/2" office:value-type="float" office:value="-0.0000033088831606797" calcext:value-type="float">
            <text:p>-3.3088831606797E-06</text:p>
          </table:table-cell>
          <table:table-cell table:formula="of:=[.A$5]*([.T94]+[.T95])/2" office:value-type="float" office:value="-0.00000136167102829765" calcext:value-type="float">
            <text:p>-1.36167102829765E-06</text:p>
          </table:table-cell>
          <table:table-cell/>
          <table:table-cell table:formula="of:=SQRT(POWER([.S94];2) + POWER([.T94];2))" office:value-type="float" office:value="0.00000263325617235015" calcext:value-type="float">
            <text:p>2.63325617235015E-06</text:p>
          </table:table-cell>
          <table:table-cell table:formula="of:=SQRT(POWER([.V94];2)+POWER([.W94];2))" office:value-type="float" office:value="0.00000357810784638122" calcext:value-type="float">
            <text:p>3.57810784638122E-06</text:p>
          </table:table-cell>
          <table:table-cell table:number-columns-repeated="998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94]+(MAX([.D$11];[.F$11];[.H$11];[.J$11]) - MIN([.D$11];[.F$11];[.H$11];[.J$11]))/[.A$3]" office:value-type="float" office:value="64.75" calcext:value-type="float">
            <text:p>64.75</text:p>
          </table:table-cell>
          <table:table-cell table:formula="of:=IF([.B95]&gt;=[.D$11];[.D$13];0)+IF([.B95]&gt;=[.F$11];[.F$13];0)+IF([.B95]&gt;=[.H$11];[.H$13];0)+IF([.B95]&gt;=[.J$11];[.J$13];0)" office:value-type="float" office:value="1197" calcext:value-type="float">
            <text:p>1197</text:p>
          </table:table-cell>
          <table:table-cell table:formula="of:=IF([.B95]&gt;=[.D$11];[.D$14];0)+IF([.B95]&gt;=[.F$11];[.F$14];0)+IF([.B95]&gt;=[.H$11];[.H$14];0)+IF([.B95]&gt;=[.J$11];[.J$14];0)" office:value-type="float" office:value="-928" calcext:value-type="float">
            <text:p>-928</text:p>
          </table:table-cell>
          <table:table-cell table:formula="of:=IF([.B95]&gt;=[.D$11];[.D$15];0)+IF([.B95]&gt;=[.F$11];[.F$15];0)+IF([.B95]&gt;=[.H$11];[.H$15];0)+IF([.B95]&gt;=[.J$11];[.J$15];0)" office:value-type="float" office:value="-2252" calcext:value-type="float">
            <text:p>-2252</text:p>
          </table:table-cell>
          <table:table-cell table:formula="of:=IF([.B95]&gt;=[.H$11];MT([.H$14];[.H$16]);0)+IF([.B95]&gt;=[.J$11];MT([.J$15];[.J$16]);0)" office:value-type="float" office:value="-114842.5" calcext:value-type="float">
            <text:p>-114842.5</text:p>
          </table:table-cell>
          <table:table-cell table:formula="of:=MF([.B95];[.D$11];[.D$15]) + MF([.B95];[.F$11];[.F$15]) + MF([.B95];[.H$11];[.H$15])+ MF([.B95];[.J$11];[.J$15])" office:value-type="float" office:value="78021.9999999999" calcext:value-type="float">
            <text:p>78021.9999999999</text:p>
          </table:table-cell>
          <table:table-cell table:formula="of:=MF([.B95];[.D$11];[.D$14]) + MF([.B95];[.F$11];[.F$14]) + MF([.B95];[.H$11];[.H$14])+ MF([.B95];[.J$11];[.J$14]) + IND([.B95];[.J$11])*-[.J$13]*[.J$16]/2" office:value-type="float" office:value="32107.6" calcext:value-type="float">
            <text:p>32107.6</text:p>
          </table:table-cell>
          <table:table-cell/>
          <table:table-cell table:formula="of:=SQRT(POWER([.G95];2)+POWER([.H95];2))" office:value-type="float" office:value="84370.1988960556" calcext:value-type="float">
            <text:p>84370.1988960556</text:p>
          </table:table-cell>
          <table:table-cell table:formula="of:=SQRT(POWER([.F95];2)+POWER([.J95];2))" office:value-type="float" office:value="142503.088626212" calcext:value-type="float">
            <text:p>142503.088626212</text:p>
          </table:table-cell>
          <table:table-cell/>
          <table:table-cell table:formula="of:=SQRT(POWER([.G95];2)+0.75*POWER([.H95];2))" office:value-type="float" office:value="82828.7749958913" calcext:value-type="float">
            <text:p>82828.7749958913</text:p>
          </table:table-cell>
          <table:table-cell table:formula="of:=SQRT(POWER([.F95];2)+POWER([.M95];2))" office:value-type="float" office:value="141595.924283046" calcext:value-type="float">
            <text:p>141595.924283046</text:p>
          </table:table-cell>
          <table:table-cell/>
          <table:table-cell table:formula="of:=-[.G95]/([.AD$5]*[.AD$53])" office:value-type="float" office:value="-0.00000172248310807503" calcext:value-type="float">
            <text:p>-1.72248310807503E-06</text:p>
          </table:table-cell>
          <table:table-cell table:formula="of:=-[.H95]/([.AD$5]*[.AD$54])" office:value-type="float" office:value="-0.000000708835951921634" calcext:value-type="float">
            <text:p>-7.08835951921634E-07</text:p>
          </table:table-cell>
          <table:table-cell/>
          <table:table-cell table:formula="of:=[.A$5]*([.P95]+[.P96])/2" office:value-type="float" office:value="-0.00000233960835871653" calcext:value-type="float">
            <text:p>-2.33960835871653E-06</text:p>
          </table:table-cell>
          <table:table-cell table:formula="of:=[.A$5]*([.Q95]+[.Q96])/2" office:value-type="float" office:value="-0.000000962768566937975" calcext:value-type="float">
            <text:p>-9.62768566937975E-07</text:p>
          </table:table-cell>
          <table:table-cell/>
          <table:table-cell table:formula="of:=[.A$5]*([.S95]+[.S96])/2" office:value-type="float" office:value="-0.00000317651120968253" calcext:value-type="float">
            <text:p>-3.17651120968253E-06</text:p>
          </table:table-cell>
          <table:table-cell table:formula="of:=[.A$5]*([.T95]+[.T96])/2" office:value-type="float" office:value="-0.00000130712343925441" calcext:value-type="float">
            <text:p>-1.30712343925441E-06</text:p>
          </table:table-cell>
          <table:table-cell/>
          <table:table-cell table:formula="of:=SQRT(POWER([.S95];2) + POWER([.T95];2))" office:value-type="float" office:value="0.0000025299586134283" calcext:value-type="float">
            <text:p>2.5299586134283E-06</text:p>
          </table:table-cell>
          <table:table-cell table:formula="of:=SQRT(POWER([.V95];2)+POWER([.W95];2))" office:value-type="float" office:value="0.00000343493743038895" calcext:value-type="float">
            <text:p>3.43493743038895E-06</text:p>
          </table:table-cell>
          <table:table-cell table:number-columns-repeated="998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B95]+(MAX([.D$11];[.F$11];[.H$11];[.J$11]) - MIN([.D$11];[.F$11];[.H$11];[.J$11]))/[.A$3]" office:value-type="float" office:value="66.136" calcext:value-type="float">
            <text:p>66.136</text:p>
          </table:table-cell>
          <table:table-cell table:formula="of:=IF([.B96]&gt;=[.D$11];[.D$13];0)+IF([.B96]&gt;=[.F$11];[.F$13];0)+IF([.B96]&gt;=[.H$11];[.H$13];0)+IF([.B96]&gt;=[.J$11];[.J$13];0)" office:value-type="float" office:value="1197" calcext:value-type="float">
            <text:p>1197</text:p>
          </table:table-cell>
          <table:table-cell table:formula="of:=IF([.B96]&gt;=[.D$11];[.D$14];0)+IF([.B96]&gt;=[.F$11];[.F$14];0)+IF([.B96]&gt;=[.H$11];[.H$14];0)+IF([.B96]&gt;=[.J$11];[.J$14];0)" office:value-type="float" office:value="-928" calcext:value-type="float">
            <text:p>-928</text:p>
          </table:table-cell>
          <table:table-cell table:formula="of:=IF([.B96]&gt;=[.D$11];[.D$15];0)+IF([.B96]&gt;=[.F$11];[.F$15];0)+IF([.B96]&gt;=[.H$11];[.H$15];0)+IF([.B96]&gt;=[.J$11];[.J$15];0)" office:value-type="float" office:value="-2252" calcext:value-type="float">
            <text:p>-2252</text:p>
          </table:table-cell>
          <table:table-cell table:formula="of:=IF([.B96]&gt;=[.H$11];MT([.H$14];[.H$16]);0)+IF([.B96]&gt;=[.J$11];MT([.J$15];[.J$16]);0)" office:value-type="float" office:value="-114842.5" calcext:value-type="float">
            <text:p>-114842.5</text:p>
          </table:table-cell>
          <table:table-cell table:formula="of:=MF([.B96];[.D$11];[.D$15]) + MF([.B96];[.F$11];[.F$15]) + MF([.B96];[.H$11];[.H$15])+ MF([.B96];[.J$11];[.J$15])" office:value-type="float" office:value="74900.7279999999" calcext:value-type="float">
            <text:p>74900.7279999999</text:p>
          </table:table-cell>
          <table:table-cell table:formula="of:=MF([.B96];[.D$11];[.D$14]) + MF([.B96];[.F$11];[.F$14]) + MF([.B96];[.H$11];[.H$14])+ MF([.B96];[.J$11];[.J$14]) + IND([.B96];[.J$11])*-[.J$13]*[.J$16]/2" office:value-type="float" office:value="30821.392" calcext:value-type="float">
            <text:p>30821.392</text:p>
          </table:table-cell>
          <table:table-cell/>
          <table:table-cell table:formula="of:=SQRT(POWER([.G96];2)+POWER([.H96];2))" office:value-type="float" office:value="80994.3038722331" calcext:value-type="float">
            <text:p>80994.3038722331</text:p>
          </table:table-cell>
          <table:table-cell table:formula="of:=SQRT(POWER([.F96];2)+POWER([.J96];2))" office:value-type="float" office:value="140530.697948874" calcext:value-type="float">
            <text:p>140530.697948874</text:p>
          </table:table-cell>
          <table:table-cell/>
          <table:table-cell table:formula="of:=SQRT(POWER([.G96];2)+0.75*POWER([.H96];2))" office:value-type="float" office:value="79514.7012101738" calcext:value-type="float">
            <text:p>79514.7012101738</text:p>
          </table:table-cell>
          <table:table-cell table:formula="of:=SQRT(POWER([.F96];2)+POWER([.M96];2))" office:value-type="float" office:value="139683.168330308" calcext:value-type="float">
            <text:p>139683.168330308</text:p>
          </table:table-cell>
          <table:table-cell/>
          <table:table-cell table:formula="of:=-[.G96]/([.AD$5]*[.AD$53])" office:value-type="float" office:value="-0.00000165357512961116" calcext:value-type="float">
            <text:p>-1.65357512961116E-06</text:p>
          </table:table-cell>
          <table:table-cell table:formula="of:=-[.H96]/([.AD$5]*[.AD$54])" office:value-type="float" office:value="-0.000000680440479446294" calcext:value-type="float">
            <text:p>-6.80440479446294E-07</text:p>
          </table:table-cell>
          <table:table-cell/>
          <table:table-cell table:formula="of:=[.A$5]*([.P96]+[.P97])/2" office:value-type="float" office:value="-0.00000224410190056561" calcext:value-type="float">
            <text:p>-2.24410190056561E-06</text:p>
          </table:table-cell>
          <table:table-cell table:formula="of:=[.A$5]*([.Q96]+[.Q97])/2" office:value-type="float" office:value="-0.000000923412442087153" calcext:value-type="float">
            <text:p>-9.23412442087153E-07</text:p>
          </table:table-cell>
          <table:table-cell/>
          <table:table-cell table:formula="of:=[.A$5]*([.S96]+[.S97])/2" office:value-type="float" office:value="-0.00000304413925868536" calcext:value-type="float">
            <text:p>-3.04413925868536E-06</text:p>
          </table:table-cell>
          <table:table-cell table:formula="of:=[.A$5]*([.T96]+[.T97])/2" office:value-type="float" office:value="-0.00000125257585021118" calcext:value-type="float">
            <text:p>-1.25257585021118E-06</text:p>
          </table:table-cell>
          <table:table-cell/>
          <table:table-cell table:formula="of:=SQRT(POWER([.S96];2) + POWER([.T96];2))" office:value-type="float" office:value="0.0000024266610555089" calcext:value-type="float">
            <text:p>2.4266610555089E-06</text:p>
          </table:table-cell>
          <table:table-cell table:formula="of:=SQRT(POWER([.V96];2)+POWER([.W96];2))" office:value-type="float" office:value="0.00000329176701587486" calcext:value-type="float">
            <text:p>3.29176701587486E-06</text:p>
          </table:table-cell>
          <table:table-cell table:number-columns-repeated="998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B96]+(MAX([.D$11];[.F$11];[.H$11];[.J$11]) - MIN([.D$11];[.F$11];[.H$11];[.J$11]))/[.A$3]" office:value-type="float" office:value="67.522" calcext:value-type="float">
            <text:p>67.522</text:p>
          </table:table-cell>
          <table:table-cell table:formula="of:=IF([.B97]&gt;=[.D$11];[.D$13];0)+IF([.B97]&gt;=[.F$11];[.F$13];0)+IF([.B97]&gt;=[.H$11];[.H$13];0)+IF([.B97]&gt;=[.J$11];[.J$13];0)" office:value-type="float" office:value="1197" calcext:value-type="float">
            <text:p>1197</text:p>
          </table:table-cell>
          <table:table-cell table:formula="of:=IF([.B97]&gt;=[.D$11];[.D$14];0)+IF([.B97]&gt;=[.F$11];[.F$14];0)+IF([.B97]&gt;=[.H$11];[.H$14];0)+IF([.B97]&gt;=[.J$11];[.J$14];0)" office:value-type="float" office:value="-928" calcext:value-type="float">
            <text:p>-928</text:p>
          </table:table-cell>
          <table:table-cell table:formula="of:=IF([.B97]&gt;=[.D$11];[.D$15];0)+IF([.B97]&gt;=[.F$11];[.F$15];0)+IF([.B97]&gt;=[.H$11];[.H$15];0)+IF([.B97]&gt;=[.J$11];[.J$15];0)" office:value-type="float" office:value="-2252" calcext:value-type="float">
            <text:p>-2252</text:p>
          </table:table-cell>
          <table:table-cell table:formula="of:=IF([.B97]&gt;=[.H$11];MT([.H$14];[.H$16]);0)+IF([.B97]&gt;=[.J$11];MT([.J$15];[.J$16]);0)" office:value-type="float" office:value="-114842.5" calcext:value-type="float">
            <text:p>-114842.5</text:p>
          </table:table-cell>
          <table:table-cell table:formula="of:=MF([.B97];[.D$11];[.D$15]) + MF([.B97];[.F$11];[.F$15]) + MF([.B97];[.H$11];[.H$15])+ MF([.B97];[.J$11];[.J$15])" office:value-type="float" office:value="71779.4559999999" calcext:value-type="float">
            <text:p>71779.4559999999</text:p>
          </table:table-cell>
          <table:table-cell table:formula="of:=MF([.B97];[.D$11];[.D$14]) + MF([.B97];[.F$11];[.F$14]) + MF([.B97];[.H$11];[.H$14])+ MF([.B97];[.J$11];[.J$14]) + IND([.B97];[.J$11])*-[.J$13]*[.J$16]/2" office:value-type="float" office:value="29535.184" calcext:value-type="float">
            <text:p>29535.184</text:p>
          </table:table-cell>
          <table:table-cell/>
          <table:table-cell table:formula="of:=SQRT(POWER([.G97];2)+POWER([.H97];2))" office:value-type="float" office:value="77618.4088832654" calcext:value-type="float">
            <text:p>77618.4088832654</text:p>
          </table:table-cell>
          <table:table-cell table:formula="of:=SQRT(POWER([.F97];2)+POWER([.J97];2))" office:value-type="float" office:value="138612.471314163" calcext:value-type="float">
            <text:p>138612.471314163</text:p>
          </table:table-cell>
          <table:table-cell/>
          <table:table-cell table:formula="of:=SQRT(POWER([.G97];2)+0.75*POWER([.H97];2))" office:value-type="float" office:value="76200.6274520841" calcext:value-type="float">
            <text:p>76200.6274520841</text:p>
          </table:table-cell>
          <table:table-cell table:formula="of:=SQRT(POWER([.F97];2)+POWER([.M97];2))" office:value-type="float" office:value="137823.566309762" calcext:value-type="float">
            <text:p>137823.566309762</text:p>
          </table:table-cell>
          <table:table-cell/>
          <table:table-cell table:formula="of:=-[.G97]/([.AD$5]*[.AD$53])" office:value-type="float" office:value="-0.0000015846671511473" calcext:value-type="float">
            <text:p>-1.5846671511473E-06</text:p>
          </table:table-cell>
          <table:table-cell table:formula="of:=-[.H97]/([.AD$5]*[.AD$54])" office:value-type="float" office:value="-0.000000652045006970954" calcext:value-type="float">
            <text:p>-6.52045006970954E-07</text:p>
          </table:table-cell>
          <table:table-cell/>
          <table:table-cell table:formula="of:=[.A$5]*([.P97]+[.P98])/2" office:value-type="float" office:value="-0.0000021485954424147" calcext:value-type="float">
            <text:p>-2.1485954424147E-06</text:p>
          </table:table-cell>
          <table:table-cell table:formula="of:=[.A$5]*([.Q97]+[.Q98])/2" office:value-type="float" office:value="-0.000000884056317236333" calcext:value-type="float">
            <text:p>-8.84056317236333E-07</text:p>
          </table:table-cell>
          <table:table-cell/>
          <table:table-cell table:formula="of:=[.A$5]*([.S97]+[.S98])/2" office:value-type="float" office:value="-0.00000291176730768819" calcext:value-type="float">
            <text:p>-2.91176730768819E-06</text:p>
          </table:table-cell>
          <table:table-cell table:formula="of:=[.A$5]*([.T97]+[.T98])/2" office:value-type="float" office:value="-0.00000119802826116794" calcext:value-type="float">
            <text:p>-1.19802826116794E-06</text:p>
          </table:table-cell>
          <table:table-cell/>
          <table:table-cell table:formula="of:=SQRT(POWER([.S97];2) + POWER([.T97];2))" office:value-type="float" office:value="0.00000232336349872565" calcext:value-type="float">
            <text:p>2.32336349872565E-06</text:p>
          </table:table-cell>
          <table:table-cell table:formula="of:=SQRT(POWER([.V97];2)+POWER([.W97];2))" office:value-type="float" office:value="0.0000031485966030406" calcext:value-type="float">
            <text:p>3.1485966030406E-06</text:p>
          </table:table-cell>
          <table:table-cell table:number-columns-repeated="998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B97]+(MAX([.D$11];[.F$11];[.H$11];[.J$11]) - MIN([.D$11];[.F$11];[.H$11];[.J$11]))/[.A$3]" office:value-type="float" office:value="68.908" calcext:value-type="float">
            <text:p>68.908</text:p>
          </table:table-cell>
          <table:table-cell table:formula="of:=IF([.B98]&gt;=[.D$11];[.D$13];0)+IF([.B98]&gt;=[.F$11];[.F$13];0)+IF([.B98]&gt;=[.H$11];[.H$13];0)+IF([.B98]&gt;=[.J$11];[.J$13];0)" office:value-type="float" office:value="1197" calcext:value-type="float">
            <text:p>1197</text:p>
          </table:table-cell>
          <table:table-cell table:formula="of:=IF([.B98]&gt;=[.D$11];[.D$14];0)+IF([.B98]&gt;=[.F$11];[.F$14];0)+IF([.B98]&gt;=[.H$11];[.H$14];0)+IF([.B98]&gt;=[.J$11];[.J$14];0)" office:value-type="float" office:value="-928" calcext:value-type="float">
            <text:p>-928</text:p>
          </table:table-cell>
          <table:table-cell table:formula="of:=IF([.B98]&gt;=[.D$11];[.D$15];0)+IF([.B98]&gt;=[.F$11];[.F$15];0)+IF([.B98]&gt;=[.H$11];[.H$15];0)+IF([.B98]&gt;=[.J$11];[.J$15];0)" office:value-type="float" office:value="-2252" calcext:value-type="float">
            <text:p>-2252</text:p>
          </table:table-cell>
          <table:table-cell table:formula="of:=IF([.B98]&gt;=[.H$11];MT([.H$14];[.H$16]);0)+IF([.B98]&gt;=[.J$11];MT([.J$15];[.J$16]);0)" office:value-type="float" office:value="-114842.5" calcext:value-type="float">
            <text:p>-114842.5</text:p>
          </table:table-cell>
          <table:table-cell table:formula="of:=MF([.B98];[.D$11];[.D$15]) + MF([.B98];[.F$11];[.F$15]) + MF([.B98];[.H$11];[.H$15])+ MF([.B98];[.J$11];[.J$15])" office:value-type="float" office:value="68658.1839999999" calcext:value-type="float">
            <text:p>68658.1839999999</text:p>
          </table:table-cell>
          <table:table-cell table:formula="of:=MF([.B98];[.D$11];[.D$14]) + MF([.B98];[.F$11];[.F$14]) + MF([.B98];[.H$11];[.H$14])+ MF([.B98];[.J$11];[.J$14]) + IND([.B98];[.J$11])*-[.J$13]*[.J$16]/2" office:value-type="float" office:value="28248.976" calcext:value-type="float">
            <text:p>28248.976</text:p>
          </table:table-cell>
          <table:table-cell/>
          <table:table-cell table:formula="of:=SQRT(POWER([.G98];2)+POWER([.H98];2))" office:value-type="float" office:value="74242.5139339073" calcext:value-type="float">
            <text:p>74242.5139339073</text:p>
          </table:table-cell>
          <table:table-cell table:formula="of:=SQRT(POWER([.F98];2)+POWER([.J98];2))" office:value-type="float" office:value="136750.688047543" calcext:value-type="float">
            <text:p>136750.688047543</text:p>
          </table:table-cell>
          <table:table-cell/>
          <table:table-cell table:formula="of:=SQRT(POWER([.G98];2)+0.75*POWER([.H98];2))" office:value-type="float" office:value="72886.5537253908" calcext:value-type="float">
            <text:p>72886.5537253908</text:p>
          </table:table-cell>
          <table:table-cell table:formula="of:=SQRT(POWER([.F98];2)+POWER([.M98];2))" office:value-type="float" office:value="136019.298337458" calcext:value-type="float">
            <text:p>136019.298337458</text:p>
          </table:table-cell>
          <table:table-cell/>
          <table:table-cell table:formula="of:=-[.G98]/([.AD$5]*[.AD$53])" office:value-type="float" office:value="-0.00000151575917268344" calcext:value-type="float">
            <text:p>-1.51575917268344E-06</text:p>
          </table:table-cell>
          <table:table-cell table:formula="of:=-[.H98]/([.AD$5]*[.AD$54])" office:value-type="float" office:value="-0.000000623649534495615" calcext:value-type="float">
            <text:p>-6.23649534495615E-07</text:p>
          </table:table-cell>
          <table:table-cell/>
          <table:table-cell table:formula="of:=[.A$5]*([.P98]+[.P99])/2" office:value-type="float" office:value="-0.00000205308898426379" calcext:value-type="float">
            <text:p>-2.05308898426379E-06</text:p>
          </table:table-cell>
          <table:table-cell table:formula="of:=[.A$5]*([.Q98]+[.Q99])/2" office:value-type="float" office:value="-0.000000844700192385512" calcext:value-type="float">
            <text:p>-8.44700192385512E-07</text:p>
          </table:table-cell>
          <table:table-cell/>
          <table:table-cell table:formula="of:=[.A$5]*([.S98]+[.S99])/2" office:value-type="float" office:value="-0.00000277939535669102" calcext:value-type="float">
            <text:p>-2.77939535669102E-06</text:p>
          </table:table-cell>
          <table:table-cell table:formula="of:=[.A$5]*([.T98]+[.T99])/2" office:value-type="float" office:value="-0.0000011434806721247" calcext:value-type="float">
            <text:p>-1.1434806721247E-06</text:p>
          </table:table-cell>
          <table:table-cell/>
          <table:table-cell table:formula="of:=SQRT(POWER([.S98];2) + POWER([.T98];2))" office:value-type="float" office:value="0.00000222006594323714" calcext:value-type="float">
            <text:p>2.22006594323714E-06</text:p>
          </table:table-cell>
          <table:table-cell table:formula="of:=SQRT(POWER([.V98];2)+POWER([.W98];2))" office:value-type="float" office:value="0.00000300542619212623" calcext:value-type="float">
            <text:p>3.00542619212623E-06</text:p>
          </table:table-cell>
          <table:table-cell table:number-columns-repeated="998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98]+(MAX([.D$11];[.F$11];[.H$11];[.J$11]) - MIN([.D$11];[.F$11];[.H$11];[.J$11]))/[.A$3]" office:value-type="float" office:value="70.294" calcext:value-type="float">
            <text:p>70.294</text:p>
          </table:table-cell>
          <table:table-cell table:formula="of:=IF([.B99]&gt;=[.D$11];[.D$13];0)+IF([.B99]&gt;=[.F$11];[.F$13];0)+IF([.B99]&gt;=[.H$11];[.H$13];0)+IF([.B99]&gt;=[.J$11];[.J$13];0)" office:value-type="float" office:value="1197" calcext:value-type="float">
            <text:p>1197</text:p>
          </table:table-cell>
          <table:table-cell table:formula="of:=IF([.B99]&gt;=[.D$11];[.D$14];0)+IF([.B99]&gt;=[.F$11];[.F$14];0)+IF([.B99]&gt;=[.H$11];[.H$14];0)+IF([.B99]&gt;=[.J$11];[.J$14];0)" office:value-type="float" office:value="-928" calcext:value-type="float">
            <text:p>-928</text:p>
          </table:table-cell>
          <table:table-cell table:formula="of:=IF([.B99]&gt;=[.D$11];[.D$15];0)+IF([.B99]&gt;=[.F$11];[.F$15];0)+IF([.B99]&gt;=[.H$11];[.H$15];0)+IF([.B99]&gt;=[.J$11];[.J$15];0)" office:value-type="float" office:value="-2252" calcext:value-type="float">
            <text:p>-2252</text:p>
          </table:table-cell>
          <table:table-cell table:formula="of:=IF([.B99]&gt;=[.H$11];MT([.H$14];[.H$16]);0)+IF([.B99]&gt;=[.J$11];MT([.J$15];[.J$16]);0)" office:value-type="float" office:value="-114842.5" calcext:value-type="float">
            <text:p>-114842.5</text:p>
          </table:table-cell>
          <table:table-cell table:formula="of:=MF([.B99];[.D$11];[.D$15]) + MF([.B99];[.F$11];[.F$15]) + MF([.B99];[.H$11];[.H$15])+ MF([.B99];[.J$11];[.J$15])" office:value-type="float" office:value="65536.912" calcext:value-type="float">
            <text:p>65536.912</text:p>
          </table:table-cell>
          <table:table-cell table:formula="of:=MF([.B99];[.D$11];[.D$14]) + MF([.B99];[.F$11];[.F$14]) + MF([.B99];[.H$11];[.H$14])+ MF([.B99];[.J$11];[.J$14]) + IND([.B99];[.J$11])*-[.J$13]*[.J$16]/2" office:value-type="float" office:value="26962.768" calcext:value-type="float">
            <text:p>26962.768</text:p>
          </table:table-cell>
          <table:table-cell/>
          <table:table-cell table:formula="of:=SQRT(POWER([.G99];2)+POWER([.H99];2))" office:value-type="float" office:value="70866.6190298194" calcext:value-type="float">
            <text:p>70866.6190298194</text:p>
          </table:table-cell>
          <table:table-cell table:formula="of:=SQRT(POWER([.F99];2)+POWER([.J99];2))" office:value-type="float" office:value="134947.684303835" calcext:value-type="float">
            <text:p>134947.684303835</text:p>
          </table:table-cell>
          <table:table-cell/>
          <table:table-cell table:formula="of:=SQRT(POWER([.G99];2)+0.75*POWER([.H99];2))" office:value-type="float" office:value="69572.4800345805" calcext:value-type="float">
            <text:p>69572.4800345805</text:p>
          </table:table-cell>
          <table:table-cell table:formula="of:=SQRT(POWER([.F99];2)+POWER([.M99];2))" office:value-type="float" office:value="134272.595060988" calcext:value-type="float">
            <text:p>134272.595060988</text:p>
          </table:table-cell>
          <table:table-cell/>
          <table:table-cell table:formula="of:=-[.G99]/([.AD$5]*[.AD$53])" office:value-type="float" office:value="-0.00000144685119421957" calcext:value-type="float">
            <text:p>-1.44685119421957E-06</text:p>
          </table:table-cell>
          <table:table-cell table:formula="of:=-[.H99]/([.AD$5]*[.AD$54])" office:value-type="float" office:value="-0.000000595254062020275" calcext:value-type="float">
            <text:p>-5.95254062020275E-07</text:p>
          </table:table-cell>
          <table:table-cell/>
          <table:table-cell table:formula="of:=[.A$5]*([.P99]+[.P100])/2" office:value-type="float" office:value="-0.00000195758252611287" calcext:value-type="float">
            <text:p>-1.95758252611287E-06</text:p>
          </table:table-cell>
          <table:table-cell table:formula="of:=[.A$5]*([.Q99]+[.Q100])/2" office:value-type="float" office:value="-0.000000805344067534691" calcext:value-type="float">
            <text:p>-8.05344067534691E-07</text:p>
          </table:table-cell>
          <table:table-cell/>
          <table:table-cell table:formula="of:=[.A$5]*([.S99]+[.S100])/2" office:value-type="float" office:value="-0.00000264702340569386" calcext:value-type="float">
            <text:p>-2.64702340569386E-06</text:p>
          </table:table-cell>
          <table:table-cell table:formula="of:=[.A$5]*([.T99]+[.T100])/2" office:value-type="float" office:value="-0.00000108893308308146" calcext:value-type="float">
            <text:p>-1.08893308308146E-06</text:p>
          </table:table-cell>
          <table:table-cell/>
          <table:table-cell table:formula="of:=SQRT(POWER([.S99];2) + POWER([.T99];2))" office:value-type="float" office:value="0.00000211676838923293" calcext:value-type="float">
            <text:p>2.11676838923293E-06</text:p>
          </table:table-cell>
          <table:table-cell table:formula="of:=SQRT(POWER([.V99];2)+POWER([.W99];2))" office:value-type="float" office:value="0.00000286225578341985" calcext:value-type="float">
            <text:p>2.86225578341985E-06</text:p>
          </table:table-cell>
          <table:table-cell table:number-columns-repeated="998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B99]+(MAX([.D$11];[.F$11];[.H$11];[.J$11]) - MIN([.D$11];[.F$11];[.H$11];[.J$11]))/[.A$3]" office:value-type="float" office:value="71.68" calcext:value-type="float">
            <text:p>71.68</text:p>
          </table:table-cell>
          <table:table-cell table:formula="of:=IF([.B100]&gt;=[.D$11];[.D$13];0)+IF([.B100]&gt;=[.F$11];[.F$13];0)+IF([.B100]&gt;=[.H$11];[.H$13];0)+IF([.B100]&gt;=[.J$11];[.J$13];0)" office:value-type="float" office:value="1197" calcext:value-type="float">
            <text:p>1197</text:p>
          </table:table-cell>
          <table:table-cell table:formula="of:=IF([.B100]&gt;=[.D$11];[.D$14];0)+IF([.B100]&gt;=[.F$11];[.F$14];0)+IF([.B100]&gt;=[.H$11];[.H$14];0)+IF([.B100]&gt;=[.J$11];[.J$14];0)" office:value-type="float" office:value="-928" calcext:value-type="float">
            <text:p>-928</text:p>
          </table:table-cell>
          <table:table-cell table:formula="of:=IF([.B100]&gt;=[.D$11];[.D$15];0)+IF([.B100]&gt;=[.F$11];[.F$15];0)+IF([.B100]&gt;=[.H$11];[.H$15];0)+IF([.B100]&gt;=[.J$11];[.J$15];0)" office:value-type="float" office:value="-2252" calcext:value-type="float">
            <text:p>-2252</text:p>
          </table:table-cell>
          <table:table-cell table:formula="of:=IF([.B100]&gt;=[.H$11];MT([.H$14];[.H$16]);0)+IF([.B100]&gt;=[.J$11];MT([.J$15];[.J$16]);0)" office:value-type="float" office:value="-114842.5" calcext:value-type="float">
            <text:p>-114842.5</text:p>
          </table:table-cell>
          <table:table-cell table:formula="of:=MF([.B100];[.D$11];[.D$15]) + MF([.B100];[.F$11];[.F$15]) + MF([.B100];[.H$11];[.H$15])+ MF([.B100];[.J$11];[.J$15])" office:value-type="float" office:value="62415.64" calcext:value-type="float">
            <text:p>62415.64</text:p>
          </table:table-cell>
          <table:table-cell table:formula="of:=MF([.B100];[.D$11];[.D$14]) + MF([.B100];[.F$11];[.F$14]) + MF([.B100];[.H$11];[.H$14])+ MF([.B100];[.J$11];[.J$14]) + IND([.B100];[.J$11])*-[.J$13]*[.J$16]/2" office:value-type="float" office:value="25676.56" calcext:value-type="float">
            <text:p>25676.56</text:p>
          </table:table-cell>
          <table:table-cell/>
          <table:table-cell table:formula="of:=SQRT(POWER([.G100];2)+POWER([.H100];2))" office:value-type="float" office:value="67490.7241777949" calcext:value-type="float">
            <text:p>67490.7241777949</text:p>
          </table:table-cell>
          <table:table-cell table:formula="of:=SQRT(POWER([.F100];2)+POWER([.J100];2))" office:value-type="float" office:value="133205.84692983" calcext:value-type="float">
            <text:p>133205.84692983</text:p>
          </table:table-cell>
          <table:table-cell/>
          <table:table-cell table:formula="of:=SQRT(POWER([.G100];2)+0.75*POWER([.H100];2))" office:value-type="float" office:value="66258.4063850376" calcext:value-type="float">
            <text:p>66258.4063850376</text:p>
          </table:table-cell>
          <table:table-cell table:formula="of:=SQRT(POWER([.F100];2)+POWER([.M100];2))" office:value-type="float" office:value="132585.731596333" calcext:value-type="float">
            <text:p>132585.731596333</text:p>
          </table:table-cell>
          <table:table-cell/>
          <table:table-cell table:formula="of:=-[.G100]/([.AD$5]*[.AD$53])" office:value-type="float" office:value="-0.00000137794321575571" calcext:value-type="float">
            <text:p>-1.37794321575571E-06</text:p>
          </table:table-cell>
          <table:table-cell table:formula="of:=-[.H100]/([.AD$5]*[.AD$54])" office:value-type="float" office:value="-0.000000566858589544935" calcext:value-type="float">
            <text:p>-5.66858589544935E-07</text:p>
          </table:table-cell>
          <table:table-cell/>
          <table:table-cell table:formula="of:=[.A$5]*([.P100]+[.P101])/2" office:value-type="float" office:value="-0.00000186207606796196" calcext:value-type="float">
            <text:p>-1.86207606796196E-06</text:p>
          </table:table-cell>
          <table:table-cell table:formula="of:=[.A$5]*([.Q100]+[.Q101])/2" office:value-type="float" office:value="-0.00000076598794268387" calcext:value-type="float">
            <text:p>-7.6598794268387E-07</text:p>
          </table:table-cell>
          <table:table-cell/>
          <table:table-cell table:formula="of:=[.A$5]*([.S100]+[.S101])/2" office:value-type="float" office:value="-0.00000251465145469669" calcext:value-type="float">
            <text:p>-2.51465145469669E-06</text:p>
          </table:table-cell>
          <table:table-cell table:formula="of:=[.A$5]*([.T100]+[.T101])/2" office:value-type="float" office:value="-0.00000103438549403822" calcext:value-type="float">
            <text:p>-1.03438549403822E-06</text:p>
          </table:table-cell>
          <table:table-cell/>
          <table:table-cell table:formula="of:=SQRT(POWER([.S100];2) + POWER([.T100];2))" office:value-type="float" office:value="0.00000201347083694146" calcext:value-type="float">
            <text:p>2.01347083694146E-06</text:p>
          </table:table-cell>
          <table:table-cell table:formula="of:=SQRT(POWER([.V100];2)+POWER([.W100];2))" office:value-type="float" office:value="0.00000271908537727025" calcext:value-type="float">
            <text:p>2.71908537727025E-06</text:p>
          </table:table-cell>
          <table:table-cell table:number-columns-repeated="998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B100]+(MAX([.D$11];[.F$11];[.H$11];[.J$11]) - MIN([.D$11];[.F$11];[.H$11];[.J$11]))/[.A$3]" office:value-type="float" office:value="73.066" calcext:value-type="float">
            <text:p>73.066</text:p>
          </table:table-cell>
          <table:table-cell table:formula="of:=IF([.B101]&gt;=[.D$11];[.D$13];0)+IF([.B101]&gt;=[.F$11];[.F$13];0)+IF([.B101]&gt;=[.H$11];[.H$13];0)+IF([.B101]&gt;=[.J$11];[.J$13];0)" office:value-type="float" office:value="1197" calcext:value-type="float">
            <text:p>1197</text:p>
          </table:table-cell>
          <table:table-cell table:formula="of:=IF([.B101]&gt;=[.D$11];[.D$14];0)+IF([.B101]&gt;=[.F$11];[.F$14];0)+IF([.B101]&gt;=[.H$11];[.H$14];0)+IF([.B101]&gt;=[.J$11];[.J$14];0)" office:value-type="float" office:value="-928" calcext:value-type="float">
            <text:p>-928</text:p>
          </table:table-cell>
          <table:table-cell table:formula="of:=IF([.B101]&gt;=[.D$11];[.D$15];0)+IF([.B101]&gt;=[.F$11];[.F$15];0)+IF([.B101]&gt;=[.H$11];[.H$15];0)+IF([.B101]&gt;=[.J$11];[.J$15];0)" office:value-type="float" office:value="-2252" calcext:value-type="float">
            <text:p>-2252</text:p>
          </table:table-cell>
          <table:table-cell table:formula="of:=IF([.B101]&gt;=[.H$11];MT([.H$14];[.H$16]);0)+IF([.B101]&gt;=[.J$11];MT([.J$15];[.J$16]);0)" office:value-type="float" office:value="-114842.5" calcext:value-type="float">
            <text:p>-114842.5</text:p>
          </table:table-cell>
          <table:table-cell table:formula="of:=MF([.B101];[.D$11];[.D$15]) + MF([.B101];[.F$11];[.F$15]) + MF([.B101];[.H$11];[.H$15])+ MF([.B101];[.J$11];[.J$15])" office:value-type="float" office:value="59294.368" calcext:value-type="float">
            <text:p>59294.368</text:p>
          </table:table-cell>
          <table:table-cell table:formula="of:=MF([.B101];[.D$11];[.D$14]) + MF([.B101];[.F$11];[.F$14]) + MF([.B101];[.H$11];[.H$14])+ MF([.B101];[.J$11];[.J$14]) + IND([.B101];[.J$11])*-[.J$13]*[.J$16]/2" office:value-type="float" office:value="24390.352" calcext:value-type="float">
            <text:p>24390.352</text:p>
          </table:table-cell>
          <table:table-cell/>
          <table:table-cell table:formula="of:=SQRT(POWER([.G101];2)+POWER([.H101];2))" office:value-type="float" office:value="64114.829386058" calcext:value-type="float">
            <text:p>64114.829386058</text:p>
          </table:table-cell>
          <table:table-cell table:formula="of:=SQRT(POWER([.F101];2)+POWER([.J101];2))" office:value-type="float" office:value="131527.606050796" calcext:value-type="float">
            <text:p>131527.606050796</text:p>
          </table:table-cell>
          <table:table-cell/>
          <table:table-cell table:formula="of:=SQRT(POWER([.G101];2)+0.75*POWER([.H101];2))" office:value-type="float" office:value="62944.3327832804" calcext:value-type="float">
            <text:p>62944.3327832804</text:p>
          </table:table-cell>
          <table:table-cell table:formula="of:=SQRT(POWER([.F101];2)+POWER([.M101];2))" office:value-type="float" office:value="130961.020291468" calcext:value-type="float">
            <text:p>130961.020291468</text:p>
          </table:table-cell>
          <table:table-cell/>
          <table:table-cell table:formula="of:=-[.G101]/([.AD$5]*[.AD$53])" office:value-type="float" office:value="-0.00000130903523729185" calcext:value-type="float">
            <text:p>-1.30903523729185E-06</text:p>
          </table:table-cell>
          <table:table-cell table:formula="of:=-[.H101]/([.AD$5]*[.AD$54])" office:value-type="float" office:value="-0.000000538463117069595" calcext:value-type="float">
            <text:p>-5.38463117069595E-07</text:p>
          </table:table-cell>
          <table:table-cell/>
          <table:table-cell table:formula="of:=[.A$5]*([.P101]+[.P102])/2" office:value-type="float" office:value="-0.00000176656960981104" calcext:value-type="float">
            <text:p>-1.76656960981104E-06</text:p>
          </table:table-cell>
          <table:table-cell table:formula="of:=[.A$5]*([.Q101]+[.Q102])/2" office:value-type="float" office:value="-0.000000726631817833049" calcext:value-type="float">
            <text:p>-7.26631817833049E-07</text:p>
          </table:table-cell>
          <table:table-cell/>
          <table:table-cell table:formula="of:=[.A$5]*([.S101]+[.S102])/2" office:value-type="float" office:value="-0.00000238227950369952" calcext:value-type="float">
            <text:p>-2.38227950369952E-06</text:p>
          </table:table-cell>
          <table:table-cell table:formula="of:=[.A$5]*([.T101]+[.T102])/2" office:value-type="float" office:value="-0.000000979837904994986" calcext:value-type="float">
            <text:p>-9.79837904994986E-07</text:p>
          </table:table-cell>
          <table:table-cell/>
          <table:table-cell table:formula="of:=SQRT(POWER([.S101];2) + POWER([.T101];2))" office:value-type="float" office:value="0.00000191017328664059" calcext:value-type="float">
            <text:p>1.91017328664059E-06</text:p>
          </table:table-cell>
          <table:table-cell table:formula="of:=SQRT(POWER([.V101];2)+POWER([.W101];2))" office:value-type="float" office:value="0.00000257591497410373" calcext:value-type="float">
            <text:p>2.57591497410373E-06</text:p>
          </table:table-cell>
          <table:table-cell table:number-columns-repeated="998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B101]+(MAX([.D$11];[.F$11];[.H$11];[.J$11]) - MIN([.D$11];[.F$11];[.H$11];[.J$11]))/[.A$3]" office:value-type="float" office:value="74.452" calcext:value-type="float">
            <text:p>74.452</text:p>
          </table:table-cell>
          <table:table-cell table:formula="of:=IF([.B102]&gt;=[.D$11];[.D$13];0)+IF([.B102]&gt;=[.F$11];[.F$13];0)+IF([.B102]&gt;=[.H$11];[.H$13];0)+IF([.B102]&gt;=[.J$11];[.J$13];0)" office:value-type="float" office:value="1197" calcext:value-type="float">
            <text:p>1197</text:p>
          </table:table-cell>
          <table:table-cell table:formula="of:=IF([.B102]&gt;=[.D$11];[.D$14];0)+IF([.B102]&gt;=[.F$11];[.F$14];0)+IF([.B102]&gt;=[.H$11];[.H$14];0)+IF([.B102]&gt;=[.J$11];[.J$14];0)" office:value-type="float" office:value="-928" calcext:value-type="float">
            <text:p>-928</text:p>
          </table:table-cell>
          <table:table-cell table:formula="of:=IF([.B102]&gt;=[.D$11];[.D$15];0)+IF([.B102]&gt;=[.F$11];[.F$15];0)+IF([.B102]&gt;=[.H$11];[.H$15];0)+IF([.B102]&gt;=[.J$11];[.J$15];0)" office:value-type="float" office:value="-2252" calcext:value-type="float">
            <text:p>-2252</text:p>
          </table:table-cell>
          <table:table-cell table:formula="of:=IF([.B102]&gt;=[.H$11];MT([.H$14];[.H$16]);0)+IF([.B102]&gt;=[.J$11];MT([.J$15];[.J$16]);0)" office:value-type="float" office:value="-114842.5" calcext:value-type="float">
            <text:p>-114842.5</text:p>
          </table:table-cell>
          <table:table-cell table:formula="of:=MF([.B102];[.D$11];[.D$15]) + MF([.B102];[.F$11];[.F$15]) + MF([.B102];[.H$11];[.H$15])+ MF([.B102];[.J$11];[.J$15])" office:value-type="float" office:value="56173.096" calcext:value-type="float">
            <text:p>56173.096</text:p>
          </table:table-cell>
          <table:table-cell table:formula="of:=MF([.B102];[.D$11];[.D$14]) + MF([.B102];[.F$11];[.F$14]) + MF([.B102];[.H$11];[.H$14])+ MF([.B102];[.J$11];[.J$14]) + IND([.B102];[.J$11])*-[.J$13]*[.J$16]/2" office:value-type="float" office:value="23104.144" calcext:value-type="float">
            <text:p>23104.144</text:p>
          </table:table-cell>
          <table:table-cell/>
          <table:table-cell table:formula="of:=SQRT(POWER([.G102];2)+POWER([.H102];2))" office:value-type="float" office:value="60738.9346646609" calcext:value-type="float">
            <text:p>60738.9346646609</text:p>
          </table:table-cell>
          <table:table-cell table:formula="of:=SQRT(POWER([.F102];2)+POWER([.J102];2))" office:value-type="float" office:value="129915.426298989" calcext:value-type="float">
            <text:p>129915.426298989</text:p>
          </table:table-cell>
          <table:table-cell/>
          <table:table-cell table:formula="of:=SQRT(POWER([.G102];2)+0.75*POWER([.H102];2))" office:value-type="float" office:value="59630.2592372762" calcext:value-type="float">
            <text:p>59630.2592372762</text:p>
          </table:table-cell>
          <table:table-cell table:formula="of:=SQRT(POWER([.F102];2)+POWER([.M102];2))" office:value-type="float" office:value="129400.802250043" calcext:value-type="float">
            <text:p>129400.802250043</text:p>
          </table:table-cell>
          <table:table-cell/>
          <table:table-cell table:formula="of:=-[.G102]/([.AD$5]*[.AD$53])" office:value-type="float" office:value="-0.00000124012725882798" calcext:value-type="float">
            <text:p>-1.24012725882798E-06</text:p>
          </table:table-cell>
          <table:table-cell table:formula="of:=-[.H102]/([.AD$5]*[.AD$54])" office:value-type="float" office:value="-0.000000510067644594255" calcext:value-type="float">
            <text:p>-5.10067644594255E-07</text:p>
          </table:table-cell>
          <table:table-cell/>
          <table:table-cell table:formula="of:=[.A$5]*([.P102]+[.P103])/2" office:value-type="float" office:value="-0.00000167106315166013" calcext:value-type="float">
            <text:p>-1.67106315166013E-06</text:p>
          </table:table-cell>
          <table:table-cell table:formula="of:=[.A$5]*([.Q102]+[.Q103])/2" office:value-type="float" office:value="-0.000000687275692982228" calcext:value-type="float">
            <text:p>-6.87275692982228E-07</text:p>
          </table:table-cell>
          <table:table-cell/>
          <table:table-cell table:formula="of:=[.A$5]*([.S102]+[.S103])/2" office:value-type="float" office:value="-0.00000224990755270235" calcext:value-type="float">
            <text:p>-2.24990755270235E-06</text:p>
          </table:table-cell>
          <table:table-cell table:formula="of:=[.A$5]*([.T102]+[.T103])/2" office:value-type="float" office:value="-0.000000925290315951749" calcext:value-type="float">
            <text:p>-9.25290315951749E-07</text:p>
          </table:table-cell>
          <table:table-cell/>
          <table:table-cell table:formula="of:=SQRT(POWER([.S102];2) + POWER([.T102];2))" office:value-type="float" office:value="0.00000180687573867172" calcext:value-type="float">
            <text:p>1.80687573867172E-06</text:p>
          </table:table-cell>
          <table:table-cell table:formula="of:=SQRT(POWER([.V102];2)+POWER([.W102];2))" office:value-type="float" office:value="0.00000243274457444697" calcext:value-type="float">
            <text:p>2.43274457444697E-06</text:p>
          </table:table-cell>
          <table:table-cell table:number-columns-repeated="998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B102]+(MAX([.D$11];[.F$11];[.H$11];[.J$11]) - MIN([.D$11];[.F$11];[.H$11];[.J$11]))/[.A$3]" office:value-type="float" office:value="75.838" calcext:value-type="float">
            <text:p>75.838</text:p>
          </table:table-cell>
          <table:table-cell table:formula="of:=IF([.B103]&gt;=[.D$11];[.D$13];0)+IF([.B103]&gt;=[.F$11];[.F$13];0)+IF([.B103]&gt;=[.H$11];[.H$13];0)+IF([.B103]&gt;=[.J$11];[.J$13];0)" office:value-type="float" office:value="1197" calcext:value-type="float">
            <text:p>1197</text:p>
          </table:table-cell>
          <table:table-cell table:formula="of:=IF([.B103]&gt;=[.D$11];[.D$14];0)+IF([.B103]&gt;=[.F$11];[.F$14];0)+IF([.B103]&gt;=[.H$11];[.H$14];0)+IF([.B103]&gt;=[.J$11];[.J$14];0)" office:value-type="float" office:value="-928" calcext:value-type="float">
            <text:p>-928</text:p>
          </table:table-cell>
          <table:table-cell table:formula="of:=IF([.B103]&gt;=[.D$11];[.D$15];0)+IF([.B103]&gt;=[.F$11];[.F$15];0)+IF([.B103]&gt;=[.H$11];[.H$15];0)+IF([.B103]&gt;=[.J$11];[.J$15];0)" office:value-type="float" office:value="-2252" calcext:value-type="float">
            <text:p>-2252</text:p>
          </table:table-cell>
          <table:table-cell table:formula="of:=IF([.B103]&gt;=[.H$11];MT([.H$14];[.H$16]);0)+IF([.B103]&gt;=[.J$11];MT([.J$15];[.J$16]);0)" office:value-type="float" office:value="-114842.5" calcext:value-type="float">
            <text:p>-114842.5</text:p>
          </table:table-cell>
          <table:table-cell table:formula="of:=MF([.B103];[.D$11];[.D$15]) + MF([.B103];[.F$11];[.F$15]) + MF([.B103];[.H$11];[.H$15])+ MF([.B103];[.J$11];[.J$15])" office:value-type="float" office:value="53051.824" calcext:value-type="float">
            <text:p>53051.824</text:p>
          </table:table-cell>
          <table:table-cell table:formula="of:=MF([.B103];[.D$11];[.D$14]) + MF([.B103];[.F$11];[.F$14]) + MF([.B103];[.H$11];[.H$14])+ MF([.B103];[.J$11];[.J$14]) + IND([.B103];[.J$11])*-[.J$13]*[.J$16]/2" office:value-type="float" office:value="21817.936" calcext:value-type="float">
            <text:p>21817.936</text:p>
          </table:table-cell>
          <table:table-cell/>
          <table:table-cell table:formula="of:=SQRT(POWER([.G103];2)+POWER([.H103];2))" office:value-type="float" office:value="57363.0400260226" calcext:value-type="float">
            <text:p>57363.0400260226</text:p>
          </table:table-cell>
          <table:table-cell table:formula="of:=SQRT(POWER([.F103];2)+POWER([.J103];2))" office:value-type="float" office:value="128371.79661934" calcext:value-type="float">
            <text:p>128371.79661934</text:p>
          </table:table-cell>
          <table:table-cell/>
          <table:table-cell table:formula="of:=SQRT(POWER([.G103];2)+0.75*POWER([.H103];2))" office:value-type="float" office:value="56316.1857568679" calcext:value-type="float">
            <text:p>56316.1857568679</text:p>
          </table:table-cell>
          <table:table-cell table:formula="of:=SQRT(POWER([.F103];2)+POWER([.M103];2))" office:value-type="float" office:value="127907.43756503" calcext:value-type="float">
            <text:p>127907.43756503</text:p>
          </table:table-cell>
          <table:table-cell/>
          <table:table-cell table:formula="of:=-[.G103]/([.AD$5]*[.AD$53])" office:value-type="float" office:value="-0.00000117121928036412" calcext:value-type="float">
            <text:p>-1.17121928036412E-06</text:p>
          </table:table-cell>
          <table:table-cell table:formula="of:=-[.H103]/([.AD$5]*[.AD$54])" office:value-type="float" office:value="-0.000000481672172118916" calcext:value-type="float">
            <text:p>-4.81672172118916E-07</text:p>
          </table:table-cell>
          <table:table-cell/>
          <table:table-cell table:formula="of:=[.A$5]*([.P103]+[.P104])/2" office:value-type="float" office:value="-0.00000157555669350921" calcext:value-type="float">
            <text:p>-1.57555669350921E-06</text:p>
          </table:table-cell>
          <table:table-cell table:formula="of:=[.A$5]*([.Q103]+[.Q104])/2" office:value-type="float" office:value="-0.000000647919568131407" calcext:value-type="float">
            <text:p>-6.47919568131407E-07</text:p>
          </table:table-cell>
          <table:table-cell/>
          <table:table-cell table:formula="of:=[.A$5]*([.S103]+[.S104])/2" office:value-type="float" office:value="-0.00000211753560170519" calcext:value-type="float">
            <text:p>-2.11753560170519E-06</text:p>
          </table:table-cell>
          <table:table-cell table:formula="of:=[.A$5]*([.T103]+[.T104])/2" office:value-type="float" office:value="-0.000000870742726908511" calcext:value-type="float">
            <text:p>-8.70742726908511E-07</text:p>
          </table:table-cell>
          <table:table-cell/>
          <table:table-cell table:formula="of:=SQRT(POWER([.S103];2) + POWER([.T103];2))" office:value-type="float" office:value="0.00000170357819345907" calcext:value-type="float">
            <text:p>1.70357819345907E-06</text:p>
          </table:table-cell>
          <table:table-cell table:formula="of:=SQRT(POWER([.V103];2)+POWER([.W103];2))" office:value-type="float" office:value="0.0000022895741789584" calcext:value-type="float">
            <text:p>2.2895741789584E-06</text:p>
          </table:table-cell>
          <table:table-cell table:number-columns-repeated="998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B103]+(MAX([.D$11];[.F$11];[.H$11];[.J$11]) - MIN([.D$11];[.F$11];[.H$11];[.J$11]))/[.A$3]" office:value-type="float" office:value="77.224" calcext:value-type="float">
            <text:p>77.224</text:p>
          </table:table-cell>
          <table:table-cell table:formula="of:=IF([.B104]&gt;=[.D$11];[.D$13];0)+IF([.B104]&gt;=[.F$11];[.F$13];0)+IF([.B104]&gt;=[.H$11];[.H$13];0)+IF([.B104]&gt;=[.J$11];[.J$13];0)" office:value-type="float" office:value="1197" calcext:value-type="float">
            <text:p>1197</text:p>
          </table:table-cell>
          <table:table-cell table:formula="of:=IF([.B104]&gt;=[.D$11];[.D$14];0)+IF([.B104]&gt;=[.F$11];[.F$14];0)+IF([.B104]&gt;=[.H$11];[.H$14];0)+IF([.B104]&gt;=[.J$11];[.J$14];0)" office:value-type="float" office:value="-928" calcext:value-type="float">
            <text:p>-928</text:p>
          </table:table-cell>
          <table:table-cell table:formula="of:=IF([.B104]&gt;=[.D$11];[.D$15];0)+IF([.B104]&gt;=[.F$11];[.F$15];0)+IF([.B104]&gt;=[.H$11];[.H$15];0)+IF([.B104]&gt;=[.J$11];[.J$15];0)" office:value-type="float" office:value="-2252" calcext:value-type="float">
            <text:p>-2252</text:p>
          </table:table-cell>
          <table:table-cell table:formula="of:=IF([.B104]&gt;=[.H$11];MT([.H$14];[.H$16]);0)+IF([.B104]&gt;=[.J$11];MT([.J$15];[.J$16]);0)" office:value-type="float" office:value="-114842.5" calcext:value-type="float">
            <text:p>-114842.5</text:p>
          </table:table-cell>
          <table:table-cell table:formula="of:=MF([.B104];[.D$11];[.D$15]) + MF([.B104];[.F$11];[.F$15]) + MF([.B104];[.H$11];[.H$15])+ MF([.B104];[.J$11];[.J$15])" office:value-type="float" office:value="49930.552" calcext:value-type="float">
            <text:p>49930.552</text:p>
          </table:table-cell>
          <table:table-cell table:formula="of:=MF([.B104];[.D$11];[.D$14]) + MF([.B104];[.F$11];[.F$14]) + MF([.B104];[.H$11];[.H$14])+ MF([.B104];[.J$11];[.J$14]) + IND([.B104];[.J$11])*-[.J$13]*[.J$16]/2" office:value-type="float" office:value="20531.728" calcext:value-type="float">
            <text:p>20531.728</text:p>
          </table:table-cell>
          <table:table-cell/>
          <table:table-cell table:formula="of:=SQRT(POWER([.G104];2)+POWER([.H104];2))" office:value-type="float" office:value="53987.145485668" calcext:value-type="float">
            <text:p>53987.145485668</text:p>
          </table:table-cell>
          <table:table-cell table:formula="of:=SQRT(POWER([.F104];2)+POWER([.J104];2))" office:value-type="float" office:value="126899.218610442" calcext:value-type="float">
            <text:p>126899.218610442</text:p>
          </table:table-cell>
          <table:table-cell/>
          <table:table-cell table:formula="of:=SQRT(POWER([.G104];2)+0.75*POWER([.H104];2))" office:value-type="float" office:value="53002.1123543599" calcext:value-type="float">
            <text:p>53002.1123543599</text:p>
          </table:table-cell>
          <table:table-cell table:formula="of:=SQRT(POWER([.F104];2)+POWER([.M104];2))" office:value-type="float" office:value="126483.294233959" calcext:value-type="float">
            <text:p>126483.294233959</text:p>
          </table:table-cell>
          <table:table-cell/>
          <table:table-cell table:formula="of:=-[.G104]/([.AD$5]*[.AD$53])" office:value-type="float" office:value="-0.00000110231130190026" calcext:value-type="float">
            <text:p>-1.10231130190026E-06</text:p>
          </table:table-cell>
          <table:table-cell table:formula="of:=-[.H104]/([.AD$5]*[.AD$54])" office:value-type="float" office:value="-0.000000453276699643576" calcext:value-type="float">
            <text:p>-4.53276699643576E-07</text:p>
          </table:table-cell>
          <table:table-cell/>
          <table:table-cell table:formula="of:=[.A$5]*([.P104]+[.P105])/2" office:value-type="float" office:value="-0.0000014800502353583" calcext:value-type="float">
            <text:p>-1.4800502353583E-06</text:p>
          </table:table-cell>
          <table:table-cell table:formula="of:=[.A$5]*([.Q104]+[.Q105])/2" office:value-type="float" office:value="-0.000000608563443280586" calcext:value-type="float">
            <text:p>-6.08563443280586E-07</text:p>
          </table:table-cell>
          <table:table-cell/>
          <table:table-cell table:formula="of:=[.A$5]*([.S104]+[.S105])/2" office:value-type="float" office:value="-0.00000198516365070802" calcext:value-type="float">
            <text:p>-1.98516365070802E-06</text:p>
          </table:table-cell>
          <table:table-cell table:formula="of:=[.A$5]*([.T104]+[.T105])/2" office:value-type="float" office:value="-0.000000816195137865273" calcext:value-type="float">
            <text:p>-8.16195137865273E-07</text:p>
          </table:table-cell>
          <table:table-cell/>
          <table:table-cell table:formula="of:=SQRT(POWER([.S104];2) + POWER([.T104];2))" office:value-type="float" office:value="0.00000160028065153637" calcext:value-type="float">
            <text:p>1.60028065153637E-06</text:p>
          </table:table-cell>
          <table:table-cell table:formula="of:=SQRT(POWER([.V104];2)+POWER([.W104];2))" office:value-type="float" office:value="0.00000214640378847208" calcext:value-type="float">
            <text:p>2.14640378847208E-06</text:p>
          </table:table-cell>
          <table:table-cell table:number-columns-repeated="998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B104]+(MAX([.D$11];[.F$11];[.H$11];[.J$11]) - MIN([.D$11];[.F$11];[.H$11];[.J$11]))/[.A$3]" office:value-type="float" office:value="78.61" calcext:value-type="float">
            <text:p>78.61</text:p>
          </table:table-cell>
          <table:table-cell table:formula="of:=IF([.B105]&gt;=[.D$11];[.D$13];0)+IF([.B105]&gt;=[.F$11];[.F$13];0)+IF([.B105]&gt;=[.H$11];[.H$13];0)+IF([.B105]&gt;=[.J$11];[.J$13];0)" office:value-type="float" office:value="1197" calcext:value-type="float">
            <text:p>1197</text:p>
          </table:table-cell>
          <table:table-cell table:formula="of:=IF([.B105]&gt;=[.D$11];[.D$14];0)+IF([.B105]&gt;=[.F$11];[.F$14];0)+IF([.B105]&gt;=[.H$11];[.H$14];0)+IF([.B105]&gt;=[.J$11];[.J$14];0)" office:value-type="float" office:value="-928" calcext:value-type="float">
            <text:p>-928</text:p>
          </table:table-cell>
          <table:table-cell table:formula="of:=IF([.B105]&gt;=[.D$11];[.D$15];0)+IF([.B105]&gt;=[.F$11];[.F$15];0)+IF([.B105]&gt;=[.H$11];[.H$15];0)+IF([.B105]&gt;=[.J$11];[.J$15];0)" office:value-type="float" office:value="-2252" calcext:value-type="float">
            <text:p>-2252</text:p>
          </table:table-cell>
          <table:table-cell table:formula="of:=IF([.B105]&gt;=[.H$11];MT([.H$14];[.H$16]);0)+IF([.B105]&gt;=[.J$11];MT([.J$15];[.J$16]);0)" office:value-type="float" office:value="-114842.5" calcext:value-type="float">
            <text:p>-114842.5</text:p>
          </table:table-cell>
          <table:table-cell table:formula="of:=MF([.B105];[.D$11];[.D$15]) + MF([.B105];[.F$11];[.F$15]) + MF([.B105];[.H$11];[.H$15])+ MF([.B105];[.J$11];[.J$15])" office:value-type="float" office:value="46809.28" calcext:value-type="float">
            <text:p>46809.28</text:p>
          </table:table-cell>
          <table:table-cell table:formula="of:=MF([.B105];[.D$11];[.D$14]) + MF([.B105];[.F$11];[.F$14]) + MF([.B105];[.H$11];[.H$14])+ MF([.B105];[.J$11];[.J$14]) + IND([.B105];[.J$11])*-[.J$13]*[.J$16]/2" office:value-type="float" office:value="19245.52" calcext:value-type="float">
            <text:p>19245.52</text:p>
          </table:table-cell>
          <table:table-cell/>
          <table:table-cell table:formula="of:=SQRT(POWER([.G105];2)+POWER([.H105];2))" office:value-type="float" office:value="50611.2510632646" calcext:value-type="float">
            <text:p>50611.2510632646</text:p>
          </table:table-cell>
          <table:table-cell table:formula="of:=SQRT(POWER([.F105];2)+POWER([.J105];2))" office:value-type="float" office:value="125500.193388053" calcext:value-type="float">
            <text:p>125500.193388053</text:p>
          </table:table-cell>
          <table:table-cell/>
          <table:table-cell table:formula="of:=SQRT(POWER([.G105];2)+0.75*POWER([.H105];2))" office:value-type="float" office:value="49688.0390453397" calcext:value-type="float">
            <text:p>49688.0390453397</text:p>
          </table:table-cell>
          <table:table-cell table:formula="of:=SQRT(POWER([.F105];2)+POWER([.M105];2))" office:value-type="float" office:value="125130.735754335" calcext:value-type="float">
            <text:p>125130.735754335</text:p>
          </table:table-cell>
          <table:table-cell/>
          <table:table-cell table:formula="of:=-[.G105]/([.AD$5]*[.AD$53])" office:value-type="float" office:value="-0.00000103340332343639" calcext:value-type="float">
            <text:p>-1.03340332343639E-06</text:p>
          </table:table-cell>
          <table:table-cell table:formula="of:=-[.H105]/([.AD$5]*[.AD$54])" office:value-type="float" office:value="-0.000000424881227168236" calcext:value-type="float">
            <text:p>-4.24881227168236E-07</text:p>
          </table:table-cell>
          <table:table-cell/>
          <table:table-cell table:formula="of:=[.A$5]*([.P105]+[.P106])/2" office:value-type="float" office:value="-0.00000138454377720738" calcext:value-type="float">
            <text:p>-1.38454377720738E-06</text:p>
          </table:table-cell>
          <table:table-cell table:formula="of:=[.A$5]*([.Q105]+[.Q106])/2" office:value-type="float" office:value="-0.000000569207318429765" calcext:value-type="float">
            <text:p>-5.69207318429765E-07</text:p>
          </table:table-cell>
          <table:table-cell/>
          <table:table-cell table:formula="of:=[.A$5]*([.S105]+[.S106])/2" office:value-type="float" office:value="-0.00000185279169971085" calcext:value-type="float">
            <text:p>-1.85279169971085E-06</text:p>
          </table:table-cell>
          <table:table-cell table:formula="of:=[.A$5]*([.T105]+[.T106])/2" office:value-type="float" office:value="-0.000000761647548822035" calcext:value-type="float">
            <text:p>-7.61647548822035E-07</text:p>
          </table:table-cell>
          <table:table-cell/>
          <table:table-cell table:formula="of:=SQRT(POWER([.S105];2) + POWER([.T105];2))" office:value-type="float" office:value="0.00000149698311358468" calcext:value-type="float">
            <text:p>1.49698311358468E-06</text:p>
          </table:table-cell>
          <table:table-cell table:formula="of:=SQRT(POWER([.V105];2)+POWER([.W105];2))" office:value-type="float" office:value="0.00000200323340406055" calcext:value-type="float">
            <text:p>2.00323340406055E-06</text:p>
          </table:table-cell>
          <table:table-cell table:number-columns-repeated="998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B105]+(MAX([.D$11];[.F$11];[.H$11];[.J$11]) - MIN([.D$11];[.F$11];[.H$11];[.J$11]))/[.A$3]" office:value-type="float" office:value="79.996" calcext:value-type="float">
            <text:p>79.996</text:p>
          </table:table-cell>
          <table:table-cell table:formula="of:=IF([.B106]&gt;=[.D$11];[.D$13];0)+IF([.B106]&gt;=[.F$11];[.F$13];0)+IF([.B106]&gt;=[.H$11];[.H$13];0)+IF([.B106]&gt;=[.J$11];[.J$13];0)" office:value-type="float" office:value="1197" calcext:value-type="float">
            <text:p>1197</text:p>
          </table:table-cell>
          <table:table-cell table:formula="of:=IF([.B106]&gt;=[.D$11];[.D$14];0)+IF([.B106]&gt;=[.F$11];[.F$14];0)+IF([.B106]&gt;=[.H$11];[.H$14];0)+IF([.B106]&gt;=[.J$11];[.J$14];0)" office:value-type="float" office:value="-928" calcext:value-type="float">
            <text:p>-928</text:p>
          </table:table-cell>
          <table:table-cell table:formula="of:=IF([.B106]&gt;=[.D$11];[.D$15];0)+IF([.B106]&gt;=[.F$11];[.F$15];0)+IF([.B106]&gt;=[.H$11];[.H$15];0)+IF([.B106]&gt;=[.J$11];[.J$15];0)" office:value-type="float" office:value="-2252" calcext:value-type="float">
            <text:p>-2252</text:p>
          </table:table-cell>
          <table:table-cell table:formula="of:=IF([.B106]&gt;=[.H$11];MT([.H$14];[.H$16]);0)+IF([.B106]&gt;=[.J$11];MT([.J$15];[.J$16]);0)" office:value-type="float" office:value="-114842.5" calcext:value-type="float">
            <text:p>-114842.5</text:p>
          </table:table-cell>
          <table:table-cell table:formula="of:=MF([.B106];[.D$11];[.D$15]) + MF([.B106];[.F$11];[.F$15]) + MF([.B106];[.H$11];[.H$15])+ MF([.B106];[.J$11];[.J$15])" office:value-type="float" office:value="43688.008" calcext:value-type="float">
            <text:p>43688.008</text:p>
          </table:table-cell>
          <table:table-cell table:formula="of:=MF([.B106];[.D$11];[.D$14]) + MF([.B106];[.F$11];[.F$14]) + MF([.B106];[.H$11];[.H$14])+ MF([.B106];[.J$11];[.J$14]) + IND([.B106];[.J$11])*-[.J$13]*[.J$16]/2" office:value-type="float" office:value="17959.312" calcext:value-type="float">
            <text:p>17959.312</text:p>
          </table:table-cell>
          <table:table-cell/>
          <table:table-cell table:formula="of:=SQRT(POWER([.G106];2)+POWER([.H106];2))" office:value-type="float" office:value="47235.356784102" calcext:value-type="float">
            <text:p>47235.356784102</text:p>
          </table:table-cell>
          <table:table-cell table:formula="of:=SQRT(POWER([.F106];2)+POWER([.J106];2))" office:value-type="float" office:value="124177.206993761" calcext:value-type="float">
            <text:p>124177.206993761</text:p>
          </table:table-cell>
          <table:table-cell/>
          <table:table-cell table:formula="of:=SQRT(POWER([.G106];2)+0.75*POWER([.H106];2))" office:value-type="float" office:value="46373.9658498502" calcext:value-type="float">
            <text:p>46373.9658498502</text:p>
          </table:table-cell>
          <table:table-cell table:formula="of:=SQRT(POWER([.F106];2)+POWER([.M106];2))" office:value-type="float" office:value="123852.107430165" calcext:value-type="float">
            <text:p>123852.107430165</text:p>
          </table:table-cell>
          <table:table-cell/>
          <table:table-cell table:formula="of:=-[.G106]/([.AD$5]*[.AD$53])" office:value-type="float" office:value="-0.00000096449534497253" calcext:value-type="float">
            <text:p>-9.6449534497253E-07</text:p>
          </table:table-cell>
          <table:table-cell table:formula="of:=-[.H106]/([.AD$5]*[.AD$54])" office:value-type="float" office:value="-0.000000396485754692896" calcext:value-type="float">
            <text:p>-3.96485754692896E-07</text:p>
          </table:table-cell>
          <table:table-cell/>
          <table:table-cell table:formula="of:=[.A$5]*([.P106]+[.P107])/2" office:value-type="float" office:value="-0.00000128903731905647" calcext:value-type="float">
            <text:p>-1.28903731905647E-06</text:p>
          </table:table-cell>
          <table:table-cell table:formula="of:=[.A$5]*([.Q106]+[.Q107])/2" office:value-type="float" office:value="-0.000000529851193578944" calcext:value-type="float">
            <text:p>-5.29851193578944E-07</text:p>
          </table:table-cell>
          <table:table-cell/>
          <table:table-cell table:formula="of:=[.A$5]*([.S106]+[.S107])/2" office:value-type="float" office:value="-0.00000172041974871368" calcext:value-type="float">
            <text:p>-1.72041974871368E-06</text:p>
          </table:table-cell>
          <table:table-cell table:formula="of:=[.A$5]*([.T106]+[.T107])/2" office:value-type="float" office:value="-0.000000707099959778797" calcext:value-type="float">
            <text:p>-7.07099959778797E-07</text:p>
          </table:table-cell>
          <table:table-cell/>
          <table:table-cell table:formula="of:=SQRT(POWER([.S106];2) + POWER([.T106];2))" office:value-type="float" office:value="0.00000139368558048698" calcext:value-type="float">
            <text:p>1.39368558048698E-06</text:p>
          </table:table-cell>
          <table:table-cell table:formula="of:=SQRT(POWER([.V106];2)+POWER([.W106];2))" office:value-type="float" office:value="0.00000186006302712656" calcext:value-type="float">
            <text:p>1.86006302712656E-06</text:p>
          </table:table-cell>
          <table:table-cell table:number-columns-repeated="998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B106]+(MAX([.D$11];[.F$11];[.H$11];[.J$11]) - MIN([.D$11];[.F$11];[.H$11];[.J$11]))/[.A$3]" office:value-type="float" office:value="81.382" calcext:value-type="float">
            <text:p>81.382</text:p>
          </table:table-cell>
          <table:table-cell table:formula="of:=IF([.B107]&gt;=[.D$11];[.D$13];0)+IF([.B107]&gt;=[.F$11];[.F$13];0)+IF([.B107]&gt;=[.H$11];[.H$13];0)+IF([.B107]&gt;=[.J$11];[.J$13];0)" office:value-type="float" office:value="1197" calcext:value-type="float">
            <text:p>1197</text:p>
          </table:table-cell>
          <table:table-cell table:formula="of:=IF([.B107]&gt;=[.D$11];[.D$14];0)+IF([.B107]&gt;=[.F$11];[.F$14];0)+IF([.B107]&gt;=[.H$11];[.H$14];0)+IF([.B107]&gt;=[.J$11];[.J$14];0)" office:value-type="float" office:value="-928" calcext:value-type="float">
            <text:p>-928</text:p>
          </table:table-cell>
          <table:table-cell table:formula="of:=IF([.B107]&gt;=[.D$11];[.D$15];0)+IF([.B107]&gt;=[.F$11];[.F$15];0)+IF([.B107]&gt;=[.H$11];[.H$15];0)+IF([.B107]&gt;=[.J$11];[.J$15];0)" office:value-type="float" office:value="-2252" calcext:value-type="float">
            <text:p>-2252</text:p>
          </table:table-cell>
          <table:table-cell table:formula="of:=IF([.B107]&gt;=[.H$11];MT([.H$14];[.H$16]);0)+IF([.B107]&gt;=[.J$11];MT([.J$15];[.J$16]);0)" office:value-type="float" office:value="-114842.5" calcext:value-type="float">
            <text:p>-114842.5</text:p>
          </table:table-cell>
          <table:table-cell table:formula="of:=MF([.B107];[.D$11];[.D$15]) + MF([.B107];[.F$11];[.F$15]) + MF([.B107];[.H$11];[.H$15])+ MF([.B107];[.J$11];[.J$15])" office:value-type="float" office:value="40566.736" calcext:value-type="float">
            <text:p>40566.736</text:p>
          </table:table-cell>
          <table:table-cell table:formula="of:=MF([.B107];[.D$11];[.D$14]) + MF([.B107];[.F$11];[.F$14]) + MF([.B107];[.H$11];[.H$14])+ MF([.B107];[.J$11];[.J$14]) + IND([.B107];[.J$11])*-[.J$13]*[.J$16]/2" office:value-type="float" office:value="16673.104" calcext:value-type="float">
            <text:p>16673.104</text:p>
          </table:table-cell>
          <table:table-cell/>
          <table:table-cell table:formula="of:=SQRT(POWER([.G107];2)+POWER([.H107];2))" office:value-type="float" office:value="43859.4626812563" calcext:value-type="float">
            <text:p>43859.4626812563</text:p>
          </table:table-cell>
          <table:table-cell table:formula="of:=SQRT(POWER([.F107];2)+POWER([.J107];2))" office:value-type="float" office:value="122932.714412961" calcext:value-type="float">
            <text:p>122932.714412961</text:p>
          </table:table-cell>
          <table:table-cell/>
          <table:table-cell table:formula="of:=SQRT(POWER([.G107];2)+0.75*POWER([.H107];2))" office:value-type="float" office:value="43059.8927941049" calcext:value-type="float">
            <text:p>43059.8927941049</text:p>
          </table:table-cell>
          <table:table-cell table:formula="of:=SQRT(POWER([.F107];2)+POWER([.M107];2))" office:value-type="float" office:value="122649.721457857" calcext:value-type="float">
            <text:p>122649.721457857</text:p>
          </table:table-cell>
          <table:table-cell/>
          <table:table-cell table:formula="of:=-[.G107]/([.AD$5]*[.AD$53])" office:value-type="float" office:value="-0.000000895587366508667" calcext:value-type="float">
            <text:p>-8.95587366508667E-07</text:p>
          </table:table-cell>
          <table:table-cell table:formula="of:=-[.H107]/([.AD$5]*[.AD$54])" office:value-type="float" office:value="-0.000000368090282217557" calcext:value-type="float">
            <text:p>-3.68090282217557E-07</text:p>
          </table:table-cell>
          <table:table-cell/>
          <table:table-cell table:formula="of:=[.A$5]*([.P107]+[.P108])/2" office:value-type="float" office:value="-0.00000119353086090555" calcext:value-type="float">
            <text:p>-1.19353086090555E-06</text:p>
          </table:table-cell>
          <table:table-cell table:formula="of:=[.A$5]*([.Q107]+[.Q108])/2" office:value-type="float" office:value="-0.000000490495068728123" calcext:value-type="float">
            <text:p>-4.90495068728123E-07</text:p>
          </table:table-cell>
          <table:table-cell/>
          <table:table-cell table:formula="of:=[.A$5]*([.S107]+[.S108])/2" office:value-type="float" office:value="-0.00000158804779771652" calcext:value-type="float">
            <text:p>-1.58804779771652E-06</text:p>
          </table:table-cell>
          <table:table-cell table:formula="of:=[.A$5]*([.T107]+[.T108])/2" office:value-type="float" office:value="-0.00000065255237073556" calcext:value-type="float">
            <text:p>-6.5255237073556E-07</text:p>
          </table:table-cell>
          <table:table-cell/>
          <table:table-cell table:formula="of:=SQRT(POWER([.S107];2) + POWER([.T107];2))" office:value-type="float" office:value="0.00000129038805340896" calcext:value-type="float">
            <text:p>1.29038805340896E-06</text:p>
          </table:table-cell>
          <table:table-cell table:formula="of:=SQRT(POWER([.V107];2)+POWER([.W107];2))" office:value-type="float" office:value="0.00000171689265954074" calcext:value-type="float">
            <text:p>1.71689265954074E-06</text:p>
          </table:table-cell>
          <table:table-cell table:number-columns-repeated="998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B107]+(MAX([.D$11];[.F$11];[.H$11];[.J$11]) - MIN([.D$11];[.F$11];[.H$11];[.J$11]))/[.A$3]" office:value-type="float" office:value="82.768" calcext:value-type="float">
            <text:p>82.768</text:p>
          </table:table-cell>
          <table:table-cell table:formula="of:=IF([.B108]&gt;=[.D$11];[.D$13];0)+IF([.B108]&gt;=[.F$11];[.F$13];0)+IF([.B108]&gt;=[.H$11];[.H$13];0)+IF([.B108]&gt;=[.J$11];[.J$13];0)" office:value-type="float" office:value="1197" calcext:value-type="float">
            <text:p>1197</text:p>
          </table:table-cell>
          <table:table-cell table:formula="of:=IF([.B108]&gt;=[.D$11];[.D$14];0)+IF([.B108]&gt;=[.F$11];[.F$14];0)+IF([.B108]&gt;=[.H$11];[.H$14];0)+IF([.B108]&gt;=[.J$11];[.J$14];0)" office:value-type="float" office:value="-928" calcext:value-type="float">
            <text:p>-928</text:p>
          </table:table-cell>
          <table:table-cell table:formula="of:=IF([.B108]&gt;=[.D$11];[.D$15];0)+IF([.B108]&gt;=[.F$11];[.F$15];0)+IF([.B108]&gt;=[.H$11];[.H$15];0)+IF([.B108]&gt;=[.J$11];[.J$15];0)" office:value-type="float" office:value="-2252" calcext:value-type="float">
            <text:p>-2252</text:p>
          </table:table-cell>
          <table:table-cell table:formula="of:=IF([.B108]&gt;=[.H$11];MT([.H$14];[.H$16]);0)+IF([.B108]&gt;=[.J$11];MT([.J$15];[.J$16]);0)" office:value-type="float" office:value="-114842.5" calcext:value-type="float">
            <text:p>-114842.5</text:p>
          </table:table-cell>
          <table:table-cell table:formula="of:=MF([.B108];[.D$11];[.D$15]) + MF([.B108];[.F$11];[.F$15]) + MF([.B108];[.H$11];[.H$15])+ MF([.B108];[.J$11];[.J$15])" office:value-type="float" office:value="37445.464" calcext:value-type="float">
            <text:p>37445.464</text:p>
          </table:table-cell>
          <table:table-cell table:formula="of:=MF([.B108];[.D$11];[.D$14]) + MF([.B108];[.F$11];[.F$14]) + MF([.B108];[.H$11];[.H$14])+ MF([.B108];[.J$11];[.J$14]) + IND([.B108];[.J$11])*-[.J$13]*[.J$16]/2" office:value-type="float" office:value="15386.896" calcext:value-type="float">
            <text:p>15386.896</text:p>
          </table:table-cell>
          <table:table-cell/>
          <table:table-cell table:formula="of:=SQRT(POWER([.G108];2)+POWER([.H108];2))" office:value-type="float" office:value="40483.5687988363" calcext:value-type="float">
            <text:p>40483.5687988363</text:p>
          </table:table-cell>
          <table:table-cell table:formula="of:=SQRT(POWER([.F108];2)+POWER([.J108];2))" office:value-type="float" office:value="121769.122313254" calcext:value-type="float">
            <text:p>121769.122313254</text:p>
          </table:table-cell>
          <table:table-cell/>
          <table:table-cell table:formula="of:=SQRT(POWER([.G108];2)+0.75*POWER([.H108];2))" office:value-type="float" office:value="39745.8199130602" calcext:value-type="float">
            <text:p>39745.8199130602</text:p>
          </table:table-cell>
          <table:table-cell table:formula="of:=SQRT(POWER([.F108];2)+POWER([.M108];2))" office:value-type="float" office:value="121525.840901478" calcext:value-type="float">
            <text:p>121525.840901478</text:p>
          </table:table-cell>
          <table:table-cell/>
          <table:table-cell table:formula="of:=-[.G108]/([.AD$5]*[.AD$53])" office:value-type="float" office:value="-0.000000826679388044803" calcext:value-type="float">
            <text:p>-8.26679388044803E-07</text:p>
          </table:table-cell>
          <table:table-cell table:formula="of:=-[.H108]/([.AD$5]*[.AD$54])" office:value-type="float" office:value="-0.000000339694809742217" calcext:value-type="float">
            <text:p>-3.39694809742217E-07</text:p>
          </table:table-cell>
          <table:table-cell/>
          <table:table-cell table:formula="of:=[.A$5]*([.P108]+[.P109])/2" office:value-type="float" office:value="-0.00000109802440275464" calcext:value-type="float">
            <text:p>-1.09802440275464E-06</text:p>
          </table:table-cell>
          <table:table-cell table:formula="of:=[.A$5]*([.Q108]+[.Q109])/2" office:value-type="float" office:value="-0.000000451138943877302" calcext:value-type="float">
            <text:p>-4.51138943877302E-07</text:p>
          </table:table-cell>
          <table:table-cell/>
          <table:table-cell table:formula="of:=[.A$5]*([.S108]+[.S109])/2" office:value-type="float" office:value="-0.00000145567584671935" calcext:value-type="float">
            <text:p>-1.45567584671935E-06</text:p>
          </table:table-cell>
          <table:table-cell table:formula="of:=[.A$5]*([.T108]+[.T109])/2" office:value-type="float" office:value="-0.000000598004781692322" calcext:value-type="float">
            <text:p>-5.98004781692322E-07</text:p>
          </table:table-cell>
          <table:table-cell/>
          <table:table-cell table:formula="of:=SQRT(POWER([.S108];2) + POWER([.T108];2))" office:value-type="float" office:value="0.00000118709053392208" calcext:value-type="float">
            <text:p>1.18709053392208E-06</text:p>
          </table:table-cell>
          <table:table-cell table:formula="of:=SQRT(POWER([.V108];2)+POWER([.W108];2))" office:value-type="float" office:value="0.00000157372230385445" calcext:value-type="float">
            <text:p>1.57372230385445E-06</text:p>
          </table:table-cell>
          <table:table-cell table:number-columns-repeated="998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108]+(MAX([.D$11];[.F$11];[.H$11];[.J$11]) - MIN([.D$11];[.F$11];[.H$11];[.J$11]))/[.A$3]" office:value-type="float" office:value="84.154" calcext:value-type="float">
            <text:p>84.154</text:p>
          </table:table-cell>
          <table:table-cell table:formula="of:=IF([.B109]&gt;=[.D$11];[.D$13];0)+IF([.B109]&gt;=[.F$11];[.F$13];0)+IF([.B109]&gt;=[.H$11];[.H$13];0)+IF([.B109]&gt;=[.J$11];[.J$13];0)" office:value-type="float" office:value="1197" calcext:value-type="float">
            <text:p>1197</text:p>
          </table:table-cell>
          <table:table-cell table:formula="of:=IF([.B109]&gt;=[.D$11];[.D$14];0)+IF([.B109]&gt;=[.F$11];[.F$14];0)+IF([.B109]&gt;=[.H$11];[.H$14];0)+IF([.B109]&gt;=[.J$11];[.J$14];0)" office:value-type="float" office:value="-928" calcext:value-type="float">
            <text:p>-928</text:p>
          </table:table-cell>
          <table:table-cell table:formula="of:=IF([.B109]&gt;=[.D$11];[.D$15];0)+IF([.B109]&gt;=[.F$11];[.F$15];0)+IF([.B109]&gt;=[.H$11];[.H$15];0)+IF([.B109]&gt;=[.J$11];[.J$15];0)" office:value-type="float" office:value="-2252" calcext:value-type="float">
            <text:p>-2252</text:p>
          </table:table-cell>
          <table:table-cell table:formula="of:=IF([.B109]&gt;=[.H$11];MT([.H$14];[.H$16]);0)+IF([.B109]&gt;=[.J$11];MT([.J$15];[.J$16]);0)" office:value-type="float" office:value="-114842.5" calcext:value-type="float">
            <text:p>-114842.5</text:p>
          </table:table-cell>
          <table:table-cell table:formula="of:=MF([.B109];[.D$11];[.D$15]) + MF([.B109];[.F$11];[.F$15]) + MF([.B109];[.H$11];[.H$15])+ MF([.B109];[.J$11];[.J$15])" office:value-type="float" office:value="34324.192" calcext:value-type="float">
            <text:p>34324.192</text:p>
          </table:table-cell>
          <table:table-cell table:formula="of:=MF([.B109];[.D$11];[.D$14]) + MF([.B109];[.F$11];[.F$14]) + MF([.B109];[.H$11];[.H$14])+ MF([.B109];[.J$11];[.J$14]) + IND([.B109];[.J$11])*-[.J$13]*[.J$16]/2" office:value-type="float" office:value="14100.688" calcext:value-type="float">
            <text:p>14100.688</text:p>
          </table:table-cell>
          <table:table-cell/>
          <table:table-cell table:formula="of:=SQRT(POWER([.G109];2)+POWER([.H109];2))" office:value-type="float" office:value="37107.6751970022" calcext:value-type="float">
            <text:p>37107.6751970022</text:p>
          </table:table-cell>
          <table:table-cell table:formula="of:=SQRT(POWER([.F109];2)+POWER([.J109];2))" office:value-type="float" office:value="120688.77066561" calcext:value-type="float">
            <text:p>120688.77066561</text:p>
          </table:table-cell>
          <table:table-cell/>
          <table:table-cell table:formula="of:=SQRT(POWER([.G109];2)+0.75*POWER([.H109];2))" office:value-type="float" office:value="36431.7472543917" calcext:value-type="float">
            <text:p>36431.7472543917</text:p>
          </table:table-cell>
          <table:table-cell table:formula="of:=SQRT(POWER([.F109];2)+POWER([.M109];2))" office:value-type="float" office:value="120482.66271235" calcext:value-type="float">
            <text:p>120482.66271235</text:p>
          </table:table-cell>
          <table:table-cell/>
          <table:table-cell table:formula="of:=-[.G109]/([.AD$5]*[.AD$53])" office:value-type="float" office:value="-0.00000075777140958094" calcext:value-type="float">
            <text:p>-7.5777140958094E-07</text:p>
          </table:table-cell>
          <table:table-cell table:formula="of:=-[.H109]/([.AD$5]*[.AD$54])" office:value-type="float" office:value="-0.000000311299337266877" calcext:value-type="float">
            <text:p>-3.11299337266877E-07</text:p>
          </table:table-cell>
          <table:table-cell/>
          <table:table-cell table:formula="of:=[.A$5]*([.P109]+[.P110])/2" office:value-type="float" office:value="-0.00000100251794460373" calcext:value-type="float">
            <text:p>-1.00251794460373E-06</text:p>
          </table:table-cell>
          <table:table-cell table:formula="of:=[.A$5]*([.Q109]+[.Q110])/2" office:value-type="float" office:value="-0.000000411782819026481" calcext:value-type="float">
            <text:p>-4.11782819026481E-07</text:p>
          </table:table-cell>
          <table:table-cell/>
          <table:table-cell table:formula="of:=[.A$5]*([.S109]+[.S110])/2" office:value-type="float" office:value="-0.00000132330389572218" calcext:value-type="float">
            <text:p>-1.32330389572218E-06</text:p>
          </table:table-cell>
          <table:table-cell table:formula="of:=[.A$5]*([.T109]+[.T110])/2" office:value-type="float" office:value="-0.000000543457192649084" calcext:value-type="float">
            <text:p>-5.43457192649084E-07</text:p>
          </table:table-cell>
          <table:table-cell/>
          <table:table-cell table:formula="of:=SQRT(POWER([.S109];2) + POWER([.T109];2))" office:value-type="float" office:value="0.00000108379302419691" calcext:value-type="float">
            <text:p>1.08379302419691E-06</text:p>
          </table:table-cell>
          <table:table-cell table:formula="of:=SQRT(POWER([.V109];2)+POWER([.W109];2))" office:value-type="float" office:value="0.00000143055196364044" calcext:value-type="float">
            <text:p>1.43055196364044E-06</text:p>
          </table:table-cell>
          <table:table-cell table:number-columns-repeated="998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B109]+(MAX([.D$11];[.F$11];[.H$11];[.J$11]) - MIN([.D$11];[.F$11];[.H$11];[.J$11]))/[.A$3]" office:value-type="float" office:value="85.54" calcext:value-type="float">
            <text:p>85.54</text:p>
          </table:table-cell>
          <table:table-cell table:formula="of:=IF([.B110]&gt;=[.D$11];[.D$13];0)+IF([.B110]&gt;=[.F$11];[.F$13];0)+IF([.B110]&gt;=[.H$11];[.H$13];0)+IF([.B110]&gt;=[.J$11];[.J$13];0)" office:value-type="float" office:value="1197" calcext:value-type="float">
            <text:p>1197</text:p>
          </table:table-cell>
          <table:table-cell table:formula="of:=IF([.B110]&gt;=[.D$11];[.D$14];0)+IF([.B110]&gt;=[.F$11];[.F$14];0)+IF([.B110]&gt;=[.H$11];[.H$14];0)+IF([.B110]&gt;=[.J$11];[.J$14];0)" office:value-type="float" office:value="-928" calcext:value-type="float">
            <text:p>-928</text:p>
          </table:table-cell>
          <table:table-cell table:formula="of:=IF([.B110]&gt;=[.D$11];[.D$15];0)+IF([.B110]&gt;=[.F$11];[.F$15];0)+IF([.B110]&gt;=[.H$11];[.H$15];0)+IF([.B110]&gt;=[.J$11];[.J$15];0)" office:value-type="float" office:value="-2252" calcext:value-type="float">
            <text:p>-2252</text:p>
          </table:table-cell>
          <table:table-cell table:formula="of:=IF([.B110]&gt;=[.H$11];MT([.H$14];[.H$16]);0)+IF([.B110]&gt;=[.J$11];MT([.J$15];[.J$16]);0)" office:value-type="float" office:value="-114842.5" calcext:value-type="float">
            <text:p>-114842.5</text:p>
          </table:table-cell>
          <table:table-cell table:formula="of:=MF([.B110];[.D$11];[.D$15]) + MF([.B110];[.F$11];[.F$15]) + MF([.B110];[.H$11];[.H$15])+ MF([.B110];[.J$11];[.J$15])" office:value-type="float" office:value="31202.92" calcext:value-type="float">
            <text:p>31202.92</text:p>
          </table:table-cell>
          <table:table-cell table:formula="of:=MF([.B110];[.D$11];[.D$14]) + MF([.B110];[.F$11];[.F$14]) + MF([.B110];[.H$11];[.H$14])+ MF([.B110];[.J$11];[.J$14]) + IND([.B110];[.J$11])*-[.J$13]*[.J$16]/2" office:value-type="float" office:value="12814.48" calcext:value-type="float">
            <text:p>12814.48</text:p>
          </table:table-cell>
          <table:table-cell/>
          <table:table-cell table:formula="of:=SQRT(POWER([.G110];2)+POWER([.H110];2))" office:value-type="float" office:value="33731.7819599974" calcext:value-type="float">
            <text:p>33731.7819599974</text:p>
          </table:table-cell>
          <table:table-cell table:formula="of:=SQRT(POWER([.F110];2)+POWER([.J110];2))" office:value-type="float" office:value="119693.913464498" calcext:value-type="float">
            <text:p>119693.913464498</text:p>
          </table:table-cell>
          <table:table-cell/>
          <table:table-cell table:formula="of:=SQRT(POWER([.G110];2)+0.75*POWER([.H110];2))" office:value-type="float" office:value="33117.6748848587" calcext:value-type="float">
            <text:p>33117.6748848587</text:p>
          </table:table-cell>
          <table:table-cell table:formula="of:=SQRT(POWER([.F110];2)+POWER([.M110];2))" office:value-type="float" office:value="119522.299994726" calcext:value-type="float">
            <text:p>119522.299994726</text:p>
          </table:table-cell>
          <table:table-cell/>
          <table:table-cell table:formula="of:=-[.G110]/([.AD$5]*[.AD$53])" office:value-type="float" office:value="-0.000000688863431117077" calcext:value-type="float">
            <text:p>-6.88863431117077E-07</text:p>
          </table:table-cell>
          <table:table-cell table:formula="of:=-[.H110]/([.AD$5]*[.AD$54])" office:value-type="float" office:value="-0.000000282903864791537" calcext:value-type="float">
            <text:p>-2.82903864791537E-07</text:p>
          </table:table-cell>
          <table:table-cell/>
          <table:table-cell table:formula="of:=[.A$5]*([.P110]+[.P111])/2" office:value-type="float" office:value="-0.000000907011486452811" calcext:value-type="float">
            <text:p>-9.07011486452811E-07</text:p>
          </table:table-cell>
          <table:table-cell table:formula="of:=[.A$5]*([.Q110]+[.Q111])/2" office:value-type="float" office:value="-0.000000372426694175661" calcext:value-type="float">
            <text:p>-3.72426694175661E-07</text:p>
          </table:table-cell>
          <table:table-cell/>
          <table:table-cell table:formula="of:=[.A$5]*([.S110]+[.S111])/2" office:value-type="float" office:value="-0.00000119093194472501" calcext:value-type="float">
            <text:p>-1.19093194472501E-06</text:p>
          </table:table-cell>
          <table:table-cell table:formula="of:=[.A$5]*([.T110]+[.T111])/2" office:value-type="float" office:value="-0.000000488909603605847" calcext:value-type="float">
            <text:p>-4.88909603605847E-07</text:p>
          </table:table-cell>
          <table:table-cell/>
          <table:table-cell table:formula="of:=SQRT(POWER([.S110];2) + POWER([.T110];2))" office:value-type="float" office:value="0.000000980495527318687" calcext:value-type="float">
            <text:p>9.80495527318687E-07</text:p>
          </table:table-cell>
          <table:table-cell table:formula="of:=SQRT(POWER([.V110];2)+POWER([.W110];2))" office:value-type="float" office:value="0.00000128738164406074" calcext:value-type="float">
            <text:p>1.28738164406074E-06</text:p>
          </table:table-cell>
          <table:table-cell table:number-columns-repeated="998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B110]+(MAX([.D$11];[.F$11];[.H$11];[.J$11]) - MIN([.D$11];[.F$11];[.H$11];[.J$11]))/[.A$3]" office:value-type="float" office:value="86.926" calcext:value-type="float">
            <text:p>86.926</text:p>
          </table:table-cell>
          <table:table-cell table:formula="of:=IF([.B111]&gt;=[.D$11];[.D$13];0)+IF([.B111]&gt;=[.F$11];[.F$13];0)+IF([.B111]&gt;=[.H$11];[.H$13];0)+IF([.B111]&gt;=[.J$11];[.J$13];0)" office:value-type="float" office:value="1197" calcext:value-type="float">
            <text:p>1197</text:p>
          </table:table-cell>
          <table:table-cell table:formula="of:=IF([.B111]&gt;=[.D$11];[.D$14];0)+IF([.B111]&gt;=[.F$11];[.F$14];0)+IF([.B111]&gt;=[.H$11];[.H$14];0)+IF([.B111]&gt;=[.J$11];[.J$14];0)" office:value-type="float" office:value="-928" calcext:value-type="float">
            <text:p>-928</text:p>
          </table:table-cell>
          <table:table-cell table:formula="of:=IF([.B111]&gt;=[.D$11];[.D$15];0)+IF([.B111]&gt;=[.F$11];[.F$15];0)+IF([.B111]&gt;=[.H$11];[.H$15];0)+IF([.B111]&gt;=[.J$11];[.J$15];0)" office:value-type="float" office:value="-2252" calcext:value-type="float">
            <text:p>-2252</text:p>
          </table:table-cell>
          <table:table-cell table:formula="of:=IF([.B111]&gt;=[.H$11];MT([.H$14];[.H$16]);0)+IF([.B111]&gt;=[.J$11];MT([.J$15];[.J$16]);0)" office:value-type="float" office:value="-114842.5" calcext:value-type="float">
            <text:p>-114842.5</text:p>
          </table:table-cell>
          <table:table-cell table:formula="of:=MF([.B111];[.D$11];[.D$15]) + MF([.B111];[.F$11];[.F$15]) + MF([.B111];[.H$11];[.H$15])+ MF([.B111];[.J$11];[.J$15])" office:value-type="float" office:value="28081.6480000001" calcext:value-type="float">
            <text:p>28081.6480000001</text:p>
          </table:table-cell>
          <table:table-cell table:formula="of:=MF([.B111];[.D$11];[.D$14]) + MF([.B111];[.F$11];[.F$14]) + MF([.B111];[.H$11];[.H$14])+ MF([.B111];[.J$11];[.J$14]) + IND([.B111];[.J$11])*-[.J$13]*[.J$16]/2" office:value-type="float" office:value="11528.272" calcext:value-type="float">
            <text:p>11528.272</text:p>
          </table:table-cell>
          <table:table-cell/>
          <table:table-cell table:formula="of:=SQRT(POWER([.G111];2)+POWER([.H111];2))" office:value-type="float" office:value="30355.8892095404" calcext:value-type="float">
            <text:p>30355.8892095404</text:p>
          </table:table-cell>
          <table:table-cell table:formula="of:=SQRT(POWER([.F111];2)+POWER([.J111];2))" office:value-type="float" office:value="118786.698817468" calcext:value-type="float">
            <text:p>118786.698817468</text:p>
          </table:table-cell>
          <table:table-cell/>
          <table:table-cell table:formula="of:=SQRT(POWER([.G111];2)+0.75*POWER([.H111];2))" office:value-type="float" office:value="29803.6029009144" calcext:value-type="float">
            <text:p>29803.6029009144</text:p>
          </table:table-cell>
          <table:table-cell table:formula="of:=SQRT(POWER([.F111];2)+POWER([.M111];2))" office:value-type="float" office:value="118646.763765917" calcext:value-type="float">
            <text:p>118646.763765917</text:p>
          </table:table-cell>
          <table:table-cell/>
          <table:table-cell table:formula="of:=-[.G111]/([.AD$5]*[.AD$53])" office:value-type="float" office:value="-0.000000619955452653214" calcext:value-type="float">
            <text:p>-6.19955452653214E-07</text:p>
          </table:table-cell>
          <table:table-cell table:formula="of:=-[.H111]/([.AD$5]*[.AD$54])" office:value-type="float" office:value="-0.000000254508392316198" calcext:value-type="float">
            <text:p>-2.54508392316198E-07</text:p>
          </table:table-cell>
          <table:table-cell/>
          <table:table-cell table:formula="of:=[.A$5]*([.P111]+[.P112])/2" office:value-type="float" office:value="-0.000000811505028301897" calcext:value-type="float">
            <text:p>-8.11505028301897E-07</text:p>
          </table:table-cell>
          <table:table-cell table:formula="of:=[.A$5]*([.Q111]+[.Q112])/2" office:value-type="float" office:value="-0.000000333070569324839" calcext:value-type="float">
            <text:p>-3.33070569324839E-07</text:p>
          </table:table-cell>
          <table:table-cell/>
          <table:table-cell table:formula="of:=[.A$5]*([.S111]+[.S112])/2" office:value-type="float" office:value="-0.00000105855999372785" calcext:value-type="float">
            <text:p>-1.05855999372785E-06</text:p>
          </table:table-cell>
          <table:table-cell table:formula="of:=[.A$5]*([.T111]+[.T112])/2" office:value-type="float" office:value="-0.000000434362014562609" calcext:value-type="float">
            <text:p>-4.34362014562609E-07</text:p>
          </table:table-cell>
          <table:table-cell/>
          <table:table-cell table:formula="of:=SQRT(POWER([.S111];2) + POWER([.T111];2))" office:value-type="float" office:value="0.000000877198047825937" calcext:value-type="float">
            <text:p>8.77198047825937E-07</text:p>
          </table:table-cell>
          <table:table-cell table:formula="of:=SQRT(POWER([.V111];2)+POWER([.W111];2))" office:value-type="float" office:value="0.00000114421135286099" calcext:value-type="float">
            <text:p>1.14421135286099E-06</text:p>
          </table:table-cell>
          <table:table-cell table:number-columns-repeated="998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B111]+(MAX([.D$11];[.F$11];[.H$11];[.J$11]) - MIN([.D$11];[.F$11];[.H$11];[.J$11]))/[.A$3]" office:value-type="float" office:value="88.312" calcext:value-type="float">
            <text:p>88.312</text:p>
          </table:table-cell>
          <table:table-cell table:formula="of:=IF([.B112]&gt;=[.D$11];[.D$13];0)+IF([.B112]&gt;=[.F$11];[.F$13];0)+IF([.B112]&gt;=[.H$11];[.H$13];0)+IF([.B112]&gt;=[.J$11];[.J$13];0)" office:value-type="float" office:value="1197" calcext:value-type="float">
            <text:p>1197</text:p>
          </table:table-cell>
          <table:table-cell table:formula="of:=IF([.B112]&gt;=[.D$11];[.D$14];0)+IF([.B112]&gt;=[.F$11];[.F$14];0)+IF([.B112]&gt;=[.H$11];[.H$14];0)+IF([.B112]&gt;=[.J$11];[.J$14];0)" office:value-type="float" office:value="-928" calcext:value-type="float">
            <text:p>-928</text:p>
          </table:table-cell>
          <table:table-cell table:formula="of:=IF([.B112]&gt;=[.D$11];[.D$15];0)+IF([.B112]&gt;=[.F$11];[.F$15];0)+IF([.B112]&gt;=[.H$11];[.H$15];0)+IF([.B112]&gt;=[.J$11];[.J$15];0)" office:value-type="float" office:value="-2252" calcext:value-type="float">
            <text:p>-2252</text:p>
          </table:table-cell>
          <table:table-cell table:formula="of:=IF([.B112]&gt;=[.H$11];MT([.H$14];[.H$16]);0)+IF([.B112]&gt;=[.J$11];MT([.J$15];[.J$16]);0)" office:value-type="float" office:value="-114842.5" calcext:value-type="float">
            <text:p>-114842.5</text:p>
          </table:table-cell>
          <table:table-cell table:formula="of:=MF([.B112];[.D$11];[.D$15]) + MF([.B112];[.F$11];[.F$15]) + MF([.B112];[.H$11];[.H$15])+ MF([.B112];[.J$11];[.J$15])" office:value-type="float" office:value="24960.3760000001" calcext:value-type="float">
            <text:p>24960.3760000001</text:p>
          </table:table-cell>
          <table:table-cell table:formula="of:=MF([.B112];[.D$11];[.D$14]) + MF([.B112];[.F$11];[.F$14]) + MF([.B112];[.H$11];[.H$14])+ MF([.B112];[.J$11];[.J$14]) + IND([.B112];[.J$11])*-[.J$13]*[.J$16]/2" office:value-type="float" office:value="10242.064" calcext:value-type="float">
            <text:p>10242.064</text:p>
          </table:table-cell>
          <table:table-cell/>
          <table:table-cell table:formula="of:=SQRT(POWER([.G112];2)+POWER([.H112];2))" office:value-type="float" office:value="26979.9971282703" calcext:value-type="float">
            <text:p>26979.9971282703</text:p>
          </table:table-cell>
          <table:table-cell table:formula="of:=SQRT(POWER([.F112];2)+POWER([.J112];2))" office:value-type="float" office:value="117969.148726654" calcext:value-type="float">
            <text:p>117969.148726654</text:p>
          </table:table-cell>
          <table:table-cell/>
          <table:table-cell table:formula="of:=SQRT(POWER([.G112];2)+0.75*POWER([.H112];2))" office:value-type="float" office:value="26489.5314472803" calcext:value-type="float">
            <text:p>26489.5314472803</text:p>
          </table:table-cell>
          <table:table-cell table:formula="of:=SQRT(POWER([.F112];2)+POWER([.M112];2))" office:value-type="float" office:value="117857.944503315" calcext:value-type="float">
            <text:p>117857.944503315</text:p>
          </table:table-cell>
          <table:table-cell/>
          <table:table-cell table:formula="of:=-[.G112]/([.AD$5]*[.AD$53])" office:value-type="float" office:value="-0.00000055104747418935" calcext:value-type="float">
            <text:p>-5.5104747418935E-07</text:p>
          </table:table-cell>
          <table:table-cell table:formula="of:=-[.H112]/([.AD$5]*[.AD$54])" office:value-type="float" office:value="-0.000000226112919840858" calcext:value-type="float">
            <text:p>-2.26112919840858E-07</text:p>
          </table:table-cell>
          <table:table-cell/>
          <table:table-cell table:formula="of:=[.A$5]*([.P112]+[.P113])/2" office:value-type="float" office:value="-0.000000715998570150982" calcext:value-type="float">
            <text:p>-7.15998570150982E-07</text:p>
          </table:table-cell>
          <table:table-cell table:formula="of:=[.A$5]*([.Q112]+[.Q113])/2" office:value-type="float" office:value="-0.000000293714444474019" calcext:value-type="float">
            <text:p>-2.93714444474019E-07</text:p>
          </table:table-cell>
          <table:table-cell/>
          <table:table-cell table:formula="of:=[.A$5]*([.S112]+[.S113])/2" office:value-type="float" office:value="-0.000000926188042730677" calcext:value-type="float">
            <text:p>-9.26188042730677E-07</text:p>
          </table:table-cell>
          <table:table-cell table:formula="of:=[.A$5]*([.T112]+[.T113])/2" office:value-type="float" office:value="-0.000000379814425519371" calcext:value-type="float">
            <text:p>-3.79814425519371E-07</text:p>
          </table:table-cell>
          <table:table-cell/>
          <table:table-cell table:formula="of:=SQRT(POWER([.S112];2) + POWER([.T112];2))" office:value-type="float" office:value="0.000000773900592680308" calcext:value-type="float">
            <text:p>7.73900592680308E-07</text:p>
          </table:table-cell>
          <table:table-cell table:formula="of:=SQRT(POWER([.V112];2)+POWER([.W112];2))" office:value-type="float" office:value="0.00000100104110221803" calcext:value-type="float">
            <text:p>1.00104110221803E-06</text:p>
          </table:table-cell>
          <table:table-cell table:number-columns-repeated="998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B112]+(MAX([.D$11];[.F$11];[.H$11];[.J$11]) - MIN([.D$11];[.F$11];[.H$11];[.J$11]))/[.A$3]" office:value-type="float" office:value="89.698" calcext:value-type="float">
            <text:p>89.698</text:p>
          </table:table-cell>
          <table:table-cell table:formula="of:=IF([.B113]&gt;=[.D$11];[.D$13];0)+IF([.B113]&gt;=[.F$11];[.F$13];0)+IF([.B113]&gt;=[.H$11];[.H$13];0)+IF([.B113]&gt;=[.J$11];[.J$13];0)" office:value-type="float" office:value="1197" calcext:value-type="float">
            <text:p>1197</text:p>
          </table:table-cell>
          <table:table-cell table:formula="of:=IF([.B113]&gt;=[.D$11];[.D$14];0)+IF([.B113]&gt;=[.F$11];[.F$14];0)+IF([.B113]&gt;=[.H$11];[.H$14];0)+IF([.B113]&gt;=[.J$11];[.J$14];0)" office:value-type="float" office:value="-928" calcext:value-type="float">
            <text:p>-928</text:p>
          </table:table-cell>
          <table:table-cell table:formula="of:=IF([.B113]&gt;=[.D$11];[.D$15];0)+IF([.B113]&gt;=[.F$11];[.F$15];0)+IF([.B113]&gt;=[.H$11];[.H$15];0)+IF([.B113]&gt;=[.J$11];[.J$15];0)" office:value-type="float" office:value="-2252" calcext:value-type="float">
            <text:p>-2252</text:p>
          </table:table-cell>
          <table:table-cell table:formula="of:=IF([.B113]&gt;=[.H$11];MT([.H$14];[.H$16]);0)+IF([.B113]&gt;=[.J$11];MT([.J$15];[.J$16]);0)" office:value-type="float" office:value="-114842.5" calcext:value-type="float">
            <text:p>-114842.5</text:p>
          </table:table-cell>
          <table:table-cell table:formula="of:=MF([.B113];[.D$11];[.D$15]) + MF([.B113];[.F$11];[.F$15]) + MF([.B113];[.H$11];[.H$15])+ MF([.B113];[.J$11];[.J$15])" office:value-type="float" office:value="21839.1040000001" calcext:value-type="float">
            <text:p>21839.1040000001</text:p>
          </table:table-cell>
          <table:table-cell table:formula="of:=MF([.B113];[.D$11];[.D$14]) + MF([.B113];[.F$11];[.F$14]) + MF([.B113];[.H$11];[.H$14])+ MF([.B113];[.J$11];[.J$14]) + IND([.B113];[.J$11])*-[.J$13]*[.J$16]/2" office:value-type="float" office:value="8955.85600000004" calcext:value-type="float">
            <text:p>8955.85600000004</text:p>
          </table:table-cell>
          <table:table-cell/>
          <table:table-cell table:formula="of:=SQRT(POWER([.G113];2)+POWER([.H113];2))" office:value-type="float" office:value="23604.1060033113" calcext:value-type="float">
            <text:p>23604.1060033113</text:p>
          </table:table-cell>
          <table:table-cell table:formula="of:=SQRT(POWER([.F113];2)+POWER([.J113];2))" office:value-type="float" office:value="117243.138931306" calcext:value-type="float">
            <text:p>117243.138931306</text:p>
          </table:table-cell>
          <table:table-cell/>
          <table:table-cell table:formula="of:=SQRT(POWER([.G113];2)+0.75*POWER([.H113];2))" office:value-type="float" office:value="23175.460751458" calcext:value-type="float">
            <text:p>23175.460751458</text:p>
          </table:table-cell>
          <table:table-cell table:formula="of:=SQRT(POWER([.F113];2)+POWER([.M113];2))" office:value-type="float" office:value="117157.593809759" calcext:value-type="float">
            <text:p>117157.593809759</text:p>
          </table:table-cell>
          <table:table-cell/>
          <table:table-cell table:formula="of:=-[.G113]/([.AD$5]*[.AD$53])" office:value-type="float" office:value="-0.000000482139495725487" calcext:value-type="float">
            <text:p>-4.82139495725487E-07</text:p>
          </table:table-cell>
          <table:table-cell table:formula="of:=-[.H113]/([.AD$5]*[.AD$54])" office:value-type="float" office:value="-0.000000197717447365518" calcext:value-type="float">
            <text:p>-1.97717447365518E-07</text:p>
          </table:table-cell>
          <table:table-cell/>
          <table:table-cell table:formula="of:=[.A$5]*([.P113]+[.P114])/2" office:value-type="float" office:value="-0.000000620492112000068" calcext:value-type="float">
            <text:p>-6.20492112000068E-07</text:p>
          </table:table-cell>
          <table:table-cell table:formula="of:=[.A$5]*([.Q113]+[.Q114])/2" office:value-type="float" office:value="-0.000000254358319623198" calcext:value-type="float">
            <text:p>-2.54358319623198E-07</text:p>
          </table:table-cell>
          <table:table-cell/>
          <table:table-cell table:formula="of:=[.A$5]*([.S113]+[.S114])/2" office:value-type="float" office:value="-0.00000079381609173351" calcext:value-type="float">
            <text:p>-7.9381609173351E-07</text:p>
          </table:table-cell>
          <table:table-cell table:formula="of:=[.A$5]*([.T113]+[.T114])/2" office:value-type="float" office:value="-0.000000325266836476133" calcext:value-type="float">
            <text:p>-3.25266836476133E-07</text:p>
          </table:table-cell>
          <table:table-cell/>
          <table:table-cell table:formula="of:=SQRT(POWER([.S113];2) + POWER([.T113];2))" office:value-type="float" office:value="0.000000670603173132845" calcext:value-type="float">
            <text:p>6.70603173132845E-07</text:p>
          </table:table-cell>
          <table:table-cell table:formula="of:=SQRT(POWER([.V113];2)+POWER([.W113];2))" office:value-type="float" office:value="0.000000857870912437446" calcext:value-type="float">
            <text:p>8.57870912437446E-07</text:p>
          </table:table-cell>
          <table:table-cell table:number-columns-repeated="998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B113]+(MAX([.D$11];[.F$11];[.H$11];[.J$11]) - MIN([.D$11];[.F$11];[.H$11];[.J$11]))/[.A$3]" office:value-type="float" office:value="91.084" calcext:value-type="float">
            <text:p>91.084</text:p>
          </table:table-cell>
          <table:table-cell table:formula="of:=IF([.B114]&gt;=[.D$11];[.D$13];0)+IF([.B114]&gt;=[.F$11];[.F$13];0)+IF([.B114]&gt;=[.H$11];[.H$13];0)+IF([.B114]&gt;=[.J$11];[.J$13];0)" office:value-type="float" office:value="1197" calcext:value-type="float">
            <text:p>1197</text:p>
          </table:table-cell>
          <table:table-cell table:formula="of:=IF([.B114]&gt;=[.D$11];[.D$14];0)+IF([.B114]&gt;=[.F$11];[.F$14];0)+IF([.B114]&gt;=[.H$11];[.H$14];0)+IF([.B114]&gt;=[.J$11];[.J$14];0)" office:value-type="float" office:value="-928" calcext:value-type="float">
            <text:p>-928</text:p>
          </table:table-cell>
          <table:table-cell table:formula="of:=IF([.B114]&gt;=[.D$11];[.D$15];0)+IF([.B114]&gt;=[.F$11];[.F$15];0)+IF([.B114]&gt;=[.H$11];[.H$15];0)+IF([.B114]&gt;=[.J$11];[.J$15];0)" office:value-type="float" office:value="-2252" calcext:value-type="float">
            <text:p>-2252</text:p>
          </table:table-cell>
          <table:table-cell table:formula="of:=IF([.B114]&gt;=[.H$11];MT([.H$14];[.H$16]);0)+IF([.B114]&gt;=[.J$11];MT([.J$15];[.J$16]);0)" office:value-type="float" office:value="-114842.5" calcext:value-type="float">
            <text:p>-114842.5</text:p>
          </table:table-cell>
          <table:table-cell table:formula="of:=MF([.B114];[.D$11];[.D$15]) + MF([.B114];[.F$11];[.F$15]) + MF([.B114];[.H$11];[.H$15])+ MF([.B114];[.J$11];[.J$15])" office:value-type="float" office:value="18717.8320000001" calcext:value-type="float">
            <text:p>18717.8320000001</text:p>
          </table:table-cell>
          <table:table-cell table:formula="of:=MF([.B114];[.D$11];[.D$14]) + MF([.B114];[.F$11];[.F$14]) + MF([.B114];[.H$11];[.H$14])+ MF([.B114];[.J$11];[.J$14]) + IND([.B114];[.J$11])*-[.J$13]*[.J$16]/2" office:value-type="float" office:value="7669.64800000003" calcext:value-type="float">
            <text:p>7669.64800000003</text:p>
          </table:table-cell>
          <table:table-cell/>
          <table:table-cell table:formula="of:=SQRT(POWER([.G114];2)+POWER([.H114];2))" office:value-type="float" office:value="20228.2163134601" calcext:value-type="float">
            <text:p>20228.2163134601</text:p>
          </table:table-cell>
          <table:table-cell table:formula="of:=SQRT(POWER([.F114];2)+POWER([.J114];2))" office:value-type="float" office:value="116610.379218465" calcext:value-type="float">
            <text:p>116610.379218465</text:p>
          </table:table-cell>
          <table:table-cell/>
          <table:table-cell table:formula="of:=SQRT(POWER([.G114];2)+0.75*POWER([.H114];2))" office:value-type="float" office:value="19861.391192793" calcext:value-type="float">
            <text:p>19861.391192793</text:p>
          </table:table-cell>
          <table:table-cell table:formula="of:=SQRT(POWER([.F114];2)+POWER([.M114];2))" office:value-type="float" office:value="116547.306559882" calcext:value-type="float">
            <text:p>116547.306559882</text:p>
          </table:table-cell>
          <table:table-cell/>
          <table:table-cell table:formula="of:=-[.G114]/([.AD$5]*[.AD$53])" office:value-type="float" office:value="-0.000000413231517261623" calcext:value-type="float">
            <text:p>-4.13231517261623E-07</text:p>
          </table:table-cell>
          <table:table-cell table:formula="of:=-[.H114]/([.AD$5]*[.AD$54])" office:value-type="float" office:value="-0.000000169321974890178" calcext:value-type="float">
            <text:p>-1.69321974890178E-07</text:p>
          </table:table-cell>
          <table:table-cell/>
          <table:table-cell table:formula="of:=[.A$5]*([.P114]+[.P115])/2" office:value-type="float" office:value="-0.000000524985653849153" calcext:value-type="float">
            <text:p>-5.24985653849153E-07</text:p>
          </table:table-cell>
          <table:table-cell table:formula="of:=[.A$5]*([.Q114]+[.Q115])/2" office:value-type="float" office:value="-0.000000215002194772376" calcext:value-type="float">
            <text:p>-2.15002194772376E-07</text:p>
          </table:table-cell>
          <table:table-cell/>
          <table:table-cell table:formula="of:=[.A$5]*([.S114]+[.S115])/2" office:value-type="float" office:value="-0.000000661444140736342" calcext:value-type="float">
            <text:p>-6.61444140736342E-07</text:p>
          </table:table-cell>
          <table:table-cell table:formula="of:=[.A$5]*([.T114]+[.T115])/2" office:value-type="float" office:value="-0.000000270719247432895" calcext:value-type="float">
            <text:p>-2.70719247432895E-07</text:p>
          </table:table-cell>
          <table:table-cell/>
          <table:table-cell table:formula="of:=SQRT(POWER([.S114];2) + POWER([.T114];2))" office:value-type="float" office:value="0.000000567305808629139" calcext:value-type="float">
            <text:p>5.67305808629139E-07</text:p>
          </table:table-cell>
          <table:table-cell table:formula="of:=SQRT(POWER([.V114];2)+POWER([.W114];2))" office:value-type="float" office:value="0.000000714700820095424" calcext:value-type="float">
            <text:p>7.14700820095424E-07</text:p>
          </table:table-cell>
          <table:table-cell table:number-columns-repeated="998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B114]+(MAX([.D$11];[.F$11];[.H$11];[.J$11]) - MIN([.D$11];[.F$11];[.H$11];[.J$11]))/[.A$3]" office:value-type="float" office:value="92.47" calcext:value-type="float">
            <text:p>92.47</text:p>
          </table:table-cell>
          <table:table-cell table:formula="of:=IF([.B115]&gt;=[.D$11];[.D$13];0)+IF([.B115]&gt;=[.F$11];[.F$13];0)+IF([.B115]&gt;=[.H$11];[.H$13];0)+IF([.B115]&gt;=[.J$11];[.J$13];0)" office:value-type="float" office:value="1197" calcext:value-type="float">
            <text:p>1197</text:p>
          </table:table-cell>
          <table:table-cell table:formula="of:=IF([.B115]&gt;=[.D$11];[.D$14];0)+IF([.B115]&gt;=[.F$11];[.F$14];0)+IF([.B115]&gt;=[.H$11];[.H$14];0)+IF([.B115]&gt;=[.J$11];[.J$14];0)" office:value-type="float" office:value="-928" calcext:value-type="float">
            <text:p>-928</text:p>
          </table:table-cell>
          <table:table-cell table:formula="of:=IF([.B115]&gt;=[.D$11];[.D$15];0)+IF([.B115]&gt;=[.F$11];[.F$15];0)+IF([.B115]&gt;=[.H$11];[.H$15];0)+IF([.B115]&gt;=[.J$11];[.J$15];0)" office:value-type="float" office:value="-2252" calcext:value-type="float">
            <text:p>-2252</text:p>
          </table:table-cell>
          <table:table-cell table:formula="of:=IF([.B115]&gt;=[.H$11];MT([.H$14];[.H$16]);0)+IF([.B115]&gt;=[.J$11];MT([.J$15];[.J$16]);0)" office:value-type="float" office:value="-114842.5" calcext:value-type="float">
            <text:p>-114842.5</text:p>
          </table:table-cell>
          <table:table-cell table:formula="of:=MF([.B115];[.D$11];[.D$15]) + MF([.B115];[.F$11];[.F$15]) + MF([.B115];[.H$11];[.H$15])+ MF([.B115];[.J$11];[.J$15])" office:value-type="float" office:value="15596.5600000001" calcext:value-type="float">
            <text:p>15596.5600000001</text:p>
          </table:table-cell>
          <table:table-cell table:formula="of:=MF([.B115];[.D$11];[.D$14]) + MF([.B115];[.F$11];[.F$14]) + MF([.B115];[.H$11];[.H$14])+ MF([.B115];[.J$11];[.J$14]) + IND([.B115];[.J$11])*-[.J$13]*[.J$16]/2" office:value-type="float" office:value="6383.44000000003" calcext:value-type="float">
            <text:p>6383.44000000003</text:p>
          </table:table-cell>
          <table:table-cell/>
          <table:table-cell table:formula="of:=SQRT(POWER([.G115];2)+POWER([.H115];2))" office:value-type="float" office:value="16852.3289211671" calcext:value-type="float">
            <text:p>16852.3289211671</text:p>
          </table:table-cell>
          <table:table-cell table:formula="of:=SQRT(POWER([.F115];2)+POWER([.J115];2))" office:value-type="float" office:value="116072.39463506" calcext:value-type="float">
            <text:p>116072.39463506</text:p>
          </table:table-cell>
          <table:table-cell/>
          <table:table-cell table:formula="of:=SQRT(POWER([.G115];2)+0.75*POWER([.H115];2))" office:value-type="float" office:value="16547.3234545289" calcext:value-type="float">
            <text:p>16547.3234545289</text:p>
          </table:table-cell>
          <table:table-cell table:formula="of:=SQRT(POWER([.F115];2)+POWER([.M115];2))" office:value-type="float" office:value="116028.503910715" calcext:value-type="float">
            <text:p>116028.503910715</text:p>
          </table:table-cell>
          <table:table-cell/>
          <table:table-cell table:formula="of:=-[.G115]/([.AD$5]*[.AD$53])" office:value-type="float" office:value="-0.00000034432353879776" calcext:value-type="float">
            <text:p>-3.4432353879776E-07</text:p>
          </table:table-cell>
          <table:table-cell table:formula="of:=-[.H115]/([.AD$5]*[.AD$54])" office:value-type="float" office:value="-0.000000140926502414838" calcext:value-type="float">
            <text:p>-1.40926502414838E-07</text:p>
          </table:table-cell>
          <table:table-cell/>
          <table:table-cell table:formula="of:=[.A$5]*([.P115]+[.P116])/2" office:value-type="float" office:value="-0.000000429479195698238" calcext:value-type="float">
            <text:p>-4.29479195698238E-07</text:p>
          </table:table-cell>
          <table:table-cell table:formula="of:=[.A$5]*([.Q115]+[.Q116])/2" office:value-type="float" office:value="-0.000000175646069921555" calcext:value-type="float">
            <text:p>-1.75646069921555E-07</text:p>
          </table:table-cell>
          <table:table-cell/>
          <table:table-cell table:formula="of:=[.A$5]*([.S115]+[.S116])/2" office:value-type="float" office:value="-0.000000529072189739175" calcext:value-type="float">
            <text:p>-5.29072189739175E-07</text:p>
          </table:table-cell>
          <table:table-cell table:formula="of:=[.A$5]*([.T115]+[.T116])/2" office:value-type="float" office:value="-0.000000216171658389657" calcext:value-type="float">
            <text:p>-2.16171658389657E-07</text:p>
          </table:table-cell>
          <table:table-cell/>
          <table:table-cell table:formula="of:=SQRT(POWER([.S115];2) + POWER([.T115];2))" office:value-type="float" office:value="0.000000464008535930638" calcext:value-type="float">
            <text:p>4.64008535930638E-07</text:p>
          </table:table-cell>
          <table:table-cell table:formula="of:=SQRT(POWER([.V115];2)+POWER([.W115];2))" office:value-type="float" office:value="0.000000571530898417872" calcext:value-type="float">
            <text:p>5.71530898417872E-07</text:p>
          </table:table-cell>
          <table:table-cell table:number-columns-repeated="998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B115]+(MAX([.D$11];[.F$11];[.H$11];[.J$11]) - MIN([.D$11];[.F$11];[.H$11];[.J$11]))/[.A$3]" office:value-type="float" office:value="93.856" calcext:value-type="float">
            <text:p>93.856</text:p>
          </table:table-cell>
          <table:table-cell table:formula="of:=IF([.B116]&gt;=[.D$11];[.D$13];0)+IF([.B116]&gt;=[.F$11];[.F$13];0)+IF([.B116]&gt;=[.H$11];[.H$13];0)+IF([.B116]&gt;=[.J$11];[.J$13];0)" office:value-type="float" office:value="1197" calcext:value-type="float">
            <text:p>1197</text:p>
          </table:table-cell>
          <table:table-cell table:formula="of:=IF([.B116]&gt;=[.D$11];[.D$14];0)+IF([.B116]&gt;=[.F$11];[.F$14];0)+IF([.B116]&gt;=[.H$11];[.H$14];0)+IF([.B116]&gt;=[.J$11];[.J$14];0)" office:value-type="float" office:value="-928" calcext:value-type="float">
            <text:p>-928</text:p>
          </table:table-cell>
          <table:table-cell table:formula="of:=IF([.B116]&gt;=[.D$11];[.D$15];0)+IF([.B116]&gt;=[.F$11];[.F$15];0)+IF([.B116]&gt;=[.H$11];[.H$15];0)+IF([.B116]&gt;=[.J$11];[.J$15];0)" office:value-type="float" office:value="-2252" calcext:value-type="float">
            <text:p>-2252</text:p>
          </table:table-cell>
          <table:table-cell table:formula="of:=IF([.B116]&gt;=[.H$11];MT([.H$14];[.H$16]);0)+IF([.B116]&gt;=[.J$11];MT([.J$15];[.J$16]);0)" office:value-type="float" office:value="-114842.5" calcext:value-type="float">
            <text:p>-114842.5</text:p>
          </table:table-cell>
          <table:table-cell table:formula="of:=MF([.B116];[.D$11];[.D$15]) + MF([.B116];[.F$11];[.F$15]) + MF([.B116];[.H$11];[.H$15])+ MF([.B116];[.J$11];[.J$15])" office:value-type="float" office:value="12475.2880000001" calcext:value-type="float">
            <text:p>12475.2880000001</text:p>
          </table:table-cell>
          <table:table-cell table:formula="of:=MF([.B116];[.D$11];[.D$14]) + MF([.B116];[.F$11];[.F$14]) + MF([.B116];[.H$11];[.H$14])+ MF([.B116];[.J$11];[.J$14]) + IND([.B116];[.J$11])*-[.J$13]*[.J$16]/2" office:value-type="float" office:value="5097.23200000003" calcext:value-type="float">
            <text:p>5097.23200000003</text:p>
          </table:table-cell>
          <table:table-cell/>
          <table:table-cell table:formula="of:=SQRT(POWER([.G116];2)+POWER([.H116];2))" office:value-type="float" office:value="13476.4455530667" calcext:value-type="float">
            <text:p>13476.4455530667</text:p>
          </table:table-cell>
          <table:table-cell table:formula="of:=SQRT(POWER([.F116];2)+POWER([.J116];2))" office:value-type="float" office:value="115630.508046081" calcext:value-type="float">
            <text:p>115630.508046081</text:p>
          </table:table-cell>
          <table:table-cell/>
          <table:table-cell table:formula="of:=SQRT(POWER([.G116];2)+0.75*POWER([.H116];2))" office:value-type="float" office:value="13233.2589043408" calcext:value-type="float">
            <text:p>13233.2589043408</text:p>
          </table:table-cell>
          <table:table-cell table:formula="of:=SQRT(POWER([.F116];2)+POWER([.M116];2))" office:value-type="float" office:value="115602.417567624" calcext:value-type="float">
            <text:p>115602.417567624</text:p>
          </table:table-cell>
          <table:table-cell/>
          <table:table-cell table:formula="of:=-[.G116]/([.AD$5]*[.AD$53])" office:value-type="float" office:value="-0.000000275415560333897" calcext:value-type="float">
            <text:p>-2.75415560333897E-07</text:p>
          </table:table-cell>
          <table:table-cell table:formula="of:=-[.H116]/([.AD$5]*[.AD$54])" office:value-type="float" office:value="-0.000000112531029939499" calcext:value-type="float">
            <text:p>-1.12531029939499E-07</text:p>
          </table:table-cell>
          <table:table-cell/>
          <table:table-cell table:formula="of:=[.A$5]*([.P116]+[.P117])/2" office:value-type="float" office:value="-0.000000333972737547324" calcext:value-type="float">
            <text:p>-3.33972737547324E-07</text:p>
          </table:table-cell>
          <table:table-cell table:formula="of:=[.A$5]*([.Q116]+[.Q117])/2" office:value-type="float" office:value="-0.000000136289945070735" calcext:value-type="float">
            <text:p>-1.36289945070735E-07</text:p>
          </table:table-cell>
          <table:table-cell/>
          <table:table-cell table:formula="of:=[.A$5]*([.S116]+[.S117])/2" office:value-type="float" office:value="-0.000000396700238742007" calcext:value-type="float">
            <text:p>-3.96700238742007E-07</text:p>
          </table:table-cell>
          <table:table-cell table:formula="of:=[.A$5]*([.T116]+[.T117])/2" office:value-type="float" office:value="-0.000000161624069346419" calcext:value-type="float">
            <text:p>-1.61624069346419E-07</text:p>
          </table:table-cell>
          <table:table-cell/>
          <table:table-cell table:formula="of:=SQRT(POWER([.S116];2) + POWER([.T116];2))" office:value-type="float" office:value="0.000000360711433908377" calcext:value-type="float">
            <text:p>3.60711433908377E-07</text:p>
          </table:table-cell>
          <table:table-cell table:formula="of:=SQRT(POWER([.V116];2)+POWER([.W116];2))" office:value-type="float" office:value="0.00000042836131852685" calcext:value-type="float">
            <text:p>4.2836131852685E-07</text:p>
          </table:table-cell>
          <table:table-cell table:number-columns-repeated="998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B116]+(MAX([.D$11];[.F$11];[.H$11];[.J$11]) - MIN([.D$11];[.F$11];[.H$11];[.J$11]))/[.A$3]" office:value-type="float" office:value="95.242" calcext:value-type="float">
            <text:p>95.242</text:p>
          </table:table-cell>
          <table:table-cell table:formula="of:=IF([.B117]&gt;=[.D$11];[.D$13];0)+IF([.B117]&gt;=[.F$11];[.F$13];0)+IF([.B117]&gt;=[.H$11];[.H$13];0)+IF([.B117]&gt;=[.J$11];[.J$13];0)" office:value-type="float" office:value="1197" calcext:value-type="float">
            <text:p>1197</text:p>
          </table:table-cell>
          <table:table-cell table:formula="of:=IF([.B117]&gt;=[.D$11];[.D$14];0)+IF([.B117]&gt;=[.F$11];[.F$14];0)+IF([.B117]&gt;=[.H$11];[.H$14];0)+IF([.B117]&gt;=[.J$11];[.J$14];0)" office:value-type="float" office:value="-928" calcext:value-type="float">
            <text:p>-928</text:p>
          </table:table-cell>
          <table:table-cell table:formula="of:=IF([.B117]&gt;=[.D$11];[.D$15];0)+IF([.B117]&gt;=[.F$11];[.F$15];0)+IF([.B117]&gt;=[.H$11];[.H$15];0)+IF([.B117]&gt;=[.J$11];[.J$15];0)" office:value-type="float" office:value="-2252" calcext:value-type="float">
            <text:p>-2252</text:p>
          </table:table-cell>
          <table:table-cell table:formula="of:=IF([.B117]&gt;=[.H$11];MT([.H$14];[.H$16]);0)+IF([.B117]&gt;=[.J$11];MT([.J$15];[.J$16]);0)" office:value-type="float" office:value="-114842.5" calcext:value-type="float">
            <text:p>-114842.5</text:p>
          </table:table-cell>
          <table:table-cell table:formula="of:=MF([.B117];[.D$11];[.D$15]) + MF([.B117];[.F$11];[.F$15]) + MF([.B117];[.H$11];[.H$15])+ MF([.B117];[.J$11];[.J$15])" office:value-type="float" office:value="9354.01600000012" calcext:value-type="float">
            <text:p>9354.01600000012</text:p>
          </table:table-cell>
          <table:table-cell table:formula="of:=MF([.B117];[.D$11];[.D$14]) + MF([.B117];[.F$11];[.F$14]) + MF([.B117];[.H$11];[.H$14])+ MF([.B117];[.J$11];[.J$14]) + IND([.B117];[.J$11])*-[.J$13]*[.J$16]/2" office:value-type="float" office:value="3811.02400000005" calcext:value-type="float">
            <text:p>3811.02400000005</text:p>
          </table:table-cell>
          <table:table-cell/>
          <table:table-cell table:formula="of:=SQRT(POWER([.G117];2)+POWER([.H117];2))" office:value-type="float" office:value="10100.5702441414" calcext:value-type="float">
            <text:p>10100.5702441414</text:p>
          </table:table-cell>
          <table:table-cell table:formula="of:=SQRT(POWER([.F117];2)+POWER([.J117];2))" office:value-type="float" office:value="115285.824477716" calcext:value-type="float">
            <text:p>115285.824477716</text:p>
          </table:table-cell>
          <table:table-cell/>
          <table:table-cell table:formula="of:=SQRT(POWER([.G117];2)+0.75*POWER([.H117];2))" office:value-type="float" office:value="9919.20073769508" calcext:value-type="float">
            <text:p>9919.20073769508</text:p>
          </table:table-cell>
          <table:table-cell table:formula="of:=SQRT(POWER([.F117];2)+POWER([.M117];2))" office:value-type="float" office:value="115270.075689767" calcext:value-type="float">
            <text:p>115270.075689767</text:p>
          </table:table-cell>
          <table:table-cell/>
          <table:table-cell table:formula="of:=-[.G117]/([.AD$5]*[.AD$53])" office:value-type="float" office:value="-0.000000206507581870034" calcext:value-type="float">
            <text:p>-2.06507581870034E-07</text:p>
          </table:table-cell>
          <table:table-cell table:formula="of:=-[.H117]/([.AD$5]*[.AD$54])" office:value-type="float" office:value="-0.000000084135557464159" calcext:value-type="float">
            <text:p>-8.4135557464159E-08</text:p>
          </table:table-cell>
          <table:table-cell/>
          <table:table-cell table:formula="of:=[.A$5]*([.P117]+[.P118])/2" office:value-type="float" office:value="-0.000000238466279396409" calcext:value-type="float">
            <text:p>-2.38466279396409E-07</text:p>
          </table:table-cell>
          <table:table-cell table:formula="of:=[.A$5]*([.Q117]+[.Q118])/2" office:value-type="float" office:value="-0.0000000969338202199138" calcext:value-type="float">
            <text:p>-9.69338202199138E-08</text:p>
          </table:table-cell>
          <table:table-cell/>
          <table:table-cell table:formula="of:=[.A$5]*([.S117]+[.S118])/2" office:value-type="float" office:value="-0.000000264328287744839" calcext:value-type="float">
            <text:p>-2.64328287744839E-07</text:p>
          </table:table-cell>
          <table:table-cell table:formula="of:=[.A$5]*([.T117]+[.T118])/2" office:value-type="float" office:value="-0.000000107076480303182" calcext:value-type="float">
            <text:p>-1.07076480303182E-07</text:p>
          </table:table-cell>
          <table:table-cell/>
          <table:table-cell table:formula="of:=SQRT(POWER([.S117];2) + POWER([.T117];2))" office:value-type="float" office:value="0.000000257414708032764" calcext:value-type="float">
            <text:p>2.57414708032764E-07</text:p>
          </table:table-cell>
          <table:table-cell table:formula="of:=SQRT(POWER([.V117];2)+POWER([.W117];2))" office:value-type="float" office:value="0.000000285192595163753" calcext:value-type="float">
            <text:p>2.85192595163753E-07</text:p>
          </table:table-cell>
          <table:table-cell table:number-columns-repeated="998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117]+(MAX([.D$11];[.F$11];[.H$11];[.J$11]) - MIN([.D$11];[.F$11];[.H$11];[.J$11]))/[.A$3]" office:value-type="float" office:value="96.6279999999999" calcext:value-type="float">
            <text:p>96.6279999999999</text:p>
          </table:table-cell>
          <table:table-cell table:formula="of:=IF([.B118]&gt;=[.D$11];[.D$13];0)+IF([.B118]&gt;=[.F$11];[.F$13];0)+IF([.B118]&gt;=[.H$11];[.H$13];0)+IF([.B118]&gt;=[.J$11];[.J$13];0)" office:value-type="float" office:value="1197" calcext:value-type="float">
            <text:p>1197</text:p>
          </table:table-cell>
          <table:table-cell table:formula="of:=IF([.B118]&gt;=[.D$11];[.D$14];0)+IF([.B118]&gt;=[.F$11];[.F$14];0)+IF([.B118]&gt;=[.H$11];[.H$14];0)+IF([.B118]&gt;=[.J$11];[.J$14];0)" office:value-type="float" office:value="-928" calcext:value-type="float">
            <text:p>-928</text:p>
          </table:table-cell>
          <table:table-cell table:formula="of:=IF([.B118]&gt;=[.D$11];[.D$15];0)+IF([.B118]&gt;=[.F$11];[.F$15];0)+IF([.B118]&gt;=[.H$11];[.H$15];0)+IF([.B118]&gt;=[.J$11];[.J$15];0)" office:value-type="float" office:value="-2252" calcext:value-type="float">
            <text:p>-2252</text:p>
          </table:table-cell>
          <table:table-cell table:formula="of:=IF([.B118]&gt;=[.H$11];MT([.H$14];[.H$16]);0)+IF([.B118]&gt;=[.J$11];MT([.J$15];[.J$16]);0)" office:value-type="float" office:value="-114842.5" calcext:value-type="float">
            <text:p>-114842.5</text:p>
          </table:table-cell>
          <table:table-cell table:formula="of:=MF([.B118];[.D$11];[.D$15]) + MF([.B118];[.F$11];[.F$15]) + MF([.B118];[.H$11];[.H$15])+ MF([.B118];[.J$11];[.J$15])" office:value-type="float" office:value="6232.74400000014" calcext:value-type="float">
            <text:p>6232.74400000014</text:p>
          </table:table-cell>
          <table:table-cell table:formula="of:=MF([.B118];[.D$11];[.D$14]) + MF([.B118];[.F$11];[.F$14]) + MF([.B118];[.H$11];[.H$14])+ MF([.B118];[.J$11];[.J$14]) + IND([.B118];[.J$11])*-[.J$13]*[.J$16]/2" office:value-type="float" office:value="2524.81600000005" calcext:value-type="float">
            <text:p>2524.81600000005</text:p>
          </table:table-cell>
          <table:table-cell/>
          <table:table-cell table:formula="of:=SQRT(POWER([.G118];2)+POWER([.H118];2))" office:value-type="float" office:value="6724.71513176536" calcext:value-type="float">
            <text:p>6724.71513176536</text:p>
          </table:table-cell>
          <table:table-cell table:formula="of:=SQRT(POWER([.F118];2)+POWER([.J118];2))" office:value-type="float" office:value="115039.217660124" calcext:value-type="float">
            <text:p>115039.217660124</text:p>
          </table:table-cell>
          <table:table-cell/>
          <table:table-cell table:formula="of:=SQRT(POWER([.G118];2)+0.75*POWER([.H118];2))" office:value-type="float" office:value="6605.15856319361" calcext:value-type="float">
            <text:p>6605.15856319361</text:p>
          </table:table-cell>
          <table:table-cell table:formula="of:=SQRT(POWER([.F118];2)+POWER([.M118];2))" office:value-type="float" office:value="115032.290796519" calcext:value-type="float">
            <text:p>115032.290796519</text:p>
          </table:table-cell>
          <table:table-cell/>
          <table:table-cell table:formula="of:=-[.G118]/([.AD$5]*[.AD$53])" office:value-type="float" office:value="-0.00000013759960340617" calcext:value-type="float">
            <text:p>-1.3759960340617E-07</text:p>
          </table:table-cell>
          <table:table-cell table:formula="of:=-[.H118]/([.AD$5]*[.AD$54])" office:value-type="float" office:value="-0.0000000557400849888191" calcext:value-type="float">
            <text:p>-5.57400849888191E-08</text:p>
          </table:table-cell>
          <table:table-cell/>
          <table:table-cell table:formula="of:=[.A$5]*([.P118]+[.P119])/2" office:value-type="float" office:value="-0.000000142959821245495" calcext:value-type="float">
            <text:p>-1.42959821245495E-07</text:p>
          </table:table-cell>
          <table:table-cell table:formula="of:=[.A$5]*([.Q118]+[.Q119])/2" office:value-type="float" office:value="-0.0000000575776953690931" calcext:value-type="float">
            <text:p>-5.75776953690931E-08</text:p>
          </table:table-cell>
          <table:table-cell/>
          <table:table-cell table:formula="of:=[.A$5]*([.S118]+[.S119])/2" office:value-type="float" office:value="-0.000000131956336747672" calcext:value-type="float">
            <text:p>-1.31956336747672E-07</text:p>
          </table:table-cell>
          <table:table-cell table:formula="of:=[.A$5]*([.T118]+[.T119])/2" office:value-type="float" office:value="-0.000000052528891259944" calcext:value-type="float">
            <text:p>-5.2528891259944E-08</text:p>
          </table:table-cell>
          <table:table-cell/>
          <table:table-cell table:formula="of:=SQRT(POWER([.S118];2) + POWER([.T118];2))" office:value-type="float" office:value="0.000000154119114630729" calcext:value-type="float">
            <text:p>1.54119114630729E-07</text:p>
          </table:table-cell>
          <table:table-cell table:formula="of:=SQRT(POWER([.V118];2)+POWER([.W118];2))" office:value-type="float" office:value="0.000000142027318586475" calcext:value-type="float">
            <text:p>1.42027318586475E-07</text:p>
          </table:table-cell>
          <table:table-cell table:number-columns-repeated="998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118]+(MAX([.D$11];[.F$11];[.H$11];[.J$11]) - MIN([.D$11];[.F$11];[.H$11];[.J$11]))/[.A$3]" office:value-type="float" office:value="98.0139999999999" calcext:value-type="float">
            <text:p>98.0139999999999</text:p>
          </table:table-cell>
          <table:table-cell table:formula="of:=IF([.B119]&gt;=[.D$11];[.D$13];0)+IF([.B119]&gt;=[.F$11];[.F$13];0)+IF([.B119]&gt;=[.H$11];[.H$13];0)+IF([.B119]&gt;=[.J$11];[.J$13];0)" office:value-type="float" office:value="1197" calcext:value-type="float">
            <text:p>1197</text:p>
          </table:table-cell>
          <table:table-cell table:formula="of:=IF([.B119]&gt;=[.D$11];[.D$14];0)+IF([.B119]&gt;=[.F$11];[.F$14];0)+IF([.B119]&gt;=[.H$11];[.H$14];0)+IF([.B119]&gt;=[.J$11];[.J$14];0)" office:value-type="float" office:value="-928" calcext:value-type="float">
            <text:p>-928</text:p>
          </table:table-cell>
          <table:table-cell table:formula="of:=IF([.B119]&gt;=[.D$11];[.D$15];0)+IF([.B119]&gt;=[.F$11];[.F$15];0)+IF([.B119]&gt;=[.H$11];[.H$15];0)+IF([.B119]&gt;=[.J$11];[.J$15];0)" office:value-type="float" office:value="-2252" calcext:value-type="float">
            <text:p>-2252</text:p>
          </table:table-cell>
          <table:table-cell table:formula="of:=IF([.B119]&gt;=[.H$11];MT([.H$14];[.H$16]);0)+IF([.B119]&gt;=[.J$11];MT([.J$15];[.J$16]);0)" office:value-type="float" office:value="-114842.5" calcext:value-type="float">
            <text:p>-114842.5</text:p>
          </table:table-cell>
          <table:table-cell table:formula="of:=MF([.B119];[.D$11];[.D$15]) + MF([.B119];[.F$11];[.F$15]) + MF([.B119];[.H$11];[.H$15])+ MF([.B119];[.J$11];[.J$15])" office:value-type="float" office:value="3111.47200000014" calcext:value-type="float">
            <text:p>3111.47200000014</text:p>
          </table:table-cell>
          <table:table-cell table:formula="of:=MF([.B119];[.D$11];[.D$14]) + MF([.B119];[.F$11];[.F$14]) + MF([.B119];[.H$11];[.H$14])+ MF([.B119];[.J$11];[.J$14]) + IND([.B119];[.J$11])*-[.J$13]*[.J$16]/2" office:value-type="float" office:value="1238.60800000007" calcext:value-type="float">
            <text:p>1238.60800000007</text:p>
          </table:table-cell>
          <table:table-cell/>
          <table:table-cell table:formula="of:=SQRT(POWER([.G119];2)+POWER([.H119];2))" office:value-type="float" office:value="3348.94129307294" calcext:value-type="float">
            <text:p>3348.94129307294</text:p>
          </table:table-cell>
          <table:table-cell table:formula="of:=SQRT(POWER([.F119];2)+POWER([.J119];2))" office:value-type="float" office:value="114891.319141328" calcext:value-type="float">
            <text:p>114891.319141328</text:p>
          </table:table-cell>
          <table:table-cell/>
          <table:table-cell table:formula="of:=SQRT(POWER([.G119];2)+0.75*POWER([.H119];2))" office:value-type="float" office:value="3291.18069088177" calcext:value-type="float">
            <text:p>3291.18069088177</text:p>
          </table:table-cell>
          <table:table-cell table:formula="of:=SQRT(POWER([.F119];2)+POWER([.M119];2))" office:value-type="float" office:value="114889.649997683" calcext:value-type="float">
            <text:p>114889.649997683</text:p>
          </table:table-cell>
          <table:table-cell/>
          <table:table-cell table:formula="of:=-[.G119]/([.AD$5]*[.AD$53])" office:value-type="float" office:value="-0.0000000686916249423069" calcext:value-type="float">
            <text:p>-6.86916249423069E-08</text:p>
          </table:table-cell>
          <table:table-cell table:formula="of:=-[.H119]/([.AD$5]*[.AD$54])" office:value-type="float" office:value="-0.0000000273446125134796" calcext:value-type="float">
            <text:p>-2.73446125134796E-08</text:p>
          </table:table-cell>
          <table:table-cell/>
          <table:table-cell table:formula="of:=[.A$5]*([.P119]+[.P120])/2" office:value-type="float" office:value="-0.0000000474533630945802" calcext:value-type="float">
            <text:p>-4.74533630945802E-08</text:p>
          </table:table-cell>
          <table:table-cell table:formula="of:=[.A$5]*([.Q119]+[.Q120])/2" office:value-type="float" office:value="-0.0000000182215705182721" calcext:value-type="float">
            <text:p>-1.82215705182721E-08</text:p>
          </table:table-cell>
          <table:table-cell/>
          <table:table-cell table:formula="of:=[.A$5]*([.S119]+[.S120])/2" office:value-type="float" office:value="-0.000000032885180624544" calcext:value-type="float">
            <text:p>-3.2885180624544E-08</text:p>
          </table:table-cell>
          <table:table-cell table:formula="of:=[.A$5]*([.T119]+[.T120])/2" office:value-type="float" office:value="-0.0000000126275483691625" calcext:value-type="float">
            <text:p>-1.26275483691625E-08</text:p>
          </table:table-cell>
          <table:table-cell/>
          <table:table-cell table:formula="of:=SQRT(POWER([.S119];2) + POWER([.T119];2))" office:value-type="float" office:value="0.000000050831558122277" calcext:value-type="float">
            <text:p>5.0831558122277E-08</text:p>
          </table:table-cell>
          <table:table-cell table:formula="of:=SQRT(POWER([.V119];2)+POWER([.W119];2))" office:value-type="float" office:value="0.000000035226269778738" calcext:value-type="float">
            <text:p>3.5226269778738E-08</text:p>
          </table:table-cell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B119]+(MAX([.D$11];[.F$11];[.H$11];[.J$11]) - MIN([.D$11];[.F$11];[.H$11];[.J$11]))/[.A$3]" office:value-type="float" office:value="99.3999999999999" calcext:value-type="float">
            <text:p>99.3999999999999</text:p>
          </table:table-cell>
          <table:table-cell table:formula="of:=IF([.B120]&gt;=[.D$11];[.D$13];0)+IF([.B120]&gt;=[.F$11];[.F$13];0)+IF([.B120]&gt;=[.H$11];[.H$13];0)+IF([.B120]&gt;=[.J$11];[.J$13];0)" office:value-type="float" office:value="0" calcext:value-type="float">
            <text:p>0</text:p>
          </table:table-cell>
          <table:table-cell table:formula="of:=IF([.B120]&gt;=[.D$11];[.D$14];0)+IF([.B120]&gt;=[.F$11];[.F$14];0)+IF([.B120]&gt;=[.H$11];[.H$14];0)+IF([.B120]&gt;=[.J$11];[.J$14];0)" office:value-type="float" office:value="0" calcext:value-type="float">
            <text:p>0</text:p>
          </table:table-cell>
          <table:table-cell table:formula="of:=IF([.B120]&gt;=[.D$11];[.D$15];0)+IF([.B120]&gt;=[.F$11];[.F$15];0)+IF([.B120]&gt;=[.H$11];[.H$15];0)+IF([.B120]&gt;=[.J$11];[.J$15];0)" office:value-type="float" office:value="0" calcext:value-type="float">
            <text:p>0</text:p>
          </table:table-cell>
          <table:table-cell table:formula="of:=IF([.B120]&gt;=[.H$11];MT([.H$14];[.H$16]);0)+IF([.B120]&gt;=[.J$11];MT([.J$15];[.J$16]);0)" office:value-type="float" office:value="-69.3199999999924" calcext:value-type="float">
            <text:p>-69.3199999999924</text:p>
          </table:table-cell>
          <table:table-cell table:formula="of:=MF([.B120];[.D$11];[.D$15]) + MF([.B120];[.F$11];[.F$15]) + MF([.B120];[.H$11];[.H$15])+ MF([.B120];[.J$11];[.J$15])" office:value-type="float" office:value="-9.79999999984284" calcext:value-type="float">
            <text:p>-9.79999999984284</text:p>
          </table:table-cell>
          <table:table-cell table:formula="of:=MF([.B120];[.D$11];[.D$14]) + MF([.B120];[.F$11];[.F$14]) + MF([.B120];[.H$11];[.H$14])+ MF([.B120];[.J$11];[.J$14]) + IND([.B120];[.J$11])*-[.J$13]*[.J$16]/2" office:value-type="float" office:value="-47.5999999999476" calcext:value-type="float">
            <text:p>-47.5999999999476</text:p>
          </table:table-cell>
          <table:table-cell/>
          <table:table-cell table:formula="of:=SQRT(POWER([.G120];2)+POWER([.H120];2))" office:value-type="float" office:value="48.5983538815044" calcext:value-type="float">
            <text:p>48.5983538815044</text:p>
          </table:table-cell>
          <table:table-cell table:formula="of:=SQRT(POWER([.F120];2)+POWER([.J120];2))" office:value-type="float" office:value="84.6585045934009" calcext:value-type="float">
            <text:p>84.6585045934009</text:p>
          </table:table-cell>
          <table:table-cell/>
          <table:table-cell table:formula="of:=SQRT(POWER([.G120];2)+0.75*POWER([.H120];2))" office:value-type="float" office:value="42.3716886610999" calcext:value-type="float">
            <text:p>42.3716886610999</text:p>
          </table:table-cell>
          <table:table-cell table:formula="of:=SQRT(POWER([.F120];2)+POWER([.M120];2))" office:value-type="float" office:value="81.2442145632052" calcext:value-type="float">
            <text:p>81.2442145632052</text:p>
          </table:table-cell>
          <table:table-cell/>
          <table:table-cell table:formula="of:=-[.G120]/([.AD$5]*[.AD$53])" office:value-type="float" office:value="0.000000000216353521556286" calcext:value-type="float">
            <text:p>2.16353521556286E-10</text:p>
          </table:table-cell>
          <table:table-cell table:formula="of:=-[.H120]/([.AD$5]*[.AD$54])" office:value-type="float" office:value="0.00000000105085996186052" calcext:value-type="float">
            <text:p>1.05085996186052E-09</text:p>
          </table:table-cell>
          <table:table-cell table:number-columns-repeated="1007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D11]" office:value-type="float" office:value="0" calcext:value-type="float">
            <text:p>0</text:p>
          </table:table-cell>
          <table:table-cell table:formula="of:=IF([.B121]&gt;=[.D$11];[.D$13];0)+IF([.B121]&gt;=[.F$11];[.F$13];0)+IF([.B121]&gt;=[.H$11];[.H$13];0)+IF([.B121]&gt;=[.J$11];[.J$13];0)" office:value-type="float" office:value="1197" calcext:value-type="float">
            <text:p>1197</text:p>
          </table:table-cell>
          <table:table-cell table:formula="of:=IF([.B121]&gt;=[.D$11];[.D$14];0)+IF([.B121]&gt;=[.F$11];[.F$14];0)+IF([.B121]&gt;=[.H$11];[.H$14];0)+IF([.B121]&gt;=[.J$11];[.J$14];0)" office:value-type="float" office:value="938" calcext:value-type="float">
            <text:p>938</text:p>
          </table:table-cell>
          <table:table-cell table:formula="of:=IF([.B121]&gt;=[.D$11];[.D$15];0)+IF([.B121]&gt;=[.F$11];[.F$15];0)+IF([.B121]&gt;=[.H$11];[.H$15];0)+IF([.B121]&gt;=[.J$11];[.J$15];0)" office:value-type="float" office:value="1301" calcext:value-type="float">
            <text:p>1301</text:p>
          </table:table-cell>
          <table:table-cell table:formula="of:=IF([.B121]&gt;=[.H$11];MT([.H$14];[.H$16]);0)+IF([.B121]&gt;=[.J$11];MT([.J$15];[.J$16]);0)" office:value-type="float" office:value="-114842.5" calcext:value-type="float">
            <text:p>-114842.5</text:p>
          </table:table-cell>
          <table:table-cell table:formula="of:=MF([.B121];[.D$11];[.D$15]) + MF([.B121];[.F$11];[.F$15]) + MF([.B121];[.H$11];[.H$15])+ MF([.B121];[.J$11];[.J$15])" office:value-type="float" office:value="0" calcext:value-type="float">
            <text:p>0</text:p>
          </table:table-cell>
          <table:table-cell table:formula="of:=MF([.B121];[.D$11];[.D$14]) + MF([.B121];[.F$11];[.F$14]) + MF([.B121];[.H$11];[.H$14])+ MF([.B121];[.J$11];[.J$14]) + IND([.B121];[.J$11])*-[.J$13]*[.J$16]/2" office:value-type="float" office:value="-25362.4" calcext:value-type="float">
            <text:p>-25362.4</text:p>
          </table:table-cell>
          <table:table-cell/>
          <table:table-cell table:formula="of:=SQRT(POWER([.G121];2)+POWER([.H121];2))" office:value-type="float" office:value="25362.4" calcext:value-type="float">
            <text:p>25362.4</text:p>
          </table:table-cell>
          <table:table-cell table:formula="of:=SQRT(POWER([.F121];2)+POWER([.J121];2))" office:value-type="float" office:value="117609.740838121" calcext:value-type="float">
            <text:p>117609.740838121</text:p>
          </table:table-cell>
          <table:table-cell/>
          <table:table-cell table:formula="of:=SQRT(POWER([.G121];2)+0.75*POWER([.H121];2))" office:value-type="float" office:value="21964.4827009424" calcext:value-type="float">
            <text:p>21964.4827009424</text:p>
          </table:table-cell>
          <table:table-cell table:formula="of:=SQRT(POWER([.F121];2)+POWER([.M121];2))" office:value-type="float" office:value="116924.070689358" calcext:value-type="float">
            <text:p>116924.070689358</text:p>
          </table:table-cell>
          <table:table-cell/>
          <table:table-cell table:formula="of:=-[.G121]/([.AD$5]*[.AD$53])" office:value-type="float" office:value="-0" calcext:value-type="float">
            <text:p>0</text:p>
          </table:table-cell>
          <table:table-cell table:formula="of:=-[.H121]/([.AD$5]*[.AD$54])" office:value-type="float" office:value="0.000000559922913796649" calcext:value-type="float">
            <text:p>5.59922913796649E-07</text:p>
          </table:table-cell>
          <table:table-cell table:number-columns-repeated="1007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F11]" office:value-type="float" office:value="63" calcext:value-type="float">
            <text:p>63</text:p>
          </table:table-cell>
          <table:table-cell table:formula="of:=IF([.B122]&gt;=[.D$11];[.D$13];0)+IF([.B122]&gt;=[.F$11];[.F$13];0)+IF([.B122]&gt;=[.H$11];[.H$13];0)+IF([.B122]&gt;=[.J$11];[.J$13];0)" office:value-type="float" office:value="1197" calcext:value-type="float">
            <text:p>1197</text:p>
          </table:table-cell>
          <table:table-cell table:formula="of:=IF([.B122]&gt;=[.D$11];[.D$14];0)+IF([.B122]&gt;=[.F$11];[.F$14];0)+IF([.B122]&gt;=[.H$11];[.H$14];0)+IF([.B122]&gt;=[.J$11];[.J$14];0)" office:value-type="float" office:value="-928" calcext:value-type="float">
            <text:p>-928</text:p>
          </table:table-cell>
          <table:table-cell table:formula="of:=IF([.B122]&gt;=[.D$11];[.D$15];0)+IF([.B122]&gt;=[.F$11];[.F$15];0)+IF([.B122]&gt;=[.H$11];[.H$15];0)+IF([.B122]&gt;=[.J$11];[.J$15];0)" office:value-type="float" office:value="-2252" calcext:value-type="float">
            <text:p>-2252</text:p>
          </table:table-cell>
          <table:table-cell table:formula="of:=IF([.B122]&gt;=[.H$11];MT([.H$14];[.H$16]);0)+IF([.B122]&gt;=[.J$11];MT([.J$15];[.J$16]);0)" office:value-type="float" office:value="-114842.5" calcext:value-type="float">
            <text:p>-114842.5</text:p>
          </table:table-cell>
          <table:table-cell table:formula="of:=MF([.B122];[.D$11];[.D$15]) + MF([.B122];[.F$11];[.F$15]) + MF([.B122];[.H$11];[.H$15])+ MF([.B122];[.J$11];[.J$15])" office:value-type="float" office:value="81963" calcext:value-type="float">
            <text:p>81963</text:p>
          </table:table-cell>
          <table:table-cell table:formula="of:=MF([.B122];[.D$11];[.D$14]) + MF([.B122];[.F$11];[.F$14]) + MF([.B122];[.H$11];[.H$14])+ MF([.B122];[.J$11];[.J$14]) + IND([.B122];[.J$11])*-[.J$13]*[.J$16]/2" office:value-type="float" office:value="33731.6" calcext:value-type="float">
            <text:p>33731.6</text:p>
          </table:table-cell>
          <table:table-cell/>
          <table:table-cell table:formula="of:=SQRT(POWER([.G122];2)+POWER([.H122];2))" office:value-type="float" office:value="88632.6926566039" calcext:value-type="float">
            <text:p>88632.6926566039</text:p>
          </table:table-cell>
          <table:table-cell table:formula="of:=SQRT(POWER([.F122];2)+POWER([.J122];2))" office:value-type="float" office:value="145067.411963576" calcext:value-type="float">
            <text:p>145067.411963576</text:p>
          </table:table-cell>
          <table:table-cell/>
          <table:table-cell table:formula="of:=SQRT(POWER([.G122];2)+0.75*POWER([.H122];2))" office:value-type="float" office:value="87013.2116285797" calcext:value-type="float">
            <text:p>87013.2116285797</text:p>
          </table:table-cell>
          <table:table-cell table:formula="of:=SQRT(POWER([.F122];2)+POWER([.M122];2))" office:value-type="float" office:value="144083.652105886" calcext:value-type="float">
            <text:p>144083.652105886</text:p>
          </table:table-cell>
          <table:table-cell/>
          <table:table-cell table:formula="of:=-[.G122]/([.AD$5]*[.AD$53])" office:value-type="float" office:value="-0.00000180948813138799" calcext:value-type="float">
            <text:p>-1.80948813138799E-06</text:p>
          </table:table-cell>
          <table:table-cell table:formula="of:=-[.H122]/([.AD$5]*[.AD$54])" office:value-type="float" office:value="-0.00000074468882120868" calcext:value-type="float">
            <text:p>-7.4468882120868E-07</text:p>
          </table:table-cell>
          <table:table-cell table:number-columns-repeated="1007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H11]" office:value-type="float" office:value="-39.2" calcext:value-type="float">
            <text:p>-39.2</text:p>
          </table:table-cell>
          <table:table-cell table:formula="of:=IF([.B123]&gt;=[.D$11];[.D$13];0)+IF([.B123]&gt;=[.F$11];[.F$13];0)+IF([.B123]&gt;=[.H$11];[.H$13];0)+IF([.B123]&gt;=[.J$11];[.J$13];0)" office:value-type="float" office:value="0" calcext:value-type="float">
            <text:p>0</text:p>
          </table:table-cell>
          <table:table-cell table:formula="of:=IF([.B123]&gt;=[.D$11];[.D$14];0)+IF([.B123]&gt;=[.F$11];[.F$14];0)+IF([.B123]&gt;=[.H$11];[.H$14];0)+IF([.B123]&gt;=[.J$11];[.J$14];0)" office:value-type="float" office:value="-647" calcext:value-type="float">
            <text:p>-647</text:p>
          </table:table-cell>
          <table:table-cell table:formula="of:=IF([.B123]&gt;=[.D$11];[.D$15];0)+IF([.B123]&gt;=[.F$11];[.F$15];0)+IF([.B123]&gt;=[.H$11];[.H$15];0)+IF([.B123]&gt;=[.J$11];[.J$15];0)" office:value-type="float" office:value="0" calcext:value-type="float">
            <text:p>0</text:p>
          </table:table-cell>
          <table:table-cell table:formula="of:=IF([.B123]&gt;=[.H$11];MT([.H$14];[.H$16]);0)+IF([.B123]&gt;=[.J$11];MT([.J$15];[.J$16]);0)" office:value-type="float" office:value="-114842.5" calcext:value-type="float">
            <text:p>-114842.5</text:p>
          </table:table-cell>
          <table:table-cell table:formula="of:=MF([.B123];[.D$11];[.D$15]) + MF([.B123];[.F$11];[.F$15]) + MF([.B123];[.H$11];[.H$15])+ MF([.B123];[.J$11];[.J$15])" office:value-type="float" office:value="0" calcext:value-type="float">
            <text:p>0</text:p>
          </table:table-cell>
          <table:table-cell table:formula="of:=MF([.B123];[.D$11];[.D$14]) + MF([.B123];[.F$11];[.F$14]) + MF([.B123];[.H$11];[.H$14])+ MF([.B123];[.J$11];[.J$14]) + IND([.B123];[.J$11])*-[.J$13]*[.J$16]/2" office:value-type="float" office:value="0" calcext:value-type="float">
            <text:p>0</text:p>
          </table:table-cell>
          <table:table-cell/>
          <table:table-cell table:formula="of:=SQRT(POWER([.G123];2)+POWER([.H123];2))" office:value-type="float" office:value="0" calcext:value-type="float">
            <text:p>0</text:p>
          </table:table-cell>
          <table:table-cell table:formula="of:=SQRT(POWER([.F123];2)+POWER([.J123];2))" office:value-type="float" office:value="114842.5" calcext:value-type="float">
            <text:p>114842.5</text:p>
          </table:table-cell>
          <table:table-cell/>
          <table:table-cell table:formula="of:=SQRT(POWER([.G123];2)+0.75*POWER([.H123];2))" office:value-type="float" office:value="0" calcext:value-type="float">
            <text:p>0</text:p>
          </table:table-cell>
          <table:table-cell table:formula="of:=SQRT(POWER([.F123];2)+POWER([.M123];2))" office:value-type="float" office:value="114842.5" calcext:value-type="float">
            <text:p>114842.5</text:p>
          </table:table-cell>
          <table:table-cell/>
          <table:table-cell table:formula="of:=-[.G123]/([.AD$5]*[.AD$53])" office:value-type="float" office:value="-0" calcext:value-type="float">
            <text:p>0</text:p>
          </table:table-cell>
          <table:table-cell table:formula="of:=-[.H123]/([.AD$5]*[.AD$54])" office:value-type="float" office:value="-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J11]" office:value-type="float" office:value="99.4" calcext:value-type="float">
            <text:p>99.4</text:p>
          </table:table-cell>
          <table:table-cell table:formula="of:=IF([.B124]&gt;=[.D$11];[.D$13];0)+IF([.B124]&gt;=[.F$11];[.F$13];0)+IF([.B124]&gt;=[.H$11];[.H$13];0)+IF([.B124]&gt;=[.J$11];[.J$13];0)" office:value-type="float" office:value="0" calcext:value-type="float">
            <text:p>0</text:p>
          </table:table-cell>
          <table:table-cell table:formula="of:=IF([.B124]&gt;=[.D$11];[.D$14];0)+IF([.B124]&gt;=[.F$11];[.F$14];0)+IF([.B124]&gt;=[.H$11];[.H$14];0)+IF([.B124]&gt;=[.J$11];[.J$14];0)" office:value-type="float" office:value="0" calcext:value-type="float">
            <text:p>0</text:p>
          </table:table-cell>
          <table:table-cell table:formula="of:=IF([.B124]&gt;=[.D$11];[.D$15];0)+IF([.B124]&gt;=[.F$11];[.F$15];0)+IF([.B124]&gt;=[.H$11];[.H$15];0)+IF([.B124]&gt;=[.J$11];[.J$15];0)" office:value-type="float" office:value="0" calcext:value-type="float">
            <text:p>0</text:p>
          </table:table-cell>
          <table:table-cell table:formula="of:=IF([.B124]&gt;=[.H$11];MT([.H$14];[.H$16]);0)+IF([.B124]&gt;=[.J$11];MT([.J$15];[.J$16]);0)" office:value-type="float" office:value="-69.3199999999924" calcext:value-type="float">
            <text:p>-69.3199999999924</text:p>
          </table:table-cell>
          <table:table-cell table:formula="of:=MF([.B124];[.D$11];[.D$15]) + MF([.B124];[.F$11];[.F$15]) + MF([.B124];[.H$11];[.H$15])+ MF([.B124];[.J$11];[.J$15])" office:value-type="float" office:value="-9.80000000001746" calcext:value-type="float">
            <text:p>-9.80000000001746</text:p>
          </table:table-cell>
          <table:table-cell table:formula="of:=MF([.B124];[.D$11];[.D$14]) + MF([.B124];[.F$11];[.F$14]) + MF([.B124];[.H$11];[.H$14])+ MF([.B124];[.J$11];[.J$14]) + IND([.B124];[.J$11])*-[.J$13]*[.J$16]/2" office:value-type="float" office:value="60957.505" calcext:value-type="float">
            <text:p>60957.505</text:p>
          </table:table-cell>
          <table:table-cell/>
          <table:table-cell table:formula="of:=SQRT(POWER([.G124];2)+POWER([.H124];2))" office:value-type="float" office:value="60957.5057877619" calcext:value-type="float">
            <text:p>60957.5057877619</text:p>
          </table:table-cell>
          <table:table-cell table:formula="of:=SQRT(POWER([.F124];2)+POWER([.J124];2))" office:value-type="float" office:value="60957.5452026033" calcext:value-type="float">
            <text:p>60957.5452026033</text:p>
          </table:table-cell>
          <table:table-cell/>
          <table:table-cell table:formula="of:=SQRT(POWER([.G124];2)+0.75*POWER([.H124];2))" office:value-type="float" office:value="52790.748790946" calcext:value-type="float">
            <text:p>52790.748790946</text:p>
          </table:table-cell>
          <table:table-cell table:formula="of:=SQRT(POWER([.F124];2)+POWER([.M124];2))" office:value-type="float" office:value="52790.7943032795" calcext:value-type="float">
            <text:p>52790.7943032795</text:p>
          </table:table-cell>
          <table:table-cell/>
          <table:table-cell table:formula="of:=-[.G124]/([.AD$5]*[.AD$53])" office:value-type="float" office:value="0.000000000216353521560141" calcext:value-type="float">
            <text:p>2.16353521560141E-10</text:p>
          </table:table-cell>
          <table:table-cell table:formula="of:=-[.H124]/([.AD$5]*[.AD$54])" office:value-type="float" office:value="-0.00000134575212982106" calcext:value-type="float">
            <text:p>-1.34575212982106E-06</text:p>
          </table:table-cell>
          <table:table-cell table:number-columns-repeated="1007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finition des efforts" table:style-name="ta1">
        <table:table-column table:style-name="co4" table:number-columns-repeated="9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013" table:default-cell-style-name="ce1"/>
        <table:table-row table:style-name="ro4">
          <table:table-cell table:number-columns-repeated="3"/>
          <table:table-cell table:style-name="ce30" office:value-type="string" calcext:value-type="string" table:number-columns-spanned="5" table:number-rows-spanned="1">
            <text:p>Définition des efforts</text:p>
          </table:table-cell>
          <table:covered-table-cell table:number-columns-repeated="4" table:style-name="ce27"/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Arbre 4</text:p>
          </table:table-cell>
          <table:covered-table-cell table:number-columns-repeated="9" table:style-name="ce27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Rotule</text:p>
          </table:table-cell>
          <table:table-cell table:style-name="ce28"/>
          <table:table-cell table:style-name="ce5" office:value-type="string" calcext:value-type="string">
            <text:p>Linéaire</text:p>
          </table:table-cell>
          <table:table-cell table:style-name="ce28"/>
          <table:table-cell table:style-name="ce5" office:value-type="string" calcext:value-type="string">
            <text:p>E1</text:p>
          </table:table-cell>
          <table:table-cell table:style-name="ce28"/>
          <table:table-cell table:style-name="ce5" office:value-type="string" calcext:value-type="string">
            <text:p>E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-39.2" calcext:value-type="float">
            <text:p>-39.2</text:p>
          </table:table-cell>
          <table:table-cell/>
          <table:table-cell office:value-type="float" office:value="99.4" calcext:value-type="float">
            <text:p>99.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1" calcext:value-type="float">
            <text:p>-5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.5" calcext:value-type="float">
            <text:p>177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/>
          <table:table-cell table:number-columns-repeated="8"/>
          <table:table-cell table:style-name="ce17" office:value-type="string" calcext:value-type="string">
            <text:p>Somme des forces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5" office:value-type="string" calcext:value-type="string">
            <text:p>F_x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97" calcext:value-type="float">
            <text:p>-1197</text:p>
          </table:table-cell>
          <table:table-cell table:style-name="ce3" table:formula="of:=[.B17]+[.D17]+[.F17]+[.H17]+[.I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y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float" office:value="-1866" calcext:value-type="float">
            <text:p>-1866</text:p>
          </table:table-cell>
          <table:table-cell/>
          <table:table-cell office:value-type="float" office:value="-646.8" calcext:value-type="float">
            <text:p>-646.8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table:style-name="ce3" table:formula="of:=[.B18]+[.D18]+[.F18]+[.H18]" office:value-type="float" office:value="0.200000000000045" calcext:value-type="float">
            <text:p>0.200000000000045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z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-3553" calcext:value-type="float">
            <text:p>-35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2" calcext:value-type="float">
            <text:p>2252</text:p>
          </table:table-cell>
          <table:table-cell/>
          <table:table-cell table:style-name="ce3" table:formula="of:=[.B19]+[.D19]+[.F19]+[.H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7" office:value-type="string" calcext:value-type="string">
            <text:p>Somme des moments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8" office:value-type="string" calcext:value-type="string">
            <text:p>M</text:p>
          </table:table-cell>
          <table:table-cell table:formula="of:=VECTORIEL_X([.B13];[.B14];[.B15];[.B17];[.B18];[.B19])" office:value-type="float" office:value="0" calcext:value-type="float">
            <text:p>0</text:p>
          </table:table-cell>
          <table:table-cell/>
          <table:table-cell table:formula="of:=VECTORIEL_X([.D13];[.D14];[.D15];[.D17];[.D18];[.D19])" office:value-type="float" office:value="0" calcext:value-type="float">
            <text:p>0</text:p>
          </table:table-cell>
          <table:table-cell/>
          <table:table-cell table:formula="of:=VECTORIEL_X([.F13];[.F14];[.F15];[.F17];[.F18];[.F19])" office:value-type="float" office:value="114807" calcext:value-type="float">
            <text:p>114807</text:p>
          </table:table-cell>
          <table:table-cell/>
          <table:table-cell table:formula="of:=VECTORIEL_X([.H13];[.H14];[.H15];[.H17];[.H18];[.H19])" office:value-type="float" office:value="-114852" calcext:value-type="float">
            <text:p>-114852</text:p>
          </table:table-cell>
          <table:table-cell/>
          <table:table-cell table:style-name="ce3" table:formula="of:=[.B21]+[.D21]+[.F21]+[.H21]" office:value-type="float" office:value="-45.0000000000146" calcext:value-type="float">
            <text:p>-45.0000000000146</text:p>
          </table:table-cell>
          <table:table-cell table:number-columns-repeated="1014"/>
        </table:table-row>
        <table:table-row table:style-name="ro2">
          <table:table-cell/>
          <table:table-cell table:formula="of:=VECTORIEL_Y([.B13];[.B14];[.B15];[.B17];[.B18];[.B19])" office:value-type="float" office:value="0" calcext:value-type="float">
            <text:p>0</text:p>
          </table:table-cell>
          <table:table-cell/>
          <table:table-cell table:formula="of:=VECTORIEL_Y([.D13];[.D14];[.D15];[.D17];[.D18];[.D19])" office:value-type="float" office:value="223839" calcext:value-type="float">
            <text:p>223839</text:p>
          </table:table-cell>
          <table:table-cell/>
          <table:table-cell table:formula="of:=VECTORIEL_Y([.F13];[.F14];[.F15];[.F17];[.F18];[.F19])" office:value-type="float" office:value="0" calcext:value-type="float">
            <text:p>0</text:p>
          </table:table-cell>
          <table:table-cell/>
          <table:table-cell table:formula="of:=VECTORIEL_Y([.H13];[.H14];[.H15];[.H17];[.H18];[.H19])" office:value-type="float" office:value="-223848.8" calcext:value-type="float">
            <text:p>-223848.8</text:p>
          </table:table-cell>
          <table:table-cell/>
          <table:table-cell table:style-name="ce3" table:formula="of:=[.B22]+[.D22]+[.F22]+[.H22]" office:value-type="float" office:value="-9.80000000001746" calcext:value-type="float">
            <text:p>-9.80000000001746</text:p>
          </table:table-cell>
          <table:table-cell table:number-columns-repeated="1014"/>
        </table:table-row>
        <table:table-row table:style-name="ro2">
          <table:table-cell/>
          <table:table-cell table:formula="of:=VECTORIEL_Z([.B13];[.B14];[.B15];[.B17];[.B18];[.B19])" office:value-type="float" office:value="0" calcext:value-type="float">
            <text:p>0</text:p>
          </table:table-cell>
          <table:table-cell/>
          <table:table-cell table:formula="of:=VECTORIEL_Z([.D13];[.D14];[.D15];[.D17];[.D18];[.D19])" office:value-type="float" office:value="-117558" calcext:value-type="float">
            <text:p>-117558</text:p>
          </table:table-cell>
          <table:table-cell/>
          <table:table-cell table:formula="of:=VECTORIEL_Z([.F13];[.F14];[.F15];[.F17];[.F18];[.F19])" office:value-type="float" office:value="25354.56" calcext:value-type="float">
            <text:p>25354.56</text:p>
          </table:table-cell>
          <table:table-cell/>
          <table:table-cell table:formula="of:=VECTORIEL_Z([.H13];[.H14];[.H15];[.H17];[.H18];[.H19])" office:value-type="float" office:value="92243.2" calcext:value-type="float">
            <text:p>92243.2</text:p>
          </table:table-cell>
          <table:table-cell/>
          <table:table-cell table:style-name="ce3" table:formula="of:=[.B23]+[.D23]+[.F23]+[.H23]" office:value-type="float" office:value="39.7600000000093" calcext:value-type="float">
            <text:p>39.760000000009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Arbre 6</text:p>
          </table:table-cell>
          <table:covered-table-cell table:number-columns-repeated="9" table:style-name="ce27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Rotule</text:p>
          </table:table-cell>
          <table:table-cell table:style-name="ce28"/>
          <table:table-cell table:style-name="ce5" office:value-type="string" calcext:value-type="string">
            <text:p>Linéaire</text:p>
          </table:table-cell>
          <table:table-cell table:style-name="ce28"/>
          <table:table-cell table:style-name="ce5" office:value-type="string" calcext:value-type="string">
            <text:p>E1</text:p>
          </table:table-cell>
          <table:table-cell table:style-name="ce28"/>
          <table:table-cell table:style-name="ce5" office:value-type="string" calcext:value-type="string">
            <text:p>E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-36.4" calcext:value-type="float">
            <text:p>-36.4</text:p>
          </table:table-cell>
          <table:table-cell/>
          <table:table-cell office:value-type="float" office:value="204.4" calcext:value-type="float">
            <text:p>204.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5" calcext:value-type="float">
            <text:p>169.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/>
          <table:table-cell table:number-columns-repeated="8"/>
          <table:table-cell table:style-name="ce17" office:value-type="string" calcext:value-type="string">
            <text:p>Somme des forces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5" office:value-type="string" calcext:value-type="string">
            <text:p>F_x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97" calcext:value-type="float">
            <text:p>-1197</text:p>
          </table:table-cell>
          <table:table-cell table:style-name="ce3" table:formula="of:=[.B32]+[.D32]+[.F32]+[.H32]+[.I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y</text:p>
          </table:table-cell>
          <table:table-cell office:value-type="float" office:value="-159" calcext:value-type="float">
            <text:p>-159</text:p>
          </table:table-cell>
          <table:table-cell/>
          <table:table-cell table:formula="of:=TEST([.D28];[.D32];[.D29];[.F28];[.F32];[.F29];[.F33];[.H28];[.H32];[.H29];[.H33])" office:value-type="float" office:value="-3447" calcext:value-type="float">
            <text:p>-3447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2678" calcext:value-type="float">
            <text:p>2678</text:p>
          </table:table-cell>
          <table:table-cell/>
          <table:table-cell table:style-name="ce3" table:formula="of:=[.B33]+[.D33]+[.F33]+[.H33]" office:value-type="float" office:value="0" calcext:value-type="float">
            <text:p>0</text:p>
          </table:table-cell>
          <table:table-cell table:number-columns-repeated="8"/>
          <table:table-cell table:content-validation-name="val2"/>
          <table:table-cell table:number-columns-repeated="1005"/>
        </table:table-row>
        <table:table-row table:style-name="ro2">
          <table:table-cell table:style-name="ce5" office:value-type="string" calcext:value-type="string">
            <text:p>F_z</text:p>
          </table:table-cell>
          <table:table-cell office:value-type="float" office:value="5544" calcext:value-type="float">
            <text:p>5544</text:p>
          </table:table-cell>
          <table:table-cell/>
          <table:table-cell table:formula="of:=TEST([.D28];[.D32];[.D30];[.F28];[.F32];[.F30];[.F34];[.H28];[.H32];[.H30];[.H34])" office:value-type="float" office:value="-10646" calcext:value-type="float">
            <text:p>-10646</text:p>
          </table:table-cell>
          <table:table-cell/>
          <table:table-cell office:value-type="float" office:value="-2257" calcext:value-type="float">
            <text:p>-2257</text:p>
          </table:table-cell>
          <table:table-cell/>
          <table:table-cell office:value-type="float" office:value="7359" calcext:value-type="float">
            <text:p>7359</text:p>
          </table:table-cell>
          <table:table-cell/>
          <table:table-cell table:style-name="ce3" table:formula="of:=[.B34]+[.D34]+[.F34]+[.H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7" office:value-type="string" calcext:value-type="string">
            <text:p>Somme des moments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18" office:value-type="string" calcext:value-type="string">
            <text:p>M</text:p>
          </table:table-cell>
          <table:table-cell table:formula="of:=VECTORIEL_X([.B28];[.B29];[.B30];[.B32];[.B33];[.B34])" office:value-type="float" office:value="0" calcext:value-type="float">
            <text:p>0</text:p>
          </table:table-cell>
          <table:table-cell/>
          <table:table-cell table:formula="of:=VECTORIEL_X([.D28];[.D29];[.D30];[.D32];[.D33];[.D34])" office:value-type="float" office:value="0" calcext:value-type="float">
            <text:p>0</text:p>
          </table:table-cell>
          <table:table-cell/>
          <table:table-cell table:formula="of:=VECTORIEL_X([.F28];[.F29];[.F30];[.F32];[.F33];[.F34])" office:value-type="float" office:value="-382561.5" calcext:value-type="float">
            <text:p>-382561.5</text:p>
          </table:table-cell>
          <table:table-cell/>
          <table:table-cell table:formula="of:=VECTORIEL_X([.H28];[.H29];[.H30];[.H32];[.H33];[.H34])" office:value-type="float" office:value="382668" calcext:value-type="float">
            <text:p>382668</text:p>
          </table:table-cell>
          <table:table-cell/>
          <table:table-cell table:style-name="ce3" table:formula="of:=[.B36]+[.D36]+[.F36]+[.H36]" office:value-type="float" office:value="106.5" calcext:value-type="float">
            <text:p>106.5</text:p>
          </table:table-cell>
          <table:table-cell table:number-columns-repeated="1014"/>
        </table:table-row>
        <table:table-row table:style-name="ro2">
          <table:table-cell/>
          <table:table-cell table:formula="of:=VECTORIEL_Y([.B28];[.B29];[.B30];[.B32];[.B33];[.B34])" office:value-type="float" office:value="0" calcext:value-type="float">
            <text:p>0</text:p>
          </table:table-cell>
          <table:table-cell/>
          <table:table-cell table:formula="of:=VECTORIEL_Y([.D28];[.D29];[.D30];[.D32];[.D33];[.D34])" office:value-type="float" office:value="1586254" calcext:value-type="float">
            <text:p>1586254</text:p>
          </table:table-cell>
          <table:table-cell/>
          <table:table-cell table:formula="of:=VECTORIEL_Y([.F28];[.F29];[.F30];[.F32];[.F33];[.F34])" office:value-type="float" office:value="-82154.8" calcext:value-type="float">
            <text:p>-82154.8</text:p>
          </table:table-cell>
          <table:table-cell/>
          <table:table-cell table:formula="of:=VECTORIEL_Y([.H28];[.H29];[.H30];[.H32];[.H33];[.H34])" office:value-type="float" office:value="-1504179.6" calcext:value-type="float">
            <text:p>-1504179.6</text:p>
          </table:table-cell>
          <table:table-cell/>
          <table:table-cell table:style-name="ce3" table:formula="of:=[.B37]+[.D37]+[.F37]+[.H37]" office:value-type="float" office:value="-80.4000000001397" calcext:value-type="float">
            <text:p>-80.4000000001397</text:p>
          </table:table-cell>
          <table:table-cell table:number-columns-repeated="1014"/>
        </table:table-row>
        <table:table-row table:style-name="ro2">
          <table:table-cell/>
          <table:table-cell table:formula="of:=VECTORIEL_Z([.B28];[.B29];[.B30];[.B32];[.B33];[.B34])" office:value-type="float" office:value="-0" calcext:value-type="float">
            <text:p>0</text:p>
          </table:table-cell>
          <table:table-cell/>
          <table:table-cell table:formula="of:=VECTORIEL_Z([.D28];[.D29];[.D30];[.D32];[.D33];[.D34])" office:value-type="float" office:value="-513603" calcext:value-type="float">
            <text:p>-513603</text:p>
          </table:table-cell>
          <table:table-cell/>
          <table:table-cell table:formula="of:=VECTORIEL_Z([.F28];[.F29];[.F30];[.F32];[.F33];[.F34])" office:value-type="float" office:value="-33779.2" calcext:value-type="float">
            <text:p>-33779.2</text:p>
          </table:table-cell>
          <table:table-cell/>
          <table:table-cell table:formula="of:=VECTORIEL_Z([.H28];[.H29];[.H30];[.H32];[.H33];[.H34])" office:value-type="float" office:value="547383.2" calcext:value-type="float">
            <text:p>547383.2</text:p>
          </table:table-cell>
          <table:table-cell/>
          <table:table-cell table:style-name="ce3" table:formula="of:=[.B38]+[.D38]+[.F38]+[.H38]" office:value-type="float" office:value="1.00000000011642" calcext:value-type="float">
            <text:p>1.00000000011642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Arbre 8</text:p>
          </table:table-cell>
          <table:covered-table-cell table:number-columns-repeated="9" table:style-name="ce27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Rotule</text:p>
          </table:table-cell>
          <table:table-cell table:style-name="ce28"/>
          <table:table-cell table:style-name="ce5" office:value-type="string" calcext:value-type="string">
            <text:p>Linéaire</text:p>
          </table:table-cell>
          <table:table-cell table:style-name="ce28"/>
          <table:table-cell table:style-name="ce5" office:value-type="string" calcext:value-type="string">
            <text:p>E1</text:p>
          </table:table-cell>
          <table:table-cell table:style-name="ce28"/>
          <table:table-cell table:style-name="ce5" office:value-type="string" calcext:value-type="string">
            <text:p>E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4" calcext:value-type="float">
            <text:p>-184</text:p>
          </table:table-cell>
          <table:table-cell/>
          <table:table-cell office:value-type="float" office:value="-123.2" calcext:value-type="float">
            <text:p>-123.2</text:p>
          </table:table-cell>
          <table:table-cell/>
          <table:table-cell office:value-type="float" office:value="-54.6" calcext:value-type="float">
            <text:p>-54.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-188" calcext:value-type="float">
            <text:p>-18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/>
          <table:table-cell table:number-columns-repeated="8"/>
          <table:table-cell table:style-name="ce17" office:value-type="string" calcext:value-type="string">
            <text:p>Somme des forces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5" office:value-type="string" calcext:value-type="string">
            <text:p>F_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table:formula="of:=[.B47]+[.D47]+[.F47]+[.H47]+[.I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y</text:p>
          </table:table-cell>
          <table:table-cell office:value-type="float" office:value="-4909" calcext:value-type="float">
            <text:p>-4909</text:p>
          </table:table-cell>
          <table:table-cell/>
          <table:table-cell office:value-type="float" office:value="-6924" calcext:value-type="float">
            <text:p>-6924</text:p>
          </table:table-cell>
          <table:table-cell/>
          <table:table-cell office:value-type="float" office:value="9155" calcext:value-type="float">
            <text:p>9155</text:p>
          </table:table-cell>
          <table:table-cell/>
          <table:table-cell office:value-type="float" office:value="2678" calcext:value-type="float">
            <text:p>2678</text:p>
          </table:table-cell>
          <table:table-cell/>
          <table:table-cell table:style-name="ce3" table:formula="of:=[.B48]+[.D48]+[.F48]+[.H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z</text:p>
          </table:table-cell>
          <table:table-cell office:value-type="float" office:value="-3137" calcext:value-type="float">
            <text:p>-3137</text:p>
          </table:table-cell>
          <table:table-cell/>
          <table:table-cell office:value-type="float" office:value="-14659" calcext:value-type="float">
            <text:p>-14659</text:p>
          </table:table-cell>
          <table:table-cell/>
          <table:table-cell office:value-type="float" office:value="25154" calcext:value-type="float">
            <text:p>25154</text:p>
          </table:table-cell>
          <table:table-cell/>
          <table:table-cell office:value-type="float" office:value="-7358" calcext:value-type="float">
            <text:p>-7358</text:p>
          </table:table-cell>
          <table:table-cell/>
          <table:table-cell table:style-name="ce3" table:formula="of:=[.B49]+[.D49]+[.F49]+[.H49]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2">
          <table:table-cell table:number-columns-repeated="9"/>
          <table:table-cell table:style-name="ce17" office:value-type="string" calcext:value-type="string">
            <text:p>Somme des moments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8" office:value-type="string" calcext:value-type="string">
            <text:p>M</text:p>
          </table:table-cell>
          <table:table-cell table:formula="of:=VECTORIEL_X([.B43];[.B44];[.B45];[.B47];[.B48];[.B49])" office:value-type="float" office:value="0" calcext:value-type="float">
            <text:p>0</text:p>
          </table:table-cell>
          <table:table-cell/>
          <table:table-cell table:formula="of:=VECTORIEL_X([.D43];[.D44];[.D45];[.D47];[.D48];[.D49])" office:value-type="float" office:value="0" calcext:value-type="float">
            <text:p>0</text:p>
          </table:table-cell>
          <table:table-cell/>
          <table:table-cell table:formula="of:=VECTORIEL_X([.F43];[.F44];[.F45];[.F47];[.F48];[.F49])" office:value-type="float" office:value="-1383470" calcext:value-type="float">
            <text:p>-1383470</text:p>
          </table:table-cell>
          <table:table-cell/>
          <table:table-cell table:formula="of:=VECTORIEL_X([.H43];[.H44];[.H45];[.H47];[.H48];[.H49])" office:value-type="float" office:value="1383304" calcext:value-type="float">
            <text:p>1383304</text:p>
          </table:table-cell>
          <table:table-cell/>
          <table:table-cell table:style-name="ce3" table:formula="of:=[.B51]+[.D51]+[.F51]+[.H51]" office:value-type="float" office:value="-166" calcext:value-type="float">
            <text:p>-166</text:p>
          </table:table-cell>
          <table:table-cell table:number-columns-repeated="1014"/>
        </table:table-row>
        <table:table-row table:style-name="ro2">
          <table:table-cell/>
          <table:table-cell table:formula="of:=VECTORIEL_Y([.B43];[.B44];[.B45];[.B47];[.B48];[.B49])" office:value-type="float" office:value="0" calcext:value-type="float">
            <text:p>0</text:p>
          </table:table-cell>
          <table:table-cell/>
          <table:table-cell table:formula="of:=VECTORIEL_Y([.D43];[.D44];[.D45];[.D47];[.D48];[.D49])" office:value-type="float" office:value="-2697256" calcext:value-type="float">
            <text:p>-2697256</text:p>
          </table:table-cell>
          <table:table-cell/>
          <table:table-cell table:formula="of:=VECTORIEL_Y([.F43];[.F44];[.F45];[.F47];[.F48];[.F49])" office:value-type="float" office:value="3098972.8" calcext:value-type="float">
            <text:p>3098972.8</text:p>
          </table:table-cell>
          <table:table-cell/>
          <table:table-cell table:formula="of:=VECTORIEL_Y([.H43];[.H44];[.H45];[.H47];[.H48];[.H49])" office:value-type="float" office:value="-401746.8" calcext:value-type="float">
            <text:p>-401746.8</text:p>
          </table:table-cell>
          <table:table-cell/>
          <table:table-cell table:style-name="ce3" table:formula="of:=[.B52]+[.D52]+[.F52]+[.H52]" office:value-type="float" office:value="-29.999999999709" calcext:value-type="float">
            <text:p>-29.999999999709</text:p>
          </table:table-cell>
          <table:table-cell table:number-columns-repeated="1014"/>
        </table:table-row>
        <table:table-row table:style-name="ro2">
          <table:table-cell/>
          <table:table-cell table:formula="of:=VECTORIEL_Z([.B43];[.B44];[.B45];[.B47];[.B48];[.B49])" office:value-type="float" office:value="-0" calcext:value-type="float">
            <text:p>0</text:p>
          </table:table-cell>
          <table:table-cell/>
          <table:table-cell table:formula="of:=VECTORIEL_Z([.D43];[.D44];[.D45];[.D47];[.D48];[.D49])" office:value-type="float" office:value="1274016" calcext:value-type="float">
            <text:p>1274016</text:p>
          </table:table-cell>
          <table:table-cell/>
          <table:table-cell table:formula="of:=VECTORIEL_Z([.F43];[.F44];[.F45];[.F47];[.F48];[.F49])" office:value-type="float" office:value="-1127896" calcext:value-type="float">
            <text:p>-1127896</text:p>
          </table:table-cell>
          <table:table-cell/>
          <table:table-cell table:formula="of:=VECTORIEL_Z([.H43];[.H44];[.H45];[.H47];[.H48];[.H49])" office:value-type="float" office:value="-146218.8" calcext:value-type="float">
            <text:p>-146218.8</text:p>
          </table:table-cell>
          <table:table-cell/>
          <table:table-cell table:style-name="ce3" table:formula="of:=[.B53]+[.D53]+[.F53]+[.H53]" office:value-type="float" office:value="-98.8000000000175" calcext:value-type="float">
            <text:p>-98.80000000001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0" table:number-rows-spanned="1">
            <text:p>Arbre 6 – bis</text:p>
          </table:table-cell>
          <table:covered-table-cell table:number-columns-repeated="9" table:style-name="ce27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Rotule</text:p>
          </table:table-cell>
          <table:table-cell table:style-name="ce28"/>
          <table:table-cell table:style-name="ce5" office:value-type="string" calcext:value-type="string">
            <text:p>Linéaire</text:p>
          </table:table-cell>
          <table:table-cell table:style-name="ce28"/>
          <table:table-cell table:style-name="ce5" office:value-type="string" calcext:value-type="string">
            <text:p>E1</text:p>
          </table:table-cell>
          <table:table-cell table:style-name="ce28"/>
          <table:table-cell table:style-name="ce5" office:value-type="string" calcext:value-type="string">
            <text:p>E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-36.4" calcext:value-type="float">
            <text:p>-36.4</text:p>
          </table:table-cell>
          <table:table-cell/>
          <table:table-cell office:value-type="float" office:value="204.4" calcext:value-type="float">
            <text:p>204.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5" calcext:value-type="float">
            <text:p>169.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"/>
          <table:table-cell table:number-columns-repeated="8"/>
          <table:table-cell table:style-name="ce17" office:value-type="string" calcext:value-type="string">
            <text:p>Somme des forces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5" office:value-type="string" calcext:value-type="string">
            <text:p>F_x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97" calcext:value-type="float">
            <text:p>-1197</text:p>
          </table:table-cell>
          <table:table-cell table:style-name="ce3" table:formula="of:=[.B62]+[.D62]+[.F62]+[.H62]+[.I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y</text:p>
          </table:table-cell>
          <table:table-cell office:value-type="float" office:value="-2045" calcext:value-type="float">
            <text:p>-2045</text:p>
          </table:table-cell>
          <table:table-cell/>
          <table:table-cell table:formula="of:=TEST([.D58];[.D62];[.D59];[.F58];[.F62];[.F59];[.F63];[.H58];[.H62];[.H59];[.H63])" office:value-type="float" office:value="-1561" calcext:value-type="float">
            <text:p>-1561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2678" calcext:value-type="float">
            <text:p>2678</text:p>
          </table:table-cell>
          <table:table-cell/>
          <table:table-cell table:style-name="ce3" table:formula="of:=[.B63]+[.D63]+[.F63]+[.H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_z</text:p>
          </table:table-cell>
          <table:table-cell office:value-type="float" office:value="-280" calcext:value-type="float">
            <text:p>-280</text:p>
          </table:table-cell>
          <table:table-cell/>
          <table:table-cell office:value-type="float" office:value="-4822" calcext:value-type="float">
            <text:p>-4822</text:p>
          </table:table-cell>
          <table:table-cell/>
          <table:table-cell office:value-type="float" office:value="-2257" calcext:value-type="float">
            <text:p>-2257</text:p>
          </table:table-cell>
          <table:table-cell/>
          <table:table-cell office:value-type="float" office:value="7359" calcext:value-type="float">
            <text:p>7359</text:p>
          </table:table-cell>
          <table:table-cell/>
          <table:table-cell table:style-name="ce3" table:formula="of:=[.B64]+[.D64]+[.F64]+[.H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7" office:value-type="string" calcext:value-type="string">
            <text:p>Somme des moments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18" office:value-type="string" calcext:value-type="string">
            <text:p>M</text:p>
          </table:table-cell>
          <table:table-cell table:formula="of:=VECTORIEL_X([.B58];[.B59];[.B60];[.B62];[.B63];[.B64])" office:value-type="float" office:value="0" calcext:value-type="float">
            <text:p>0</text:p>
          </table:table-cell>
          <table:table-cell/>
          <table:table-cell table:formula="of:=VECTORIEL_X([.D58];[.D59];[.D60];[.D62];[.D63];[.D64])" office:value-type="float" office:value="0" calcext:value-type="float">
            <text:p>0</text:p>
          </table:table-cell>
          <table:table-cell/>
          <table:table-cell table:formula="of:=VECTORIEL_X([.F58];[.F59];[.F60];[.F62];[.F63];[.F64])" office:value-type="float" office:value="-382561.5" calcext:value-type="float">
            <text:p>-382561.5</text:p>
          </table:table-cell>
          <table:table-cell/>
          <table:table-cell table:formula="of:=VECTORIEL_X([.H58];[.H59];[.H60];[.H62];[.H63];[.H64])" office:value-type="float" office:value="382668" calcext:value-type="float">
            <text:p>382668</text:p>
          </table:table-cell>
          <table:table-cell/>
          <table:table-cell table:style-name="ce3" table:formula="of:=[.B66]+[.D66]+[.F66]+[.H66]" office:value-type="float" office:value="106.5" calcext:value-type="float">
            <text:p>106.5</text:p>
          </table:table-cell>
          <table:table-cell table:number-columns-repeated="1014"/>
        </table:table-row>
        <table:table-row table:style-name="ro2">
          <table:table-cell/>
          <table:table-cell table:formula="of:=VECTORIEL_Y([.B58];[.B59];[.B60];[.B62];[.B63];[.B64])" office:value-type="float" office:value="0" calcext:value-type="float">
            <text:p>0</text:p>
          </table:table-cell>
          <table:table-cell/>
          <table:table-cell table:formula="of:=VECTORIEL_Y([.D58];[.D59];[.D60];[.D62];[.D63];[.D64])" office:value-type="float" office:value="1586438" calcext:value-type="float">
            <text:p>1586438</text:p>
          </table:table-cell>
          <table:table-cell/>
          <table:table-cell table:formula="of:=VECTORIEL_Y([.F58];[.F59];[.F60];[.F62];[.F63];[.F64])" office:value-type="float" office:value="-82154.8" calcext:value-type="float">
            <text:p>-82154.8</text:p>
          </table:table-cell>
          <table:table-cell/>
          <table:table-cell table:formula="of:=VECTORIEL_Y([.H58];[.H59];[.H60];[.H62];[.H63];[.H64])" office:value-type="float" office:value="-1504179.6" calcext:value-type="float">
            <text:p>-1504179.6</text:p>
          </table:table-cell>
          <table:table-cell/>
          <table:table-cell table:style-name="ce3" table:formula="of:=[.B67]+[.D67]+[.F67]+[.H67]" office:value-type="float" office:value="103.59999999986" calcext:value-type="float">
            <text:p>103.59999999986</text:p>
          </table:table-cell>
          <table:table-cell table:number-columns-repeated="1014"/>
        </table:table-row>
        <table:table-row table:style-name="ro2">
          <table:table-cell/>
          <table:table-cell table:formula="of:=VECTORIEL_Z([.B58];[.B59];[.B60];[.B62];[.B63];[.B64])" office:value-type="float" office:value="-0" calcext:value-type="float">
            <text:p>0</text:p>
          </table:table-cell>
          <table:table-cell/>
          <table:table-cell table:formula="of:=VECTORIEL_Z([.D58];[.D59];[.D60];[.D62];[.D63];[.D64])" office:value-type="float" office:value="-513569" calcext:value-type="float">
            <text:p>-513569</text:p>
          </table:table-cell>
          <table:table-cell/>
          <table:table-cell table:formula="of:=VECTORIEL_Z([.F58];[.F59];[.F60];[.F62];[.F63];[.F64])" office:value-type="float" office:value="-33779.2" calcext:value-type="float">
            <text:p>-33779.2</text:p>
          </table:table-cell>
          <table:table-cell/>
          <table:table-cell table:formula="of:=VECTORIEL_Z([.H58];[.H59];[.H60];[.H62];[.H63];[.H64])" office:value-type="float" office:value="547383.2" calcext:value-type="float">
            <text:p>547383.2</text:p>
          </table:table-cell>
          <table:table-cell/>
          <table:table-cell table:style-name="ce3" table:formula="of:=[.B68]+[.D68]+[.F68]+[.H68]" office:value-type="float" office:value="35.0000000001164" calcext:value-type="float">
            <text:p>35.000000000116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CH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CH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.00.0000</text:date>, <text:time style:data-style-name="N2" text:time-value="09:58:14.559671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5:04:06.864178058</meta:creation-date>
    <meta:generator>LibreOffice/6.1.4.2$Linux_X86_64 LibreOffice_project/10$Build-2</meta:generator>
    <dc:date>2019-01-07T09:58:26.194684212</dc:date>
    <meta:editing-duration>PT9H44M55S</meta:editing-duration>
    <meta:editing-cycles>89</meta:editing-cycles>
    <meta:document-statistic meta:table-count="2" meta:cell-count="2571" meta:object-count="8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ectoriel"/>
</library:library>
</file>

<file path=Basic/Standard/vectoriel.xml><?xml version="1.0" encoding="utf-8"?>
<!DOCTYPE module  PUBLIC '-//OpenOffice.org//DTD OfficeDocument 1.0//EN'  'module.dtd'>
<script:module xmlns:script="http://openoffice.org/2000/script" script:name="vectoriel" script:language="StarBasic" script:moduleType="normal">REM  *****  BASIC  *****
Function VOL(a,b,c) As Double
VOL=a*b*c
End Function

Function Vectoriel_X(a1,a2,a3,b1,b2,b3) As Double
Vectoriel_X=a2*b3 - a3*b2
End Function


Function Vectoriel_Y(a1,a2,a3,b1,b2,b3) As Double
Vectoriel_Y = a3*b1 - a1*b3
End Function


Function Vectoriel_Z(a1,a2,a3,b1,b2,b3) As Double
Vectoriel_Z = a1*b2 - a2*b1
End Function

Function Mt(F,D) As Double
Mt = F*D/2
End Function

Function ind(actuelle, reference) As Double
if(actuelle &gt;= reference) Then
ind = 1
else ind = 0
endif
End Function

Function Mf(actuelle, reference, moment) As Double
Mf = ind(actuelle,reference)*(actuelle - reference)*moment
End Function

Function Cnt(N, d)
Cnt = (4*N)/(3.1415926*d^2)
End function

Function Cnf(Mfeq, d)
Cnf = (32*Mfeq)/(3.1415926*d^3)
End function

Function Ctt(Mt, d)
Ctt = (16*Mt)/(3.1415926*d^3)
end function

function sigma_t(N,Mfeq,Mt,d,Ktt,Ktf,Kto)
sigma_t = ((Ktt*Cnt(N,d)+Ktf*Cnf(Mfeq,d))^2+4*(Kto*Ctt(Mt,d))^2)^(1/2)
end function

function sigma_vm(N,Mfeq,Mt,d,Ktt,Ktf,Kto)
sigma_vm = ((Ktt*Cnt(N,d)+Ktf*Cnf(Mfeq,d))^2+3*(Kto*Ctt(Mt,d))^2)^(1/2)
end function

function diametre_t(N, Mfeq, Mt, L, Ktt, Ktf, Kto)
d = 1
while(sigma_t(N, Mfeq, Mt, d, Ktt, Ktf, Kto) &gt; L)
d = d + .1
Wend
diametre_t = d
end function


function diametre_vm(N, Mfeq, Mt, L, Ktt, Ktf, Kto)
d = 1
while(sigma_vm(N, Mfeq, Mt, d, Ktt, Ktf, Kto) &gt; L)
d = d + .1
Wend
diametre_vm = d
end function



function test(a1,a2,a3,b1,b2,b3,b4,c1,c2,c3,c4) As double
i = 0
a4 = 1
e = a1*a4 - a3*a2 + b1*b4 - b3*b2 + c1*c4 - c3*c2
if(e &lt; 100) then
test =a4
endif
e = -a1*a4 - a3*a2 + b1*b4 - b3*b2 + c1*c4 - c3*c2
if(Abs(e) &lt; 100) then
MsgBox e
test = -a4
endif
while (Abs(e) &gt; 100)
i = i + 1
a4 = a4 + 1
e = a1*a4 - a3*a2 + b1*b4 - b3*b2 + c1*c4 - c3*c2
if(e &lt; 100) then
test =a4
endif
e = -a1*a4 - a3*a2 + b1*b4 - b3*b2 + c1*c4 - c3*c2
if(e &lt; 100) then
test = -a4
endif
if(i &gt; 10000000) then
test = a4
endif
Wend
end function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scatter" chart:style-name="ch1">
        <chart:title svg:x="0.636cm" svg:y="0.314cm" chart:style-name="ch2">
          <text:p>Moments : de torsion (Mt) et fléchissants selon y (Mfy) et selon z (Mfz)</text:p>
        </chart:title>
        <chart:legend chart:legend-position="end" svg:x="14.012cm" svg:y="3.702cm" style:legend-expansion="high" chart:style-name="ch3"/>
        <chart:plot-area chart:style-name="ch4" table:cell-range-address="'Dimensionnement d''arbres de transmission de puissance'.B20:'Dimensionnement d''arbres de transmission de puissance'.B120 'Dimensionnement d''arbres de transmission de puissance'.F19:'Dimensionnement d''arbres de transmission de puissance'.H120" chart:data-source-has-labels="row" svg:x="1.33cm" svg:y="1.828cm" svg:width="12.363cm" svg:height="6.01cm">
          <chartooo:coordinate-region svg:x="1.609cm" svg:y="2.026cm" svg:width="11.765cm" svg:height="5.613cm"/>
          <chart:axis chart:dimension="x" chart:name="primary-x" chart:style-name="ch5">
            <chart:title svg:x="6.342cm" svg:y="8.017cm" chart:style-name="ch6">
              <text:p>Position (mm)</text:p>
            </chart:title>
          </chart:axis>
          <chart:axis chart:dimension="y" chart:name="primary-y" chart:style-name="ch5">
            <chart:title svg:x="0.451cm" svg:y="5.327cm" chart:style-name="ch7">
              <text:p>Effort</text:p>
            </chart:title>
            <chart:grid chart:style-name="ch8" chart:class="major"/>
          </chart:axis>
          <chart:series chart:style-name="ch9" chart:values-cell-range-address="'Dimensionnement d''arbres de transmission de puissance'.F20:'Dimensionnement d''arbres de transmission de puissance'.F120" chart:label-cell-address="'Dimensionnement d''arbres de transmission de puissance'.F19:'Dimensionnement d''arbres de transmission de puissance'.F19" chart:class="chart:scatter">
            <chart:domain table:cell-range-address="'Dimensionnement d''arbres de transmission de puissance'.B20:'Dimensionnement d''arbres de transmission de puissance'.B120"/>
            <chart:data-point chart:repeated="101"/>
          </chart:series>
          <chart:series chart:style-name="ch10" chart:values-cell-range-address="'Dimensionnement d''arbres de transmission de puissance'.G20:'Dimensionnement d''arbres de transmission de puissance'.G120" chart:label-cell-address="'Dimensionnement d''arbres de transmission de puissance'.G19:'Dimensionnement d''arbres de transmission de puissance'.G19" chart:class="chart:scatter">
            <chart:data-point chart:repeated="101"/>
          </chart:series>
          <chart:series chart:style-name="ch11" chart:values-cell-range-address="'Dimensionnement d''arbres de transmission de puissance'.H20:'Dimensionnement d''arbres de transmission de puissance'.H120" chart:label-cell-address="'Dimensionnement d''arbres de transmission de puissance'.H19:'Dimensionnement d''arbres de transmission de puissance'.H1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t</text:p>
                <draw:g>
                  <svg:desc>'Dimensionnement d''arbres de transmission de puissance'.F19:'Dimensionnement d''arbres de transmission de puissance'.F19</svg:desc>
                </draw:g>
              </table:table-cell>
              <table:table-cell office:value-type="string">
                <text:p>Mfy</text:p>
                <draw:g>
                  <svg:desc>'Dimensionnement d''arbres de transmission de puissance'.G19:'Dimensionnement d''arbres de transmission de puissance'.G19</svg:desc>
                </draw:g>
              </table:table-cell>
              <table:table-cell office:value-type="string">
                <text:p>Mfz</text:p>
                <draw:g>
                  <svg:desc>'Dimensionnement d''arbres de transmission de puissance'.H19:'Dimensionnement d''arbres de transmission de puissance'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20</svg:desc>
                </draw:g>
              </table:table-cell>
              <table:table-cell office:value-type="float" office:value="-114842.5">
                <text:p>-114842.5</text:p>
                <draw:g>
                  <svg:desc>'Dimensionnement d''arbres de transmission de puissance'.F20:'Dimensionnement d''arbres de transmission de puissance'.F120</svg:desc>
                </draw:g>
              </table:table-cell>
              <table:table-cell office:value-type="float" office:value="0">
                <text:p>0</text:p>
                <draw:g>
                  <svg:desc>'Dimensionnement d''arbres de transmission de puissance'.G20:'Dimensionnement d''arbres de transmission de puissance'.G120</svg:desc>
                </draw:g>
              </table:table-cell>
              <table:table-cell office:value-type="float" office:value="0">
                <text:p>0</text:p>
                <draw:g>
                  <svg:desc>'Dimensionnement d''arbres de transmission de puissance'.H20:'Dimensionnement d''arbres de transmission de puissance'.H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896.742000000002">
                <text:p>-896.742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793.484">
                <text:p>-1793.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690.22600000001">
                <text:p>-2690.226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3586.96800000001">
                <text:p>-3586.968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4483.71000000001">
                <text:p>-4483.71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5380.45200000001">
                <text:p>-5380.452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6277.19400000001">
                <text:p>-6277.194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7173.93600000001">
                <text:p>-7173.936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8070.67800000001">
                <text:p>-8070.678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8967.42000000001">
                <text:p>-8967.42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9864.16200000001">
                <text:p>-9864.162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0760.904">
                <text:p>-10760.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1657.646">
                <text:p>-11657.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2554.388">
                <text:p>-12554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3451.13">
                <text:p>-13451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4347.872">
                <text:p>-14347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5244.614">
                <text:p>-15244.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6141.356">
                <text:p>-16141.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7038.098">
                <text:p>-17038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7934.84">
                <text:p>-17934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8831.582">
                <text:p>-18831.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19728.324">
                <text:p>-19728.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0625.066">
                <text:p>-20625.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1521.808">
                <text:p>-21521.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2418.55">
                <text:p>-22418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3315.292">
                <text:p>-23315.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4212.034">
                <text:p>-24212.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-114842.5">
                <text:p>-114842.5</text:p>
              </table:table-cell>
              <table:table-cell office:value-type="float" office:value="0">
                <text:p>0</text:p>
              </table:table-cell>
              <table:table-cell office:value-type="float" office:value="-25108.776">
                <text:p>-25108.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-114842.5">
                <text:p>-114842.5</text:p>
              </table:table-cell>
              <table:table-cell office:value-type="float" office:value="1293.194">
                <text:p>1293.194</text:p>
              </table:table-cell>
              <table:table-cell office:value-type="float" office:value="-24430.028">
                <text:p>-24430.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-114842.5">
                <text:p>-114842.5</text:p>
              </table:table-cell>
              <table:table-cell office:value-type="float" office:value="3096.38">
                <text:p>3096.38</text:p>
              </table:table-cell>
              <table:table-cell office:value-type="float" office:value="-23129.96">
                <text:p>-23129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-114842.5">
                <text:p>-114842.5</text:p>
              </table:table-cell>
              <table:table-cell office:value-type="float" office:value="4899.566">
                <text:p>4899.566</text:p>
              </table:table-cell>
              <table:table-cell office:value-type="float" office:value="-21829.892">
                <text:p>-21829.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-114842.5">
                <text:p>-114842.5</text:p>
              </table:table-cell>
              <table:table-cell office:value-type="float" office:value="6702.752">
                <text:p>6702.752</text:p>
              </table:table-cell>
              <table:table-cell office:value-type="float" office:value="-20529.824">
                <text:p>-20529.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-114842.5">
                <text:p>-114842.5</text:p>
              </table:table-cell>
              <table:table-cell office:value-type="float" office:value="8505.938">
                <text:p>8505.938</text:p>
              </table:table-cell>
              <table:table-cell office:value-type="float" office:value="-19229.756">
                <text:p>-19229.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-114842.5">
                <text:p>-114842.5</text:p>
              </table:table-cell>
              <table:table-cell office:value-type="float" office:value="10309.124">
                <text:p>10309.124</text:p>
              </table:table-cell>
              <table:table-cell office:value-type="float" office:value="-17929.688">
                <text:p>-17929.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-114842.5">
                <text:p>-114842.5</text:p>
              </table:table-cell>
              <table:table-cell office:value-type="float" office:value="12112.31">
                <text:p>12112.31</text:p>
              </table:table-cell>
              <table:table-cell office:value-type="float" office:value="-16629.62">
                <text:p>-16629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-114842.5">
                <text:p>-114842.5</text:p>
              </table:table-cell>
              <table:table-cell office:value-type="float" office:value="13915.496">
                <text:p>13915.496</text:p>
              </table:table-cell>
              <table:table-cell office:value-type="float" office:value="-15329.552">
                <text:p>-15329.5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-114842.5">
                <text:p>-114842.5</text:p>
              </table:table-cell>
              <table:table-cell office:value-type="float" office:value="15718.682">
                <text:p>15718.682</text:p>
              </table:table-cell>
              <table:table-cell office:value-type="float" office:value="-14029.484">
                <text:p>-14029.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-114842.5">
                <text:p>-114842.5</text:p>
              </table:table-cell>
              <table:table-cell office:value-type="float" office:value="17521.868">
                <text:p>17521.868</text:p>
              </table:table-cell>
              <table:table-cell office:value-type="float" office:value="-12729.416">
                <text:p>-12729.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-114842.5">
                <text:p>-114842.5</text:p>
              </table:table-cell>
              <table:table-cell office:value-type="float" office:value="19325.054">
                <text:p>19325.054</text:p>
              </table:table-cell>
              <table:table-cell office:value-type="float" office:value="-11429.348">
                <text:p>-11429.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-114842.5">
                <text:p>-114842.5</text:p>
              </table:table-cell>
              <table:table-cell office:value-type="float" office:value="21128.24">
                <text:p>21128.24</text:p>
              </table:table-cell>
              <table:table-cell office:value-type="float" office:value="-10129.28">
                <text:p>-10129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-114842.5">
                <text:p>-114842.5</text:p>
              </table:table-cell>
              <table:table-cell office:value-type="float" office:value="22931.426">
                <text:p>22931.426</text:p>
              </table:table-cell>
              <table:table-cell office:value-type="float" office:value="-8829.21200000001">
                <text:p>-8829.212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-114842.5">
                <text:p>-114842.5</text:p>
              </table:table-cell>
              <table:table-cell office:value-type="float" office:value="24734.612">
                <text:p>24734.612</text:p>
              </table:table-cell>
              <table:table-cell office:value-type="float" office:value="-7529.14400000001">
                <text:p>-7529.144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-114842.5">
                <text:p>-114842.5</text:p>
              </table:table-cell>
              <table:table-cell office:value-type="float" office:value="26537.798">
                <text:p>26537.798</text:p>
              </table:table-cell>
              <table:table-cell office:value-type="float" office:value="-6229.07600000002">
                <text:p>-6229.076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-114842.5">
                <text:p>-114842.5</text:p>
              </table:table-cell>
              <table:table-cell office:value-type="float" office:value="28340.984">
                <text:p>28340.984</text:p>
              </table:table-cell>
              <table:table-cell office:value-type="float" office:value="-4929.00800000001">
                <text:p>-4929.008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-114842.5">
                <text:p>-114842.5</text:p>
              </table:table-cell>
              <table:table-cell office:value-type="float" office:value="30144.17">
                <text:p>30144.17</text:p>
              </table:table-cell>
              <table:table-cell office:value-type="float" office:value="-3628.94000000001">
                <text:p>-3628.94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-114842.5">
                <text:p>-114842.5</text:p>
              </table:table-cell>
              <table:table-cell office:value-type="float" office:value="31947.356">
                <text:p>31947.356</text:p>
              </table:table-cell>
              <table:table-cell office:value-type="float" office:value="-2328.87200000001">
                <text:p>-2328.872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-114842.5">
                <text:p>-114842.5</text:p>
              </table:table-cell>
              <table:table-cell office:value-type="float" office:value="33750.542">
                <text:p>33750.542</text:p>
              </table:table-cell>
              <table:table-cell office:value-type="float" office:value="-1028.80400000001">
                <text:p>-1028.804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-114842.5">
                <text:p>-114842.5</text:p>
              </table:table-cell>
              <table:table-cell office:value-type="float" office:value="35553.728">
                <text:p>35553.728</text:p>
              </table:table-cell>
              <table:table-cell office:value-type="float" office:value="271.263999999988">
                <text:p>271.263999999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-114842.5">
                <text:p>-114842.5</text:p>
              </table:table-cell>
              <table:table-cell office:value-type="float" office:value="37356.914">
                <text:p>37356.914</text:p>
              </table:table-cell>
              <table:table-cell office:value-type="float" office:value="1571.33199999999">
                <text:p>1571.331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-114842.5">
                <text:p>-114842.5</text:p>
              </table:table-cell>
              <table:table-cell office:value-type="float" office:value="39160.1">
                <text:p>39160.1</text:p>
              </table:table-cell>
              <table:table-cell office:value-type="float" office:value="2871.39999999999">
                <text:p>2871.3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-114842.5">
                <text:p>-114842.5</text:p>
              </table:table-cell>
              <table:table-cell office:value-type="float" office:value="40963.286">
                <text:p>40963.286</text:p>
              </table:table-cell>
              <table:table-cell office:value-type="float" office:value="4171.46799999998">
                <text:p>4171.46799999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-114842.5">
                <text:p>-114842.5</text:p>
              </table:table-cell>
              <table:table-cell office:value-type="float" office:value="42766.472">
                <text:p>42766.472</text:p>
              </table:table-cell>
              <table:table-cell office:value-type="float" office:value="5471.53599999999">
                <text:p>5471.535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-114842.5">
                <text:p>-114842.5</text:p>
              </table:table-cell>
              <table:table-cell office:value-type="float" office:value="44569.658">
                <text:p>44569.658</text:p>
              </table:table-cell>
              <table:table-cell office:value-type="float" office:value="6771.60399999998">
                <text:p>6771.603999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-114842.5">
                <text:p>-114842.5</text:p>
              </table:table-cell>
              <table:table-cell office:value-type="float" office:value="46372.844">
                <text:p>46372.844</text:p>
              </table:table-cell>
              <table:table-cell office:value-type="float" office:value="8071.67199999998">
                <text:p>8071.6719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-114842.5">
                <text:p>-114842.5</text:p>
              </table:table-cell>
              <table:table-cell office:value-type="float" office:value="48176.03">
                <text:p>48176.03</text:p>
              </table:table-cell>
              <table:table-cell office:value-type="float" office:value="9371.74">
                <text:p>9371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-114842.5">
                <text:p>-114842.5</text:p>
              </table:table-cell>
              <table:table-cell office:value-type="float" office:value="49979.216">
                <text:p>49979.216</text:p>
              </table:table-cell>
              <table:table-cell office:value-type="float" office:value="10671.808">
                <text:p>10671.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-114842.5">
                <text:p>-114842.5</text:p>
              </table:table-cell>
              <table:table-cell office:value-type="float" office:value="51782.402">
                <text:p>51782.402</text:p>
              </table:table-cell>
              <table:table-cell office:value-type="float" office:value="11971.876">
                <text:p>11971.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-114842.5">
                <text:p>-114842.5</text:p>
              </table:table-cell>
              <table:table-cell office:value-type="float" office:value="53585.588">
                <text:p>53585.588</text:p>
              </table:table-cell>
              <table:table-cell office:value-type="float" office:value="13271.944">
                <text:p>13271.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-114842.5">
                <text:p>-114842.5</text:p>
              </table:table-cell>
              <table:table-cell office:value-type="float" office:value="55388.774">
                <text:p>55388.774</text:p>
              </table:table-cell>
              <table:table-cell office:value-type="float" office:value="14572.012">
                <text:p>14572.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-114842.5">
                <text:p>-114842.5</text:p>
              </table:table-cell>
              <table:table-cell office:value-type="float" office:value="57191.96">
                <text:p>57191.96</text:p>
              </table:table-cell>
              <table:table-cell office:value-type="float" office:value="15872.08">
                <text:p>15872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-114842.5">
                <text:p>-114842.5</text:p>
              </table:table-cell>
              <table:table-cell office:value-type="float" office:value="58995.146">
                <text:p>58995.146</text:p>
              </table:table-cell>
              <table:table-cell office:value-type="float" office:value="17172.148">
                <text:p>17172.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-114842.5">
                <text:p>-114842.5</text:p>
              </table:table-cell>
              <table:table-cell office:value-type="float" office:value="60798.332">
                <text:p>60798.332</text:p>
              </table:table-cell>
              <table:table-cell office:value-type="float" office:value="18472.216">
                <text:p>18472.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-114842.5">
                <text:p>-114842.5</text:p>
              </table:table-cell>
              <table:table-cell office:value-type="float" office:value="62601.518">
                <text:p>62601.518</text:p>
              </table:table-cell>
              <table:table-cell office:value-type="float" office:value="19772.284">
                <text:p>19772.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-114842.5">
                <text:p>-114842.5</text:p>
              </table:table-cell>
              <table:table-cell office:value-type="float" office:value="64404.704">
                <text:p>64404.704</text:p>
              </table:table-cell>
              <table:table-cell office:value-type="float" office:value="21072.352">
                <text:p>21072.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-114842.5">
                <text:p>-114842.5</text:p>
              </table:table-cell>
              <table:table-cell office:value-type="float" office:value="66207.89">
                <text:p>66207.89</text:p>
              </table:table-cell>
              <table:table-cell office:value-type="float" office:value="22372.42">
                <text:p>22372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-114842.5">
                <text:p>-114842.5</text:p>
              </table:table-cell>
              <table:table-cell office:value-type="float" office:value="68011.076">
                <text:p>68011.076</text:p>
              </table:table-cell>
              <table:table-cell office:value-type="float" office:value="23672.488">
                <text:p>23672.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-114842.5">
                <text:p>-114842.5</text:p>
              </table:table-cell>
              <table:table-cell office:value-type="float" office:value="69814.262">
                <text:p>69814.262</text:p>
              </table:table-cell>
              <table:table-cell office:value-type="float" office:value="24972.556">
                <text:p>24972.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-114842.5">
                <text:p>-114842.5</text:p>
              </table:table-cell>
              <table:table-cell office:value-type="float" office:value="71617.448">
                <text:p>71617.448</text:p>
              </table:table-cell>
              <table:table-cell office:value-type="float" office:value="26272.624">
                <text:p>26272.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-114842.5">
                <text:p>-114842.5</text:p>
              </table:table-cell>
              <table:table-cell office:value-type="float" office:value="73420.6340000001">
                <text:p>73420.6340000001</text:p>
              </table:table-cell>
              <table:table-cell office:value-type="float" office:value="27572.692">
                <text:p>27572.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-114842.5">
                <text:p>-114842.5</text:p>
              </table:table-cell>
              <table:table-cell office:value-type="float" office:value="75223.8200000001">
                <text:p>75223.8200000001</text:p>
              </table:table-cell>
              <table:table-cell office:value-type="float" office:value="28872.76">
                <text:p>28872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-114842.5">
                <text:p>-114842.5</text:p>
              </table:table-cell>
              <table:table-cell office:value-type="float" office:value="77027.0060000001">
                <text:p>77027.0060000001</text:p>
              </table:table-cell>
              <table:table-cell office:value-type="float" office:value="30172.828">
                <text:p>30172.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-114842.5">
                <text:p>-114842.5</text:p>
              </table:table-cell>
              <table:table-cell office:value-type="float" office:value="78830.1920000001">
                <text:p>78830.1920000001</text:p>
              </table:table-cell>
              <table:table-cell office:value-type="float" office:value="31472.896">
                <text:p>31472.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-114842.5">
                <text:p>-114842.5</text:p>
              </table:table-cell>
              <table:table-cell office:value-type="float" office:value="80633.378">
                <text:p>80633.378</text:p>
              </table:table-cell>
              <table:table-cell office:value-type="float" office:value="32772.964">
                <text:p>32772.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-114842.5">
                <text:p>-114842.5</text:p>
              </table:table-cell>
              <table:table-cell office:value-type="float" office:value="81143.2719999999">
                <text:p>81143.2719999999</text:p>
              </table:table-cell>
              <table:table-cell office:value-type="float" office:value="33393.8079999999">
                <text:p>33393.807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-114842.5">
                <text:p>-114842.5</text:p>
              </table:table-cell>
              <table:table-cell office:value-type="float" office:value="78021.9999999999">
                <text:p>78021.9999999999</text:p>
              </table:table-cell>
              <table:table-cell office:value-type="float" office:value="32107.6">
                <text:p>32107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-114842.5">
                <text:p>-114842.5</text:p>
              </table:table-cell>
              <table:table-cell office:value-type="float" office:value="74900.7279999999">
                <text:p>74900.7279999999</text:p>
              </table:table-cell>
              <table:table-cell office:value-type="float" office:value="30821.392">
                <text:p>30821.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-114842.5">
                <text:p>-114842.5</text:p>
              </table:table-cell>
              <table:table-cell office:value-type="float" office:value="71779.4559999999">
                <text:p>71779.4559999999</text:p>
              </table:table-cell>
              <table:table-cell office:value-type="float" office:value="29535.184">
                <text:p>29535.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-114842.5">
                <text:p>-114842.5</text:p>
              </table:table-cell>
              <table:table-cell office:value-type="float" office:value="68658.1839999999">
                <text:p>68658.1839999999</text:p>
              </table:table-cell>
              <table:table-cell office:value-type="float" office:value="28248.976">
                <text:p>28248.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-114842.5">
                <text:p>-114842.5</text:p>
              </table:table-cell>
              <table:table-cell office:value-type="float" office:value="65536.912">
                <text:p>65536.912</text:p>
              </table:table-cell>
              <table:table-cell office:value-type="float" office:value="26962.768">
                <text:p>26962.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-114842.5">
                <text:p>-114842.5</text:p>
              </table:table-cell>
              <table:table-cell office:value-type="float" office:value="62415.64">
                <text:p>62415.64</text:p>
              </table:table-cell>
              <table:table-cell office:value-type="float" office:value="25676.56">
                <text:p>25676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-114842.5">
                <text:p>-114842.5</text:p>
              </table:table-cell>
              <table:table-cell office:value-type="float" office:value="59294.368">
                <text:p>59294.368</text:p>
              </table:table-cell>
              <table:table-cell office:value-type="float" office:value="24390.352">
                <text:p>24390.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-114842.5">
                <text:p>-114842.5</text:p>
              </table:table-cell>
              <table:table-cell office:value-type="float" office:value="56173.096">
                <text:p>56173.096</text:p>
              </table:table-cell>
              <table:table-cell office:value-type="float" office:value="23104.144">
                <text:p>23104.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-114842.5">
                <text:p>-114842.5</text:p>
              </table:table-cell>
              <table:table-cell office:value-type="float" office:value="53051.824">
                <text:p>53051.824</text:p>
              </table:table-cell>
              <table:table-cell office:value-type="float" office:value="21817.936">
                <text:p>21817.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-114842.5">
                <text:p>-114842.5</text:p>
              </table:table-cell>
              <table:table-cell office:value-type="float" office:value="49930.552">
                <text:p>49930.552</text:p>
              </table:table-cell>
              <table:table-cell office:value-type="float" office:value="20531.728">
                <text:p>20531.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-114842.5">
                <text:p>-114842.5</text:p>
              </table:table-cell>
              <table:table-cell office:value-type="float" office:value="46809.28">
                <text:p>46809.28</text:p>
              </table:table-cell>
              <table:table-cell office:value-type="float" office:value="19245.52">
                <text:p>19245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-114842.5">
                <text:p>-114842.5</text:p>
              </table:table-cell>
              <table:table-cell office:value-type="float" office:value="43688.008">
                <text:p>43688.008</text:p>
              </table:table-cell>
              <table:table-cell office:value-type="float" office:value="17959.312">
                <text:p>17959.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-114842.5">
                <text:p>-114842.5</text:p>
              </table:table-cell>
              <table:table-cell office:value-type="float" office:value="40566.736">
                <text:p>40566.736</text:p>
              </table:table-cell>
              <table:table-cell office:value-type="float" office:value="16673.104">
                <text:p>16673.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-114842.5">
                <text:p>-114842.5</text:p>
              </table:table-cell>
              <table:table-cell office:value-type="float" office:value="37445.464">
                <text:p>37445.464</text:p>
              </table:table-cell>
              <table:table-cell office:value-type="float" office:value="15386.896">
                <text:p>15386.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-114842.5">
                <text:p>-114842.5</text:p>
              </table:table-cell>
              <table:table-cell office:value-type="float" office:value="34324.192">
                <text:p>34324.192</text:p>
              </table:table-cell>
              <table:table-cell office:value-type="float" office:value="14100.688">
                <text:p>14100.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-114842.5">
                <text:p>-114842.5</text:p>
              </table:table-cell>
              <table:table-cell office:value-type="float" office:value="31202.92">
                <text:p>31202.92</text:p>
              </table:table-cell>
              <table:table-cell office:value-type="float" office:value="12814.48">
                <text:p>1281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-114842.5">
                <text:p>-114842.5</text:p>
              </table:table-cell>
              <table:table-cell office:value-type="float" office:value="28081.6480000001">
                <text:p>28081.6480000001</text:p>
              </table:table-cell>
              <table:table-cell office:value-type="float" office:value="11528.272">
                <text:p>11528.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-114842.5">
                <text:p>-114842.5</text:p>
              </table:table-cell>
              <table:table-cell office:value-type="float" office:value="24960.3760000001">
                <text:p>24960.3760000001</text:p>
              </table:table-cell>
              <table:table-cell office:value-type="float" office:value="10242.064">
                <text:p>10242.0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-114842.5">
                <text:p>-114842.5</text:p>
              </table:table-cell>
              <table:table-cell office:value-type="float" office:value="21839.1040000001">
                <text:p>21839.1040000001</text:p>
              </table:table-cell>
              <table:table-cell office:value-type="float" office:value="8955.85600000004">
                <text:p>8955.856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-114842.5">
                <text:p>-114842.5</text:p>
              </table:table-cell>
              <table:table-cell office:value-type="float" office:value="18717.8320000001">
                <text:p>18717.8320000001</text:p>
              </table:table-cell>
              <table:table-cell office:value-type="float" office:value="7669.64800000003">
                <text:p>7669.6480000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-114842.5">
                <text:p>-114842.5</text:p>
              </table:table-cell>
              <table:table-cell office:value-type="float" office:value="15596.5600000001">
                <text:p>15596.5600000001</text:p>
              </table:table-cell>
              <table:table-cell office:value-type="float" office:value="6383.44000000003">
                <text:p>6383.44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-114842.5">
                <text:p>-114842.5</text:p>
              </table:table-cell>
              <table:table-cell office:value-type="float" office:value="12475.2880000001">
                <text:p>12475.2880000001</text:p>
              </table:table-cell>
              <table:table-cell office:value-type="float" office:value="5097.23200000003">
                <text:p>5097.232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-114842.5">
                <text:p>-114842.5</text:p>
              </table:table-cell>
              <table:table-cell office:value-type="float" office:value="9354.01600000012">
                <text:p>9354.01600000012</text:p>
              </table:table-cell>
              <table:table-cell office:value-type="float" office:value="3811.02400000005">
                <text:p>3811.02400000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-114842.5">
                <text:p>-114842.5</text:p>
              </table:table-cell>
              <table:table-cell office:value-type="float" office:value="6232.74400000014">
                <text:p>6232.74400000014</text:p>
              </table:table-cell>
              <table:table-cell office:value-type="float" office:value="2524.81600000005">
                <text:p>2524.81600000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-114842.5">
                <text:p>-114842.5</text:p>
              </table:table-cell>
              <table:table-cell office:value-type="float" office:value="3111.47200000014">
                <text:p>3111.47200000014</text:p>
              </table:table-cell>
              <table:table-cell office:value-type="float" office:value="1238.60800000007">
                <text:p>1238.60800000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-69.3199999999924">
                <text:p>-69.3199999999924</text:p>
              </table:table-cell>
              <table:table-cell office:value-type="float" office:value="-9.79999999984284">
                <text:p>-9.79999999984284</text:p>
              </table:table-cell>
              <table:table-cell office:value-type="float" office:value="-47.5999999999476">
                <text:p>-47.5999999999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cm" svg:y="0.316cm" chart:style-name="ch2">
          <text:p>Mti - Von Mises</text:p>
        </chart:title>
        <chart:legend chart:legend-position="end" svg:x="11.984cm" svg:y="4.201cm" style:legend-expansion="high" chart:style-name="ch3"/>
        <chart:plot-area chart:style-name="ch4" table:cell-range-address="'Dimensionnement d''arbres de transmission de puissance'.B20:'Dimensionnement d''arbres de transmission de puissance'.B120 'Dimensionnement d''arbres de transmission de puissance'.N19:'Dimensionnement d''arbres de transmission de puissance'.N120" chart:data-source-has-labels="row" svg:x="0.32cm" svg:y="1.301cm" svg:width="11.344cm" svg:height="6.538cm">
          <chartooo:coordinate-region svg:x="0.598cm" svg:y="1.5cm" svg:width="10.747cm" svg:height="5.692cm"/>
          <chart:axis chart:dimension="x" chart:name="primary-x" chart:style-name="ch5">
            <chart:title svg:x="5.326cm" svg:y="8.019cm" chart:style-name="ch6">
              <text:p>Posi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Dimensionnement d''arbres de transmission de puissance'.N20:'Dimensionnement d''arbres de transmission de puissance'.N120" chart:label-cell-address="'Dimensionnement d''arbres de transmission de puissance'.N19:'Dimensionnement d''arbres de transmission de puissance'.N19" chart:class="chart:scatter">
            <chart:domain table:cell-range-address="'Dimensionnement d''arbres de transmission de puissance'.B20:'Dimensionnement d''arbres de transmission de puissance'.B120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ti – Von Mises</text:p>
                <draw:g>
                  <svg:desc>'Dimensionnement d''arbres de transmission de puissance'.N19:'Dimensionnement d''arbres de transmission de puissance'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20</svg:desc>
                </draw:g>
              </table:table-cell>
              <table:table-cell office:value-type="float" office:value="114842.5">
                <text:p>114842.5</text:p>
                <draw:g>
                  <svg:desc>'Dimensionnement d''arbres de transmission de puissance'.N20:'Dimensionnement d''arbres de transmission de puissance'.N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114845.12578212">
                <text:p>114845.12578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114853.002768294">
                <text:p>114853.002768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114866.129878212">
                <text:p>114866.129878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114884.505312182">
                <text:p>114884.505312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114908.12655236">
                <text:p>114908.12655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114936.990364474">
                <text:p>114936.990364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114971.092800039">
                <text:p>114971.09280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115010.429199047">
                <text:p>115010.429199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115054.994193146">
                <text:p>115054.994193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115104.781709286">
                <text:p>115104.781709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115159.784973843">
                <text:p>115159.784973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115219.996517197">
                <text:p>115219.996517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115285.408178772">
                <text:p>115285.40817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115356.011112516">
                <text:p>115356.011112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115431.79579283">
                <text:p>115431.795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115512.752020919">
                <text:p>115512.752020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115598.868931563">
                <text:p>115598.868931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115690.135000306">
                <text:p>115690.13500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115786.538051033">
                <text:p>115786.538051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115888.06526394">
                <text:p>115888.06526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115994.703183883">
                <text:p>115994.70318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116106.43772908">
                <text:p>116106.43772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116223.254200174">
                <text:p>116223.254200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116345.137289625">
                <text:p>116345.137289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116472.071091429">
                <text:p>116472.07109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116604.039111147">
                <text:p>116604.039111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116741.024276228">
                <text:p>116741.024276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116883.008946611">
                <text:p>116883.008946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116782.241192881">
                <text:p>116782.241192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116617.467227494">
                <text:p>116617.467227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116491.260151941">
                <text:p>116491.260151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116403.745411077">
                <text:p>116403.745411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116355.010310577">
                <text:p>116355.010310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116345.103582963">
                <text:p>116345.10358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116374.035144419">
                <text:p>116374.035144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116441.776045226">
                <text:p>116441.776045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116548.25861439">
                <text:p>116548.25861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116693.37679678">
                <text:p>116693.37679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116876.986678866">
                <text:p>116876.986678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117098.90719702">
                <text:p>117098.90719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117358.921020301">
                <text:p>117358.921020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117656.775597796">
                <text:p>117656.775597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117992.184358961">
                <text:p>117992.184358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118364.82805393">
                <text:p>118364.82805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118774.356219605">
                <text:p>118774.356219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119220.388756433">
                <text:p>119220.388756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119702.517600076">
                <text:p>119702.517600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120220.308471848">
                <text:p>120220.308471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120773.30269163">
                <text:p>120773.30269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121361.019037127">
                <text:p>121361.019037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121982.955633662">
                <text:p>121982.955633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122638.591859277">
                <text:p>122638.591859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123327.390250652">
                <text:p>123327.390250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124048.798396256">
                <text:p>124048.798396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124802.250804149">
                <text:p>124802.25080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125587.170732987">
                <text:p>125587.170732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126402.971975975">
                <text:p>126402.971975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127249.060588714">
                <text:p>127249.060588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128124.836553141">
                <text:p>128124.836553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129029.695371013">
                <text:p>129029.695371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129963.029581538">
                <text:p>129963.029581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130924.230198979">
                <text:p>130924.230198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131912.688067095">
                <text:p>131912.688067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132927.795128357">
                <text:p>132927.795128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133968.945606788">
                <text:p>133968.945606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135035.537104165">
                <text:p>135035.537104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136126.971610091">
                <text:p>136126.971610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137242.656427099">
                <text:p>137242.656427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138382.0050126">
                <text:p>138382.0050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139544.437739939">
                <text:p>139544.437739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140729.382581294">
                <text:p>140729.382581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141936.275715467">
                <text:p>141936.275715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143164.562063906">
                <text:p>143164.562063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143559.709552059">
                <text:p>143559.709552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141595.924283046">
                <text:p>141595.924283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139683.168330308">
                <text:p>139683.168330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137823.566309762">
                <text:p>137823.566309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136019.298337458">
                <text:p>136019.298337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134272.595060988">
                <text:p>134272.595060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132585.731596333">
                <text:p>132585.731596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130961.020291468">
                <text:p>130961.020291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129400.802250043">
                <text:p>129400.802250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127907.43756503">
                <text:p>127907.437565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126483.294233959">
                <text:p>126483.294233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125130.735754335">
                <text:p>125130.735754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123852.107430165">
                <text:p>123852.107430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122649.721457857">
                <text:p>122649.721457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121525.840901478">
                <text:p>121525.840901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120482.66271235">
                <text:p>120482.66271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119522.299994726">
                <text:p>119522.299994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118646.763765917">
                <text:p>118646.7637659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117857.944503315">
                <text:p>117857.944503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117157.593809759">
                <text:p>117157.593809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116547.306559882">
                <text:p>116547.306559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116028.503910715">
                <text:p>116028.503910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115602.417567624">
                <text:p>115602.417567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115270.075689767">
                <text:p>115270.075689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115032.290796519">
                <text:p>115032.29079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114889.649997683">
                <text:p>114889.649997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81.2442145632052">
                <text:p>81.24421456320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8.995cm" xlink:href=".." xlink:type="simple" chart:class="chart:scatter" chart:style-name="ch1">
        <chart:title svg:x="6.37cm" svg:y="0.315cm" chart:style-name="ch2">
          <text:p>Engrènement</text:p>
        </chart:title>
        <chart:legend chart:legend-position="end" svg:x="14.394cm" svg:y="4.198cm" style:legend-expansion="high" chart:style-name="ch3"/>
        <chart:plot-area chart:style-name="ch4" table:cell-range-address="'Dimensionnement d''arbres de transmission de puissance'.B20:'Dimensionnement d''arbres de transmission de puissance'.B119 'Dimensionnement d''arbres de transmission de puissance'.Y19:'Dimensionnement d''arbres de transmission de puissance'.Y119" chart:data-source-has-labels="row" svg:x="0.319cm" svg:y="1.299cm" svg:width="13.756cm" svg:height="6.536cm">
          <chartooo:coordinate-region svg:x="0.597cm" svg:y="1.499cm" svg:width="13.159cm" svg:height="5.689cm"/>
          <chart:axis chart:dimension="x" chart:name="primary-x" chart:style-name="ch5">
            <chart:title svg:x="6.531cm" svg:y="8.014cm" chart:style-name="ch6">
              <text:p>Posi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Dimensionnement d''arbres de transmission de puissance'.Y20:'Dimensionnement d''arbres de transmission de puissance'.Y119" chart:label-cell-address="'Dimensionnement d''arbres de transmission de puissance'.Y19:'Dimensionnement d''arbres de transmission de puissance'.Y19" chart:class="chart:scatter">
            <chart:domain table:cell-range-address="'Dimensionnement d''arbres de transmission de puissance'.B20:'Dimensionnement d''arbres de transmission de puissance'.B119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’</text:p>
                <draw:g>
                  <svg:desc>'Dimensionnement d''arbres de transmission de puissance'.Y19:'Dimensionnement d''arbres de transmission de puissance'.Y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19</svg:desc>
                </draw:g>
              </table:table-cell>
              <table:table-cell office:value-type="float" office:value="0.0000000137195111953024">
                <text:p>0.0000000137195111953024</text:p>
                <draw:g>
                  <svg:desc>'Dimensionnement d''arbres de transmission de puissance'.Y20:'Dimensionnement d''arbres de transmission de puissance'.Y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0.0000000411585335859072">
                <text:p>0.0000000411585335859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0.0000000685975559765121">
                <text:p>0.0000000685975559765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0.0000000960365783671169">
                <text:p>0.0000000960365783671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0.000000123475600757722">
                <text:p>0.000000123475600757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0.000000150914623148326">
                <text:p>0.000000150914623148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0.000000178353645538931">
                <text:p>0.000000178353645538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0.000000205792667929536">
                <text:p>0.000000205792667929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0.000000233231690320141">
                <text:p>0.000000233231690320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0.000000260670712710745">
                <text:p>0.000000260670712710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0.00000028810973510135">
                <text:p>0.00000028810973510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0.000000315548757491955">
                <text:p>0.000000315548757491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0.00000034298777988256">
                <text:p>0.00000034298777988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0.000000370426802273164">
                <text:p>0.000000370426802273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0.000000397865824663769">
                <text:p>0.000000397865824663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0.000000425304847054374">
                <text:p>0.000000425304847054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0.000000452743869444979">
                <text:p>0.000000452743869444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0.000000480182891835583">
                <text:p>0.000000480182891835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0.000000507621914226188">
                <text:p>0.000000507621914226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0.000000535060936616793">
                <text:p>0.00000053506093661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0.000000562499959007398">
                <text:p>0.000000562499959007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0.000000589938981398003">
                <text:p>0.000000589938981398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0.000000617378003788607">
                <text:p>0.00000061737800378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0.000000644817026179212">
                <text:p>0.000000644817026179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0.000000672256048569817">
                <text:p>0.000000672256048569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0.000000699695070960422">
                <text:p>0.000000699695070960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0.000000727134093351026">
                <text:p>0.000000727134093351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0.000000754573115741631">
                <text:p>0.000000754573115741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0.000000758166463720279">
                <text:p>0.0000007581664637202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0.000000730726387577514">
                <text:p>0.000000730726387577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0.000000698647067329145">
                <text:p>0.000000698647067329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0.000000671943353039183">
                <text:p>0.000000671943353039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0.000000651276814050566">
                <text:p>0.00000065127681405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0.000000637235106665163">
                <text:p>0.000000637235106665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0.000000630261174144227">
                <text:p>0.000000630261174144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0.000000630589555829422">
                <text:p>0.000000630589555829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0.000000638208979903157">
                <text:p>0.000000638208979903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0.000000652864220154007">
                <text:p>0.000000652864220154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0.000000674096544796042">
                <text:p>0.00000067409654479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0.000000701308838725861">
                <text:p>0.000000701308838725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0.000000733836151102179">
                <text:p>0.000000733836151102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0.000000771006082903563">
                <text:p>0.0000007710060829035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0.000000812181467964225">
                <text:p>0.000000812181467964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0.000000856785018400264">
                <text:p>0.000000856785018400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0.000000904309610933197">
                <text:p>0.000000904309610933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0.000000954318946116837">
                <text:p>0.0000009543189461168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0.00000100644269743952">
                <text:p>0.00000100644269743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0.00000106036910053128">
                <text:p>0.00000106036910053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0.00000111583682916191">
                <text:p>0.00000111583682916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0.00000117262717991997">
                <text:p>0.00000117262717991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0.0000012305570489337">
                <text:p>0.0000012305570489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0.00000128947286597825">
                <text:p>0.00000128947286597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0.00000134924548075149">
                <text:p>0.00000134924548075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0.00000140976591545648">
                <text:p>0.00000140976591545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0.00000147094186807561">
                <text:p>0.00000147094186807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0.0000015326948476305">
                <text:p>0.0000015326948476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0.00000159495783219143">
                <text:p>0.00000159495783219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0.00000165767335467663">
                <text:p>0.00000165767335467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0.00000172079193656914">
                <text:p>0.00000172079193656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0.00000178427080370056">
                <text:p>0.00000178427080370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0.00000184807283047382">
                <text:p>0.00000184807283047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0.00000191216566917021">
                <text:p>0.00000191216566917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0.00000197652102943308">
                <text:p>0.00000197652102943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0.00000204111407987149">
                <text:p>0.00000204111407987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0.00000210592294923829">
                <text:p>0.000002105922949238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0.00000217092830904839">
                <text:p>0.000002170928309048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0.00000223611302302619">
                <text:p>0.00000223611302302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0.00000230146185158202">
                <text:p>0.00000230146185158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0.00000236696120176224">
                <text:p>0.00000236696120176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0.00000243259891491148">
                <text:p>0.00000243259891491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0.00000249836408572284">
                <text:p>0.00000249836408572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0.00000256424690750545">
                <text:p>0.00000256424690750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0.00000263023853942817">
                <text:p>0.00000263023853942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0.00000267408241845928">
                <text:p>0.00000267408241845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0.00000263325617235015">
                <text:p>0.00000263325617235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0.0000025299586134283">
                <text:p>0.00000252995861342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0.0000024266610555089">
                <text:p>0.0000024266610555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0.00000232336349872565">
                <text:p>0.00000232336349872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0.00000222006594323714">
                <text:p>0.00000222006594323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0.00000211676838923293">
                <text:p>0.00000211676838923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0.00000201347083694146">
                <text:p>0.00000201347083694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0.00000191017328664059">
                <text:p>0.00000191017328664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0.00000180687573867172">
                <text:p>0.00000180687573867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0.00000170357819345907">
                <text:p>0.0000017035781934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0.00000160028065153637">
                <text:p>0.0000016002806515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0.00000149698311358468">
                <text:p>0.00000149698311358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0.00000139368558048698">
                <text:p>0.00000139368558048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0.00000129038805340896">
                <text:p>0.00000129038805340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0.00000118709053392208">
                <text:p>0.0000011870905339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0.00000108379302419691">
                <text:p>0.00000108379302419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0.000000980495527318687">
                <text:p>0.0000009804955273186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0.000000877198047825937">
                <text:p>0.000000877198047825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0.000000773900592680308">
                <text:p>0.000000773900592680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0.000000670603173132845">
                <text:p>0.000000670603173132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0.000000567305808629139">
                <text:p>0.0000005673058086291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0.000000464008535930638">
                <text:p>0.000000464008535930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0.000000360711433908377">
                <text:p>0.000000360711433908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0.000000257414708032764">
                <text:p>0.000000257414708032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0.000000154119114630729">
                <text:p>0.000000154119114630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0.000000050831558122277">
                <text:p>0.0000000508315581222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5cm" xlink:href=".." xlink:type="simple" chart:class="chart:scatter" chart:style-name="ch1">
        <chart:title svg:x="7.177cm" svg:y="0.315cm" chart:style-name="ch2">
          <text:p>Flèche</text:p>
        </chart:title>
        <chart:legend chart:legend-position="end" svg:x="14.501cm" svg:y="4.198cm" style:legend-expansion="high" chart:style-name="ch3"/>
        <chart:plot-area chart:style-name="ch4" table:cell-range-address="'Dimensionnement d''arbres de transmission de puissance'.B20:'Dimensionnement d''arbres de transmission de puissance'.B119 'Dimensionnement d''arbres de transmission de puissance'.Z19:'Dimensionnement d''arbres de transmission de puissance'.Z119" chart:data-source-has-labels="row" svg:x="0.319cm" svg:y="1.299cm" svg:width="13.863cm" svg:height="7.517cm">
          <chartooo:coordinate-region svg:x="0.597cm" svg:y="1.498cm" svg:width="13.266cm" svg:height="6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mensionnement d''arbres de transmission de puissance'.Z20:'Dimensionnement d''arbres de transmission de puissance'.Z119" chart:label-cell-address="'Dimensionnement d''arbres de transmission de puissance'.Z19:'Dimensionnement d''arbres de transmission de puissance'.Z19" chart:class="chart:scatter">
            <chart:domain table:cell-range-address="'Dimensionnement d''arbres de transmission de puissance'.B20:'Dimensionnement d''arbres de transmission de puissance'.B119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</text:p>
                <draw:g>
                  <svg:desc>'Dimensionnement d''arbres de transmission de puissance'.Z19:'Dimensionnement d''arbres de transmission de puissance'.Z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19</svg:desc>
                </draw:g>
              </table:table-cell>
              <table:table-cell office:value-type="float" office:value="0.0000000380304850333783">
                <text:p>0.0000000380304850333783</text:p>
                <draw:g>
                  <svg:desc>'Dimensionnement d''arbres de transmission de puissance'.Z20:'Dimensionnement d''arbres de transmission de puissance'.Z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0.0000000760609700667566">
                <text:p>0.0000000760609700667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0.000000114091455100135">
                <text:p>0.00000011409145510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0.000000152121940133513">
                <text:p>0.00000015212194013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0.000000190152425166891">
                <text:p>0.000000190152425166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0.00000022818291020027">
                <text:p>0.0000002281829102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0.000000266213395233648">
                <text:p>0.000000266213395233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0.000000304243880267026">
                <text:p>0.000000304243880267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0.000000342274365300404">
                <text:p>0.000000342274365300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0.000000380304850333782">
                <text:p>0.000000380304850333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0.00000041833533536716">
                <text:p>0.00000041833533536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0.000000456365820400539">
                <text:p>0.000000456365820400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0.000000494396305433917">
                <text:p>0.000000494396305433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0.000000532426790467295">
                <text:p>0.000000532426790467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0.000000570457275500673">
                <text:p>0.000000570457275500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0.000000608487760534052">
                <text:p>0.000000608487760534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0.00000064651824556743">
                <text:p>0.00000064651824556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0.000000684548730600808">
                <text:p>0.000000684548730600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0.000000722579215634186">
                <text:p>0.00000072257921563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0.000000760609700667564">
                <text:p>0.00000076060970066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0.000000798640185700942">
                <text:p>0.000000798640185700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0.000000836670670734321">
                <text:p>0.000000836670670734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0.000000874701155767699">
                <text:p>0.000000874701155767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0.000000912731640801077">
                <text:p>0.000000912731640801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0.000000950762125834455">
                <text:p>0.000000950762125834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0.000000988792610867833">
                <text:p>0.000000988792610867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0.00000102682309590121">
                <text:p>0.00000102682309590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0.00000104823927247082">
                <text:p>0.00000104823927247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0.00000103124225895546">
                <text:p>0.00000103124225895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0.000000989683298605804">
                <text:p>0.000000989683298605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0.000000948829233001137">
                <text:p>0.000000948829233001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0.000000915891195203265">
                <text:p>0.000000915891195203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0.000000891746789004188">
                <text:p>0.000000891746789004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0.00000087712249779764">
                <text:p>0.00000087712249779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0.000000872497164913066">
                <text:p>0.000000872497164913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0.000000878028823908976">
                <text:p>0.000000878028823908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0.00000089352885495864">
                <text:p>0.00000089352885495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0.000000918492732615503">
                <text:p>0.000000918492732615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0.00000095217638664607">
                <text:p>0.00000095217638664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0.000000993693478342449">
                <text:p>0.000000993693478342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0.00000104210818666266">
                <text:p>0.00000104210818666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0.00000109650722875567">
                <text:p>0.00000109650722875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0.00000115604611452684">
                <text:p>0.00000115604611452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0.0000012199725494071">
                <text:p>0.0000012199725494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0.00000128763322025187">
                <text:p>0.00000128763322025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0.0000013584702737567">
                <text:p>0.0000013584702737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0.00000143201241114038">
                <text:p>0.00000143201241114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0.00000150786388405407">
                <text:p>0.00000150786388405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0.00000158569332665691">
                <text:p>0.00000158569332665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0.00000166522342217763">
                <text:p>0.00000166522342217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0.0000017462218219713">
                <text:p>0.0000017462218219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0.00000182849340810505">
                <text:p>0.00000182849340810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0.00000191187382471584">
                <text:p>0.00000191187382471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0.00000199622413220023">
                <text:p>0.00000199622413220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0.00000208142641871354">
                <text:p>0.00000208142641871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0.00000216738020966646">
                <text:p>0.000002167380209666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0.00000225399953331496">
                <text:p>0.00000225399953331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0.00000234121052135629">
                <text:p>0.00000234121052135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0.00000242894944381924">
                <text:p>0.00000242894944381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0.00000251716109578733">
                <text:p>0.00000251716109578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0.00000260579746907848">
                <text:p>0.00000260579746907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0.00000269481665494361">
                <text:p>0.00000269481665494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0.0000027841819344041">
                <text:p>0.0000027841819344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0.00000287386102137141">
                <text:p>0.00000287386102137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0.00000296382543052872">
                <text:p>0.00000296382543052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0.00000305404994741977">
                <text:p>0.00000305404994741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0.00000314451218255164">
                <text:p>0.00000314451218255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0.00000323519219479953">
                <text:p>0.00000323519219479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0.00000332607217218192">
                <text:p>0.0000033260721721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0.00000341713616029991">
                <text:p>0.00000341713616029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0.00000350836983051823">
                <text:p>0.00000350836983051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0.00000359976028140026">
                <text:p>0.00000359976028140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0.00000367588176746764">
                <text:p>0.00000367588176746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0.00000367798348757145">
                <text:p>0.000003677983487571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0.00000357810784638122">
                <text:p>0.00000357810784638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0.00000343493743038895">
                <text:p>0.00000343493743038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0.00000329176701587486">
                <text:p>0.00000329176701587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0.0000031485966030406">
                <text:p>0.0000031485966030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0.00000300542619212623">
                <text:p>0.00000300542619212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0.00000286225578341985">
                <text:p>0.00000286225578341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0.00000271908537727025">
                <text:p>0.00000271908537727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0.00000257591497410373">
                <text:p>0.00000257591497410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0.00000243274457444697">
                <text:p>0.00000243274457444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0.0000022895741789584">
                <text:p>0.0000022895741789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0.00000214640378847208">
                <text:p>0.00000214640378847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0.00000200323340406055">
                <text:p>0.00000200323340406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0.00000186006302712656">
                <text:p>0.00000186006302712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0.00000171689265954074">
                <text:p>0.00000171689265954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0.00000157372230385445">
                <text:p>0.00000157372230385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0.00000143055196364044">
                <text:p>0.00000143055196364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0.00000128738164406074">
                <text:p>0.00000128738164406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0.00000114421135286099">
                <text:p>0.000001144211352860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0.00000100104110221803">
                <text:p>0.00000100104110221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0.000000857870912437446">
                <text:p>0.0000008578709124374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0.000000714700820095424">
                <text:p>0.000000714700820095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0.000000571530898417872">
                <text:p>0.000000571530898417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0.00000042836131852685">
                <text:p>0.00000042836131852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0.000000285192595163753">
                <text:p>0.000000285192595163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0.000000142027318586475">
                <text:p>0.000000142027318586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0.000000035226269778738">
                <text:p>0.0000000352262697787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752cm" svg:y="0.316cm" chart:style-name="ch2">
          <text:p>Efforts : Normal (N) et Tranchants selon y (Ty) et z (Tz)</text:p>
        </chart:title>
        <chart:legend chart:legend-position="end" svg:x="12.963cm" svg:y="3.703cm" style:legend-expansion="high" chart:style-name="ch3"/>
        <chart:plot-area chart:style-name="ch4" table:cell-range-address="'Dimensionnement d''arbres de transmission de puissance'.B19:'Dimensionnement d''arbres de transmission de puissance'.E120 'Définition des efforts'.A1:'Définition des efforts'.A1" chart:data-source-has-labels="row" svg:x="1.331cm" svg:y="1.301cm" svg:width="11.312cm" svg:height="6.538cm">
          <chartooo:coordinate-region svg:x="1.609cm" svg:y="1.5cm" svg:width="10.715cm" svg:height="6.14cm"/>
          <chart:axis chart:dimension="x" chart:name="primary-x" chart:style-name="ch5">
            <chart:title svg:x="5.818cm" svg:y="8.019cm" chart:style-name="ch6">
              <text:p>Position (mm)</text:p>
            </chart:title>
          </chart:axis>
          <chart:axis chart:dimension="y" chart:name="primary-y" chart:style-name="ch5">
            <chart:title svg:x="0.451cm" svg:y="5.064cm" chart:style-name="ch7">
              <text:p>Effort</text:p>
            </chart:title>
            <chart:grid chart:style-name="ch8" chart:class="major"/>
          </chart:axis>
          <chart:series chart:style-name="ch9" chart:values-cell-range-address="'Dimensionnement d''arbres de transmission de puissance'.C19:'Dimensionnement d''arbres de transmission de puissance'.C120" chart:label-cell-address="'Définition des efforts'.A1:'Définition des efforts'.A1" chart:class="chart:scatter">
            <chart:domain table:cell-range-address="'Dimensionnement d''arbres de transmission de puissance'.B19:'Dimensionnement d''arbres de transmission de puissance'.B120"/>
            <chart:data-point chart:repeated="102"/>
          </chart:series>
          <chart:series chart:style-name="ch10" chart:values-cell-range-address="'Dimensionnement d''arbres de transmission de puissance'.D19:'Dimensionnement d''arbres de transmission de puissance'.D120" chart:label-cell-address="'Définition des efforts'.A1:'Définition des efforts'.A1" chart:class="chart:scatter">
            <chart:data-point chart:repeated="102"/>
          </chart:series>
          <chart:series chart:style-name="ch11" chart:values-cell-range-address="'Dimensionnement d''arbres de transmission de puissance'.E19:'Dimensionnement d''arbres de transmission de puissance'.E120" chart:label-cell-address="'Définition des efforts'.A1:'Définition des efforts'.A1" chart:class="chart:scatter"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Définition des efforts'.A1:'Définition des efforts'.A1</svg:desc>
                </draw:g>
              </table:table-cell>
              <table:table-cell office:value-type="string">
                <text:p/>
                <draw:g>
                  <svg:desc>'Définition des efforts'.A1:'Définition des efforts'.A1</svg:desc>
                </draw:g>
              </table:table-cell>
              <table:table-cell office:value-type="string">
                <text:p/>
                <draw:g>
                  <svg:desc>'Définition des efforts'.A1:'Définition des effort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imensionnement d''arbres de transmission de puissance'.B19:'Dimensionnement d''arbres de transmission de puissance'.B120</svg:desc>
                </draw:g>
              </table:table-cell>
              <table:table-cell office:value-type="float" office:value="NaN">
                <text:p>NaN</text:p>
                <draw:g>
                  <svg:desc>'Dimensionnement d''arbres de transmission de puissance'.C19:'Dimensionnement d''arbres de transmission de puissance'.C120</svg:desc>
                </draw:g>
              </table:table-cell>
              <table:table-cell office:value-type="float" office:value="NaN">
                <text:p>NaN</text:p>
                <draw:g>
                  <svg:desc>'Dimensionnement d''arbres de transmission de puissance'.D19:'Dimensionnement d''arbres de transmission de puissance'.D120</svg:desc>
                </draw:g>
              </table:table-cell>
              <table:table-cell office:value-type="float" office:value="NaN">
                <text:p>NaN</text:p>
                <draw:g>
                  <svg:desc>'Dimensionnement d''arbres de transmission de puissance'.E19:'Dimensionnement d''arbres de transmission de puissance'.E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.2">
                <text:p>-39.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7.814">
                <text:p>-37.81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.428">
                <text:p>-36.42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5.042">
                <text:p>-35.04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.656">
                <text:p>-33.656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.27">
                <text:p>-32.27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884">
                <text:p>-30.88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9.498">
                <text:p>-29.49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.112">
                <text:p>-28.11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.726">
                <text:p>-26.726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.34">
                <text:p>-25.3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3.954">
                <text:p>-23.95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2.568">
                <text:p>-22.56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.182">
                <text:p>-21.18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796">
                <text:p>-19.796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1">
                <text:p>-18.41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024">
                <text:p>-17.02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638">
                <text:p>-15.63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252">
                <text:p>-14.25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866">
                <text:p>-12.866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48">
                <text:p>-11.4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094">
                <text:p>-10.09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708">
                <text:p>-8.70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322">
                <text:p>-7.322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36">
                <text:p>-5.936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5">
                <text:p>-4.55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164">
                <text:p>-3.164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78">
                <text:p>-1.778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0">
                <text:p>0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8">
                <text:p>2.3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66">
                <text:p>3.76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152">
                <text:p>5.15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38">
                <text:p>6.53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24">
                <text:p>7.92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31">
                <text:p>9.31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696">
                <text:p>10.69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082">
                <text:p>12.08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8">
                <text:p>13.46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854">
                <text:p>14.85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24">
                <text:p>16.2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626">
                <text:p>17.62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012">
                <text:p>19.01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398">
                <text:p>20.39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784">
                <text:p>21.78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17">
                <text:p>23.17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556">
                <text:p>24.55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942">
                <text:p>25.94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328">
                <text:p>27.32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714">
                <text:p>28.71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1">
                <text:p>30.1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.486">
                <text:p>31.48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872">
                <text:p>32.87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58">
                <text:p>34.25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.644">
                <text:p>35.64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03">
                <text:p>37.03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416">
                <text:p>38.41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802">
                <text:p>39.80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188">
                <text:p>41.18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574">
                <text:p>42.57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96">
                <text:p>43.9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346">
                <text:p>45.34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732">
                <text:p>46.73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118">
                <text:p>48.11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.504">
                <text:p>49.50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.89">
                <text:p>50.89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276">
                <text:p>52.27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662">
                <text:p>53.66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048">
                <text:p>55.04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434">
                <text:p>56.434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82">
                <text:p>57.8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206">
                <text:p>59.206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592">
                <text:p>60.592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978">
                <text:p>61.978</text:p>
              </table:table-cell>
              <table:table-cell office:value-type="float" office:value="1197">
                <text:p>1197</text:p>
              </table:table-cell>
              <table:table-cell office:value-type="float" office:value="938">
                <text:p>93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.75">
                <text:p>64.75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136">
                <text:p>66.136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522">
                <text:p>67.522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.908">
                <text:p>68.908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294">
                <text:p>70.294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.68">
                <text:p>71.68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066">
                <text:p>73.066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.452">
                <text:p>74.452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838">
                <text:p>75.838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224">
                <text:p>77.224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61">
                <text:p>78.61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996">
                <text:p>79.996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382">
                <text:p>81.382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.768">
                <text:p>82.768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154">
                <text:p>84.154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54">
                <text:p>85.54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.926">
                <text:p>86.926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312">
                <text:p>88.312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698">
                <text:p>89.698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.084">
                <text:p>91.084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.47">
                <text:p>92.47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.856">
                <text:p>93.856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.242">
                <text:p>95.242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1197">
                <text:p>1197</text:p>
              </table:table-cell>
              <table:table-cell office:value-type="float" office:value="-928">
                <text:p>-928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Moment Mfeq Tresca</text:p>
        </chart:title>
        <chart:legend chart:legend-position="end" svg:x="12.275cm" svg:y="4.201cm" style:legend-expansion="high" chart:style-name="ch3"/>
        <chart:plot-area chart:style-name="ch4" table:cell-range-address="'Dimensionnement d''arbres de transmission de puissance'.B20:'Dimensionnement d''arbres de transmission de puissance'.B120 'Dimensionnement d''arbres de transmission de puissance'.J19:'Dimensionnement d''arbres de transmission de puissance'.J120" chart:data-source-has-labels="row" svg:x="0.32cm" svg:y="1.301cm" svg:width="11.635cm" svg:height="6.538cm">
          <chartooo:coordinate-region svg:x="0.598cm" svg:y="1.501cm" svg:width="11.037cm" svg:height="5.691cm"/>
          <chart:axis chart:dimension="x" chart:name="primary-x" chart:style-name="ch5">
            <chart:title svg:x="5.471cm" svg:y="8.019cm" chart:style-name="ch6">
              <text:p>Posi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Dimensionnement d''arbres de transmission de puissance'.J20:'Dimensionnement d''arbres de transmission de puissance'.J120" chart:label-cell-address="'Dimensionnement d''arbres de transmission de puissance'.J19:'Dimensionnement d''arbres de transmission de puissance'.J19" chart:class="chart:scatter">
            <chart:domain table:cell-range-address="'Dimensionnement d''arbres de transmission de puissance'.B20:'Dimensionnement d''arbres de transmission de puissance'.B120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eq – Tresca</text:p>
                <draw:g>
                  <svg:desc>'Dimensionnement d''arbres de transmission de puissance'.J19:'Dimensionnement d''arbres de transmission de puissance'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20</svg:desc>
                </draw:g>
              </table:table-cell>
              <table:table-cell office:value-type="float" office:value="0">
                <text:p>0</text:p>
                <draw:g>
                  <svg:desc>'Dimensionnement d''arbres de transmission de puissance'.J20:'Dimensionnement d''arbres de transmission de puissance'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896.742000000002">
                <text:p>896.742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1793.484">
                <text:p>1793.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2690.22600000001">
                <text:p>2690.226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3586.96800000001">
                <text:p>3586.968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4483.71000000001">
                <text:p>4483.71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5380.45200000001">
                <text:p>5380.452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6277.19400000001">
                <text:p>6277.194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7173.93600000001">
                <text:p>7173.936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8070.67800000001">
                <text:p>8070.678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8967.42000000001">
                <text:p>8967.42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9864.16200000001">
                <text:p>9864.162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10760.904">
                <text:p>10760.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11657.646">
                <text:p>11657.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12554.388">
                <text:p>12554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13451.13">
                <text:p>13451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14347.872">
                <text:p>14347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15244.614">
                <text:p>15244.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16141.356">
                <text:p>16141.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17038.098">
                <text:p>17038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17934.84">
                <text:p>17934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18831.582">
                <text:p>18831.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19728.324">
                <text:p>19728.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20625.066">
                <text:p>20625.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21521.808">
                <text:p>21521.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22418.55">
                <text:p>22418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23315.292">
                <text:p>23315.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24212.034">
                <text:p>24212.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25108.776">
                <text:p>25108.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24464.2314165481">
                <text:p>24464.2314165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23336.2940225307">
                <text:p>23336.2940225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22372.9732427324">
                <text:p>22372.9732427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21596.3088939865">
                <text:p>21596.3088939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21026.9944851702">
                <text:p>21026.9944851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20682.1601730748">
                <text:p>20682.1601730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20573.0968714119">
                <text:p>20573.0968714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20703.5309415259">
                <text:p>20703.5309415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21069.0148114092">
                <text:p>21069.0148114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21657.6519943987">
                <text:p>21657.6519943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22451.8976438077">
                <text:p>22451.8976438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23430.8522853096">
                <text:p>23430.8522853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24572.4496730468">
                <text:p>24572.4496730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25855.1550017261">
                <text:p>25855.1550017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27259.0555687936">
                <text:p>27259.0555687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28766.4126013711">
                <text:p>28766.4126013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30361.8212647479">
                <text:p>30361.8212647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32032.1276249818">
                <text:p>32032.1276249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33766.2186654677">
                <text:p>33766.2186654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35554.7628153484">
                <text:p>35554.7628153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37389.9466148003">
                <text:p>37389.9466148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39265.2310571324">
                <text:p>39265.2310571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41175.1374641642">
                <text:p>41175.1374641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43115.0650414223">
                <text:p>43115.06504142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45081.1383504208">
                <text:p>45081.1383504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47070.081256823">
                <text:p>47070.081256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49079.1134515335">
                <text:p>49079.11345153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51105.8657882196">
                <text:p>51105.8657882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53148.3110912189">
                <text:p>53148.3110912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55204.7075786556">
                <text:p>55204.7075786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57273.5525260239">
                <text:p>57273.5525260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59353.5442258337">
                <text:p>59353.5442258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61443.5506664062">
                <text:p>61443.5506664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63542.5836579918">
                <text:p>63542.5836579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65649.7773833315">
                <text:p>65649.777383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67764.3705507513">
                <text:p>67764.37055075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69885.6914890917">
                <text:p>69885.6914890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72013.1456526371">
                <text:p>72013.1456526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74146.2051070571">
                <text:p>74146.2051070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76284.3996494571">
                <text:p>76284.3996494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78427.3092811989">
                <text:p>78427.3092811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80574.5578046198">
                <text:p>80574.5578046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82725.8073568438">
                <text:p>82725.8073568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84880.7537277073">
                <text:p>84880.7537277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87039.1223360863">
                <text:p>87039.12233608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87746.09395071">
                <text:p>87746.09395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84370.1988960556">
                <text:p>84370.1988960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80994.3038722331">
                <text:p>80994.3038722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77618.4088832654">
                <text:p>77618.4088832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74242.5139339073">
                <text:p>74242.5139339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70866.6190298194">
                <text:p>70866.6190298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67490.7241777949">
                <text:p>67490.7241777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64114.829386058">
                <text:p>64114.829386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60738.9346646609">
                <text:p>60738.9346646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57363.0400260226">
                <text:p>57363.04002602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53987.145485668">
                <text:p>53987.145485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50611.2510632646">
                <text:p>50611.25106326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47235.356784102">
                <text:p>47235.356784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43859.4626812563">
                <text:p>43859.462681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40483.5687988363">
                <text:p>40483.56879883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37107.6751970022">
                <text:p>37107.6751970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33731.7819599974">
                <text:p>33731.7819599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30355.8892095404">
                <text:p>30355.8892095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26979.9971282703">
                <text:p>26979.9971282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23604.1060033113">
                <text:p>23604.1060033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20228.2163134601">
                <text:p>20228.2163134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16852.3289211671">
                <text:p>16852.3289211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13476.4455530667">
                <text:p>13476.4455530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10100.5702441414">
                <text:p>10100.5702441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6724.71513176536">
                <text:p>6724.71513176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3348.94129307294">
                <text:p>3348.94129307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48.5983538815044">
                <text:p>48.59835388150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Moment Mti Tresca</text:p>
        </chart:title>
        <chart:legend chart:legend-position="end" svg:x="12.592cm" svg:y="4.201cm" style:legend-expansion="high" chart:style-name="ch3"/>
        <chart:plot-area chart:style-name="ch4" table:cell-range-address="'Dimensionnement d''arbres de transmission de puissance'.B20:'Dimensionnement d''arbres de transmission de puissance'.B120 'Dimensionnement d''arbres de transmission de puissance'.K19:'Dimensionnement d''arbres de transmission de puissance'.K120" chart:data-source-has-labels="row" svg:x="0.32cm" svg:y="1.301cm" svg:width="11.952cm" svg:height="6.538cm">
          <chartooo:coordinate-region svg:x="0.598cm" svg:y="1.5cm" svg:width="11.355cm" svg:height="5.692cm"/>
          <chart:axis chart:dimension="x" chart:name="primary-x" chart:style-name="ch5">
            <chart:title svg:x="5.63cm" svg:y="8.019cm" chart:style-name="ch6">
              <text:p>Posi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Dimensionnement d''arbres de transmission de puissance'.K20:'Dimensionnement d''arbres de transmission de puissance'.K120" chart:label-cell-address="'Dimensionnement d''arbres de transmission de puissance'.K19:'Dimensionnement d''arbres de transmission de puissance'.K19" chart:class="chart:scatter">
            <chart:domain table:cell-range-address="'Dimensionnement d''arbres de transmission de puissance'.B20:'Dimensionnement d''arbres de transmission de puissance'.B120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ti – Tresca</text:p>
                <draw:g>
                  <svg:desc>'Dimensionnement d''arbres de transmission de puissance'.K19:'Dimensionnement d''arbres de transmission de puissance'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20</svg:desc>
                </draw:g>
              </table:table-cell>
              <table:table-cell office:value-type="float" office:value="114842.5">
                <text:p>114842.5</text:p>
                <draw:g>
                  <svg:desc>'Dimensionnement d''arbres de transmission de puissance'.K20:'Dimensionnement d''arbres de transmission de puissance'.K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114846.001029485">
                <text:p>114846.001029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114856.503477636">
                <text:p>114856.503477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114874.005424121">
                <text:p>114874.005424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114898.50367034">
                <text:p>114898.50367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114929.993742339">
                <text:p>114929.993742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114968.469894899">
                <text:p>114968.469894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115013.92511676">
                <text:p>115013.92511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115066.351136994">
                <text:p>115066.351136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115125.738432506">
                <text:p>115125.738432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115192.076236634">
                <text:p>115192.076236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115265.352548857">
                <text:p>115265.352548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115345.554145564">
                <text:p>115345.55414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115432.666591876">
                <text:p>115432.666591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115526.674254497">
                <text:p>115526.674254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115627.560315553">
                <text:p>115627.560315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115735.306787421">
                <text:p>115735.306787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115849.894528476">
                <text:p>115849.894528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115971.303259767">
                <text:p>115971.303259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116099.511582554">
                <text:p>116099.511582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116234.496996699">
                <text:p>116234.496996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116376.235919851">
                <text:p>116376.235919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116524.703707407">
                <text:p>116524.703707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116679.874673203">
                <text:p>116679.874673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116841.722110892">
                <text:p>116841.722110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117010.218315977">
                <text:p>117010.218315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117185.334608454">
                <text:p>117185.33460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117367.041356026">
                <text:p>117367.041356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117555.307997845">
                <text:p>117555.307997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117419.327306251">
                <text:p>117419.327306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117189.514995822">
                <text:p>117189.514995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117001.494597163">
                <text:p>117001.494597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116855.467839954">
                <text:p>116855.4678399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116751.592294621">
                <text:p>116751.592294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116689.980528213">
                <text:p>116689.980528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116670.699497048">
                <text:p>116670.699497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116693.770183745">
                <text:p>116693.770183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116759.167483215">
                <text:p>116759.167483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116866.820339053">
                <text:p>116866.820339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117016.612128612">
                <text:p>117016.612128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117208.381291894">
                <text:p>117208.381291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117441.922196396">
                <text:p>117441.922196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117716.986227194">
                <text:p>117716.986227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118033.283088935">
                <text:p>118033.283088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118390.482304121">
                <text:p>118390.482304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118788.214890041">
                <text:p>118788.214890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119226.075195123">
                <text:p>119226.075195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119703.622874223">
                <text:p>119703.622874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120220.384981523">
                <text:p>120220.384981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120775.858159268">
                <text:p>120775.858159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121369.510900473">
                <text:p>121369.510900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122000.785864038">
                <text:p>122000.785864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122669.102221285">
                <text:p>122669.102221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123373.858013843">
                <text:p>123373.858013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124114.432503935">
                <text:p>124114.432503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124890.188499491">
                <text:p>124890.188499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125700.47463798">
                <text:p>125700.47463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126544.627614526">
                <text:p>126544.627614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127421.974341535">
                <text:p>127421.974341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128331.834028822">
                <text:p>128331.834028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129273.52017493">
                <text:p>129273.520174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130246.342462064">
                <text:p>130246.342462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131249.608548684">
                <text:p>131249.608548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132282.625755354">
                <text:p>132282.625755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133344.702640898">
                <text:p>133344.702640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134435.150467274">
                <text:p>134435.150467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135553.284552747">
                <text:p>135553.284552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136698.425514077">
                <text:p>136698.425514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137869.900399355">
                <text:p>137869.900399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139067.043713954">
                <text:p>139067.0437139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140289.198342781">
                <text:p>140289.198342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141535.716372553">
                <text:p>141535.716372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142805.959818327">
                <text:p>142805.9598183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144099.301258841">
                <text:p>144099.301258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144527.425805128">
                <text:p>144527.425805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142503.088626212">
                <text:p>142503.088626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140530.697948874">
                <text:p>140530.697948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138612.471314163">
                <text:p>138612.471314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136750.688047543">
                <text:p>136750.688047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134947.684303835">
                <text:p>134947.684303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133205.84692983">
                <text:p>133205.846929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131527.606050796">
                <text:p>131527.606050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129915.426298989">
                <text:p>129915.426298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128371.79661934">
                <text:p>128371.79661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126899.218610442">
                <text:p>126899.218610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125500.193388053">
                <text:p>125500.193388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124177.206993761">
                <text:p>124177.20699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122932.714412961">
                <text:p>122932.714412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121769.122313254">
                <text:p>121769.122313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120688.77066561">
                <text:p>120688.77066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119693.913464498">
                <text:p>119693.913464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118786.698817468">
                <text:p>118786.698817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117969.148726654">
                <text:p>117969.148726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117243.138931306">
                <text:p>117243.138931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116610.379218465">
                <text:p>116610.379218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116072.39463506">
                <text:p>116072.39463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115630.508046081">
                <text:p>115630.5080460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115285.824477716">
                <text:p>115285.824477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115039.217660124">
                <text:p>115039.217660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114891.319141328">
                <text:p>114891.319141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84.6585045934009">
                <text:p>84.6585045934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32cm" xlink:href=".." xlink:type="simple" chart:class="chart:scatter" chart:style-name="ch1">
        <chart:title svg:x="6.149cm" svg:y="0.316cm" chart:style-name="ch2">
          <text:p>Mfeq Von Mises</text:p>
        </chart:title>
        <chart:legend chart:legend-position="end" svg:x="11.65cm" svg:y="4.217cm" style:legend-expansion="high" chart:style-name="ch3"/>
        <chart:plot-area chart:style-name="ch4" table:cell-range-address="'Dimensionnement d''arbres de transmission de puissance'.B20:'Dimensionnement d''arbres de transmission de puissance'.B120 'Dimensionnement d''arbres de transmission de puissance'.M19:'Dimensionnement d''arbres de transmission de puissance'.M120" chart:data-source-has-labels="row" svg:x="0.319cm" svg:y="1.301cm" svg:width="11.012cm" svg:height="7.551cm">
          <chartooo:coordinate-region svg:x="0.597cm" svg:y="1.5cm" svg:width="10.415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mensionnement d''arbres de transmission de puissance'.M20:'Dimensionnement d''arbres de transmission de puissance'.M120" chart:label-cell-address="'Dimensionnement d''arbres de transmission de puissance'.M19:'Dimensionnement d''arbres de transmission de puissance'.M19" chart:class="chart:scatter">
            <chart:domain table:cell-range-address="'Dimensionnement d''arbres de transmission de puissance'.B20:'Dimensionnement d''arbres de transmission de puissance'.B120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eq – Von Mises</text:p>
                <draw:g>
                  <svg:desc>'Dimensionnement d''arbres de transmission de puissance'.M19:'Dimensionnement d''arbres de transmission de puissance'.M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2">
                <text:p>-39.2</text:p>
                <draw:g>
                  <svg:desc>'Dimensionnement d''arbres de transmission de puissance'.B20:'Dimensionnement d''arbres de transmission de puissance'.B120</svg:desc>
                </draw:g>
              </table:table-cell>
              <table:table-cell office:value-type="float" office:value="0">
                <text:p>0</text:p>
                <draw:g>
                  <svg:desc>'Dimensionnement d''arbres de transmission de puissance'.M20:'Dimensionnement d''arbres de transmission de puissance'.M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814">
                <text:p>-37.814</text:p>
              </table:table-cell>
              <table:table-cell office:value-type="float" office:value="776.601352640467">
                <text:p>776.601352640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28">
                <text:p>-36.428</text:p>
              </table:table-cell>
              <table:table-cell office:value-type="float" office:value="1553.20270528093">
                <text:p>1553.20270528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042">
                <text:p>-35.042</text:p>
              </table:table-cell>
              <table:table-cell office:value-type="float" office:value="2329.8040579214">
                <text:p>2329.8040579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.656">
                <text:p>-33.656</text:p>
              </table:table-cell>
              <table:table-cell office:value-type="float" office:value="3106.40541056187">
                <text:p>3106.40541056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27">
                <text:p>-32.27</text:p>
              </table:table-cell>
              <table:table-cell office:value-type="float" office:value="3883.00676320233">
                <text:p>3883.00676320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884">
                <text:p>-30.884</text:p>
              </table:table-cell>
              <table:table-cell office:value-type="float" office:value="4659.6081158428">
                <text:p>4659.6081158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498">
                <text:p>-29.498</text:p>
              </table:table-cell>
              <table:table-cell office:value-type="float" office:value="5436.20946848326">
                <text:p>5436.20946848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112">
                <text:p>-28.112</text:p>
              </table:table-cell>
              <table:table-cell office:value-type="float" office:value="6212.81082112373">
                <text:p>6212.81082112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26">
                <text:p>-26.726</text:p>
              </table:table-cell>
              <table:table-cell office:value-type="float" office:value="6989.41217376419">
                <text:p>6989.41217376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34">
                <text:p>-25.34</text:p>
              </table:table-cell>
              <table:table-cell office:value-type="float" office:value="7766.01352640466">
                <text:p>7766.01352640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54">
                <text:p>-23.954</text:p>
              </table:table-cell>
              <table:table-cell office:value-type="float" office:value="8542.61487904512">
                <text:p>8542.61487904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568">
                <text:p>-22.568</text:p>
              </table:table-cell>
              <table:table-cell office:value-type="float" office:value="9319.21623168559">
                <text:p>9319.21623168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82">
                <text:p>-21.182</text:p>
              </table:table-cell>
              <table:table-cell office:value-type="float" office:value="10095.8175843261">
                <text:p>10095.8175843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796">
                <text:p>-19.796</text:p>
              </table:table-cell>
              <table:table-cell office:value-type="float" office:value="10872.4189369665">
                <text:p>10872.4189369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41">
                <text:p>-18.41</text:p>
              </table:table-cell>
              <table:table-cell office:value-type="float" office:value="11649.020289607">
                <text:p>11649.020289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024">
                <text:p>-17.024</text:p>
              </table:table-cell>
              <table:table-cell office:value-type="float" office:value="12425.6216422474">
                <text:p>12425.6216422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638">
                <text:p>-15.638</text:p>
              </table:table-cell>
              <table:table-cell office:value-type="float" office:value="13202.2229948879">
                <text:p>13202.2229948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252">
                <text:p>-14.252</text:p>
              </table:table-cell>
              <table:table-cell office:value-type="float" office:value="13978.8243475284">
                <text:p>13978.8243475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66">
                <text:p>-12.866</text:p>
              </table:table-cell>
              <table:table-cell office:value-type="float" office:value="14755.4257001688">
                <text:p>14755.4257001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8">
                <text:p>-11.48</text:p>
              </table:table-cell>
              <table:table-cell office:value-type="float" office:value="15532.0270528093">
                <text:p>15532.0270528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094">
                <text:p>-10.094</text:p>
              </table:table-cell>
              <table:table-cell office:value-type="float" office:value="16308.6284054498">
                <text:p>16308.6284054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08">
                <text:p>-8.708</text:p>
              </table:table-cell>
              <table:table-cell office:value-type="float" office:value="17085.2297580902">
                <text:p>17085.2297580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22">
                <text:p>-7.322</text:p>
              </table:table-cell>
              <table:table-cell office:value-type="float" office:value="17861.8311107307">
                <text:p>17861.8311107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936">
                <text:p>-5.936</text:p>
              </table:table-cell>
              <table:table-cell office:value-type="float" office:value="18638.4324633712">
                <text:p>18638.4324633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5">
                <text:p>-4.55</text:p>
              </table:table-cell>
              <table:table-cell office:value-type="float" office:value="19415.0338160116">
                <text:p>19415.0338160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64">
                <text:p>-3.164</text:p>
              </table:table-cell>
              <table:table-cell office:value-type="float" office:value="20191.6351686521">
                <text:p>20191.6351686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78">
                <text:p>-1.778</text:p>
              </table:table-cell>
              <table:table-cell office:value-type="float" office:value="20968.2365212926">
                <text:p>20968.236521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2000000000001">
                <text:p>-0.392000000000001</text:p>
              </table:table-cell>
              <table:table-cell office:value-type="float" office:value="21744.837873933">
                <text:p>21744.837873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999999999999">
                <text:p>0.993999999999999</text:p>
              </table:table-cell>
              <table:table-cell office:value-type="float" office:value="21196.5103680352">
                <text:p>21196.5103680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8">
                <text:p>2.38</text:p>
              </table:table-cell>
              <table:table-cell office:value-type="float" office:value="20269.0368864828">
                <text:p>20269.0368864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6">
                <text:p>3.766</text:p>
              </table:table-cell>
              <table:table-cell office:value-type="float" office:value="19529.820417431">
                <text:p>19529.820417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52">
                <text:p>5.152</text:p>
              </table:table-cell>
              <table:table-cell office:value-type="float" office:value="19000.8457568798">
                <text:p>19000.84575687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38">
                <text:p>6.538</text:p>
              </table:table-cell>
              <table:table-cell office:value-type="float" office:value="18699.9630514206">
                <text:p>18699.9630514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24">
                <text:p>7.924</text:p>
              </table:table-cell>
              <table:table-cell office:value-type="float" office:value="18638.2220579213">
                <text:p>18638.2220579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1">
                <text:p>9.31</text:p>
              </table:table-cell>
              <table:table-cell office:value-type="float" office:value="18817.9767654336">
                <text:p>18817.9767654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6">
                <text:p>10.696</text:p>
              </table:table-cell>
              <table:table-cell office:value-type="float" office:value="19232.4570015519">
                <text:p>19232.4570015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2">
                <text:p>12.082</text:p>
              </table:table-cell>
              <table:table-cell office:value-type="float" office:value="19866.9771177403">
                <text:p>19866.9771177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68">
                <text:p>13.468</text:p>
              </table:table-cell>
              <table:table-cell office:value-type="float" office:value="20701.3135328466">
                <text:p>20701.3135328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54">
                <text:p>14.854</text:p>
              </table:table-cell>
              <table:table-cell office:value-type="float" office:value="21712.4436414178">
                <text:p>21712.4436414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4">
                <text:p>16.24</text:p>
              </table:table-cell>
              <table:table-cell office:value-type="float" office:value="22876.9373056447">
                <text:p>22876.93730564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26">
                <text:p>17.626</text:p>
              </table:table-cell>
              <table:table-cell office:value-type="float" office:value="24172.6402529633">
                <text:p>24172.6402529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12">
                <text:p>19.012</text:p>
              </table:table-cell>
              <table:table-cell office:value-type="float" office:value="25579.6215339496">
                <text:p>25579.6215339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398">
                <text:p>20.398</text:p>
              </table:table-cell>
              <table:table-cell office:value-type="float" office:value="27080.5421575923">
                <text:p>27080.5421575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4">
                <text:p>21.784</text:p>
              </table:table-cell>
              <table:table-cell office:value-type="float" office:value="28660.647480235">
                <text:p>28660.647480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7">
                <text:p>23.17</text:p>
              </table:table-cell>
              <table:table-cell office:value-type="float" office:value="30307.5549843863">
                <text:p>30307.5549843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56">
                <text:p>24.556</text:p>
              </table:table-cell>
              <table:table-cell office:value-type="float" office:value="32010.9557649412">
                <text:p>32010.9557649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942">
                <text:p>25.942</text:p>
              </table:table-cell>
              <table:table-cell office:value-type="float" office:value="33762.3001815127">
                <text:p>33762.3001815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328">
                <text:p>27.328</text:p>
              </table:table-cell>
              <table:table-cell office:value-type="float" office:value="35554.5041143349">
                <text:p>35554.5041143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714">
                <text:p>28.714</text:p>
              </table:table-cell>
              <table:table-cell office:value-type="float" office:value="37381.6911976179">
                <text:p>37381.6911976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">
                <text:p>30.1</text:p>
              </table:table-cell>
              <table:table-cell office:value-type="float" office:value="39238.9746996529">
                <text:p>39238.9746996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86">
                <text:p>31.486</text:p>
              </table:table-cell>
              <table:table-cell office:value-type="float" office:value="41122.2769174332">
                <text:p>41122.2769174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72">
                <text:p>32.872</text:p>
              </table:table-cell>
              <table:table-cell office:value-type="float" office:value="43028.1815439167">
                <text:p>43028.1815439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58">
                <text:p>34.258</text:p>
              </table:table-cell>
              <table:table-cell office:value-type="float" office:value="44953.8138514028">
                <text:p>44953.8138514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644">
                <text:p>35.644</text:p>
              </table:table-cell>
              <table:table-cell office:value-type="float" office:value="46896.7437814719">
                <text:p>46896.7437814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03">
                <text:p>37.03</text:p>
              </table:table-cell>
              <table:table-cell office:value-type="float" office:value="48854.9076299567">
                <text:p>48854.9076299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416">
                <text:p>38.416</text:p>
              </table:table-cell>
              <table:table-cell office:value-type="float" office:value="50826.5447031992">
                <text:p>50826.5447031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02">
                <text:p>39.802</text:p>
              </table:table-cell>
              <table:table-cell office:value-type="float" office:value="52810.1459769724">
                <text:p>52810.1459769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188">
                <text:p>41.188</text:p>
              </table:table-cell>
              <table:table-cell office:value-type="float" office:value="54804.4123630579">
                <text:p>54804.4123630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4">
                <text:p>42.574</text:p>
              </table:table-cell>
              <table:table-cell office:value-type="float" office:value="56808.2206684841">
                <text:p>56808.22066848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96">
                <text:p>43.96</text:p>
              </table:table-cell>
              <table:table-cell office:value-type="float" office:value="58820.5957236613">
                <text:p>58820.5957236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46">
                <text:p>45.346</text:p>
              </table:table-cell>
              <table:table-cell office:value-type="float" office:value="60840.6874695031">
                <text:p>60840.6874695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32">
                <text:p>46.732</text:p>
              </table:table-cell>
              <table:table-cell office:value-type="float" office:value="62867.7520430405">
                <text:p>62867.7520430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18">
                <text:p>48.118</text:p>
              </table:table-cell>
              <table:table-cell office:value-type="float" office:value="64901.136098198">
                <text:p>64901.136098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504">
                <text:p>49.504</text:p>
              </table:table-cell>
              <table:table-cell office:value-type="float" office:value="66940.2637538615">
                <text:p>66940.2637538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89">
                <text:p>50.89</text:p>
              </table:table-cell>
              <table:table-cell office:value-type="float" office:value="68984.6256838754">
                <text:p>68984.6256838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276">
                <text:p>52.276</text:p>
              </table:table-cell>
              <table:table-cell office:value-type="float" office:value="71033.7699602125">
                <text:p>71033.7699602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62">
                <text:p>53.662</text:p>
              </table:table-cell>
              <table:table-cell office:value-type="float" office:value="73087.2943368716">
                <text:p>73087.2943368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48">
                <text:p>55.048</text:p>
              </table:table-cell>
              <table:table-cell office:value-type="float" office:value="75144.8397224769">
                <text:p>75144.8397224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34">
                <text:p>56.434</text:p>
              </table:table-cell>
              <table:table-cell office:value-type="float" office:value="77206.0846375279">
                <text:p>77206.0846375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82">
                <text:p>57.82</text:p>
              </table:table-cell>
              <table:table-cell office:value-type="float" office:value="79270.7404904585">
                <text:p>79270.7404904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06">
                <text:p>59.206</text:p>
              </table:table-cell>
              <table:table-cell office:value-type="float" office:value="81338.5475372055">
                <text:p>81338.5475372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92">
                <text:p>60.592</text:p>
              </table:table-cell>
              <table:table-cell office:value-type="float" office:value="83409.2714134765">
                <text:p>83409.2714134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78">
                <text:p>61.978</text:p>
              </table:table-cell>
              <table:table-cell office:value-type="float" office:value="85482.7001486258">
                <text:p>85482.7001486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3640000000001">
                <text:p>63.3640000000001</text:p>
              </table:table-cell>
              <table:table-cell office:value-type="float" office:value="86142.8488060478">
                <text:p>86142.8488060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75">
                <text:p>64.75</text:p>
              </table:table-cell>
              <table:table-cell office:value-type="float" office:value="82828.7749958913">
                <text:p>82828.7749958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136">
                <text:p>66.136</text:p>
              </table:table-cell>
              <table:table-cell office:value-type="float" office:value="79514.7012101738">
                <text:p>79514.7012101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522">
                <text:p>67.522</text:p>
              </table:table-cell>
              <table:table-cell office:value-type="float" office:value="76200.6274520841">
                <text:p>76200.6274520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.908">
                <text:p>68.908</text:p>
              </table:table-cell>
              <table:table-cell office:value-type="float" office:value="72886.5537253908">
                <text:p>72886.5537253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94">
                <text:p>70.294</text:p>
              </table:table-cell>
              <table:table-cell office:value-type="float" office:value="69572.4800345805">
                <text:p>69572.4800345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.68">
                <text:p>71.68</text:p>
              </table:table-cell>
              <table:table-cell office:value-type="float" office:value="66258.4063850376">
                <text:p>66258.4063850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066">
                <text:p>73.066</text:p>
              </table:table-cell>
              <table:table-cell office:value-type="float" office:value="62944.3327832804">
                <text:p>62944.3327832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.452">
                <text:p>74.452</text:p>
              </table:table-cell>
              <table:table-cell office:value-type="float" office:value="59630.2592372762">
                <text:p>59630.25923727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838">
                <text:p>75.838</text:p>
              </table:table-cell>
              <table:table-cell office:value-type="float" office:value="56316.1857568679">
                <text:p>56316.18575686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224">
                <text:p>77.224</text:p>
              </table:table-cell>
              <table:table-cell office:value-type="float" office:value="53002.1123543599">
                <text:p>53002.1123543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1">
                <text:p>78.61</text:p>
              </table:table-cell>
              <table:table-cell office:value-type="float" office:value="49688.0390453397">
                <text:p>49688.03904533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996">
                <text:p>79.996</text:p>
              </table:table-cell>
              <table:table-cell office:value-type="float" office:value="46373.9658498502">
                <text:p>46373.9658498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82">
                <text:p>81.382</text:p>
              </table:table-cell>
              <table:table-cell office:value-type="float" office:value="43059.8927941049">
                <text:p>43059.8927941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768">
                <text:p>82.768</text:p>
              </table:table-cell>
              <table:table-cell office:value-type="float" office:value="39745.8199130602">
                <text:p>39745.8199130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154">
                <text:p>84.154</text:p>
              </table:table-cell>
              <table:table-cell office:value-type="float" office:value="36431.7472543917">
                <text:p>36431.747254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54">
                <text:p>85.54</text:p>
              </table:table-cell>
              <table:table-cell office:value-type="float" office:value="33117.6748848587">
                <text:p>33117.6748848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26">
                <text:p>86.926</text:p>
              </table:table-cell>
              <table:table-cell office:value-type="float" office:value="29803.6029009144">
                <text:p>29803.6029009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312">
                <text:p>88.312</text:p>
              </table:table-cell>
              <table:table-cell office:value-type="float" office:value="26489.5314472803">
                <text:p>26489.5314472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698">
                <text:p>89.698</text:p>
              </table:table-cell>
              <table:table-cell office:value-type="float" office:value="23175.460751458">
                <text:p>23175.460751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084">
                <text:p>91.084</text:p>
              </table:table-cell>
              <table:table-cell office:value-type="float" office:value="19861.391192793">
                <text:p>19861.3911927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47">
                <text:p>92.47</text:p>
              </table:table-cell>
              <table:table-cell office:value-type="float" office:value="16547.3234545289">
                <text:p>16547.3234545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856">
                <text:p>93.856</text:p>
              </table:table-cell>
              <table:table-cell office:value-type="float" office:value="13233.2589043408">
                <text:p>13233.2589043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242">
                <text:p>95.242</text:p>
              </table:table-cell>
              <table:table-cell office:value-type="float" office:value="9919.20073769508">
                <text:p>9919.20073769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6279999999999">
                <text:p>96.6279999999999</text:p>
              </table:table-cell>
              <table:table-cell office:value-type="float" office:value="6605.15856319361">
                <text:p>6605.15856319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0139999999999">
                <text:p>98.0139999999999</text:p>
              </table:table-cell>
              <table:table-cell office:value-type="float" office:value="3291.18069088177">
                <text:p>3291.18069088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999999999999">
                <text:p>99.3999999999999</text:p>
              </table:table-cell>
              <table:table-cell office:value-type="float" office:value="42.3716886610999">
                <text:p>42.3716886610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